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8.01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4.075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111cm"/>
    </style:style>
    <style:style style:name="co8" style:family="table-column">
      <style:table-column-properties fo:break-before="auto" style:column-width="1.032cm"/>
    </style:style>
    <style:style style:name="co9" style:family="table-column">
      <style:table-column-properties fo:break-before="auto" style:column-width="0.953cm"/>
    </style:style>
    <style:style style:name="co10" style:family="table-column">
      <style:table-column-properties fo:break-before="auto" style:column-width="0.847cm"/>
    </style:style>
    <style:style style:name="co11" style:family="table-column">
      <style:table-column-properties fo:break-before="auto" style:column-width="1.376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2.288cm"/>
    </style:style>
    <style:style style:name="co16" style:family="table-column">
      <style:table-column-properties fo:break-before="auto" style:column-width="1.101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 style:data-style-name="N0">
      <style:table-cell-properties fo:border-bottom="none" fo:background-color="#800000" style:text-align-source="fix" style:repeat-content="false" fo:border-left="0.06pt solid #3c3c3c" fo:border-right="0.06pt solid #3c3c3c" fo:border-top="0.06pt solid #3c3c3c" style:vertical-align="automatic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-bottom="0.06pt solid #3c3c3c" fo:background-color="#800000" style:text-align-source="fix" style:repeat-content="false" fo:border-left="0.06pt solid #3c3c3c" fo:border-right="none" fo:border-top="none" style:vertical-align="automatic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order-bottom="none" fo:background-color="#c0c0c0" style:text-align-source="fix" style:repeat-content="false" fo:border-left="0.06pt solid #3c3c3c" fo:border-right="none" fo:border-top="0.06pt solid #3c3c3c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none" fo:background-color="#c0c0c0" style:text-align-source="fix" style:repeat-content="false" fo:border-left="0.06pt solid #3c3c3c" fo:border-right="none" fo:border-top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06pt solid #3c3c3c" fo:background-color="#c0c0c0" style:text-align-source="fix" style:repeat-content="false" fo:border-left="0.06pt solid #3c3c3c" fo:border-right="none" fo:border-top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808080" style:text-align-source="fix" style:repeat-content="false" fo:border="0.06pt solid #3c3c3c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3c3c3c" fo:background-color="#c0c0c0" fo:border-left="0.06pt solid #3c3c3c" fo:border-right="none" fo:border-top="0.06pt solid #3c3c3c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bottom="none" fo:background-color="#c0c0c0" style:cell-protect="none" style:print-content="true" fo:border-left="0.06pt solid #3c3c3c" fo:border-right="0.06pt solid #3c3c3c" fo:border-top="0.06pt solid #3c3c3c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bottom="none" fo:background-color="#c0c0c0" style:cell-protect="none" style:print-content="true" fo:border-left="0.06pt solid #3c3c3c" fo:border-right="0.06pt solid #3c3c3c" fo:border-top="non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bottom="none" fo:background-color="#c0c0c0" style:cell-protect="none" style:print-content="true" fo:border-left="0.06pt solid #3c3c3c" fo:border-right="none" fo:border-top="none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bottom="0.06pt solid #3c3c3c" fo:background-color="#c0c0c0" style:cell-protect="protected" style:print-content="true" fo:border-left="0.06pt solid #3c3c3c" fo:border-right="none" fo:border-top="0.06pt solid #3c3c3c"/>
      <style:text-properties fo:font-size="10pt" style:font-size-asian="10pt" style:font-size-complex="10pt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bottom="0.06pt solid #3c3c3c" fo:background-color="#c0c0c0" style:text-align-source="fix" style:repeat-content="false" fo:border-left="0.06pt solid #3c3c3c" fo:border-right="none" fo:border-top="0.06pt solid #3c3c3c" style:vertical-align="automatic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" style:family="table-cell" style:parent-style-name="Default" style:data-style-name="N0">
      <style:table-cell-properties fo:border-bottom="0.06pt solid #3c3c3c" fo:background-color="#c0c0c0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3c3c3c" style:vertical-align="automatic"/>
      <style:paragraph-properties fo:text-align="end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0.06pt solid #3c3c3c" fo:background-color="#800000" fo:border-left="none" fo:border-right="0.06pt solid #3c3c3c" fo:border-top="none"/>
    </style:style>
    <style:style style:name="ce17" style:family="table-cell" style:parent-style-name="Default" style:data-style-name="N0">
      <style:table-cell-properties fo:border-bottom="none" fo:background-color="#c0c0c0" style:cell-protect="none" style:print-content="true" style:text-align-source="fix" style:repeat-content="false" fo:border-left="none" fo:border-right="0.06pt solid #3c3c3c" fo:border-top="0.06pt solid #3c3c3c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bottom="none" fo:background-color="#c0c0c0" style:cell-protect="none" style:print-content="true" style:text-align-source="fix" style:repeat-content="false" fo:border-left="none" fo:border-right="0.06pt solid #3c3c3c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bottom="0.06pt solid #3c3c3c" fo:background-color="#c0c0c0" style:cell-protect="none" style:print-content="true" style:text-align-source="fix" style:repeat-content="false" fo:border-left="none" fo:border-right="0.06pt solid #3c3c3c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c0c0c0" fo:border="0.06pt solid #3c3c3c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" style:family="table-cell" style:parent-style-name="Default" style:data-style-name="N0">
      <style:table-cell-properties fo:background-color="#c0c0c0" style:cell-protect="protected" style:print-content="true" fo:border="0.06pt solid #3c3c3c"/>
    </style:style>
    <style:style style:name="ce23" style:family="table-cell" style:parent-style-name="Default" style:data-style-name="N0">
      <style:table-cell-properties fo:border-bottom="none" fo:background-color="#808080" style:text-align-source="fix" style:repeat-content="false" fo:border-left="0.06pt solid #3c3c3c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order-bottom="0.06pt solid #3c3c3c" style:cell-protect="none" style:print-content="true" fo:border-left="0.06pt solid #3c3c3c" fo:border-right="none" fo:border-top="0.06pt solid #3c3c3c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bottom="none" style:cell-protect="none" style:print-content="true" fo:border-left="0.06pt solid #3c3c3c" fo:border-right="none" fo:border-top="0.06pt solid #3c3c3c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3c3c3c" style:cell-protect="none" style:print-content="true" fo:border-left="none" fo:border-right="none" fo:border-top="0.06pt solid #3c3c3c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none" style:cell-protect="none" style:print-content="true" fo:border-left="none" fo:border-right="none" fo:border-top="0.06pt solid #3c3c3c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3c3c3c" fo:background-color="#c0c0c0" style:cell-protect="none" style:print-content="true" fo:border-left="none" fo:border-right="0.06pt solid #3c3c3c" fo:border-top="0.06pt solid #3c3c3c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cell-protect="none" style:print-content="true" fo:background-color="transparent" fo:border="0.06pt solid #3c3c3c"/>
    </style:style>
    <style:style style:name="ce30" style:family="table-cell" style:parent-style-name="Default" style:data-style-name="N0">
      <style:table-cell-properties fo:border-bottom="none" style:cell-protect="none" style:print-content="true" fo:background-color="transparent" fo:border-left="0.06pt solid #3c3c3c" fo:border-right="0.06pt solid #3c3c3c" fo:border-top="none"/>
    </style:style>
    <style:style style:name="ce31" style:family="table-cell" style:parent-style-name="Default" style:data-style-name="N0">
      <style:table-cell-properties fo:border-bottom="0.06pt solid #3c3c3c" style:cell-protect="none" style:print-content="true" fo:background-color="transparent" fo:border-left="0.06pt solid #3c3c3c" fo:border-right="0.06pt solid #3c3c3c" fo:border-top="none"/>
    </style:style>
    <style:style style:name="ce32" style:family="table-cell" style:parent-style-name="Default" style:data-style-name="N0">
      <style:table-cell-properties fo:border-bottom="none" style:cell-protect="none" style:print-content="true" fo:background-color="transparent" fo:border-left="0.06pt solid #3c3c3c" fo:border-right="0.06pt solid #3c3c3c" fo:border-top="0.06pt solid #3c3c3c"/>
    </style:style>
    <style:style style:name="ce33" style:family="table-cell" style:parent-style-name="Default" style:data-style-name="N0">
      <style:table-cell-properties fo:border-bottom="0.06pt solid #3c3c3c" fo:background-color="#c0c0c0" style:cell-protect="none" style:print-content="true" fo:border-left="0.06pt solid #3c3c3c" fo:border-right="0.06pt solid #3c3c3c" fo:border-top="none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bottom="none" fo:background-color="#c0c0c0" fo:border-left="none" fo:border-right="0.06pt solid #3c3c3c" fo:border-top="0.06pt solid #3c3c3c"/>
    </style:style>
    <style:style style:name="ce35" style:family="table-cell" style:parent-style-name="Default" style:data-style-name="N0">
      <style:table-cell-properties fo:border-bottom="none" fo:background-color="#c0c0c0" fo:border-left="none" fo:border-right="0.06pt solid #3c3c3c" fo:border-top="none"/>
    </style:style>
    <style:style style:name="ce36" style:family="table-cell" style:parent-style-name="Default" style:data-style-name="N0">
      <style:table-cell-properties fo:border-bottom="0.06pt solid #3c3c3c" fo:background-color="#c0c0c0" fo:border-left="none" fo:border-right="0.06pt solid #3c3c3c" fo:border-top="none"/>
    </style:style>
    <style:style style:name="ce37" style:family="table-cell" style:parent-style-name="Default" style:data-style-name="N0">
      <style:table-cell-properties fo:background-color="#c0c0c0" style:cell-protect="none" style:print-content="true" fo:border="0.06pt solid #3c3c3c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style:cell-protect="none" style:print-content="true" fo:background-color="transparent" fo:border="0.06pt solid #3c3c3c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bottom="none" fo:background-color="#c0c0c0" fo:border-left="0.06pt solid #3c3c3c" fo:border-right="none" fo:border-top="none"/>
    </style:style>
    <style:style style:name="ce40" style:family="table-cell" style:parent-style-name="Default" style:data-style-name="N0">
      <style:table-cell-properties fo:border-bottom="0.06pt solid #3c3c3c" fo:background-color="#c0c0c0" fo:border-left="0.06pt solid #3c3c3c" fo:border-right="0.06pt solid #3c3c3c" fo:border-top="none"/>
    </style:style>
    <style:style style:name="ce41" style:family="table-cell" style:parent-style-name="Default" style:data-style-name="N0">
      <style:table-cell-properties fo:border-bottom="0.06pt solid #3c3c3c" fo:background-color="#c0c0c0" style:cell-protect="none" style:print-content="true" fo:border-left="none" fo:border-right="none" fo:border-top="none" style:vertical-align="automatic"/>
      <style:text-properties fo:font-size="10pt" fo:font-style="italic" style:font-size-asian="10pt" style:font-style-asian="italic" style:font-size-complex="10pt" style:font-style-complex="italic"/>
    </style:style>
    <style:style style:name="ce42" style:family="table-cell" style:parent-style-name="Default" style:data-style-name="N0">
      <style:table-cell-properties fo:border-bottom="none" fo:background-color="#c0c0c0" fo:border-left="none" fo:border-right="0.06pt solid #3c3c3c" fo:border-top="0.06pt solid #3c3c3c" style:vertical-align="automatic"/>
    </style:style>
    <style:style style:name="ce43" style:family="table-cell" style:parent-style-name="Default" style:data-style-name="N0">
      <style:table-cell-properties fo:border-bottom="none" fo:background-color="#c0c0c0" style:cell-protect="none" style:print-content="true" fo:border-left="none" fo:border-right="0.06pt solid #3c3c3c" fo:border-top="0.06pt solid #3c3c3c"/>
    </style:style>
    <style:style style:name="ce44" style:family="table-cell" style:parent-style-name="Default" style:data-style-name="N0">
      <style:table-cell-properties fo:border-bottom="none" fo:background-color="#c0c0c0" style:cell-protect="none" style:print-content="true" fo:border-left="none" fo:border-right="0.06pt solid #3c3c3c" fo:border-top="none"/>
    </style:style>
    <style:style style:name="ce45" style:family="table-cell" style:parent-style-name="Default" style:data-style-name="N0">
      <style:table-cell-properties fo:border-bottom="none" fo:background-color="#c0c0c0" style:cell-protect="none" style:print-content="true" fo:border-left="0.06pt solid #000000" fo:border-right="0.06pt solid #000000" fo:border-top="none"/>
    </style:style>
    <style:style style:name="ce46" style:family="table-cell" style:parent-style-name="Default" style:data-style-name="N0">
      <style:table-cell-properties fo:border-bottom="0.06pt solid #000000" fo:background-color="#c0c0c0" style:cell-protect="none" style:print-content="true" fo:border-left="0.06pt solid #000000" fo:border-right="0.06pt solid #000000" fo:border-top="none"/>
    </style:style>
    <style:style style:name="ce47" style:family="table-cell" style:parent-style-name="Default" style:data-style-name="N0">
      <style:table-cell-properties style:vertical-align="automatic"/>
      <style:text-properties fo:font-size="14pt" style:font-size-asian="14pt" style:font-size-complex="14pt"/>
    </style:style>
    <style:style style:name="ce48" style:family="table-cell" style:parent-style-name="Default" style:data-style-name="N1"/>
    <style:style style:name="ce49" style:family="table-cell" style:parent-style-name="Default" style:data-style-name="N0"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bottom="none" fo:background-color="#7e0021" style:text-align-source="fix" style:repeat-content="false" fo:border-left="0.06pt solid #3c3c3c" fo:border-right="0.06pt solid #3c3c3c" fo:border-top="0.06pt solid #3c3c3c" style:vertical-align="automatic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0">
      <style:table-cell-properties fo:background-color="#7e0021"/>
      <style:text-properties fo:color="#800000"/>
    </style:style>
    <style:style style:name="ce52" style:family="table-cell" style:parent-style-name="Default" style:data-style-name="N30">
      <style:table-cell-properties style:cell-protect="none" style:print-content="true" fo:background-color="transparent" fo:border="0.06pt solid #3c3c3c"/>
    </style:style>
    <style:style style:name="ce53" style:family="table-cell" style:parent-style-name="Default" style:data-style-name="N0">
      <style:table-cell-properties fo:border-bottom="0.06pt solid #3c3c3c" fo:background-color="#c0c0c0" style:cell-protect="none" style:print-content="true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0pt" fo:font-style="italic" style:font-size-asian="10pt" style:font-style-asian="italic" style:font-size-complex="10pt" style:font-style-complex="italic"/>
    </style:style>
    <style:style style:name="ce54" style:family="table-cell" style:parent-style-name="Default" style:data-style-name="N0">
      <style:table-cell-properties fo:background-color="#c0c0c0" style:cell-protect="none" style:print-content="true" fo:border="0.06pt solid #000000"/>
    </style:style>
    <style:style style:name="ce55" style:family="table-cell" style:parent-style-name="Default" style:data-style-name="N107"/>
    <style:style style:name="ce56" style:family="table-cell" style:parent-style-name="Default" style:data-style-name="N107">
      <style:table-cell-properties fo:border-bottom="none" fo:border-left="none" fo:border-right="none" fo:border-top="0.06pt solid #000000"/>
    </style:style>
    <style:style style:name="ce57" style:family="table-cell" style:parent-style-name="Default" style:data-style-name="N2"/>
    <style:style style:name="ce58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fo:background-color="#c0c0c0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08080"/>
    </style:style>
    <style:style style:name="ce6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09">
      <style:table-cell-properties fo:background-color="#808080" style:text-align-source="fix" style:repeat-content="false" fo:border="0.06pt solid #3c3c3c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08">
      <style:table-cell-properties fo:border-bottom="0.06pt solid #3c3c3c" fo:background-color="#c0c0c0" style:cell-protect="none" style:print-content="true" fo:border-left="none" fo:border-right="0.06pt solid #3c3c3c" fo:border-top="0.06pt solid #3c3c3c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808080"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Basplan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978" table:default-cell-style-name="ce12"/>
        <table:table-column table:style-name="co14" table:default-cell-style-name="ce12"/>
        <table:table-row table:style-name="ro1">
          <table:table-cell table:style-name="ce1" office:value-type="string" calcext:value-type="string" table:number-columns-spanned="17" table:number-rows-spanned="1">
            <text:p>PLANERING</text:p>
          </table:table-cell>
          <table:covered-table-cell table:number-columns-repeated="16"/>
          <table:table-cell/>
          <table:table-cell table:style-name="ce47" table:number-columns-repeated="999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/>
          <table:table-cell table:style-name="ce16" table:number-columns-spanned="15" table:number-rows-spanned="1"/>
          <table:covered-table-cell table:number-columns-repeated="14"/>
          <table:table-cell/>
          <table:table-cell table:style-name="ce47" table:number-columns-repeated="999"/>
          <table:table-cell table:number-columns-repeated="7"/>
        </table:table-row>
        <table:table-row table:style-name="ro1">
          <table:table-cell table:style-name="ce3" office:value-type="string" calcext:value-type="string">
            <text:p>Projektgrupp: 6</text:p>
          </table:table-cell>
          <table:table-cell table:style-name="ce3"/>
          <table:table-cell table:style-name="ce17"/>
          <table:table-cell table:style-name="ce3" office:value-type="string" calcext:value-type="string" table:number-columns-spanned="2" table:number-rows-spanned="1">
            <text:p>Datum: 2014-10-12</text:p>
          </table:table-cell>
          <table:covered-table-cell/>
          <table:table-cell table:style-name="ce34" table:number-columns-spanned="7" table:number-rows-spanned="1"/>
          <table:covered-table-cell table:number-columns-repeated="6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/>
          <table:table-cell table:style-name="ce42"/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/>
          <table:table-cell table:style-name="ce18"/>
          <table:table-cell table:style-name="ce4" office:value-type="string" calcext:value-type="string" table:number-columns-spanned="2" table:number-rows-spanned="1">
            <text:p>Version: 1.2</text:p>
          </table:table-cell>
          <table:covered-table-cell/>
          <table:table-cell table:style-name="ce35" table:number-columns-spanned="7" table:number-rows-spanned="1"/>
          <table:covered-table-cell table:number-columns-repeated="6"/>
          <table:table-cell table:style-name="ce39"/>
          <table:table-cell table:style-name="ce41" office:value-type="string" calcext:value-type="string" table:number-columns-spanned="3" table:number-rows-spanned="1">
            <text:p>Albert</text:p>
          </table:table-cell>
          <table:covered-table-cell table:number-columns-repeated="2"/>
          <table:table-cell table:style-name="ce35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/>
          <table:table-cell table:style-name="ce19"/>
          <table:table-cell table:style-name="ce5" office:value-type="string" calcext:value-type="string" table:number-columns-spanned="2" table:number-rows-spanned="1">
            <text:p>Utfärdare:</text:p>
          </table:table-cell>
          <table:covered-table-cell/>
          <table:table-cell table:style-name="ce36" table:number-columns-spanned="7" table:number-rows-spanned="1"/>
          <table:covered-table-cell table:number-columns-repeated="6"/>
          <table:table-cell table:style-name="ce40" table:number-columns-spanned="5" table:number-rows-spanned="1"/>
          <table:covered-table-cell table:number-columns-repeated="4"/>
          <table:table-cell table:number-columns-repeated="1007"/>
        </table:table-row>
        <table:table-row table:style-name="ro1">
          <table:table-cell table:style-name="ce6" office:value-type="string" calcext:value-type="string" table:number-columns-spanned="2" table:number-rows-spanned="1">
            <text:p>AKTIVITETER</text:p>
          </table:table-cell>
          <table:covered-table-cell/>
          <table:table-cell table:style-name="ce6" office:value-type="string" calcext:value-type="string">
            <text:p>TID</text:p>
          </table:table-cell>
          <table:table-cell table:style-name="ce23" office:value-type="string" calcext:value-type="string">
            <text:p>VEM</text:p>
          </table:table-cell>
          <table:table-cell table:style-name="ce6" office:value-type="string" calcext:value-type="string" table:number-columns-spanned="13" table:number-rows-spanned="1">
            <text:p>TIDPLAN (när), veckonummer</text:p>
          </table:table-cell>
          <table:covered-table-cell table:number-columns-repeated="12"/>
          <table:table-cell table:number-columns-repeated="26"/>
          <table:table-cell table:style-name="ce49" table:number-columns-repeated="974"/>
          <table:table-cell table:number-columns-repeated="7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0" office:value-type="string" calcext:value-type="string">
            <text:p>timmar</text:p>
          </table:table-cell>
          <table:table-cell table:style-name="ce20" office:value-type="string" calcext:value-type="string">
            <text:p>Initialer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8" office:value-type="string" calcext:value-type="string">
            <text:p>Sa</text:p>
          </table:table-cell>
          <table:table-cell table:number-columns-repeated="100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Knappar/brytare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string" calcext:value-type="string">
            <text:p>Adrian, John</text:p>
          </table:table-cell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style-name="ce43" table:formula="of:=SUM([.E8:.P8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Blåtand hos robot</text:p>
          </table:table-cell>
          <table:table-cell table:style-name="ce21" office:value-type="float" office:value="25" calcext:value-type="float">
            <text:p>25</text:p>
          </table:table-cell>
          <table:table-cell table:style-name="ce24" office:value-type="string" calcext:value-type="string">
            <text:p>Anthon, Tommy, Herman</text:p>
          </table:table-cell>
          <table:table-cell table:style-name="ce29" table:number-columns-repeated="5"/>
          <table:table-cell table:style-name="ce29" office:value-type="float" office:value="25" calcext:value-type="float">
            <text:p>25</text:p>
          </table:table-cell>
          <table:table-cell table:style-name="ce29" table:number-columns-repeated="6"/>
          <table:table-cell table:style-name="ce44" table:formula="of:=SUM([.E9:.P9])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atabuss</text:p>
          </table:table-cell>
          <table:table-cell table:style-name="ce21" office:value-type="float" office:value="35" calcext:value-type="float">
            <text:p>35</text:p>
          </table:table-cell>
          <table:table-cell table:style-name="ce24" office:value-type="string" calcext:value-type="string">
            <text:p>Herman, Albert, Johan</text:p>
          </table:table-cell>
          <table:table-cell table:style-name="ce29" table:number-columns-repeated="5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5"/>
          <table:table-cell table:style-name="ce44" table:formula="of:=SUM([.E10:.P10])"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Sensordata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string" calcext:value-type="string">
            <text:p>Albert, Adrian, Herman</text:p>
          </table:table-cell>
          <table:table-cell table:style-name="ce29" table:number-columns-repeated="6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4"/>
          <table:table-cell table:style-name="ce44" table:formula="of:=SUM([.E11:.P11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Kommandon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string" calcext:value-type="string">
            <text:p>Herman, Johan, John</text:p>
          </table:table-cell>
          <table:table-cell table:style-name="ce29" table:number-columns-repeated="6"/>
          <table:table-cell table:style-name="ce29" office:value-type="float" office:value="30" calcext:value-type="float">
            <text:p>30</text:p>
          </table:table-cell>
          <table:table-cell table:style-name="ce29" table:number-columns-repeated="5"/>
          <table:table-cell table:style-name="ce44" table:formula="of:=SUM([.E12:.P12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Korsning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string" calcext:value-type="string">
            <text:p>Herman, Tommy</text:p>
          </table:table-cell>
          <table:table-cell table:style-name="ce29" table:number-columns-repeated="7"/>
          <table:table-cell table:number-columns-repeated="2" table:style-name="ce29" office:value-type="float" office:value="15" calcext:value-type="float">
            <text:p>15</text:p>
          </table:table-cell>
          <table:table-cell table:style-name="ce29" table:number-columns-repeated="3"/>
          <table:table-cell table:style-name="ce44" table:formula="of:=SUM([.E13:.P13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Återvändsgränd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Herman, Tommy</text:p>
          </table:table-cell>
          <table:table-cell table:style-name="ce29" table:number-columns-repeated="8"/>
          <table:table-cell table:style-name="ce29" office:value-type="float" office:value="20" calcext:value-type="float">
            <text:p>20</text:p>
          </table:table-cell>
          <table:table-cell table:style-name="ce29" table:number-columns-repeated="3"/>
          <table:table-cell table:style-name="ce44" table:formula="of:=SUM([.E14:.P14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Tejpmarkering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Herman, Adrian</text:p>
          </table:table-cell>
          <table:table-cell table:style-name="ce29" table:number-columns-repeated="8"/>
          <table:table-cell table:style-name="ce29" office:value-type="float" office:value="20" calcext:value-type="float">
            <text:p>20</text:p>
          </table:table-cell>
          <table:table-cell table:style-name="ce29" table:number-columns-repeated="3"/>
          <table:table-cell table:style-name="ce44" table:formula="of:=SUM([.E15:.P15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Utforskning</text:p>
          </table:table-cell>
          <table:table-cell table:style-name="ce21" office:value-type="float" office:value="50" calcext:value-type="float">
            <text:p>50</text:p>
          </table:table-cell>
          <table:table-cell table:style-name="ce24" office:value-type="string" calcext:value-type="string">
            <text:p>Herman, Tommy, Anthon</text:p>
          </table:table-cell>
          <table:table-cell table:style-name="ce29" table:number-columns-repeated="9"/>
          <table:table-cell table:number-columns-repeated="2" table:style-name="ce29" office:value-type="float" office:value="25" calcext:value-type="float">
            <text:p>25</text:p>
          </table:table-cell>
          <table:table-cell table:style-name="ce29"/>
          <table:table-cell table:style-name="ce44" table:formula="of:=SUM([.E16:.P16])"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Karta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string" calcext:value-type="string">
            <text:p>Herman, John, Tommy</text:p>
          </table:table-cell>
          <table:table-cell table:style-name="ce29" table:number-columns-repeated="9"/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44" table:formula="of:=SUM([.E17:.P17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Traversering efter karta</text:p>
          </table:table-cell>
          <table:table-cell table:style-name="ce21" office:value-type="float" office:value="50" calcext:value-type="float">
            <text:p>50</text:p>
          </table:table-cell>
          <table:table-cell table:style-name="ce24" office:value-type="string" calcext:value-type="string">
            <text:p>Herman, Adrian, Tommy</text:p>
          </table:table-cell>
          <table:table-cell table:style-name="ce29" table:number-columns-repeated="9"/>
          <table:table-cell table:number-columns-repeated="2" table:style-name="ce29" office:value-type="float" office:value="25" calcext:value-type="float">
            <text:p>25</text:p>
          </table:table-cell>
          <table:table-cell table:style-name="ce29"/>
          <table:table-cell table:style-name="ce44" table:formula="of:=SUM([.E18:.P18])"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Ljussensorer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Albert, Adrian</text:p>
          </table:table-cell>
          <table:table-cell table:style-name="ce29" table:number-columns-repeated="7"/>
          <table:table-cell table:style-name="ce29" office:value-type="float" office:value="20" calcext:value-type="float">
            <text:p>20</text:p>
          </table:table-cell>
          <table:table-cell table:style-name="ce29" table:number-columns-repeated="4"/>
          <table:table-cell table:style-name="ce44" table:formula="of:=SUM([.E19:.P19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Avståndssensorer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string" calcext:value-type="string">
            <text:p>Albert, Adrian</text:p>
          </table:table-cell>
          <table:table-cell table:style-name="ce29" table:number-columns-repeated="5"/>
          <table:table-cell table:style-name="ce29" office:value-type="float" office:value="30" calcext:value-type="float">
            <text:p>30</text:p>
          </table:table-cell>
          <table:table-cell table:style-name="ce29" table:number-columns-repeated="6"/>
          <table:table-cell table:style-name="ce44" table:formula="of:=SUM([.E20:.P20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Gyro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Albert, John</text:p>
          </table:table-cell>
          <table:table-cell table:style-name="ce29" table:number-columns-repeated="7"/>
          <table:table-cell table:style-name="ce29" office:value-type="float" office:value="20" calcext:value-type="float">
            <text:p>20</text:p>
          </table:table-cell>
          <table:table-cell table:style-name="ce29" table:number-columns-repeated="4"/>
          <table:table-cell table:style-name="ce44" table:formula="of:=SUM([.E21:.P21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Avståndsbehandling</text:p>
          </table:table-cell>
          <table:table-cell table:style-name="ce21" office:value-type="float" office:value="35" calcext:value-type="float">
            <text:p>35</text:p>
          </table:table-cell>
          <table:table-cell table:style-name="ce25" office:value-type="string" calcext:value-type="string">
            <text:p>Albert, Anthon</text:p>
          </table:table-cell>
          <table:table-cell table:style-name="ce30" table:number-columns-repeated="6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4"/>
          <table:table-cell table:style-name="ce44" table:formula="of:=SUM([.E22:.P22])"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Kalibrering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Albert, Anthon</text:p>
          </table:table-cell>
          <table:table-cell table:style-name="ce29" table:number-columns-repeated="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44" table:formula="of:=SUM([.E23:.P23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LCD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Albert, Adrian</text:p>
          </table:table-cell>
          <table:table-cell table:style-name="ce31" table:number-columns-repeated="8"/>
          <table:table-cell table:style-name="ce31" office:value-type="float" office:value="20" calcext:value-type="float">
            <text:p>20</text:p>
          </table:table-cell>
          <table:table-cell table:style-name="ce31" table:number-columns-repeated="3"/>
          <table:table-cell table:style-name="ce44" table:formula="of:=SUM([.E24:.P24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Motor/servo</text:p>
          </table:table-cell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Johan, John</text:p>
          </table:table-cell>
          <table:table-cell table:style-name="ce29" table:number-columns-repeated="5"/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38"/>
          <table:table-cell table:style-name="ce29" table:number-columns-repeated="4"/>
          <table:table-cell table:style-name="ce44" table:formula="of:=SUM([.E25:.P25])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Autonoma kommandon</text:p>
          </table:table-cell>
          <table:table-cell table:style-name="ce21" office:value-type="float" office:value="45" calcext:value-type="float">
            <text:p>45</text:p>
          </table:table-cell>
          <table:table-cell table:style-name="ce24" office:value-type="string" calcext:value-type="string">
            <text:p>Johan, John</text:p>
          </table:table-cell>
          <table:table-cell table:style-name="ce31" table:number-columns-repeated="7"/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number-columns-repeated="3"/>
          <table:table-cell table:style-name="ce44" table:formula="of:=SUM([.E26:.P26])"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Fjärrkommadon</text:p>
          </table:table-cell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Johan, John</text:p>
          </table:table-cell>
          <table:table-cell table:style-name="ce29" table:number-columns-repeated="6"/>
          <table:table-cell table:style-name="ce29" office:value-type="float" office:value="20" calcext:value-type="float">
            <text:p>20</text:p>
          </table:table-cell>
          <table:table-cell table:style-name="ce38"/>
          <table:table-cell table:style-name="ce29" table:number-columns-repeated="4"/>
          <table:table-cell table:style-name="ce44" table:formula="of:=SUM([.E27:.P27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PD-reglering</text:p>
          </table:table-cell>
          <table:table-cell table:style-name="ce21" office:value-type="float" office:value="45" calcext:value-type="float">
            <text:p>45</text:p>
          </table:table-cell>
          <table:table-cell table:style-name="ce26" office:value-type="string" calcext:value-type="string">
            <text:p>Johan, Anthon</text:p>
          </table:table-cell>
          <table:table-cell table:style-name="ce29" table:number-columns-repeated="8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0" calcext:value-type="float">
            <text:p>20</text:p>
          </table:table-cell>
          <table:table-cell table:style-name="ce29" table:number-columns-repeated="2"/>
          <table:table-cell table:style-name="ce44" table:formula="of:=SUM([.E28:.P28])"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4" office:value-type="string" calcext:value-type="string">
            <text:p>Tejpföljning</text:p>
          </table:table-cell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John, Albert, Johan</text:p>
          </table:table-cell>
          <table:table-cell table:style-name="ce29" table:number-columns-repeated="8"/>
          <table:table-cell table:number-columns-repeated="2" table:style-name="ce29" office:value-type="float" office:value="15" calcext:value-type="float">
            <text:p>15</text:p>
          </table:table-cell>
          <table:table-cell table:style-name="ce29" table:number-columns-repeated="2"/>
          <table:table-cell table:style-name="ce45" table:formula="of:=SUM([.E29:.P29])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Parametrar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Anthon, John</text:p>
          </table:table-cell>
          <table:table-cell table:style-name="ce29" table:number-columns-repeated="7"/>
          <table:table-cell table:style-name="ce29" office:value-type="float" office:value="20" calcext:value-type="float">
            <text:p>20</text:p>
          </table:table-cell>
          <table:table-cell table:style-name="ce29"/>
          <table:table-cell/>
          <table:table-cell table:style-name="ce29" table:number-columns-repeated="2"/>
          <table:table-cell table:style-name="ce45" table:formula="of:=SUM([.E30:.P30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Felsökningsdata</text:p>
          </table:table-cell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Tommy</text:p>
          </table:table-cell>
          <table:table-cell table:style-name="ce29" table:number-columns-repeated="6"/>
          <table:table-cell table:number-columns-repeated="2" table:style-name="ce29" office:value-type="float" office:value="10" calcext:value-type="float">
            <text:p>10</text:p>
          </table:table-cell>
          <table:table-cell table:style-name="ce29"/>
          <table:table-cell/>
          <table:table-cell table:style-name="ce29" table:number-columns-repeated="2"/>
          <table:table-cell table:style-name="ce45" table:formula="of:=SUM([.E31:.P31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Bluetooth hos programvara</text:p>
          </table:table-cell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Anthon, Tommy</text:p>
          </table:table-cell>
          <table:table-cell table:style-name="ce29" table:number-columns-repeated="5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5"/>
          <table:table-cell table:style-name="ce45" table:formula="of:=SUM([.E32:.P32]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Bluetooth</text:p>
          </table:table-cell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Anthon, Tommy, Herman</text:p>
          </table:table-cell>
          <table:table-cell table:style-name="ce32" table:number-columns-repeated="5"/>
          <table:table-cell table:number-columns-repeated="2" table:style-name="ce32" office:value-type="float" office:value="10" calcext:value-type="float">
            <text:p>10</text:p>
          </table:table-cell>
          <table:table-cell table:style-name="ce32" table:number-columns-repeated="5"/>
          <table:table-cell table:style-name="ce45" table:formula="of:=SUM([.E33:.P33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4" office:value-type="string" calcext:value-type="string">
            <text:p>GUI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Anthon</text:p>
          </table:table-cell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45" table:formula="of:=SUM([.E34:.P34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4" office:value-type="string" calcext:value-type="string">
            <text:p>Möte</text:p>
          </table:table-cell>
          <table:table-cell table:style-name="ce21" office:value-type="float" office:value="100" calcext:value-type="float">
            <text:p>100</text:p>
          </table:table-cell>
          <table:table-cell table:style-name="ce27" office:value-type="string" calcext:value-type="string">
            <text:p>Alla</text:p>
          </table:table-cell>
          <table:table-cell table:style-name="ce32"/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45" table:formula="of:=SUM([.E35:.P35])"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Designspecifikation</text:p>
          </table:table-cell>
          <table:table-cell table:style-name="ce21" office:value-type="float" office:value="80" calcext:value-type="float">
            <text:p>80</text:p>
          </table:table-cell>
          <table:table-cell table:style-name="ce27" office:value-type="string" calcext:value-type="string">
            <text:p>Alla</text:p>
          </table:table-cell>
          <table:table-cell table:style-name="ce32"/>
          <table:table-cell table:number-columns-repeated="2" table:style-name="ce32" office:value-type="float" office:value="35" calcext:value-type="float">
            <text:p>35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8"/>
          <table:table-cell table:style-name="ce45" table:formula="of:=SUM([.E36:.P36])" office:value-type="float" office:value="80" calcext:value-type="float">
            <text:p>80</text:p>
          </table:table-cell>
          <table:table-cell table:number-columns-repeated="1007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Redovisning</text:p>
          </table:table-cell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Adrian</text:p>
          </table:table-cell>
          <table:table-cell table:style-name="ce32" table:number-columns-repeated="11"/>
          <table:table-cell table:style-name="ce32" office:value-type="float" office:value="15" calcext:value-type="float">
            <text:p>15</text:p>
          </table:table-cell>
          <table:table-cell table:style-name="ce45" table:formula="of:=SUM([.E37:.P37])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Teknisk dokumentation</text:p>
          </table:table-cell>
          <table:table-cell table:style-name="ce21" office:value-type="float" office:value="80" calcext:value-type="float">
            <text:p>80</text:p>
          </table:table-cell>
          <table:table-cell table:style-name="ce27" office:value-type="string" calcext:value-type="string">
            <text:p>Alla</text:p>
          </table:table-cell>
          <table:table-cell table:style-name="ce32" table:number-columns-repeated="6"/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45" table:formula="of:=SUM([.E38:.P38])" office:value-type="float" office:value="80" calcext:value-type="float">
            <text:p>80</text:p>
          </table:table-cell>
          <table:table-cell table:number-columns-repeated="1007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Tid- och statusrapport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Adrian</text:p>
          </table:table-cell>
          <table:table-cell table:style-name="ce29"/>
          <table:table-cell table:number-columns-repeated="3" table:style-name="ce29" office:value-type="float" office:value="1" calcext:value-type="float">
            <text:p>1</text:p>
          </table:table-cell>
          <table:table-cell table:style-name="ce29"/>
          <table:table-cell table:number-columns-repeated="7" table:style-name="ce29" office:value-type="float" office:value="1" calcext:value-type="float">
            <text:p>1</text:p>
          </table:table-cell>
          <table:table-cell table:style-name="ce45" table:formula="of:=SUM([.E39:.P39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Efterstudie</text:p>
          </table:table-cell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Alla</text:p>
          </table:table-cell>
          <table:table-cell table:style-name="ce29" table:number-columns-repeated="11"/>
          <table:table-cell table:style-name="ce29" office:value-type="float" office:value="20" calcext:value-type="float">
            <text:p>20</text:p>
          </table:table-cell>
          <table:table-cell table:style-name="ce45" table:formula="of:=SUM([.E40:.P40])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Användarhandledning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John</text:p>
          </table:table-cell>
          <table:table-cell table:style-name="ce29" table:number-columns-repeated="10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45" table:formula="of:=SUM([.E41:.P41]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9"/>
          <table:table-cell table:style-name="ce14" office:value-type="string" calcext:value-type="string">
            <text:p>Reservtid</text:p>
          </table:table-cell>
          <table:table-cell table:style-name="ce21" office:value-type="float" office:value="105" calcext:value-type="float">
            <text:p>105</text:p>
          </table:table-cell>
          <table:table-cell table:style-name="ce27" office:value-type="string" calcext:value-type="string">
            <text:p>Alla</text:p>
          </table:table-cell>
          <table:table-cell table:style-name="ce29"/>
          <table:table-cell table:number-columns-repeated="3" table:style-name="ce29" office:value-type="float" office:value="5" calcext:value-type="float">
            <text:p>5</text:p>
          </table:table-cell>
          <table:table-cell table:style-name="ce29"/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46" table:formula="of:=SUM([.E42:.P42])" office:value-type="float" office:value="105" calcext:value-type="float">
            <text:p>105</text:p>
          </table:table-cell>
          <table:table-cell table:number-columns-repeated="1007"/>
        </table:table-row>
        <table:table-row table:style-name="ro1">
          <table:table-cell table:style-name="ce9"/>
          <table:table-cell table:style-name="ce14"/>
          <table:table-cell table:style-name="ce21"/>
          <table:table-cell table:style-name="ce27"/>
          <table:table-cell table:style-name="ce29" table:number-columns-repeated="12"/>
          <table:table-cell table:style-name="ce44"/>
          <table:table-cell table:number-columns-repeated="2"/>
          <table:table-cell table:style-name="ce48" table:number-columns-repeated="7"/>
          <table:table-cell table:number-columns-repeated="99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Milstolpe 1</text:p>
          </table:table-cell>
          <table:table-cell table:style-name="ce21"/>
          <table:table-cell table:style-name="ce27"/>
          <table:table-cell table:style-name="ce29" table:number-columns-repeated="5"/>
          <table:table-cell table:style-name="ce29" office:value-type="string" calcext:value-type="string">
            <text:p>fre</text:p>
          </table:table-cell>
          <table:table-cell table:style-name="ce29" table:number-columns-repeated="6"/>
          <table:table-cell table:style-name="ce44"/>
          <table:table-cell table:number-columns-repeated="1007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Milstolpe 2</text:p>
          </table:table-cell>
          <table:table-cell table:style-name="ce21"/>
          <table:table-cell table:style-name="ce27"/>
          <table:table-cell table:style-name="ce29" table:number-columns-repeated="7"/>
          <table:table-cell table:style-name="ce29" office:value-type="string" calcext:value-type="string">
            <text:p>fre</text:p>
          </table:table-cell>
          <table:table-cell table:style-name="ce29" table:number-columns-repeated="4"/>
          <table:table-cell table:style-name="ce44"/>
          <table:table-cell table:number-columns-repeated="1007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Milstolpe 3</text:p>
          </table:table-cell>
          <table:table-cell table:style-name="ce21"/>
          <table:table-cell table:style-name="ce27"/>
          <table:table-cell table:style-name="ce29" table:number-columns-repeated="8"/>
          <table:table-cell table:style-name="ce29" office:value-type="string" calcext:value-type="string">
            <text:p>ti</text:p>
          </table:table-cell>
          <table:table-cell table:style-name="ce29" table:number-columns-repeated="3"/>
          <table:table-cell table:style-name="ce44"/>
          <table:table-cell table:number-columns-repeated="1007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Milstolpe 4</text:p>
          </table:table-cell>
          <table:table-cell table:style-name="ce21"/>
          <table:table-cell table:style-name="ce27"/>
          <table:table-cell table:style-name="ce29" table:number-columns-repeated="8"/>
          <table:table-cell table:style-name="ce29" office:value-type="string" calcext:value-type="string">
            <text:p>fre</text:p>
          </table:table-cell>
          <table:table-cell table:style-name="ce29" table:number-columns-repeated="3"/>
          <table:table-cell table:style-name="ce44"/>
          <table:table-cell table:number-columns-repeated="1007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Milstolpe 5</text:p>
          </table:table-cell>
          <table:table-cell table:style-name="ce21"/>
          <table:table-cell table:style-name="ce27"/>
          <table:table-cell table:style-name="ce29" table:number-columns-repeated="9"/>
          <table:table-cell table:style-name="ce29" office:value-type="string" calcext:value-type="string">
            <text:p>on</text:p>
          </table:table-cell>
          <table:table-cell table:style-name="ce29" table:number-columns-repeated="2"/>
          <table:table-cell table:style-name="ce44"/>
          <table:table-cell table:number-columns-repeated="1007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Milstolpe 6</text:p>
          </table:table-cell>
          <table:table-cell table:style-name="ce21"/>
          <table:table-cell table:style-name="ce27"/>
          <table:table-cell table:style-name="ce29" table:number-columns-repeated="9"/>
          <table:table-cell table:style-name="ce29" office:value-type="string" calcext:value-type="string">
            <text:p>fre</text:p>
          </table:table-cell>
          <table:table-cell table:style-name="ce29" table:number-columns-repeated="2"/>
          <table:table-cell table:style-name="ce44"/>
          <table:table-cell table:number-columns-repeated="1007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Milstolpe 7</text:p>
          </table:table-cell>
          <table:table-cell table:style-name="ce21"/>
          <table:table-cell table:style-name="ce27"/>
          <table:table-cell table:style-name="ce29" table:number-columns-repeated="10"/>
          <table:table-cell table:style-name="ce29" office:value-type="string" calcext:value-type="string">
            <text:p>ti</text:p>
          </table:table-cell>
          <table:table-cell table:style-name="ce29"/>
          <table:table-cell table:style-name="ce44"/>
          <table:table-cell table:number-columns-repeated="1007"/>
        </table:table-row>
        <table:table-row table:style-name="ro1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Milstolpe 8</text:p>
          </table:table-cell>
          <table:table-cell table:style-name="ce21"/>
          <table:table-cell table:style-name="ce27"/>
          <table:table-cell table:style-name="ce29" table:number-columns-repeated="10"/>
          <table:table-cell table:style-name="ce29" office:value-type="string" calcext:value-type="string">
            <text:p>fre</text:p>
          </table:table-cell>
          <table:table-cell table:style-name="ce29"/>
          <table:table-cell table:style-name="ce44"/>
          <table:table-cell table:number-columns-repeated="1007"/>
        </table:table-row>
        <table:table-row table:style-name="ro1">
          <table:table-cell table:style-name="ce9"/>
          <table:table-cell table:style-name="ce14"/>
          <table:table-cell table:style-name="ce21"/>
          <table:table-cell table:style-name="ce27"/>
          <table:table-cell table:style-name="ce29" table:number-columns-repeated="12"/>
          <table:table-cell table:style-name="ce44"/>
          <table:table-cell table:number-columns-repeated="1007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Beslutspunkt 2</text:p>
          </table:table-cell>
          <table:table-cell table:style-name="ce21"/>
          <table:table-cell table:style-name="ce27"/>
          <table:table-cell table:style-name="ce29" office:value-type="string" calcext:value-type="string">
            <text:p>to</text:p>
          </table:table-cell>
          <table:table-cell table:style-name="ce29" table:number-columns-repeated="11"/>
          <table:table-cell table:style-name="ce44"/>
          <table:table-cell table:number-columns-repeated="1007"/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14" office:value-type="string" calcext:value-type="string">
            <text:p>Beslutspunkt 3</text:p>
          </table:table-cell>
          <table:table-cell table:style-name="ce21"/>
          <table:table-cell table:style-name="ce27"/>
          <table:table-cell table:style-name="ce29" table:number-columns-repeated="3"/>
          <table:table-cell table:style-name="ce29" office:value-type="string" calcext:value-type="string">
            <text:p>fre</text:p>
          </table:table-cell>
          <table:table-cell table:style-name="ce29" table:number-columns-repeated="8"/>
          <table:table-cell table:style-name="ce44"/>
          <table:table-cell table:number-columns-repeated="1007"/>
        </table:table-row>
        <table:table-row table:style-name="ro1">
          <table:table-cell table:style-name="ce9" office:value-type="float" office:value="45" calcext:value-type="float">
            <text:p>45</text:p>
          </table:table-cell>
          <table:table-cell table:style-name="ce14" office:value-type="string" calcext:value-type="string">
            <text:p>Beslutspunkt 5</text:p>
          </table:table-cell>
          <table:table-cell table:style-name="ce21"/>
          <table:table-cell table:style-name="ce27"/>
          <table:table-cell table:style-name="ce29" table:number-columns-repeated="10"/>
          <table:table-cell table:style-name="ce29" office:value-type="string" calcext:value-type="string">
            <text:p>fre</text:p>
          </table:table-cell>
          <table:table-cell table:style-name="ce29"/>
          <table:table-cell table:style-name="ce44"/>
          <table:table-cell table:number-columns-repeated="1007"/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14" office:value-type="string" calcext:value-type="string">
            <text:p>Beslutspunkt 6</text:p>
          </table:table-cell>
          <table:table-cell table:style-name="ce21"/>
          <table:table-cell table:style-name="ce27"/>
          <table:table-cell table:style-name="ce29" table:number-columns-repeated="11"/>
          <table:table-cell table:style-name="ce29" office:value-type="string" calcext:value-type="string">
            <text:p>fre</text:p>
          </table:table-cell>
          <table:table-cell table:style-name="ce44"/>
          <table:table-cell table:number-columns-repeated="1007"/>
        </table:table-row>
        <table:table-row table:style-name="ro1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2" table:formula="of:=SUM([.C8:.C42])" office:value-type="float" office:value="1120" calcext:value-type="float">
            <text:p>1120</text:p>
          </table:table-cell>
          <table:table-cell table:style-name="ce22"/>
          <table:table-cell table:style-name="ce33" table:formula="of:=SUM([.E8:.E42])" office:value-type="float" office:value="0" calcext:value-type="float">
            <text:p>0</text:p>
          </table:table-cell>
          <table:table-cell table:style-name="ce33" table:formula="of:=SUM([.F8:.F42])" office:value-type="float" office:value="51" calcext:value-type="float">
            <text:p>51</text:p>
          </table:table-cell>
          <table:table-cell table:style-name="ce33" table:formula="of:=SUM([.G8:.G42])" office:value-type="float" office:value="51" calcext:value-type="float">
            <text:p>51</text:p>
          </table:table-cell>
          <table:table-cell table:style-name="ce33" table:formula="of:=SUM([.H8:.H42])" office:value-type="float" office:value="26" calcext:value-type="float">
            <text:p>26</text:p>
          </table:table-cell>
          <table:table-cell table:style-name="ce33" table:formula="of:=SUM([.I8:.I42])" office:value-type="float" office:value="0" calcext:value-type="float">
            <text:p>0</text:p>
          </table:table-cell>
          <table:table-cell table:style-name="ce33" table:formula="of:=SUM([.J8:.J42])" office:value-type="float" office:value="151" calcext:value-type="float">
            <text:p>151</text:p>
          </table:table-cell>
          <table:table-cell table:style-name="ce33" table:formula="of:=SUM([.K8:.K42])" office:value-type="float" office:value="161" calcext:value-type="float">
            <text:p>161</text:p>
          </table:table-cell>
          <table:table-cell table:style-name="ce33" table:formula="of:=SUM([.L8:.L42])" office:value-type="float" office:value="166" calcext:value-type="float">
            <text:p>166</text:p>
          </table:table-cell>
          <table:table-cell table:style-name="ce33" table:formula="of:=SUM([.M8:.M42])" office:value-type="float" office:value="186" calcext:value-type="float">
            <text:p>186</text:p>
          </table:table-cell>
          <table:table-cell table:style-name="ce33" table:formula="of:=SUM([.N8:.N42])" office:value-type="float" office:value="166" calcext:value-type="float">
            <text:p>166</text:p>
          </table:table-cell>
          <table:table-cell table:style-name="ce33" table:formula="of:=SUM([.O8:.O42])" office:value-type="float" office:value="126" calcext:value-type="float">
            <text:p>126</text:p>
          </table:table-cell>
          <table:table-cell table:style-name="ce33" table:formula="of:=SUM([.P8:.P42])" office:value-type="float" office:value="36" calcext:value-type="float">
            <text:p>36</text:p>
          </table:table-cell>
          <table:table-cell table:style-name="ce43" table:formula="of:=SUM([.E57:.P57])" office:value-type="float" office:value="1120" calcext:value-type="float">
            <text:p>1120</text:p>
          </table:table-cell>
          <table:table-cell table:number-columns-repeated="100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ering_TID" table:style-name="ta1">
        <table:table-column table:style-name="co1" table:default-cell-style-name="ce12"/>
        <table:table-column table:style-name="co2" table:default-cell-style-name="ce12"/>
        <table:table-column table:style-name="co4" table:default-cell-style-name="ce12"/>
        <table:table-column table:style-name="co5" table:number-columns-repeated="3" table:default-cell-style-name="ce12"/>
        <table:table-column table:style-name="co15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978" table:default-cell-style-name="ce12"/>
        <table:table-column table:style-name="co14" table:default-cell-style-name="ce12"/>
        <table:table-column table:style-name="co14" table:default-cell-style-name="Default"/>
        <table:table-row table:style-name="ro1">
          <table:table-cell table:style-name="ce50" office:value-type="string" calcext:value-type="string" table:number-columns-spanned="16" table:number-rows-spanned="1">
            <text:p>PLANERING</text:p>
          </table:table-cell>
          <table:covered-table-cell table:number-columns-repeated="15"/>
          <table:table-cell/>
          <table:table-cell table:style-name="ce47" table:number-columns-repeated="999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/>
          <table:table-cell table:style-name="ce51" table:number-columns-repeated="14"/>
          <table:table-cell/>
          <table:table-cell table:style-name="ce47" table:number-columns-repeated="999"/>
          <table:table-cell table:number-columns-repeated="8"/>
        </table:table-row>
        <table:table-row table:style-name="ro1">
          <table:table-cell table:style-name="ce3" office:value-type="string" calcext:value-type="string">
            <text:p>Projektgrupp: 6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Datum: 2014-10-12</text:p>
          </table:table-cell>
          <table:covered-table-cell/>
          <table:table-cell table:style-name="ce34" table:number-columns-spanned="7" table:number-rows-spanned="1"/>
          <table:covered-table-cell table:number-columns-repeated="6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/>
          <table:table-cell table:style-name="ce4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/>
          <table:table-cell table:style-name="ce4" office:value-type="string" calcext:value-type="string" table:number-columns-spanned="2" table:number-rows-spanned="1">
            <text:p>Version: 1.2</text:p>
          </table:table-cell>
          <table:covered-table-cell/>
          <table:table-cell table:style-name="ce35" table:number-columns-spanned="7" table:number-rows-spanned="1"/>
          <table:covered-table-cell table:number-columns-repeated="6"/>
          <table:table-cell table:style-name="ce39"/>
          <table:table-cell table:style-name="ce53" table:formula="of:=[Basplan.N4]" office:value-type="string" office:string-value="Albert" calcext:value-type="string" table:number-columns-spanned="3" table:number-rows-spanned="1">
            <text:p>Albert</text:p>
          </table:table-cell>
          <table:covered-table-cell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/>
          <table:table-cell table:style-name="ce5" office:value-type="string" calcext:value-type="string" table:number-columns-spanned="2" table:number-rows-spanned="1">
            <text:p>Utfärdare:</text:p>
          </table:table-cell>
          <table:covered-table-cell/>
          <table:table-cell table:style-name="ce36" table:number-columns-spanned="7" table:number-rows-spanned="1"/>
          <table:covered-table-cell table:number-columns-repeated="6"/>
          <table:table-cell table:style-name="ce40" table:number-columns-spanned="5" table:number-rows-spanned="1"/>
          <table:covered-table-cell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AKTIVITETER</text:p>
          </table:table-cell>
          <table:covered-table-cell/>
          <table:table-cell table:style-name="ce23" office:value-type="string" calcext:value-type="string">
            <text:p>VEM</text:p>
          </table:table-cell>
          <table:table-cell table:style-name="ce6" office:value-type="string" calcext:value-type="string" table:number-columns-spanned="13" table:number-rows-spanned="1">
            <text:p>TIDPLAN (när), veckonummer</text:p>
          </table:table-cell>
          <table:covered-table-cell table:number-columns-repeated="12"/>
          <table:table-cell table:number-columns-repeated="26"/>
          <table:table-cell table:style-name="ce49" table:number-columns-repeated="974"/>
          <table:table-cell table:number-columns-repeated="8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0" office:value-type="string" calcext:value-type="string">
            <text:p>Initialer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8" office:value-type="string" calcext:value-type="string">
            <text:p>Sa</text:p>
          </table:table-cell>
          <table:table-cell table:number-columns-repeated="100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Knappar/brytare</text:p>
          </table:table-cell>
          <table:table-cell table:style-name="ce24" office:value-type="string" calcext:value-type="string">
            <text:p>Adrian, Joh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J7] : [Tommy_tid.J7])" office:value-type="float" office:value="0" calcext:value-type="float">
            <text:p>0</text:p>
          </table:table-cell>
          <table:table-cell table:style-name="ce29" table:formula="of:=SUM([Adrian_tid.R7] : [Tommy_tid.Q7])" office:value-type="float" office:value="0" calcext:value-type="float">
            <text:p>0</text:p>
          </table:table-cell>
          <table:table-cell table:style-name="ce52" table:formula="of:=SUM([Adrian_tid.M7] : [Tommy_tid.L7])" office:value-type="date" office:date-value="1899-12-30" calcext:value-type="date">
            <text:p>1899-12-30</text:p>
          </table:table-cell>
          <table:table-cell table:style-name="ce52" table:formula="of:=SUM([Adrian_tid.T7] : [Tommy_tid.S7])" office:value-type="date" office:date-value="1899-12-30" calcext:value-type="date">
            <text:p>1899-12-30</text:p>
          </table:table-cell>
          <table:table-cell table:style-name="ce29" table:formula="of:=SUM([Adrian_tid.O7] : [Tommy_tid.N7])" office:value-type="float" office:value="0" calcext:value-type="float">
            <text:p>0</text:p>
          </table:table-cell>
          <table:table-cell table:style-name="ce29" table:formula="of:=SUM([Adrian_tid.V7] : [Tommy_tid.U7])" office:value-type="float" office:value="0" calcext:value-type="float">
            <text:p>0</text:p>
          </table:table-cell>
          <table:table-cell table:style-name="ce29" table:formula="of:=SUM([Adrian_tid.Q7] : [Tommy_tid.P7])" office:value-type="float" office:value="0" calcext:value-type="float">
            <text:p>0</text:p>
          </table:table-cell>
          <table:table-cell table:style-name="ce29" table:formula="of:=SUM([Adrian_tid.X7] : [Tommy_tid.W7])" office:value-type="float" office:value="0" calcext:value-type="float">
            <text:p>0</text:p>
          </table:table-cell>
          <table:table-cell table:style-name="ce52" table:formula="of:=SUM([Adrian_tid.S7] : [Tommy_tid.R7])" office:value-type="date" office:date-value="1899-12-30" calcext:value-type="date">
            <text:p>1899-12-30</text:p>
          </table:table-cell>
          <table:table-cell table:style-name="ce52" table:formula="of:=SUM([Adrian_tid.Z7] : [Tommy_tid.Y7])" office:value-type="date" office:date-value="1899-12-30" calcext:value-type="date">
            <text:p>1899-12-30</text:p>
          </table:table-cell>
          <table:table-cell table:style-name="ce52" table:formula="of:=SUM([Adrian_tid.U7] : [Tommy_tid.T7])" office:value-type="date" office:date-value="1899-12-30" calcext:value-type="date">
            <text:p>1899-12-30</text:p>
          </table:table-cell>
          <table:table-cell table:style-name="ce43" table:formula="of:=SUM([.D8:.O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Blåtand hos robot</text:p>
          </table:table-cell>
          <table:table-cell table:style-name="ce24" office:value-type="string" calcext:value-type="string">
            <text:p>Anthon, Tommy, Herma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10] : [#REF!.E9])" office:value-type="float" office:value="0" calcext:value-type="float">
            <text:p>0</text:p>
          </table:table-cell>
          <table:table-cell table:style-name="ce29" table:formula="of:=SUM([Adrian_tid.T10] : [#REF!.F9])" office:value-type="float" office:value="0" calcext:value-type="float">
            <text:p>0</text:p>
          </table:table-cell>
          <table:table-cell table:style-name="ce29" table:formula="of:=SUM([Adrian_tid.U10] : [#REF!.G9])" office:value-type="float" office:value="0" calcext:value-type="float">
            <text:p>0</text:p>
          </table:table-cell>
          <table:table-cell table:style-name="ce29" table:formula="of:=SUM(Adrian_Tid.#REF!10 : [#REF!.H9])" office:value-type="string" office:string-value="" calcext:value-type="error">
            <text:p>#NAMN?</text:p>
          </table:table-cell>
          <table:table-cell table:style-name="ce29" table:formula="of:=SUM([Adrian_tid.BW10] : [#REF!.I9])" office:value-type="float" office:value="0" calcext:value-type="float">
            <text:p>0</text:p>
          </table:table-cell>
          <table:table-cell table:style-name="ce29" table:formula="of:=SUM([Adrian_tid.BX10] : [#REF!.J9])" office:value-type="float" office:value="0" calcext:value-type="float">
            <text:p>0</text:p>
          </table:table-cell>
          <table:table-cell table:style-name="ce29" table:formula="of:=SUM([Adrian_tid.BY10] : [#REF!.K9])" office:value-type="float" office:value="0" calcext:value-type="float">
            <text:p>0</text:p>
          </table:table-cell>
          <table:table-cell table:style-name="ce29" table:formula="of:=SUM([Adrian_tid.BZ10] : [#REF!.L9])" office:value-type="float" office:value="0" calcext:value-type="float">
            <text:p>0</text:p>
          </table:table-cell>
          <table:table-cell table:style-name="ce29" table:formula="of:=SUM([Adrian_tid.CA10] : [#REF!.M9])" office:value-type="float" office:value="0" calcext:value-type="float">
            <text:p>0</text:p>
          </table:table-cell>
          <table:table-cell table:style-name="ce29" table:formula="of:=SUM([Adrian_tid.CB10] : [#REF!.N9])" office:value-type="float" office:value="0" calcext:value-type="float">
            <text:p>0</text:p>
          </table:table-cell>
          <table:table-cell table:style-name="ce29" table:formula="of:=SUM([Adrian_tid.CC10] : [#REF!.O9])" office:value-type="float" office:value="0" calcext:value-type="float">
            <text:p>0</text:p>
          </table:table-cell>
          <table:table-cell table:style-name="ce44" table:formula="of:=SUM([.D9:.O9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atabuss</text:p>
          </table:table-cell>
          <table:table-cell table:style-name="ce24" office:value-type="string" calcext:value-type="string">
            <text:p>Herman, Albert, Joha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11] : [#REF!.E10])" office:value-type="float" office:value="0" calcext:value-type="float">
            <text:p>0</text:p>
          </table:table-cell>
          <table:table-cell table:style-name="ce29" table:formula="of:=SUM([Adrian_tid.T11] : [#REF!.F10])" office:value-type="float" office:value="0" calcext:value-type="float">
            <text:p>0</text:p>
          </table:table-cell>
          <table:table-cell table:style-name="ce29" table:formula="of:=SUM([Adrian_tid.U11] : [#REF!.G10])" office:value-type="float" office:value="0" calcext:value-type="float">
            <text:p>0</text:p>
          </table:table-cell>
          <table:table-cell table:style-name="ce29" table:formula="of:=SUM(Adrian_Tid.#REF!11 : [#REF!.H10])" office:value-type="string" office:string-value="" calcext:value-type="error">
            <text:p>#NAMN?</text:p>
          </table:table-cell>
          <table:table-cell table:style-name="ce29" table:formula="of:=SUM([Adrian_tid.BW11] : [#REF!.I10])" office:value-type="float" office:value="0" calcext:value-type="float">
            <text:p>0</text:p>
          </table:table-cell>
          <table:table-cell table:style-name="ce29" table:formula="of:=SUM([Adrian_tid.BX11] : [#REF!.J10])" office:value-type="float" office:value="0" calcext:value-type="float">
            <text:p>0</text:p>
          </table:table-cell>
          <table:table-cell table:style-name="ce29" table:formula="of:=SUM([Adrian_tid.BY11] : [#REF!.K10])" office:value-type="float" office:value="0" calcext:value-type="float">
            <text:p>0</text:p>
          </table:table-cell>
          <table:table-cell table:style-name="ce29" table:formula="of:=SUM([Adrian_tid.BZ11] : [#REF!.L10])" office:value-type="float" office:value="0" calcext:value-type="float">
            <text:p>0</text:p>
          </table:table-cell>
          <table:table-cell table:style-name="ce29" table:formula="of:=SUM([Adrian_tid.CA11] : [#REF!.M10])" office:value-type="float" office:value="0" calcext:value-type="float">
            <text:p>0</text:p>
          </table:table-cell>
          <table:table-cell table:style-name="ce29" table:formula="of:=SUM([Adrian_tid.CB11] : [#REF!.N10])" office:value-type="float" office:value="0" calcext:value-type="float">
            <text:p>0</text:p>
          </table:table-cell>
          <table:table-cell table:style-name="ce29" table:formula="of:=SUM([Adrian_tid.CC11] : [#REF!.O10])" office:value-type="float" office:value="0" calcext:value-type="float">
            <text:p>0</text:p>
          </table:table-cell>
          <table:table-cell table:style-name="ce44" table:formula="of:=SUM([.D10:.O10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Sensordata</text:p>
          </table:table-cell>
          <table:table-cell table:style-name="ce24" office:value-type="string" calcext:value-type="string">
            <text:p>Albert, Adrian, Herma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12] : [#REF!.E11])" office:value-type="float" office:value="0" calcext:value-type="float">
            <text:p>0</text:p>
          </table:table-cell>
          <table:table-cell table:style-name="ce29" table:formula="of:=SUM([Adrian_tid.T12] : [#REF!.F11])" office:value-type="float" office:value="0" calcext:value-type="float">
            <text:p>0</text:p>
          </table:table-cell>
          <table:table-cell table:style-name="ce29" table:formula="of:=SUM([Adrian_tid.U12] : [#REF!.G11])" office:value-type="float" office:value="0" calcext:value-type="float">
            <text:p>0</text:p>
          </table:table-cell>
          <table:table-cell table:style-name="ce29" table:formula="of:=SUM(Adrian_Tid.#REF!12 : [#REF!.H11])" office:value-type="string" office:string-value="" calcext:value-type="error">
            <text:p>#NAMN?</text:p>
          </table:table-cell>
          <table:table-cell table:style-name="ce29" table:formula="of:=SUM([Adrian_tid.BW12] : [#REF!.I11])" office:value-type="float" office:value="0" calcext:value-type="float">
            <text:p>0</text:p>
          </table:table-cell>
          <table:table-cell table:style-name="ce29" table:formula="of:=SUM([Adrian_tid.BX12] : [#REF!.J11])" office:value-type="float" office:value="0" calcext:value-type="float">
            <text:p>0</text:p>
          </table:table-cell>
          <table:table-cell table:style-name="ce29" table:formula="of:=SUM([Adrian_tid.BY12] : [#REF!.K11])" office:value-type="float" office:value="0" calcext:value-type="float">
            <text:p>0</text:p>
          </table:table-cell>
          <table:table-cell table:style-name="ce29" table:formula="of:=SUM([Adrian_tid.BZ12] : [#REF!.L11])" office:value-type="float" office:value="0" calcext:value-type="float">
            <text:p>0</text:p>
          </table:table-cell>
          <table:table-cell table:style-name="ce29" table:formula="of:=SUM([Adrian_tid.CA12] : [#REF!.M11])" office:value-type="float" office:value="0" calcext:value-type="float">
            <text:p>0</text:p>
          </table:table-cell>
          <table:table-cell table:style-name="ce29" table:formula="of:=SUM([Adrian_tid.CB12] : [#REF!.N11])" office:value-type="float" office:value="0" calcext:value-type="float">
            <text:p>0</text:p>
          </table:table-cell>
          <table:table-cell table:style-name="ce29" table:formula="of:=SUM([Adrian_tid.CC12] : [#REF!.O11])" office:value-type="float" office:value="0" calcext:value-type="float">
            <text:p>0</text:p>
          </table:table-cell>
          <table:table-cell table:style-name="ce44" table:formula="of:=SUM([.D11:.O11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Kommandon</text:p>
          </table:table-cell>
          <table:table-cell table:style-name="ce24" office:value-type="string" calcext:value-type="string">
            <text:p>Herman, Johan, Joh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13] : [#REF!.E12])" office:value-type="float" office:value="0" calcext:value-type="float">
            <text:p>0</text:p>
          </table:table-cell>
          <table:table-cell table:style-name="ce29" table:formula="of:=SUM([Adrian_tid.T13] : [#REF!.F12])" office:value-type="float" office:value="0" calcext:value-type="float">
            <text:p>0</text:p>
          </table:table-cell>
          <table:table-cell table:style-name="ce29" table:formula="of:=SUM([Adrian_tid.U13] : [#REF!.G12])" office:value-type="float" office:value="0" calcext:value-type="float">
            <text:p>0</text:p>
          </table:table-cell>
          <table:table-cell table:style-name="ce29" table:formula="of:=SUM(Adrian_Tid.#REF!13 : [#REF!.H12])" office:value-type="string" office:string-value="" calcext:value-type="error">
            <text:p>#NAMN?</text:p>
          </table:table-cell>
          <table:table-cell table:style-name="ce29" table:formula="of:=SUM([Adrian_tid.BW13] : [#REF!.I12])" office:value-type="float" office:value="0" calcext:value-type="float">
            <text:p>0</text:p>
          </table:table-cell>
          <table:table-cell table:style-name="ce29" table:formula="of:=SUM([Adrian_tid.BX13] : [#REF!.J12])" office:value-type="float" office:value="0" calcext:value-type="float">
            <text:p>0</text:p>
          </table:table-cell>
          <table:table-cell table:style-name="ce29" table:formula="of:=SUM([Adrian_tid.BY13] : [#REF!.K12])" office:value-type="float" office:value="0" calcext:value-type="float">
            <text:p>0</text:p>
          </table:table-cell>
          <table:table-cell table:style-name="ce29" table:formula="of:=SUM([Adrian_tid.BZ13] : [#REF!.L12])" office:value-type="float" office:value="0" calcext:value-type="float">
            <text:p>0</text:p>
          </table:table-cell>
          <table:table-cell table:style-name="ce29" table:formula="of:=SUM([Adrian_tid.CA13] : [#REF!.M12])" office:value-type="float" office:value="0" calcext:value-type="float">
            <text:p>0</text:p>
          </table:table-cell>
          <table:table-cell table:style-name="ce29" table:formula="of:=SUM([Adrian_tid.CB13] : [#REF!.N12])" office:value-type="float" office:value="0" calcext:value-type="float">
            <text:p>0</text:p>
          </table:table-cell>
          <table:table-cell table:style-name="ce29" table:formula="of:=SUM([Adrian_tid.CC13] : [#REF!.O12])" office:value-type="float" office:value="0" calcext:value-type="float">
            <text:p>0</text:p>
          </table:table-cell>
          <table:table-cell table:style-name="ce44" table:formula="of:=SUM([.D12:.O12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Korsning</text:p>
          </table:table-cell>
          <table:table-cell table:style-name="ce24" office:value-type="string" calcext:value-type="string">
            <text:p>Herman, Tommy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14] : [#REF!.E13])" office:value-type="float" office:value="0" calcext:value-type="float">
            <text:p>0</text:p>
          </table:table-cell>
          <table:table-cell table:style-name="ce29" table:formula="of:=SUM([Adrian_tid.T14] : [#REF!.F13])" office:value-type="float" office:value="0" calcext:value-type="float">
            <text:p>0</text:p>
          </table:table-cell>
          <table:table-cell table:style-name="ce29" table:formula="of:=SUM([Adrian_tid.U14] : [#REF!.G13])" office:value-type="float" office:value="0" calcext:value-type="float">
            <text:p>0</text:p>
          </table:table-cell>
          <table:table-cell table:style-name="ce29" table:formula="of:=SUM(Adrian_Tid.#REF!14 : [#REF!.H13])" office:value-type="string" office:string-value="" calcext:value-type="error">
            <text:p>#NAMN?</text:p>
          </table:table-cell>
          <table:table-cell table:style-name="ce29" table:formula="of:=SUM([Adrian_tid.BW14] : [#REF!.I13])" office:value-type="float" office:value="0" calcext:value-type="float">
            <text:p>0</text:p>
          </table:table-cell>
          <table:table-cell table:style-name="ce29" table:formula="of:=SUM([Adrian_tid.BX14] : [#REF!.J13])" office:value-type="float" office:value="0" calcext:value-type="float">
            <text:p>0</text:p>
          </table:table-cell>
          <table:table-cell table:style-name="ce29" table:formula="of:=SUM([Adrian_tid.BY14] : [#REF!.K13])" office:value-type="float" office:value="0" calcext:value-type="float">
            <text:p>0</text:p>
          </table:table-cell>
          <table:table-cell table:style-name="ce29" table:formula="of:=SUM([Adrian_tid.BZ14] : [#REF!.L13])" office:value-type="float" office:value="0" calcext:value-type="float">
            <text:p>0</text:p>
          </table:table-cell>
          <table:table-cell table:style-name="ce29" table:formula="of:=SUM([Adrian_tid.CA14] : [#REF!.M13])" office:value-type="float" office:value="0" calcext:value-type="float">
            <text:p>0</text:p>
          </table:table-cell>
          <table:table-cell table:style-name="ce29" table:formula="of:=SUM([Adrian_tid.CB14] : [#REF!.N13])" office:value-type="float" office:value="0" calcext:value-type="float">
            <text:p>0</text:p>
          </table:table-cell>
          <table:table-cell table:style-name="ce29" table:formula="of:=SUM([Adrian_tid.CC14] : [#REF!.O13])" office:value-type="float" office:value="0" calcext:value-type="float">
            <text:p>0</text:p>
          </table:table-cell>
          <table:table-cell table:style-name="ce44" table:formula="of:=SUM([.D13:.O13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Återvändsgränd</text:p>
          </table:table-cell>
          <table:table-cell table:style-name="ce24" office:value-type="string" calcext:value-type="string">
            <text:p>Herman, Tommy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15] : [#REF!.E14])" office:value-type="float" office:value="0" calcext:value-type="float">
            <text:p>0</text:p>
          </table:table-cell>
          <table:table-cell table:style-name="ce29" table:formula="of:=SUM([Adrian_tid.T15] : [#REF!.F14])" office:value-type="float" office:value="0" calcext:value-type="float">
            <text:p>0</text:p>
          </table:table-cell>
          <table:table-cell table:style-name="ce29" table:formula="of:=SUM([Adrian_tid.U15] : [#REF!.G14])" office:value-type="float" office:value="0" calcext:value-type="float">
            <text:p>0</text:p>
          </table:table-cell>
          <table:table-cell table:style-name="ce29" table:formula="of:=SUM(Adrian_Tid.#REF!15 : [#REF!.H14])" office:value-type="string" office:string-value="" calcext:value-type="error">
            <text:p>#NAMN?</text:p>
          </table:table-cell>
          <table:table-cell table:style-name="ce29" table:formula="of:=SUM([Adrian_tid.BW15] : [#REF!.I14])" office:value-type="float" office:value="0" calcext:value-type="float">
            <text:p>0</text:p>
          </table:table-cell>
          <table:table-cell table:style-name="ce29" table:formula="of:=SUM([Adrian_tid.BX15] : [#REF!.J14])" office:value-type="float" office:value="0" calcext:value-type="float">
            <text:p>0</text:p>
          </table:table-cell>
          <table:table-cell table:style-name="ce29" table:formula="of:=SUM([Adrian_tid.BY15] : [#REF!.K14])" office:value-type="float" office:value="0" calcext:value-type="float">
            <text:p>0</text:p>
          </table:table-cell>
          <table:table-cell table:style-name="ce29" table:formula="of:=SUM([Adrian_tid.BZ15] : [#REF!.L14])" office:value-type="float" office:value="0" calcext:value-type="float">
            <text:p>0</text:p>
          </table:table-cell>
          <table:table-cell table:style-name="ce29" table:formula="of:=SUM([Adrian_tid.CA15] : [#REF!.M14])" office:value-type="float" office:value="0" calcext:value-type="float">
            <text:p>0</text:p>
          </table:table-cell>
          <table:table-cell table:style-name="ce29" table:formula="of:=SUM([Adrian_tid.CB15] : [#REF!.N14])" office:value-type="float" office:value="0" calcext:value-type="float">
            <text:p>0</text:p>
          </table:table-cell>
          <table:table-cell table:style-name="ce29" table:formula="of:=SUM([Adrian_tid.CC15] : [#REF!.O14])" office:value-type="float" office:value="0" calcext:value-type="float">
            <text:p>0</text:p>
          </table:table-cell>
          <table:table-cell table:style-name="ce44" table:formula="of:=SUM([.D14:.O14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Tejpmarkering</text:p>
          </table:table-cell>
          <table:table-cell table:style-name="ce24" office:value-type="string" calcext:value-type="string">
            <text:p>Herman, Adria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16] : [#REF!.E15])" office:value-type="float" office:value="0" calcext:value-type="float">
            <text:p>0</text:p>
          </table:table-cell>
          <table:table-cell table:style-name="ce29" table:formula="of:=SUM([Adrian_tid.T16] : [#REF!.F15])" office:value-type="float" office:value="0" calcext:value-type="float">
            <text:p>0</text:p>
          </table:table-cell>
          <table:table-cell table:style-name="ce29" table:formula="of:=SUM([Adrian_tid.U16] : [#REF!.G15])" office:value-type="float" office:value="0" calcext:value-type="float">
            <text:p>0</text:p>
          </table:table-cell>
          <table:table-cell table:style-name="ce29" table:formula="of:=SUM(Adrian_Tid.#REF!16 : [#REF!.H15])" office:value-type="string" office:string-value="" calcext:value-type="error">
            <text:p>#NAMN?</text:p>
          </table:table-cell>
          <table:table-cell table:style-name="ce29" table:formula="of:=SUM([Adrian_tid.BW16] : [#REF!.I15])" office:value-type="float" office:value="0" calcext:value-type="float">
            <text:p>0</text:p>
          </table:table-cell>
          <table:table-cell table:style-name="ce29" table:formula="of:=SUM([Adrian_tid.BX16] : [#REF!.J15])" office:value-type="float" office:value="0" calcext:value-type="float">
            <text:p>0</text:p>
          </table:table-cell>
          <table:table-cell table:style-name="ce29" table:formula="of:=SUM([Adrian_tid.BY16] : [#REF!.K15])" office:value-type="float" office:value="0" calcext:value-type="float">
            <text:p>0</text:p>
          </table:table-cell>
          <table:table-cell table:style-name="ce29" table:formula="of:=SUM([Adrian_tid.BZ16] : [#REF!.L15])" office:value-type="float" office:value="0" calcext:value-type="float">
            <text:p>0</text:p>
          </table:table-cell>
          <table:table-cell table:style-name="ce29" table:formula="of:=SUM([Adrian_tid.CA16] : [#REF!.M15])" office:value-type="float" office:value="0" calcext:value-type="float">
            <text:p>0</text:p>
          </table:table-cell>
          <table:table-cell table:style-name="ce29" table:formula="of:=SUM([Adrian_tid.CB16] : [#REF!.N15])" office:value-type="float" office:value="0" calcext:value-type="float">
            <text:p>0</text:p>
          </table:table-cell>
          <table:table-cell table:style-name="ce29" table:formula="of:=SUM([Adrian_tid.CC16] : [#REF!.O15])" office:value-type="float" office:value="0" calcext:value-type="float">
            <text:p>0</text:p>
          </table:table-cell>
          <table:table-cell table:style-name="ce44" table:formula="of:=SUM([.D15:.O15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Utforskning</text:p>
          </table:table-cell>
          <table:table-cell table:style-name="ce24" office:value-type="string" calcext:value-type="string">
            <text:p>Herman, Tommy, Antho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17] : [#REF!.E16])" office:value-type="float" office:value="0" calcext:value-type="float">
            <text:p>0</text:p>
          </table:table-cell>
          <table:table-cell table:style-name="ce29" table:formula="of:=SUM([Adrian_tid.T17] : [#REF!.F16])" office:value-type="float" office:value="0" calcext:value-type="float">
            <text:p>0</text:p>
          </table:table-cell>
          <table:table-cell table:style-name="ce29" table:formula="of:=SUM([Adrian_tid.U17] : [#REF!.G16])" office:value-type="float" office:value="0" calcext:value-type="float">
            <text:p>0</text:p>
          </table:table-cell>
          <table:table-cell table:style-name="ce29" table:formula="of:=SUM(Adrian_Tid.#REF!17 : [#REF!.H16])" office:value-type="string" office:string-value="" calcext:value-type="error">
            <text:p>#NAMN?</text:p>
          </table:table-cell>
          <table:table-cell table:style-name="ce29" table:formula="of:=SUM([Adrian_tid.BW17] : [#REF!.I16])" office:value-type="float" office:value="0" calcext:value-type="float">
            <text:p>0</text:p>
          </table:table-cell>
          <table:table-cell table:style-name="ce29" table:formula="of:=SUM([Adrian_tid.BX17] : [#REF!.J16])" office:value-type="float" office:value="0" calcext:value-type="float">
            <text:p>0</text:p>
          </table:table-cell>
          <table:table-cell table:style-name="ce29" table:formula="of:=SUM([Adrian_tid.BY17] : [#REF!.K16])" office:value-type="float" office:value="0" calcext:value-type="float">
            <text:p>0</text:p>
          </table:table-cell>
          <table:table-cell table:style-name="ce29" table:formula="of:=SUM([Adrian_tid.BZ17] : [#REF!.L16])" office:value-type="float" office:value="0" calcext:value-type="float">
            <text:p>0</text:p>
          </table:table-cell>
          <table:table-cell table:style-name="ce29" table:formula="of:=SUM([Adrian_tid.CA17] : [#REF!.M16])" office:value-type="float" office:value="0" calcext:value-type="float">
            <text:p>0</text:p>
          </table:table-cell>
          <table:table-cell table:style-name="ce29" table:formula="of:=SUM([Adrian_tid.CB17] : [#REF!.N16])" office:value-type="float" office:value="0" calcext:value-type="float">
            <text:p>0</text:p>
          </table:table-cell>
          <table:table-cell table:style-name="ce29" table:formula="of:=SUM([Adrian_tid.CC17] : [#REF!.O16])" office:value-type="float" office:value="0" calcext:value-type="float">
            <text:p>0</text:p>
          </table:table-cell>
          <table:table-cell table:style-name="ce44" table:formula="of:=SUM([.D16:.O16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Karta</text:p>
          </table:table-cell>
          <table:table-cell table:style-name="ce24" office:value-type="string" calcext:value-type="string">
            <text:p>Herman, John, Tommy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18] : [#REF!.E17])" office:value-type="float" office:value="0" calcext:value-type="float">
            <text:p>0</text:p>
          </table:table-cell>
          <table:table-cell table:style-name="ce29" table:formula="of:=SUM([Adrian_tid.T18] : [#REF!.F17])" office:value-type="float" office:value="0" calcext:value-type="float">
            <text:p>0</text:p>
          </table:table-cell>
          <table:table-cell table:style-name="ce29" table:formula="of:=SUM([Adrian_tid.U18] : [#REF!.G17])" office:value-type="float" office:value="0" calcext:value-type="float">
            <text:p>0</text:p>
          </table:table-cell>
          <table:table-cell table:style-name="ce29" table:formula="of:=SUM(Adrian_Tid.#REF!18 : [#REF!.H17])" office:value-type="string" office:string-value="" calcext:value-type="error">
            <text:p>#NAMN?</text:p>
          </table:table-cell>
          <table:table-cell table:style-name="ce29" table:formula="of:=SUM([Adrian_tid.BW18] : [#REF!.I17])" office:value-type="float" office:value="0" calcext:value-type="float">
            <text:p>0</text:p>
          </table:table-cell>
          <table:table-cell table:style-name="ce29" table:formula="of:=SUM([Adrian_tid.BX18] : [#REF!.J17])" office:value-type="float" office:value="0" calcext:value-type="float">
            <text:p>0</text:p>
          </table:table-cell>
          <table:table-cell table:style-name="ce29" table:formula="of:=SUM([Adrian_tid.BY18] : [#REF!.K17])" office:value-type="float" office:value="0" calcext:value-type="float">
            <text:p>0</text:p>
          </table:table-cell>
          <table:table-cell table:style-name="ce29" table:formula="of:=SUM([Adrian_tid.BZ18] : [#REF!.L17])" office:value-type="float" office:value="0" calcext:value-type="float">
            <text:p>0</text:p>
          </table:table-cell>
          <table:table-cell table:style-name="ce29" table:formula="of:=SUM([Adrian_tid.CA18] : [#REF!.M17])" office:value-type="float" office:value="0" calcext:value-type="float">
            <text:p>0</text:p>
          </table:table-cell>
          <table:table-cell table:style-name="ce29" table:formula="of:=SUM([Adrian_tid.CB18] : [#REF!.N17])" office:value-type="float" office:value="0" calcext:value-type="float">
            <text:p>0</text:p>
          </table:table-cell>
          <table:table-cell table:style-name="ce29" table:formula="of:=SUM([Adrian_tid.CC18] : [#REF!.O17])" office:value-type="float" office:value="0" calcext:value-type="float">
            <text:p>0</text:p>
          </table:table-cell>
          <table:table-cell table:style-name="ce44" table:formula="of:=SUM([.D17:.O17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Traversering efter karta</text:p>
          </table:table-cell>
          <table:table-cell table:style-name="ce24" office:value-type="string" calcext:value-type="string">
            <text:p>Herman, Adrian, Tommy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19] : [#REF!.E18])" office:value-type="float" office:value="0" calcext:value-type="float">
            <text:p>0</text:p>
          </table:table-cell>
          <table:table-cell table:style-name="ce29" table:formula="of:=SUM([Adrian_tid.T19] : [#REF!.F18])" office:value-type="float" office:value="0" calcext:value-type="float">
            <text:p>0</text:p>
          </table:table-cell>
          <table:table-cell table:style-name="ce29" table:formula="of:=SUM([Adrian_tid.U19] : [#REF!.G18])" office:value-type="float" office:value="0" calcext:value-type="float">
            <text:p>0</text:p>
          </table:table-cell>
          <table:table-cell table:style-name="ce29" table:formula="of:=SUM(Adrian_Tid.#REF!19 : [#REF!.H18])" office:value-type="string" office:string-value="" calcext:value-type="error">
            <text:p>#NAMN?</text:p>
          </table:table-cell>
          <table:table-cell table:style-name="ce29" table:formula="of:=SUM([Adrian_tid.BW19] : [#REF!.I18])" office:value-type="float" office:value="0" calcext:value-type="float">
            <text:p>0</text:p>
          </table:table-cell>
          <table:table-cell table:style-name="ce29" table:formula="of:=SUM([Adrian_tid.BX19] : [#REF!.J18])" office:value-type="float" office:value="0" calcext:value-type="float">
            <text:p>0</text:p>
          </table:table-cell>
          <table:table-cell table:style-name="ce29" table:formula="of:=SUM([Adrian_tid.BY19] : [#REF!.K18])" office:value-type="float" office:value="0" calcext:value-type="float">
            <text:p>0</text:p>
          </table:table-cell>
          <table:table-cell table:style-name="ce29" table:formula="of:=SUM([Adrian_tid.BZ19] : [#REF!.L18])" office:value-type="float" office:value="0" calcext:value-type="float">
            <text:p>0</text:p>
          </table:table-cell>
          <table:table-cell table:style-name="ce29" table:formula="of:=SUM([Adrian_tid.CA19] : [#REF!.M18])" office:value-type="float" office:value="0" calcext:value-type="float">
            <text:p>0</text:p>
          </table:table-cell>
          <table:table-cell table:style-name="ce29" table:formula="of:=SUM([Adrian_tid.CB19] : [#REF!.N18])" office:value-type="float" office:value="0" calcext:value-type="float">
            <text:p>0</text:p>
          </table:table-cell>
          <table:table-cell table:style-name="ce29" table:formula="of:=SUM([Adrian_tid.CC19] : [#REF!.O18])" office:value-type="float" office:value="0" calcext:value-type="float">
            <text:p>0</text:p>
          </table:table-cell>
          <table:table-cell table:style-name="ce44" table:formula="of:=SUM([.D18:.O18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Ljussensorer</text:p>
          </table:table-cell>
          <table:table-cell table:style-name="ce24" office:value-type="string" calcext:value-type="string">
            <text:p>Albert, Adria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20] : [#REF!.E19])" office:value-type="float" office:value="0" calcext:value-type="float">
            <text:p>0</text:p>
          </table:table-cell>
          <table:table-cell table:style-name="ce29" table:formula="of:=SUM([Adrian_tid.T20] : [#REF!.F19])" office:value-type="float" office:value="0" calcext:value-type="float">
            <text:p>0</text:p>
          </table:table-cell>
          <table:table-cell table:style-name="ce29" table:formula="of:=SUM([Adrian_tid.U20] : [#REF!.G19])" office:value-type="float" office:value="0" calcext:value-type="float">
            <text:p>0</text:p>
          </table:table-cell>
          <table:table-cell table:style-name="ce29" table:formula="of:=SUM(Adrian_Tid.#REF!20 : [#REF!.H19])" office:value-type="string" office:string-value="" calcext:value-type="error">
            <text:p>#NAMN?</text:p>
          </table:table-cell>
          <table:table-cell table:style-name="ce29" table:formula="of:=SUM([Adrian_tid.BW20] : [#REF!.I19])" office:value-type="float" office:value="0" calcext:value-type="float">
            <text:p>0</text:p>
          </table:table-cell>
          <table:table-cell table:style-name="ce29" table:formula="of:=SUM([Adrian_tid.BX20] : [#REF!.J19])" office:value-type="float" office:value="0" calcext:value-type="float">
            <text:p>0</text:p>
          </table:table-cell>
          <table:table-cell table:style-name="ce29" table:formula="of:=SUM([Adrian_tid.BY20] : [#REF!.K19])" office:value-type="float" office:value="0" calcext:value-type="float">
            <text:p>0</text:p>
          </table:table-cell>
          <table:table-cell table:style-name="ce29" table:formula="of:=SUM([Adrian_tid.BZ20] : [#REF!.L19])" office:value-type="float" office:value="0" calcext:value-type="float">
            <text:p>0</text:p>
          </table:table-cell>
          <table:table-cell table:style-name="ce29" table:formula="of:=SUM([Adrian_tid.CA20] : [#REF!.M19])" office:value-type="float" office:value="0" calcext:value-type="float">
            <text:p>0</text:p>
          </table:table-cell>
          <table:table-cell table:style-name="ce29" table:formula="of:=SUM([Adrian_tid.CB20] : [#REF!.N19])" office:value-type="float" office:value="0" calcext:value-type="float">
            <text:p>0</text:p>
          </table:table-cell>
          <table:table-cell table:style-name="ce29" table:formula="of:=SUM([Adrian_tid.CC20] : [#REF!.O19])" office:value-type="float" office:value="0" calcext:value-type="float">
            <text:p>0</text:p>
          </table:table-cell>
          <table:table-cell table:style-name="ce44" table:formula="of:=SUM([.D19:.O19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Avståndssensorer</text:p>
          </table:table-cell>
          <table:table-cell table:style-name="ce24" office:value-type="string" calcext:value-type="string">
            <text:p>Albert, Adria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21] : [#REF!.E20])" office:value-type="float" office:value="0" calcext:value-type="float">
            <text:p>0</text:p>
          </table:table-cell>
          <table:table-cell table:style-name="ce29" table:formula="of:=SUM([Adrian_tid.T21] : [#REF!.F20])" office:value-type="float" office:value="0" calcext:value-type="float">
            <text:p>0</text:p>
          </table:table-cell>
          <table:table-cell table:style-name="ce29" table:formula="of:=SUM([Adrian_tid.U21] : [#REF!.G20])" office:value-type="float" office:value="0" calcext:value-type="float">
            <text:p>0</text:p>
          </table:table-cell>
          <table:table-cell table:style-name="ce29" table:formula="of:=SUM(Adrian_Tid.#REF!21 : [#REF!.H20])" office:value-type="string" office:string-value="" calcext:value-type="error">
            <text:p>#NAMN?</text:p>
          </table:table-cell>
          <table:table-cell table:style-name="ce29" table:formula="of:=SUM([Adrian_tid.BW21] : [#REF!.I20])" office:value-type="float" office:value="0" calcext:value-type="float">
            <text:p>0</text:p>
          </table:table-cell>
          <table:table-cell table:style-name="ce29" table:formula="of:=SUM([Adrian_tid.BX21] : [#REF!.J20])" office:value-type="float" office:value="0" calcext:value-type="float">
            <text:p>0</text:p>
          </table:table-cell>
          <table:table-cell table:style-name="ce29" table:formula="of:=SUM([Adrian_tid.BY21] : [#REF!.K20])" office:value-type="float" office:value="0" calcext:value-type="float">
            <text:p>0</text:p>
          </table:table-cell>
          <table:table-cell table:style-name="ce29" table:formula="of:=SUM([Adrian_tid.BZ21] : [#REF!.L20])" office:value-type="float" office:value="0" calcext:value-type="float">
            <text:p>0</text:p>
          </table:table-cell>
          <table:table-cell table:style-name="ce29" table:formula="of:=SUM([Adrian_tid.CA21] : [#REF!.M20])" office:value-type="float" office:value="0" calcext:value-type="float">
            <text:p>0</text:p>
          </table:table-cell>
          <table:table-cell table:style-name="ce29" table:formula="of:=SUM([Adrian_tid.CB21] : [#REF!.N20])" office:value-type="float" office:value="0" calcext:value-type="float">
            <text:p>0</text:p>
          </table:table-cell>
          <table:table-cell table:style-name="ce29" table:formula="of:=SUM([Adrian_tid.CC21] : [#REF!.O20])" office:value-type="float" office:value="0" calcext:value-type="float">
            <text:p>0</text:p>
          </table:table-cell>
          <table:table-cell table:style-name="ce44" table:formula="of:=SUM([.D20:.O20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Gyro</text:p>
          </table:table-cell>
          <table:table-cell table:style-name="ce24" office:value-type="string" calcext:value-type="string">
            <text:p>Albert, Joh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22] : [#REF!.E21])" office:value-type="float" office:value="0" calcext:value-type="float">
            <text:p>0</text:p>
          </table:table-cell>
          <table:table-cell table:style-name="ce29" table:formula="of:=SUM([Adrian_tid.T22] : [#REF!.F21])" office:value-type="float" office:value="0" calcext:value-type="float">
            <text:p>0</text:p>
          </table:table-cell>
          <table:table-cell table:style-name="ce29" table:formula="of:=SUM([Adrian_tid.U22] : [#REF!.G21])" office:value-type="float" office:value="0" calcext:value-type="float">
            <text:p>0</text:p>
          </table:table-cell>
          <table:table-cell table:style-name="ce29" table:formula="of:=SUM(Adrian_Tid.#REF!22 : [#REF!.H21])" office:value-type="string" office:string-value="" calcext:value-type="error">
            <text:p>#NAMN?</text:p>
          </table:table-cell>
          <table:table-cell table:style-name="ce29" table:formula="of:=SUM([Adrian_tid.BW22] : [#REF!.I21])" office:value-type="float" office:value="0" calcext:value-type="float">
            <text:p>0</text:p>
          </table:table-cell>
          <table:table-cell table:style-name="ce29" table:formula="of:=SUM([Adrian_tid.BX22] : [#REF!.J21])" office:value-type="float" office:value="0" calcext:value-type="float">
            <text:p>0</text:p>
          </table:table-cell>
          <table:table-cell table:style-name="ce29" table:formula="of:=SUM([Adrian_tid.BY22] : [#REF!.K21])" office:value-type="float" office:value="0" calcext:value-type="float">
            <text:p>0</text:p>
          </table:table-cell>
          <table:table-cell table:style-name="ce29" table:formula="of:=SUM([Adrian_tid.BZ22] : [#REF!.L21])" office:value-type="float" office:value="0" calcext:value-type="float">
            <text:p>0</text:p>
          </table:table-cell>
          <table:table-cell table:style-name="ce29" table:formula="of:=SUM([Adrian_tid.CA22] : [#REF!.M21])" office:value-type="float" office:value="0" calcext:value-type="float">
            <text:p>0</text:p>
          </table:table-cell>
          <table:table-cell table:style-name="ce29" table:formula="of:=SUM([Adrian_tid.CB22] : [#REF!.N21])" office:value-type="float" office:value="0" calcext:value-type="float">
            <text:p>0</text:p>
          </table:table-cell>
          <table:table-cell table:style-name="ce29" table:formula="of:=SUM([Adrian_tid.CC22] : [#REF!.O21])" office:value-type="float" office:value="0" calcext:value-type="float">
            <text:p>0</text:p>
          </table:table-cell>
          <table:table-cell table:style-name="ce44" table:formula="of:=SUM([.D21:.O21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Avståndsbehandling</text:p>
          </table:table-cell>
          <table:table-cell table:style-name="ce25" office:value-type="string" calcext:value-type="string">
            <text:p>Albert, Antho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23] : [#REF!.E22])" office:value-type="float" office:value="0" calcext:value-type="float">
            <text:p>0</text:p>
          </table:table-cell>
          <table:table-cell table:style-name="ce29" table:formula="of:=SUM([Adrian_tid.T23] : [#REF!.F22])" office:value-type="float" office:value="0" calcext:value-type="float">
            <text:p>0</text:p>
          </table:table-cell>
          <table:table-cell table:style-name="ce29" table:formula="of:=SUM([Adrian_tid.U23] : [#REF!.G22])" office:value-type="float" office:value="0" calcext:value-type="float">
            <text:p>0</text:p>
          </table:table-cell>
          <table:table-cell table:style-name="ce29" table:formula="of:=SUM(Adrian_Tid.#REF!23 : [#REF!.H22])" office:value-type="string" office:string-value="" calcext:value-type="error">
            <text:p>#NAMN?</text:p>
          </table:table-cell>
          <table:table-cell table:style-name="ce29" table:formula="of:=SUM([Adrian_tid.BW23] : [#REF!.I22])" office:value-type="float" office:value="0" calcext:value-type="float">
            <text:p>0</text:p>
          </table:table-cell>
          <table:table-cell table:style-name="ce29" table:formula="of:=SUM([Adrian_tid.BX23] : [#REF!.J22])" office:value-type="float" office:value="0" calcext:value-type="float">
            <text:p>0</text:p>
          </table:table-cell>
          <table:table-cell table:style-name="ce29" table:formula="of:=SUM([Adrian_tid.BY23] : [#REF!.K22])" office:value-type="float" office:value="0" calcext:value-type="float">
            <text:p>0</text:p>
          </table:table-cell>
          <table:table-cell table:style-name="ce29" table:formula="of:=SUM([Adrian_tid.BZ23] : [#REF!.L22])" office:value-type="float" office:value="0" calcext:value-type="float">
            <text:p>0</text:p>
          </table:table-cell>
          <table:table-cell table:style-name="ce29" table:formula="of:=SUM([Adrian_tid.CA23] : [#REF!.M22])" office:value-type="float" office:value="0" calcext:value-type="float">
            <text:p>0</text:p>
          </table:table-cell>
          <table:table-cell table:style-name="ce29" table:formula="of:=SUM([Adrian_tid.CB23] : [#REF!.N22])" office:value-type="float" office:value="0" calcext:value-type="float">
            <text:p>0</text:p>
          </table:table-cell>
          <table:table-cell table:style-name="ce29" table:formula="of:=SUM([Adrian_tid.CC23] : [#REF!.O22])" office:value-type="float" office:value="0" calcext:value-type="float">
            <text:p>0</text:p>
          </table:table-cell>
          <table:table-cell table:style-name="ce44" table:formula="of:=SUM([.D22:.O22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Kalibrering</text:p>
          </table:table-cell>
          <table:table-cell table:style-name="ce24" office:value-type="string" calcext:value-type="string">
            <text:p>Albert, Antho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24] : [#REF!.E23])" office:value-type="float" office:value="0" calcext:value-type="float">
            <text:p>0</text:p>
          </table:table-cell>
          <table:table-cell table:style-name="ce29" table:formula="of:=SUM([Adrian_tid.T24] : [#REF!.F23])" office:value-type="float" office:value="0" calcext:value-type="float">
            <text:p>0</text:p>
          </table:table-cell>
          <table:table-cell table:style-name="ce29" table:formula="of:=SUM([Adrian_tid.U24] : [#REF!.G23])" office:value-type="float" office:value="0" calcext:value-type="float">
            <text:p>0</text:p>
          </table:table-cell>
          <table:table-cell table:style-name="ce29" table:formula="of:=SUM(Adrian_Tid.#REF!24 : [#REF!.H23])" office:value-type="string" office:string-value="" calcext:value-type="error">
            <text:p>#NAMN?</text:p>
          </table:table-cell>
          <table:table-cell table:style-name="ce29" table:formula="of:=SUM([Adrian_tid.BW24] : [#REF!.I23])" office:value-type="float" office:value="0" calcext:value-type="float">
            <text:p>0</text:p>
          </table:table-cell>
          <table:table-cell table:style-name="ce29" table:formula="of:=SUM([Adrian_tid.BX24] : [#REF!.J23])" office:value-type="float" office:value="0" calcext:value-type="float">
            <text:p>0</text:p>
          </table:table-cell>
          <table:table-cell table:style-name="ce29" table:formula="of:=SUM([Adrian_tid.BY24] : [#REF!.K23])" office:value-type="float" office:value="0" calcext:value-type="float">
            <text:p>0</text:p>
          </table:table-cell>
          <table:table-cell table:style-name="ce29" table:formula="of:=SUM([Adrian_tid.BZ24] : [#REF!.L23])" office:value-type="float" office:value="0" calcext:value-type="float">
            <text:p>0</text:p>
          </table:table-cell>
          <table:table-cell table:style-name="ce29" table:formula="of:=SUM([Adrian_tid.CA24] : [#REF!.M23])" office:value-type="float" office:value="0" calcext:value-type="float">
            <text:p>0</text:p>
          </table:table-cell>
          <table:table-cell table:style-name="ce29" table:formula="of:=SUM([Adrian_tid.CB24] : [#REF!.N23])" office:value-type="float" office:value="0" calcext:value-type="float">
            <text:p>0</text:p>
          </table:table-cell>
          <table:table-cell table:style-name="ce29" table:formula="of:=SUM([Adrian_tid.CC24] : [#REF!.O23])" office:value-type="float" office:value="0" calcext:value-type="float">
            <text:p>0</text:p>
          </table:table-cell>
          <table:table-cell table:style-name="ce44" table:formula="of:=SUM([.D23:.O23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LCD</text:p>
          </table:table-cell>
          <table:table-cell table:style-name="ce24" office:value-type="string" calcext:value-type="string">
            <text:p>Albert, Adria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25] : [#REF!.E24])" office:value-type="float" office:value="0" calcext:value-type="float">
            <text:p>0</text:p>
          </table:table-cell>
          <table:table-cell table:style-name="ce29" table:formula="of:=SUM([Adrian_tid.T25] : [#REF!.F24])" office:value-type="float" office:value="0" calcext:value-type="float">
            <text:p>0</text:p>
          </table:table-cell>
          <table:table-cell table:style-name="ce29" table:formula="of:=SUM([Adrian_tid.U25] : [#REF!.G24])" office:value-type="float" office:value="0" calcext:value-type="float">
            <text:p>0</text:p>
          </table:table-cell>
          <table:table-cell table:style-name="ce29" table:formula="of:=SUM(Adrian_Tid.#REF!25 : [#REF!.H24])" office:value-type="string" office:string-value="" calcext:value-type="error">
            <text:p>#NAMN?</text:p>
          </table:table-cell>
          <table:table-cell table:style-name="ce29" table:formula="of:=SUM([Adrian_tid.BW25] : [#REF!.I24])" office:value-type="float" office:value="0" calcext:value-type="float">
            <text:p>0</text:p>
          </table:table-cell>
          <table:table-cell table:style-name="ce29" table:formula="of:=SUM([Adrian_tid.BX25] : [#REF!.J24])" office:value-type="float" office:value="0" calcext:value-type="float">
            <text:p>0</text:p>
          </table:table-cell>
          <table:table-cell table:style-name="ce29" table:formula="of:=SUM([Adrian_tid.BY25] : [#REF!.K24])" office:value-type="float" office:value="0" calcext:value-type="float">
            <text:p>0</text:p>
          </table:table-cell>
          <table:table-cell table:style-name="ce29" table:formula="of:=SUM([Adrian_tid.BZ25] : [#REF!.L24])" office:value-type="float" office:value="0" calcext:value-type="float">
            <text:p>0</text:p>
          </table:table-cell>
          <table:table-cell table:style-name="ce29" table:formula="of:=SUM([Adrian_tid.CA25] : [#REF!.M24])" office:value-type="float" office:value="0" calcext:value-type="float">
            <text:p>0</text:p>
          </table:table-cell>
          <table:table-cell table:style-name="ce29" table:formula="of:=SUM([Adrian_tid.CB25] : [#REF!.N24])" office:value-type="float" office:value="0" calcext:value-type="float">
            <text:p>0</text:p>
          </table:table-cell>
          <table:table-cell table:style-name="ce29" table:formula="of:=SUM([Adrian_tid.CC25] : [#REF!.O24])" office:value-type="float" office:value="0" calcext:value-type="float">
            <text:p>0</text:p>
          </table:table-cell>
          <table:table-cell table:style-name="ce44" table:formula="of:=SUM([.D24:.O24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Motor/servo</text:p>
          </table:table-cell>
          <table:table-cell table:style-name="ce26" office:value-type="string" calcext:value-type="string">
            <text:p>Johan, Joh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26] : [#REF!.E25])" office:value-type="float" office:value="0" calcext:value-type="float">
            <text:p>0</text:p>
          </table:table-cell>
          <table:table-cell table:style-name="ce29" table:formula="of:=SUM([Adrian_tid.T26] : [#REF!.F25])" office:value-type="float" office:value="0" calcext:value-type="float">
            <text:p>0</text:p>
          </table:table-cell>
          <table:table-cell table:style-name="ce29" table:formula="of:=SUM([Adrian_tid.U26] : [#REF!.G25])" office:value-type="float" office:value="0" calcext:value-type="float">
            <text:p>0</text:p>
          </table:table-cell>
          <table:table-cell table:style-name="ce29" table:formula="of:=SUM(Adrian_Tid.#REF!26 : [#REF!.H25])" office:value-type="string" office:string-value="" calcext:value-type="error">
            <text:p>#NAMN?</text:p>
          </table:table-cell>
          <table:table-cell table:style-name="ce29" table:formula="of:=SUM([Adrian_tid.BW26] : [#REF!.I25])" office:value-type="float" office:value="0" calcext:value-type="float">
            <text:p>0</text:p>
          </table:table-cell>
          <table:table-cell table:style-name="ce29" table:formula="of:=SUM([Adrian_tid.BX26] : [#REF!.J25])" office:value-type="float" office:value="0" calcext:value-type="float">
            <text:p>0</text:p>
          </table:table-cell>
          <table:table-cell table:style-name="ce29" table:formula="of:=SUM([Adrian_tid.BY26] : [#REF!.K25])" office:value-type="float" office:value="0" calcext:value-type="float">
            <text:p>0</text:p>
          </table:table-cell>
          <table:table-cell table:style-name="ce29" table:formula="of:=SUM([Adrian_tid.BZ26] : [#REF!.L25])" office:value-type="float" office:value="0" calcext:value-type="float">
            <text:p>0</text:p>
          </table:table-cell>
          <table:table-cell table:style-name="ce29" table:formula="of:=SUM([Adrian_tid.CA26] : [#REF!.M25])" office:value-type="float" office:value="0" calcext:value-type="float">
            <text:p>0</text:p>
          </table:table-cell>
          <table:table-cell table:style-name="ce29" table:formula="of:=SUM([Adrian_tid.CB26] : [#REF!.N25])" office:value-type="float" office:value="0" calcext:value-type="float">
            <text:p>0</text:p>
          </table:table-cell>
          <table:table-cell table:style-name="ce29" table:formula="of:=SUM([Adrian_tid.CC26] : [#REF!.O25])" office:value-type="float" office:value="0" calcext:value-type="float">
            <text:p>0</text:p>
          </table:table-cell>
          <table:table-cell table:style-name="ce44" table:formula="of:=SUM([.D25:.O25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Autonoma kommandon</text:p>
          </table:table-cell>
          <table:table-cell table:style-name="ce24" office:value-type="string" calcext:value-type="string">
            <text:p>Johan, Joh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27] : [#REF!.E26])" office:value-type="float" office:value="0" calcext:value-type="float">
            <text:p>0</text:p>
          </table:table-cell>
          <table:table-cell table:style-name="ce29" table:formula="of:=SUM([Adrian_tid.T27] : [#REF!.F26])" office:value-type="float" office:value="0" calcext:value-type="float">
            <text:p>0</text:p>
          </table:table-cell>
          <table:table-cell table:style-name="ce29" table:formula="of:=SUM([Adrian_tid.U27] : [#REF!.G26])" office:value-type="float" office:value="0" calcext:value-type="float">
            <text:p>0</text:p>
          </table:table-cell>
          <table:table-cell table:style-name="ce29" table:formula="of:=SUM(Adrian_Tid.#REF!27 : [#REF!.H26])" office:value-type="string" office:string-value="" calcext:value-type="error">
            <text:p>#NAMN?</text:p>
          </table:table-cell>
          <table:table-cell table:style-name="ce29" table:formula="of:=SUM([Adrian_tid.BW27] : [#REF!.I26])" office:value-type="float" office:value="0" calcext:value-type="float">
            <text:p>0</text:p>
          </table:table-cell>
          <table:table-cell table:style-name="ce29" table:formula="of:=SUM([Adrian_tid.BX27] : [#REF!.J26])" office:value-type="float" office:value="0" calcext:value-type="float">
            <text:p>0</text:p>
          </table:table-cell>
          <table:table-cell table:style-name="ce29" table:formula="of:=SUM([Adrian_tid.BY27] : [#REF!.K26])" office:value-type="float" office:value="0" calcext:value-type="float">
            <text:p>0</text:p>
          </table:table-cell>
          <table:table-cell table:style-name="ce29" table:formula="of:=SUM([Adrian_tid.BZ27] : [#REF!.L26])" office:value-type="float" office:value="0" calcext:value-type="float">
            <text:p>0</text:p>
          </table:table-cell>
          <table:table-cell table:style-name="ce29" table:formula="of:=SUM([Adrian_tid.CA27] : [#REF!.M26])" office:value-type="float" office:value="0" calcext:value-type="float">
            <text:p>0</text:p>
          </table:table-cell>
          <table:table-cell table:style-name="ce29" table:formula="of:=SUM([Adrian_tid.CB27] : [#REF!.N26])" office:value-type="float" office:value="0" calcext:value-type="float">
            <text:p>0</text:p>
          </table:table-cell>
          <table:table-cell table:style-name="ce29" table:formula="of:=SUM([Adrian_tid.CC27] : [#REF!.O26])" office:value-type="float" office:value="0" calcext:value-type="float">
            <text:p>0</text:p>
          </table:table-cell>
          <table:table-cell table:style-name="ce44" table:formula="of:=SUM([.D26:.O26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Fjärrkommadon</text:p>
          </table:table-cell>
          <table:table-cell table:style-name="ce26" office:value-type="string" calcext:value-type="string">
            <text:p>Johan, Joh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28] : [#REF!.E27])" office:value-type="float" office:value="0" calcext:value-type="float">
            <text:p>0</text:p>
          </table:table-cell>
          <table:table-cell table:style-name="ce29" table:formula="of:=SUM([Adrian_tid.T28] : [#REF!.F27])" office:value-type="float" office:value="0" calcext:value-type="float">
            <text:p>0</text:p>
          </table:table-cell>
          <table:table-cell table:style-name="ce29" table:formula="of:=SUM([Adrian_tid.U28] : [#REF!.G27])" office:value-type="float" office:value="0" calcext:value-type="float">
            <text:p>0</text:p>
          </table:table-cell>
          <table:table-cell table:style-name="ce29" table:formula="of:=SUM(Adrian_Tid.#REF!28 : [#REF!.H27])" office:value-type="string" office:string-value="" calcext:value-type="error">
            <text:p>#NAMN?</text:p>
          </table:table-cell>
          <table:table-cell table:style-name="ce29" table:formula="of:=SUM([Adrian_tid.BW28] : [#REF!.I27])" office:value-type="float" office:value="0" calcext:value-type="float">
            <text:p>0</text:p>
          </table:table-cell>
          <table:table-cell table:style-name="ce29" table:formula="of:=SUM([Adrian_tid.BX28] : [#REF!.J27])" office:value-type="float" office:value="0" calcext:value-type="float">
            <text:p>0</text:p>
          </table:table-cell>
          <table:table-cell table:style-name="ce29" table:formula="of:=SUM([Adrian_tid.BY28] : [#REF!.K27])" office:value-type="float" office:value="0" calcext:value-type="float">
            <text:p>0</text:p>
          </table:table-cell>
          <table:table-cell table:style-name="ce29" table:formula="of:=SUM([Adrian_tid.BZ28] : [#REF!.L27])" office:value-type="float" office:value="0" calcext:value-type="float">
            <text:p>0</text:p>
          </table:table-cell>
          <table:table-cell table:style-name="ce29" table:formula="of:=SUM([Adrian_tid.CA28] : [#REF!.M27])" office:value-type="float" office:value="0" calcext:value-type="float">
            <text:p>0</text:p>
          </table:table-cell>
          <table:table-cell table:style-name="ce29" table:formula="of:=SUM([Adrian_tid.CB28] : [#REF!.N27])" office:value-type="float" office:value="0" calcext:value-type="float">
            <text:p>0</text:p>
          </table:table-cell>
          <table:table-cell table:style-name="ce29" table:formula="of:=SUM([Adrian_tid.CC28] : [#REF!.O27])" office:value-type="float" office:value="0" calcext:value-type="float">
            <text:p>0</text:p>
          </table:table-cell>
          <table:table-cell table:style-name="ce44" table:formula="of:=SUM([.D27:.O27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PD-reglering</text:p>
          </table:table-cell>
          <table:table-cell table:style-name="ce26" office:value-type="string" calcext:value-type="string">
            <text:p>Johan, Antho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29] : [#REF!.E28])" office:value-type="float" office:value="0" calcext:value-type="float">
            <text:p>0</text:p>
          </table:table-cell>
          <table:table-cell table:style-name="ce29" table:formula="of:=SUM([Adrian_tid.T29] : [#REF!.F28])" office:value-type="float" office:value="0" calcext:value-type="float">
            <text:p>0</text:p>
          </table:table-cell>
          <table:table-cell table:style-name="ce29" table:formula="of:=SUM([Adrian_tid.U29] : [#REF!.G28])" office:value-type="float" office:value="0" calcext:value-type="float">
            <text:p>0</text:p>
          </table:table-cell>
          <table:table-cell table:style-name="ce29" table:formula="of:=SUM(Adrian_Tid.#REF!29 : [#REF!.H28])" office:value-type="string" office:string-value="" calcext:value-type="error">
            <text:p>#NAMN?</text:p>
          </table:table-cell>
          <table:table-cell table:style-name="ce29" table:formula="of:=SUM([Adrian_tid.BW29] : [#REF!.I28])" office:value-type="float" office:value="0" calcext:value-type="float">
            <text:p>0</text:p>
          </table:table-cell>
          <table:table-cell table:style-name="ce29" table:formula="of:=SUM([Adrian_tid.BX29] : [#REF!.J28])" office:value-type="float" office:value="0" calcext:value-type="float">
            <text:p>0</text:p>
          </table:table-cell>
          <table:table-cell table:style-name="ce29" table:formula="of:=SUM([Adrian_tid.BY29] : [#REF!.K28])" office:value-type="float" office:value="0" calcext:value-type="float">
            <text:p>0</text:p>
          </table:table-cell>
          <table:table-cell table:style-name="ce29" table:formula="of:=SUM([Adrian_tid.BZ29] : [#REF!.L28])" office:value-type="float" office:value="0" calcext:value-type="float">
            <text:p>0</text:p>
          </table:table-cell>
          <table:table-cell table:style-name="ce29" table:formula="of:=SUM([Adrian_tid.CA29] : [#REF!.M28])" office:value-type="float" office:value="0" calcext:value-type="float">
            <text:p>0</text:p>
          </table:table-cell>
          <table:table-cell table:style-name="ce29" table:formula="of:=SUM([Adrian_tid.CB29] : [#REF!.N28])" office:value-type="float" office:value="0" calcext:value-type="float">
            <text:p>0</text:p>
          </table:table-cell>
          <table:table-cell table:style-name="ce29" table:formula="of:=SUM([Adrian_tid.CC29] : [#REF!.O28])" office:value-type="float" office:value="0" calcext:value-type="float">
            <text:p>0</text:p>
          </table:table-cell>
          <table:table-cell table:style-name="ce44" table:formula="of:=SUM([.D28:.O28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4" office:value-type="string" calcext:value-type="string">
            <text:p>Tejpföljning</text:p>
          </table:table-cell>
          <table:table-cell table:style-name="ce26" office:value-type="string" calcext:value-type="string">
            <text:p>John, Albert, Joha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30] : [#REF!.E29])" office:value-type="float" office:value="0" calcext:value-type="float">
            <text:p>0</text:p>
          </table:table-cell>
          <table:table-cell table:style-name="ce29" table:formula="of:=SUM([Adrian_tid.T30] : [#REF!.F29])" office:value-type="float" office:value="0" calcext:value-type="float">
            <text:p>0</text:p>
          </table:table-cell>
          <table:table-cell table:style-name="ce29" table:formula="of:=SUM([Adrian_tid.U30] : [#REF!.G29])" office:value-type="float" office:value="0" calcext:value-type="float">
            <text:p>0</text:p>
          </table:table-cell>
          <table:table-cell table:style-name="ce29" table:formula="of:=SUM(Adrian_Tid.#REF!30 : [#REF!.H29])" office:value-type="string" office:string-value="" calcext:value-type="error">
            <text:p>#NAMN?</text:p>
          </table:table-cell>
          <table:table-cell table:style-name="ce29" table:formula="of:=SUM([Adrian_tid.BW30] : [#REF!.I29])" office:value-type="float" office:value="0" calcext:value-type="float">
            <text:p>0</text:p>
          </table:table-cell>
          <table:table-cell table:style-name="ce29" table:formula="of:=SUM([Adrian_tid.BX30] : [#REF!.J29])" office:value-type="float" office:value="0" calcext:value-type="float">
            <text:p>0</text:p>
          </table:table-cell>
          <table:table-cell table:style-name="ce29" table:formula="of:=SUM([Adrian_tid.BY30] : [#REF!.K29])" office:value-type="float" office:value="0" calcext:value-type="float">
            <text:p>0</text:p>
          </table:table-cell>
          <table:table-cell table:style-name="ce29" table:formula="of:=SUM([Adrian_tid.BZ30] : [#REF!.L29])" office:value-type="float" office:value="0" calcext:value-type="float">
            <text:p>0</text:p>
          </table:table-cell>
          <table:table-cell table:style-name="ce29" table:formula="of:=SUM([Adrian_tid.CA30] : [#REF!.M29])" office:value-type="float" office:value="0" calcext:value-type="float">
            <text:p>0</text:p>
          </table:table-cell>
          <table:table-cell table:style-name="ce29" table:formula="of:=SUM([Adrian_tid.CB30] : [#REF!.N29])" office:value-type="float" office:value="0" calcext:value-type="float">
            <text:p>0</text:p>
          </table:table-cell>
          <table:table-cell table:style-name="ce29" table:formula="of:=SUM([Adrian_tid.CC30] : [#REF!.O29])" office:value-type="float" office:value="0" calcext:value-type="float">
            <text:p>0</text:p>
          </table:table-cell>
          <table:table-cell table:style-name="ce44" table:formula="of:=SUM([.D29:.O29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Parametrar</text:p>
          </table:table-cell>
          <table:table-cell table:style-name="ce24" office:value-type="string" calcext:value-type="string">
            <text:p>Anthon, Joh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31] : [#REF!.E30])" office:value-type="float" office:value="0" calcext:value-type="float">
            <text:p>0</text:p>
          </table:table-cell>
          <table:table-cell table:style-name="ce29" table:formula="of:=SUM([Adrian_tid.T31] : [#REF!.F30])" office:value-type="float" office:value="0" calcext:value-type="float">
            <text:p>0</text:p>
          </table:table-cell>
          <table:table-cell table:style-name="ce29" table:formula="of:=SUM([Adrian_tid.U31] : [#REF!.G30])" office:value-type="float" office:value="0" calcext:value-type="float">
            <text:p>0</text:p>
          </table:table-cell>
          <table:table-cell table:style-name="ce29" table:formula="of:=SUM(Adrian_Tid.#REF!31 : [#REF!.H30])" office:value-type="string" office:string-value="" calcext:value-type="error">
            <text:p>#NAMN?</text:p>
          </table:table-cell>
          <table:table-cell table:style-name="ce29" table:formula="of:=SUM([Adrian_tid.BW31] : [#REF!.I30])" office:value-type="float" office:value="0" calcext:value-type="float">
            <text:p>0</text:p>
          </table:table-cell>
          <table:table-cell table:style-name="ce29" table:formula="of:=SUM([Adrian_tid.BX31] : [#REF!.J30])" office:value-type="float" office:value="0" calcext:value-type="float">
            <text:p>0</text:p>
          </table:table-cell>
          <table:table-cell table:style-name="ce29" table:formula="of:=SUM([Adrian_tid.BY31] : [#REF!.K30])" office:value-type="float" office:value="0" calcext:value-type="float">
            <text:p>0</text:p>
          </table:table-cell>
          <table:table-cell table:style-name="ce29" table:formula="of:=SUM([Adrian_tid.BZ31] : [#REF!.L30])" office:value-type="float" office:value="0" calcext:value-type="float">
            <text:p>0</text:p>
          </table:table-cell>
          <table:table-cell table:style-name="ce29" table:formula="of:=SUM([Adrian_tid.CA31] : [#REF!.M30])" office:value-type="float" office:value="0" calcext:value-type="float">
            <text:p>0</text:p>
          </table:table-cell>
          <table:table-cell table:style-name="ce29" table:formula="of:=SUM([Adrian_tid.CB31] : [#REF!.N30])" office:value-type="float" office:value="0" calcext:value-type="float">
            <text:p>0</text:p>
          </table:table-cell>
          <table:table-cell table:style-name="ce29" table:formula="of:=SUM([Adrian_tid.CC31] : [#REF!.O30])" office:value-type="float" office:value="0" calcext:value-type="float">
            <text:p>0</text:p>
          </table:table-cell>
          <table:table-cell table:style-name="ce44" table:formula="of:=SUM([.D30:.O30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Felsökningsdata</text:p>
          </table:table-cell>
          <table:table-cell table:style-name="ce26" office:value-type="string" calcext:value-type="string">
            <text:p>Tommy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32] : [#REF!.E31])" office:value-type="float" office:value="0" calcext:value-type="float">
            <text:p>0</text:p>
          </table:table-cell>
          <table:table-cell table:style-name="ce29" table:formula="of:=SUM([Adrian_tid.T32] : [#REF!.F31])" office:value-type="float" office:value="0" calcext:value-type="float">
            <text:p>0</text:p>
          </table:table-cell>
          <table:table-cell table:style-name="ce29" table:formula="of:=SUM([Adrian_tid.U32] : [#REF!.G31])" office:value-type="float" office:value="0" calcext:value-type="float">
            <text:p>0</text:p>
          </table:table-cell>
          <table:table-cell table:style-name="ce29" table:formula="of:=SUM(Adrian_Tid.#REF!32 : [#REF!.H31])" office:value-type="string" office:string-value="" calcext:value-type="error">
            <text:p>#NAMN?</text:p>
          </table:table-cell>
          <table:table-cell table:style-name="ce29" table:formula="of:=SUM([Adrian_tid.BW32] : [#REF!.I31])" office:value-type="float" office:value="0" calcext:value-type="float">
            <text:p>0</text:p>
          </table:table-cell>
          <table:table-cell table:style-name="ce29" table:formula="of:=SUM([Adrian_tid.BX32] : [#REF!.J31])" office:value-type="float" office:value="0" calcext:value-type="float">
            <text:p>0</text:p>
          </table:table-cell>
          <table:table-cell table:style-name="ce29" table:formula="of:=SUM([Adrian_tid.BY32] : [#REF!.K31])" office:value-type="float" office:value="0" calcext:value-type="float">
            <text:p>0</text:p>
          </table:table-cell>
          <table:table-cell table:style-name="ce29" table:formula="of:=SUM([Adrian_tid.BZ32] : [#REF!.L31])" office:value-type="float" office:value="0" calcext:value-type="float">
            <text:p>0</text:p>
          </table:table-cell>
          <table:table-cell table:style-name="ce29" table:formula="of:=SUM([Adrian_tid.CA32] : [#REF!.M31])" office:value-type="float" office:value="0" calcext:value-type="float">
            <text:p>0</text:p>
          </table:table-cell>
          <table:table-cell table:style-name="ce29" table:formula="of:=SUM([Adrian_tid.CB32] : [#REF!.N31])" office:value-type="float" office:value="0" calcext:value-type="float">
            <text:p>0</text:p>
          </table:table-cell>
          <table:table-cell table:style-name="ce29" table:formula="of:=SUM([Adrian_tid.CC32] : [#REF!.O31])" office:value-type="float" office:value="0" calcext:value-type="float">
            <text:p>0</text:p>
          </table:table-cell>
          <table:table-cell table:style-name="ce44" table:formula="of:=SUM([.D31:.O31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Bluetooth hos programvara</text:p>
          </table:table-cell>
          <table:table-cell table:style-name="ce26" office:value-type="string" calcext:value-type="string">
            <text:p>Anthon, Tommy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33] : [#REF!.E32])" office:value-type="float" office:value="0" calcext:value-type="float">
            <text:p>0</text:p>
          </table:table-cell>
          <table:table-cell table:style-name="ce29" table:formula="of:=SUM([Adrian_tid.T33] : [#REF!.F32])" office:value-type="float" office:value="0" calcext:value-type="float">
            <text:p>0</text:p>
          </table:table-cell>
          <table:table-cell table:style-name="ce29" table:formula="of:=SUM([Adrian_tid.U33] : [#REF!.G32])" office:value-type="float" office:value="0" calcext:value-type="float">
            <text:p>0</text:p>
          </table:table-cell>
          <table:table-cell table:style-name="ce29" table:formula="of:=SUM(Adrian_Tid.#REF!33 : [#REF!.H32])" office:value-type="string" office:string-value="" calcext:value-type="error">
            <text:p>#NAMN?</text:p>
          </table:table-cell>
          <table:table-cell table:style-name="ce29" table:formula="of:=SUM([Adrian_tid.BW33] : [#REF!.I32])" office:value-type="float" office:value="0" calcext:value-type="float">
            <text:p>0</text:p>
          </table:table-cell>
          <table:table-cell table:style-name="ce29" table:formula="of:=SUM([Adrian_tid.BX33] : [#REF!.J32])" office:value-type="float" office:value="0" calcext:value-type="float">
            <text:p>0</text:p>
          </table:table-cell>
          <table:table-cell table:style-name="ce29" table:formula="of:=SUM([Adrian_tid.BY33] : [#REF!.K32])" office:value-type="float" office:value="0" calcext:value-type="float">
            <text:p>0</text:p>
          </table:table-cell>
          <table:table-cell table:style-name="ce29" table:formula="of:=SUM([Adrian_tid.BZ33] : [#REF!.L32])" office:value-type="float" office:value="0" calcext:value-type="float">
            <text:p>0</text:p>
          </table:table-cell>
          <table:table-cell table:style-name="ce29" table:formula="of:=SUM([Adrian_tid.CA33] : [#REF!.M32])" office:value-type="float" office:value="0" calcext:value-type="float">
            <text:p>0</text:p>
          </table:table-cell>
          <table:table-cell table:style-name="ce29" table:formula="of:=SUM([Adrian_tid.CB33] : [#REF!.N32])" office:value-type="float" office:value="0" calcext:value-type="float">
            <text:p>0</text:p>
          </table:table-cell>
          <table:table-cell table:style-name="ce29" table:formula="of:=SUM([Adrian_tid.CC33] : [#REF!.O32])" office:value-type="float" office:value="0" calcext:value-type="float">
            <text:p>0</text:p>
          </table:table-cell>
          <table:table-cell table:style-name="ce44" table:formula="of:=SUM([.D32:.O32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Bluetooth</text:p>
          </table:table-cell>
          <table:table-cell table:style-name="ce27" office:value-type="string" calcext:value-type="string">
            <text:p>Anthon, Tommy, Herma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34] : [#REF!.E33])" office:value-type="float" office:value="0" calcext:value-type="float">
            <text:p>0</text:p>
          </table:table-cell>
          <table:table-cell table:style-name="ce29" table:formula="of:=SUM([Adrian_tid.T34] : [#REF!.F33])" office:value-type="float" office:value="0" calcext:value-type="float">
            <text:p>0</text:p>
          </table:table-cell>
          <table:table-cell table:style-name="ce29" table:formula="of:=SUM([Adrian_tid.U34] : [#REF!.G33])" office:value-type="float" office:value="0" calcext:value-type="float">
            <text:p>0</text:p>
          </table:table-cell>
          <table:table-cell table:style-name="ce29" table:formula="of:=SUM(Adrian_Tid.#REF!34 : [#REF!.H33])" office:value-type="string" office:string-value="" calcext:value-type="error">
            <text:p>#NAMN?</text:p>
          </table:table-cell>
          <table:table-cell table:style-name="ce29" table:formula="of:=SUM([Adrian_tid.BW34] : [#REF!.I33])" office:value-type="float" office:value="0" calcext:value-type="float">
            <text:p>0</text:p>
          </table:table-cell>
          <table:table-cell table:style-name="ce29" table:formula="of:=SUM([Adrian_tid.BX34] : [#REF!.J33])" office:value-type="float" office:value="0" calcext:value-type="float">
            <text:p>0</text:p>
          </table:table-cell>
          <table:table-cell table:style-name="ce29" table:formula="of:=SUM([Adrian_tid.BY34] : [#REF!.K33])" office:value-type="float" office:value="0" calcext:value-type="float">
            <text:p>0</text:p>
          </table:table-cell>
          <table:table-cell table:style-name="ce29" table:formula="of:=SUM([Adrian_tid.BZ34] : [#REF!.L33])" office:value-type="float" office:value="0" calcext:value-type="float">
            <text:p>0</text:p>
          </table:table-cell>
          <table:table-cell table:style-name="ce29" table:formula="of:=SUM([Adrian_tid.CA34] : [#REF!.M33])" office:value-type="float" office:value="0" calcext:value-type="float">
            <text:p>0</text:p>
          </table:table-cell>
          <table:table-cell table:style-name="ce29" table:formula="of:=SUM([Adrian_tid.CB34] : [#REF!.N33])" office:value-type="float" office:value="0" calcext:value-type="float">
            <text:p>0</text:p>
          </table:table-cell>
          <table:table-cell table:style-name="ce29" table:formula="of:=SUM([Adrian_tid.CC34] : [#REF!.O33])" office:value-type="float" office:value="0" calcext:value-type="float">
            <text:p>0</text:p>
          </table:table-cell>
          <table:table-cell table:style-name="ce45" table:formula="of:=SUM([.D33:.O33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4" office:value-type="string" calcext:value-type="string">
            <text:p>GUI</text:p>
          </table:table-cell>
          <table:table-cell table:style-name="ce27" office:value-type="string" calcext:value-type="string">
            <text:p>Antho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35] : [#REF!.E34])" office:value-type="float" office:value="0" calcext:value-type="float">
            <text:p>0</text:p>
          </table:table-cell>
          <table:table-cell table:style-name="ce29" table:formula="of:=SUM([Adrian_tid.T35] : [#REF!.F34])" office:value-type="float" office:value="0" calcext:value-type="float">
            <text:p>0</text:p>
          </table:table-cell>
          <table:table-cell table:style-name="ce29" table:formula="of:=SUM([Adrian_tid.U35] : [#REF!.G34])" office:value-type="float" office:value="0" calcext:value-type="float">
            <text:p>0</text:p>
          </table:table-cell>
          <table:table-cell table:style-name="ce29" table:formula="of:=SUM(Adrian_Tid.#REF!35 : [#REF!.H34])" office:value-type="string" office:string-value="" calcext:value-type="error">
            <text:p>#NAMN?</text:p>
          </table:table-cell>
          <table:table-cell table:style-name="ce29" table:formula="of:=SUM([Adrian_tid.BW35] : [#REF!.I34])" office:value-type="float" office:value="0" calcext:value-type="float">
            <text:p>0</text:p>
          </table:table-cell>
          <table:table-cell table:style-name="ce29" table:formula="of:=SUM([Adrian_tid.BX35] : [#REF!.J34])" office:value-type="float" office:value="0" calcext:value-type="float">
            <text:p>0</text:p>
          </table:table-cell>
          <table:table-cell table:style-name="ce29" table:formula="of:=SUM([Adrian_tid.BY35] : [#REF!.K34])" office:value-type="float" office:value="0" calcext:value-type="float">
            <text:p>0</text:p>
          </table:table-cell>
          <table:table-cell table:style-name="ce29" table:formula="of:=SUM([Adrian_tid.BZ35] : [#REF!.L34])" office:value-type="float" office:value="0" calcext:value-type="float">
            <text:p>0</text:p>
          </table:table-cell>
          <table:table-cell table:style-name="ce29" table:formula="of:=SUM([Adrian_tid.CA35] : [#REF!.M34])" office:value-type="float" office:value="0" calcext:value-type="float">
            <text:p>0</text:p>
          </table:table-cell>
          <table:table-cell table:style-name="ce29" table:formula="of:=SUM([Adrian_tid.CB35] : [#REF!.N34])" office:value-type="float" office:value="0" calcext:value-type="float">
            <text:p>0</text:p>
          </table:table-cell>
          <table:table-cell table:style-name="ce29" table:formula="of:=SUM([Adrian_tid.CC35] : [#REF!.O34])" office:value-type="float" office:value="0" calcext:value-type="float">
            <text:p>0</text:p>
          </table:table-cell>
          <table:table-cell table:style-name="ce45" table:formula="of:=SUM([.D34:.O34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4" office:value-type="string" calcext:value-type="string">
            <text:p>Möte</text:p>
          </table:table-cell>
          <table:table-cell table:style-name="ce27" office:value-type="string" calcext:value-type="string">
            <text:p>Alla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36] : [#REF!.E35])" office:value-type="float" office:value="0" calcext:value-type="float">
            <text:p>0</text:p>
          </table:table-cell>
          <table:table-cell table:style-name="ce29" table:formula="of:=SUM([Adrian_tid.T36] : [#REF!.F35])" office:value-type="float" office:value="0" calcext:value-type="float">
            <text:p>0</text:p>
          </table:table-cell>
          <table:table-cell table:style-name="ce29" table:formula="of:=SUM([Adrian_tid.U36] : [#REF!.G35])" office:value-type="float" office:value="0" calcext:value-type="float">
            <text:p>0</text:p>
          </table:table-cell>
          <table:table-cell table:style-name="ce29" table:formula="of:=SUM(Adrian_Tid.#REF!36 : [#REF!.H35])" office:value-type="string" office:string-value="" calcext:value-type="error">
            <text:p>#NAMN?</text:p>
          </table:table-cell>
          <table:table-cell table:style-name="ce29" table:formula="of:=SUM([Adrian_tid.BW36] : [#REF!.I35])" office:value-type="float" office:value="0" calcext:value-type="float">
            <text:p>0</text:p>
          </table:table-cell>
          <table:table-cell table:style-name="ce29" table:formula="of:=SUM([Adrian_tid.BX36] : [#REF!.J35])" office:value-type="float" office:value="0" calcext:value-type="float">
            <text:p>0</text:p>
          </table:table-cell>
          <table:table-cell table:style-name="ce29" table:formula="of:=SUM([Adrian_tid.BY36] : [#REF!.K35])" office:value-type="float" office:value="0" calcext:value-type="float">
            <text:p>0</text:p>
          </table:table-cell>
          <table:table-cell table:style-name="ce29" table:formula="of:=SUM([Adrian_tid.BZ36] : [#REF!.L35])" office:value-type="float" office:value="0" calcext:value-type="float">
            <text:p>0</text:p>
          </table:table-cell>
          <table:table-cell table:style-name="ce29" table:formula="of:=SUM([Adrian_tid.CA36] : [#REF!.M35])" office:value-type="float" office:value="0" calcext:value-type="float">
            <text:p>0</text:p>
          </table:table-cell>
          <table:table-cell table:style-name="ce29" table:formula="of:=SUM([Adrian_tid.CB36] : [#REF!.N35])" office:value-type="float" office:value="0" calcext:value-type="float">
            <text:p>0</text:p>
          </table:table-cell>
          <table:table-cell table:style-name="ce29" table:formula="of:=SUM([Adrian_tid.CC36] : [#REF!.O35])" office:value-type="float" office:value="0" calcext:value-type="float">
            <text:p>0</text:p>
          </table:table-cell>
          <table:table-cell table:style-name="ce44" table:formula="of:=SUM([.D35:.O35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Designspecifikation</text:p>
          </table:table-cell>
          <table:table-cell table:style-name="ce27" office:value-type="string" calcext:value-type="string">
            <text:p>Alla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37] : [#REF!.E36])" office:value-type="float" office:value="0" calcext:value-type="float">
            <text:p>0</text:p>
          </table:table-cell>
          <table:table-cell table:style-name="ce29" table:formula="of:=SUM([Adrian_tid.T37] : [#REF!.F36])" office:value-type="float" office:value="0" calcext:value-type="float">
            <text:p>0</text:p>
          </table:table-cell>
          <table:table-cell table:style-name="ce29" table:formula="of:=SUM([Adrian_tid.U37] : [#REF!.G36])" office:value-type="float" office:value="0" calcext:value-type="float">
            <text:p>0</text:p>
          </table:table-cell>
          <table:table-cell table:style-name="ce29" table:formula="of:=SUM(Adrian_Tid.#REF!37 : [#REF!.H36])" office:value-type="string" office:string-value="" calcext:value-type="error">
            <text:p>#NAMN?</text:p>
          </table:table-cell>
          <table:table-cell table:style-name="ce29" table:formula="of:=SUM([Adrian_tid.BW37] : [#REF!.I36])" office:value-type="float" office:value="0" calcext:value-type="float">
            <text:p>0</text:p>
          </table:table-cell>
          <table:table-cell table:style-name="ce29" table:formula="of:=SUM([Adrian_tid.BX37] : [#REF!.J36])" office:value-type="float" office:value="0" calcext:value-type="float">
            <text:p>0</text:p>
          </table:table-cell>
          <table:table-cell table:style-name="ce29" table:formula="of:=SUM([Adrian_tid.BY37] : [#REF!.K36])" office:value-type="float" office:value="0" calcext:value-type="float">
            <text:p>0</text:p>
          </table:table-cell>
          <table:table-cell table:style-name="ce29" table:formula="of:=SUM([Adrian_tid.BZ37] : [#REF!.L36])" office:value-type="float" office:value="0" calcext:value-type="float">
            <text:p>0</text:p>
          </table:table-cell>
          <table:table-cell table:style-name="ce29" table:formula="of:=SUM([Adrian_tid.CA37] : [#REF!.M36])" office:value-type="float" office:value="0" calcext:value-type="float">
            <text:p>0</text:p>
          </table:table-cell>
          <table:table-cell table:style-name="ce29" table:formula="of:=SUM([Adrian_tid.CB37] : [#REF!.N36])" office:value-type="float" office:value="0" calcext:value-type="float">
            <text:p>0</text:p>
          </table:table-cell>
          <table:table-cell table:style-name="ce29" table:formula="of:=SUM([Adrian_tid.CC37] : [#REF!.O36])" office:value-type="float" office:value="0" calcext:value-type="float">
            <text:p>0</text:p>
          </table:table-cell>
          <table:table-cell table:style-name="ce44" table:formula="of:=SUM([.D36:.O36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Redovisning</text:p>
          </table:table-cell>
          <table:table-cell table:style-name="ce27" office:value-type="string" calcext:value-type="string">
            <text:p>Adria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38] : [#REF!.E37])" office:value-type="float" office:value="0" calcext:value-type="float">
            <text:p>0</text:p>
          </table:table-cell>
          <table:table-cell table:style-name="ce29" table:formula="of:=SUM([Adrian_tid.T38] : [#REF!.F37])" office:value-type="float" office:value="0" calcext:value-type="float">
            <text:p>0</text:p>
          </table:table-cell>
          <table:table-cell table:style-name="ce29" table:formula="of:=SUM([Adrian_tid.U38] : [#REF!.G37])" office:value-type="float" office:value="0" calcext:value-type="float">
            <text:p>0</text:p>
          </table:table-cell>
          <table:table-cell table:style-name="ce29" table:formula="of:=SUM(Adrian_Tid.#REF!38 : [#REF!.H37])" office:value-type="string" office:string-value="" calcext:value-type="error">
            <text:p>#NAMN?</text:p>
          </table:table-cell>
          <table:table-cell table:style-name="ce29" table:formula="of:=SUM([Adrian_tid.BW38] : [#REF!.I37])" office:value-type="float" office:value="0" calcext:value-type="float">
            <text:p>0</text:p>
          </table:table-cell>
          <table:table-cell table:style-name="ce29" table:formula="of:=SUM([Adrian_tid.BX38] : [#REF!.J37])" office:value-type="float" office:value="0" calcext:value-type="float">
            <text:p>0</text:p>
          </table:table-cell>
          <table:table-cell table:style-name="ce29" table:formula="of:=SUM([Adrian_tid.BY38] : [#REF!.K37])" office:value-type="float" office:value="0" calcext:value-type="float">
            <text:p>0</text:p>
          </table:table-cell>
          <table:table-cell table:style-name="ce29" table:formula="of:=SUM([Adrian_tid.BZ38] : [#REF!.L37])" office:value-type="float" office:value="0" calcext:value-type="float">
            <text:p>0</text:p>
          </table:table-cell>
          <table:table-cell table:style-name="ce29" table:formula="of:=SUM([Adrian_tid.CA38] : [#REF!.M37])" office:value-type="float" office:value="0" calcext:value-type="float">
            <text:p>0</text:p>
          </table:table-cell>
          <table:table-cell table:style-name="ce29" table:formula="of:=SUM([Adrian_tid.CB38] : [#REF!.N37])" office:value-type="float" office:value="0" calcext:value-type="float">
            <text:p>0</text:p>
          </table:table-cell>
          <table:table-cell table:style-name="ce29" table:formula="of:=SUM([Adrian_tid.CC38] : [#REF!.O37])" office:value-type="float" office:value="0" calcext:value-type="float">
            <text:p>0</text:p>
          </table:table-cell>
          <table:table-cell table:style-name="ce44" table:formula="of:=SUM([.D37:.O37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Teknisk dokumentation</text:p>
          </table:table-cell>
          <table:table-cell table:style-name="ce27" office:value-type="string" calcext:value-type="string">
            <text:p>Alla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39] : [#REF!.E38])" office:value-type="float" office:value="0" calcext:value-type="float">
            <text:p>0</text:p>
          </table:table-cell>
          <table:table-cell table:style-name="ce29" table:formula="of:=SUM([Adrian_tid.T39] : [#REF!.F38])" office:value-type="float" office:value="0" calcext:value-type="float">
            <text:p>0</text:p>
          </table:table-cell>
          <table:table-cell table:style-name="ce29" table:formula="of:=SUM([Adrian_tid.U39] : [#REF!.G38])" office:value-type="float" office:value="0" calcext:value-type="float">
            <text:p>0</text:p>
          </table:table-cell>
          <table:table-cell table:style-name="ce29" table:formula="of:=SUM(Adrian_Tid.#REF!39 : [#REF!.H38])" office:value-type="string" office:string-value="" calcext:value-type="error">
            <text:p>#NAMN?</text:p>
          </table:table-cell>
          <table:table-cell table:style-name="ce29" table:formula="of:=SUM([Adrian_tid.BW39] : [#REF!.I38])" office:value-type="float" office:value="0" calcext:value-type="float">
            <text:p>0</text:p>
          </table:table-cell>
          <table:table-cell table:style-name="ce29" table:formula="of:=SUM([Adrian_tid.BX39] : [#REF!.J38])" office:value-type="float" office:value="0" calcext:value-type="float">
            <text:p>0</text:p>
          </table:table-cell>
          <table:table-cell table:style-name="ce29" table:formula="of:=SUM([Adrian_tid.BY39] : [#REF!.K38])" office:value-type="float" office:value="0" calcext:value-type="float">
            <text:p>0</text:p>
          </table:table-cell>
          <table:table-cell table:style-name="ce29" table:formula="of:=SUM([Adrian_tid.BZ39] : [#REF!.L38])" office:value-type="float" office:value="0" calcext:value-type="float">
            <text:p>0</text:p>
          </table:table-cell>
          <table:table-cell table:style-name="ce29" table:formula="of:=SUM([Adrian_tid.CA39] : [#REF!.M38])" office:value-type="float" office:value="0" calcext:value-type="float">
            <text:p>0</text:p>
          </table:table-cell>
          <table:table-cell table:style-name="ce29" table:formula="of:=SUM([Adrian_tid.CB39] : [#REF!.N38])" office:value-type="float" office:value="0" calcext:value-type="float">
            <text:p>0</text:p>
          </table:table-cell>
          <table:table-cell table:style-name="ce29" table:formula="of:=SUM([Adrian_tid.CC39] : [#REF!.O38])" office:value-type="float" office:value="0" calcext:value-type="float">
            <text:p>0</text:p>
          </table:table-cell>
          <table:table-cell table:style-name="ce44" table:formula="of:=SUM([.D38:.O38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Tid- och statusrapport</text:p>
          </table:table-cell>
          <table:table-cell table:style-name="ce27" office:value-type="string" calcext:value-type="string">
            <text:p>Adria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40] : [#REF!.E39])" office:value-type="float" office:value="0" calcext:value-type="float">
            <text:p>0</text:p>
          </table:table-cell>
          <table:table-cell table:style-name="ce29" table:formula="of:=SUM([Adrian_tid.T40] : [#REF!.F39])" office:value-type="float" office:value="0" calcext:value-type="float">
            <text:p>0</text:p>
          </table:table-cell>
          <table:table-cell table:style-name="ce29" table:formula="of:=SUM([Adrian_tid.U40] : [#REF!.G39])" office:value-type="float" office:value="0" calcext:value-type="float">
            <text:p>0</text:p>
          </table:table-cell>
          <table:table-cell table:style-name="ce29" table:formula="of:=SUM(Adrian_Tid.#REF!40 : [#REF!.H39])" office:value-type="string" office:string-value="" calcext:value-type="error">
            <text:p>#NAMN?</text:p>
          </table:table-cell>
          <table:table-cell table:style-name="ce29" table:formula="of:=SUM([Adrian_tid.BW40] : [#REF!.I39])" office:value-type="float" office:value="0" calcext:value-type="float">
            <text:p>0</text:p>
          </table:table-cell>
          <table:table-cell table:style-name="ce29" table:formula="of:=SUM([Adrian_tid.BX40] : [#REF!.J39])" office:value-type="float" office:value="0" calcext:value-type="float">
            <text:p>0</text:p>
          </table:table-cell>
          <table:table-cell table:style-name="ce29" table:formula="of:=SUM([Adrian_tid.BY40] : [#REF!.K39])" office:value-type="float" office:value="0" calcext:value-type="float">
            <text:p>0</text:p>
          </table:table-cell>
          <table:table-cell table:style-name="ce29" table:formula="of:=SUM([Adrian_tid.BZ40] : [#REF!.L39])" office:value-type="float" office:value="0" calcext:value-type="float">
            <text:p>0</text:p>
          </table:table-cell>
          <table:table-cell table:style-name="ce29" table:formula="of:=SUM([Adrian_tid.CA40] : [#REF!.M39])" office:value-type="float" office:value="0" calcext:value-type="float">
            <text:p>0</text:p>
          </table:table-cell>
          <table:table-cell table:style-name="ce29" table:formula="of:=SUM([Adrian_tid.CB40] : [#REF!.N39])" office:value-type="float" office:value="0" calcext:value-type="float">
            <text:p>0</text:p>
          </table:table-cell>
          <table:table-cell table:style-name="ce29" table:formula="of:=SUM([Adrian_tid.CC40] : [#REF!.O39])" office:value-type="float" office:value="0" calcext:value-type="float">
            <text:p>0</text:p>
          </table:table-cell>
          <table:table-cell table:style-name="ce44" table:formula="of:=SUM([.D39:.O39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Efterstudie</text:p>
          </table:table-cell>
          <table:table-cell table:style-name="ce27" office:value-type="string" calcext:value-type="string">
            <text:p>Alla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41] : [#REF!.E40])" office:value-type="float" office:value="0" calcext:value-type="float">
            <text:p>0</text:p>
          </table:table-cell>
          <table:table-cell table:style-name="ce29" table:formula="of:=SUM([Adrian_tid.T41] : [#REF!.F40])" office:value-type="float" office:value="0" calcext:value-type="float">
            <text:p>0</text:p>
          </table:table-cell>
          <table:table-cell table:style-name="ce29" table:formula="of:=SUM([Adrian_tid.U41] : [#REF!.G40])" office:value-type="float" office:value="0" calcext:value-type="float">
            <text:p>0</text:p>
          </table:table-cell>
          <table:table-cell table:style-name="ce29" table:formula="of:=SUM(Adrian_Tid.#REF!41 : [#REF!.H40])" office:value-type="string" office:string-value="" calcext:value-type="error">
            <text:p>#NAMN?</text:p>
          </table:table-cell>
          <table:table-cell table:style-name="ce29" table:formula="of:=SUM([Adrian_tid.BW41] : [#REF!.I40])" office:value-type="float" office:value="0" calcext:value-type="float">
            <text:p>0</text:p>
          </table:table-cell>
          <table:table-cell table:style-name="ce29" table:formula="of:=SUM([Adrian_tid.BX41] : [#REF!.J40])" office:value-type="float" office:value="0" calcext:value-type="float">
            <text:p>0</text:p>
          </table:table-cell>
          <table:table-cell table:style-name="ce29" table:formula="of:=SUM([Adrian_tid.BY41] : [#REF!.K40])" office:value-type="float" office:value="0" calcext:value-type="float">
            <text:p>0</text:p>
          </table:table-cell>
          <table:table-cell table:style-name="ce29" table:formula="of:=SUM([Adrian_tid.BZ41] : [#REF!.L40])" office:value-type="float" office:value="0" calcext:value-type="float">
            <text:p>0</text:p>
          </table:table-cell>
          <table:table-cell table:style-name="ce29" table:formula="of:=SUM([Adrian_tid.CA41] : [#REF!.M40])" office:value-type="float" office:value="0" calcext:value-type="float">
            <text:p>0</text:p>
          </table:table-cell>
          <table:table-cell table:style-name="ce29" table:formula="of:=SUM([Adrian_tid.CB41] : [#REF!.N40])" office:value-type="float" office:value="0" calcext:value-type="float">
            <text:p>0</text:p>
          </table:table-cell>
          <table:table-cell table:style-name="ce29" table:formula="of:=SUM([Adrian_tid.CC41] : [#REF!.O40])" office:value-type="float" office:value="0" calcext:value-type="float">
            <text:p>0</text:p>
          </table:table-cell>
          <table:table-cell table:style-name="ce44" table:formula="of:=SUM([.D40:.O40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Användarhandledning</text:p>
          </table:table-cell>
          <table:table-cell table:style-name="ce27" office:value-type="string" calcext:value-type="string">
            <text:p>John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42] : [#REF!.E41])" office:value-type="float" office:value="0" calcext:value-type="float">
            <text:p>0</text:p>
          </table:table-cell>
          <table:table-cell table:style-name="ce29" table:formula="of:=SUM([Adrian_tid.T42] : [#REF!.F41])" office:value-type="float" office:value="0" calcext:value-type="float">
            <text:p>0</text:p>
          </table:table-cell>
          <table:table-cell table:style-name="ce29" table:formula="of:=SUM([Adrian_tid.U42] : [#REF!.G41])" office:value-type="float" office:value="0" calcext:value-type="float">
            <text:p>0</text:p>
          </table:table-cell>
          <table:table-cell table:style-name="ce29" table:formula="of:=SUM(Adrian_Tid.#REF!42 : [#REF!.H41])" office:value-type="string" office:string-value="" calcext:value-type="error">
            <text:p>#NAMN?</text:p>
          </table:table-cell>
          <table:table-cell table:style-name="ce29" table:formula="of:=SUM([Adrian_tid.BW42] : [#REF!.I41])" office:value-type="float" office:value="0" calcext:value-type="float">
            <text:p>0</text:p>
          </table:table-cell>
          <table:table-cell table:style-name="ce29" table:formula="of:=SUM([Adrian_tid.BX42] : [#REF!.J41])" office:value-type="float" office:value="0" calcext:value-type="float">
            <text:p>0</text:p>
          </table:table-cell>
          <table:table-cell table:style-name="ce29" table:formula="of:=SUM([Adrian_tid.BY42] : [#REF!.K41])" office:value-type="float" office:value="0" calcext:value-type="float">
            <text:p>0</text:p>
          </table:table-cell>
          <table:table-cell table:style-name="ce29" table:formula="of:=SUM([Adrian_tid.BZ42] : [#REF!.L41])" office:value-type="float" office:value="0" calcext:value-type="float">
            <text:p>0</text:p>
          </table:table-cell>
          <table:table-cell table:style-name="ce29" table:formula="of:=SUM([Adrian_tid.CA42] : [#REF!.M41])" office:value-type="float" office:value="0" calcext:value-type="float">
            <text:p>0</text:p>
          </table:table-cell>
          <table:table-cell table:style-name="ce29" table:formula="of:=SUM([Adrian_tid.CB42] : [#REF!.N41])" office:value-type="float" office:value="0" calcext:value-type="float">
            <text:p>0</text:p>
          </table:table-cell>
          <table:table-cell table:style-name="ce29" table:formula="of:=SUM([Adrian_tid.CC42] : [#REF!.O41])" office:value-type="float" office:value="0" calcext:value-type="float">
            <text:p>0</text:p>
          </table:table-cell>
          <table:table-cell table:style-name="ce44" table:formula="of:=SUM([.D41:.O41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9"/>
          <table:table-cell table:style-name="ce14" office:value-type="string" calcext:value-type="string">
            <text:p>Reservtid</text:p>
          </table:table-cell>
          <table:table-cell table:style-name="ce27" office:value-type="string" calcext:value-type="string">
            <text:p>Alla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SUM([Adrian_tid.L43] : [#REF!.E42])" office:value-type="float" office:value="0" calcext:value-type="float">
            <text:p>0</text:p>
          </table:table-cell>
          <table:table-cell table:style-name="ce29" table:formula="of:=SUM([Adrian_tid.T43] : [#REF!.F42])" office:value-type="float" office:value="0" calcext:value-type="float">
            <text:p>0</text:p>
          </table:table-cell>
          <table:table-cell table:style-name="ce29" table:formula="of:=SUM([Adrian_tid.U43] : [#REF!.G42])" office:value-type="float" office:value="0" calcext:value-type="float">
            <text:p>0</text:p>
          </table:table-cell>
          <table:table-cell table:style-name="ce29" table:formula="of:=SUM(Adrian_Tid.#REF!43 : [#REF!.H42])" office:value-type="string" office:string-value="" calcext:value-type="error">
            <text:p>#NAMN?</text:p>
          </table:table-cell>
          <table:table-cell table:style-name="ce29" table:formula="of:=SUM([Adrian_tid.BW43] : [#REF!.I42])" office:value-type="float" office:value="0" calcext:value-type="float">
            <text:p>0</text:p>
          </table:table-cell>
          <table:table-cell table:style-name="ce29" table:formula="of:=SUM([Adrian_tid.BX43] : [#REF!.J42])" office:value-type="float" office:value="0" calcext:value-type="float">
            <text:p>0</text:p>
          </table:table-cell>
          <table:table-cell table:style-name="ce29" table:formula="of:=SUM([Adrian_tid.BY43] : [#REF!.K42])" office:value-type="float" office:value="0" calcext:value-type="float">
            <text:p>0</text:p>
          </table:table-cell>
          <table:table-cell table:style-name="ce29" table:formula="of:=SUM([Adrian_tid.BZ43] : [#REF!.L42])" office:value-type="float" office:value="0" calcext:value-type="float">
            <text:p>0</text:p>
          </table:table-cell>
          <table:table-cell table:style-name="ce29" table:formula="of:=SUM([Adrian_tid.CA43] : [#REF!.M42])" office:value-type="float" office:value="0" calcext:value-type="float">
            <text:p>0</text:p>
          </table:table-cell>
          <table:table-cell table:style-name="ce29" table:formula="of:=SUM([Adrian_tid.CB43] : [#REF!.N42])" office:value-type="float" office:value="0" calcext:value-type="float">
            <text:p>0</text:p>
          </table:table-cell>
          <table:table-cell table:style-name="ce29" table:formula="of:=SUM([Adrian_tid.CC43] : [#REF!.O42])" office:value-type="float" office:value="0" calcext:value-type="float">
            <text:p>0</text:p>
          </table:table-cell>
          <table:table-cell table:style-name="ce44" table:formula="of:=SUM([.D42:.O42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2"/>
          <table:table-cell table:style-name="ce33" table:formula="of:=SUM([.D8:.D42])" office:value-type="float" office:value="0" calcext:value-type="float">
            <text:p>0</text:p>
          </table:table-cell>
          <table:table-cell table:style-name="ce33" table:formula="of:=SUM([.E8:.E42])" office:value-type="float" office:value="0" calcext:value-type="float">
            <text:p>0</text:p>
          </table:table-cell>
          <table:table-cell table:style-name="ce33" table:formula="of:=SUM([.F8:.F42])" office:value-type="float" office:value="0" calcext:value-type="float">
            <text:p>0</text:p>
          </table:table-cell>
          <table:table-cell table:style-name="ce33" table:formula="of:=SUM([.G8:.G42])" office:value-type="float" office:value="0" calcext:value-type="float">
            <text:p>0</text:p>
          </table:table-cell>
          <table:table-cell table:style-name="ce33" table:formula="of:=SUM([.H8:.H42])" office:value-type="string" office:string-value="" calcext:value-type="error">
            <text:p>#NAMN?</text:p>
          </table:table-cell>
          <table:table-cell table:style-name="ce33" table:formula="of:=SUM([.I8:.I42])" office:value-type="float" office:value="0" calcext:value-type="float">
            <text:p>0</text:p>
          </table:table-cell>
          <table:table-cell table:style-name="ce33" table:formula="of:=SUM([.J8:.J42])" office:value-type="float" office:value="0" calcext:value-type="float">
            <text:p>0</text:p>
          </table:table-cell>
          <table:table-cell table:style-name="ce33" table:formula="of:=SUM([.K8:.K42])" office:value-type="float" office:value="0" calcext:value-type="float">
            <text:p>0</text:p>
          </table:table-cell>
          <table:table-cell table:style-name="ce33" table:formula="of:=SUM([.L8:.L42])" office:value-type="float" office:value="0" calcext:value-type="float">
            <text:p>0</text:p>
          </table:table-cell>
          <table:table-cell table:style-name="ce33" table:formula="of:=SUM([.M8:.M42])" office:value-type="float" office:value="0" calcext:value-type="float">
            <text:p>0</text:p>
          </table:table-cell>
          <table:table-cell table:style-name="ce33" table:formula="of:=SUM([.N8:.N42])" office:value-type="float" office:value="0" calcext:value-type="float">
            <text:p>0</text:p>
          </table:table-cell>
          <table:table-cell table:style-name="ce33" table:formula="of:=SUM([.O8:.O42])" office:value-type="float" office:value="0" calcext:value-type="float">
            <text:p>0</text:p>
          </table:table-cell>
          <table:table-cell table:style-name="ce54" table:formula="of:=SUM([.D43:.O43])" office:value-type="string" office:string-value="" calcext:value-type="error">
            <text:p>#NAMN?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d_per_person_per_vecka" table:style-name="ta2">
        <table:table-column table:style-name="co12" table:number-columns-repeated="26" table:default-cell-style-name="ce12"/>
        <table:table-column table:style-name="co14" table:number-columns-repeated="998" table:default-cell-style-name="ce12"/>
        <table:table-row table:style-name="ro3" table:number-rows-repeated="4">
          <table:table-cell table:number-columns-repeated="1024"/>
        </table:table-row>
        <table:table-row table:style-name="ro4">
          <table:table-cell/>
          <table:table-cell table:style-name="ce49" table:number-columns-repeated="17"/>
          <table:table-cell table:style-name="ce49" office:value-type="string" calcext:value-type="string">
            <text:p>Hjälptabell, deltagare på olika aktiviteter</text:p>
          </table:table-cell>
          <table:table-cell table:style-name="ce49" table:number-columns-repeated="7"/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arbetsbörda per vecka</text:p>
          </table:table-cell>
          <table:table-cell table:number-columns-repeated="8"/>
          <table:table-cell office:value-type="string" calcext:value-type="string">
            <text:p>Diff mot snitt</text:p>
          </table:table-cell>
          <table:table-cell table:number-columns-repeated="6"/>
          <table:table-cell office:value-type="string" calcext:value-type="string">
            <text:p>Herman</text:p>
          </table:table-cell>
          <table:table-cell office:value-type="string" calcext:value-type="string">
            <text:p>Anthon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ntal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formula="of:=[.S6]" office:value-type="string" office:string-value="Herman" calcext:value-type="string">
            <text:p>Herman</text:p>
          </table:table-cell>
          <table:table-cell table:formula="of:=[.T6]" office:value-type="string" office:string-value="Anthon" calcext:value-type="string">
            <text:p>Anthon</text:p>
          </table:table-cell>
          <table:table-cell table:formula="of:=[.U6]" office:value-type="string" office:string-value="Tommy" calcext:value-type="string">
            <text:p>Tommy</text:p>
          </table:table-cell>
          <table:table-cell table:formula="of:=[.V6]" office:value-type="string" office:string-value="Albert" calcext:value-type="string">
            <text:p>Albert</text:p>
          </table:table-cell>
          <table:table-cell table:formula="of:=[.W6]" office:value-type="string" office:string-value="Johan" calcext:value-type="string">
            <text:p>Johan</text:p>
          </table:table-cell>
          <table:table-cell table:formula="of:=[.X6]" office:value-type="string" office:string-value="Adrian" calcext:value-type="string">
            <text:p>Adrian</text:p>
          </table:table-cell>
          <table:table-cell table:formula="of:=[.Y6]" office:value-type="string" office:string-value="John" calcext:value-type="string">
            <text:p>John</text:p>
          </table:table-cell>
          <table:table-cell office:value-type="string" calcext:value-type="string">
            <text:p>Snitt</text:p>
          </table:table-cell>
          <table:table-cell/>
          <table:table-cell table:style-name="ce55" table:formula="of:=[.C7]" office:value-type="string" office:string-value="Herman" calcext:value-type="string">
            <text:p>Herman</text:p>
          </table:table-cell>
          <table:table-cell table:style-name="ce55" table:formula="of:=[.D7]" office:value-type="string" office:string-value="Anthon" calcext:value-type="string">
            <text:p>Anthon</text:p>
          </table:table-cell>
          <table:table-cell table:style-name="ce55" table:formula="of:=[.E7]" office:value-type="string" office:string-value="Tommy" calcext:value-type="string">
            <text:p>Tommy</text:p>
          </table:table-cell>
          <table:table-cell table:style-name="ce55" table:formula="of:=[.F7]" office:value-type="string" office:string-value="Albert" calcext:value-type="string">
            <text:p>Albert</text:p>
          </table:table-cell>
          <table:table-cell table:style-name="ce55" table:formula="of:=[.G7]" office:value-type="string" office:string-value="Johan" calcext:value-type="string">
            <text:p>Johan</text:p>
          </table:table-cell>
          <table:table-cell table:style-name="ce55" table:formula="of:=[.H7]" office:value-type="string" office:string-value="Adrian" calcext:value-type="string">
            <text:p>Adrian</text:p>
          </table:table-cell>
          <table:table-cell table:style-name="ce55" table:formula="of:=[.I7]" office:value-type="string" office:string-value="John" calcext:value-type="string">
            <text:p>John</text:p>
          </table:table-cell>
          <table:table-cell table:formula="of:=IF(ISNUMBER(SEARCH([.S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T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U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V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W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X$6]; [Basplan.$D8])); 1;  IF(ISNUMBER(SEARCH(&quot;alla&quot;; [Basplan.$D8])); 1; 0 ))" office:value-type="float" office:value="1" calcext:value-type="float">
            <text:p>1</text:p>
          </table:table-cell>
          <table:table-cell table:formula="of:=IF(ISNUMBER(SEARCH([.Y$6]; [Basplan.$D8])); 1;  IF(ISNUMBER(SEARCH(&quot;alla&quot;; [Basplan.$D8])); 1; 0 ))" office:value-type="float" office:value="1" calcext:value-type="float">
            <text:p>1</text:p>
          </table:table-cell>
          <table:table-cell table:formula="of:=SUM([.S7:.Y7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table:style-name="ce55" table:formula="of:=SUMPRODUCT(([.S$7:.S$41])*([Basplan.$J$8:.$J$42])/([.$Z$7:.$Z$41]))" office:value-type="float" office:value="22.8571428571429" calcext:value-type="float">
            <text:p>22,9</text:p>
          </table:table-cell>
          <table:table-cell table:style-name="ce55" table:formula="of:=SUMPRODUCT(([.T$7:.T$41])*([Basplan.$J$8:.$J$42])/([.$Z$7:.$Z$41]))" office:value-type="float" office:value="17.0238095238095" calcext:value-type="float">
            <text:p>17,0</text:p>
          </table:table-cell>
          <table:table-cell table:style-name="ce55" table:formula="of:=SUMPRODUCT(([.U$7:.U$41])*([Basplan.$J$8:.$J$42])/([.$Z$7:.$Z$41]))" office:value-type="float" office:value="17.0238095238095" calcext:value-type="float">
            <text:p>17,0</text:p>
          </table:table-cell>
          <table:table-cell table:style-name="ce55" table:formula="of:=SUMPRODUCT(([.V$7:.V$41])*([Basplan.$J$8:.$J$42])/([.$Z$7:.$Z$41]))" office:value-type="float" office:value="26.1904761904762" calcext:value-type="float">
            <text:p>26,2</text:p>
          </table:table-cell>
          <table:table-cell table:style-name="ce55" table:formula="of:=SUMPRODUCT(([.W$7:.W$41])*([Basplan.$J$8:.$J$42])/([.$Z$7:.$Z$41]))" office:value-type="float" office:value="23.6904761904762" calcext:value-type="float">
            <text:p>23,7</text:p>
          </table:table-cell>
          <table:table-cell table:style-name="ce55" table:formula="of:=SUMPRODUCT(([.X$7:.X$41])*([Basplan.$J$8:.$J$42])/([.$Z$7:.$Z$41]))" office:value-type="float" office:value="23.8571428571429" calcext:value-type="float">
            <text:p>23,9</text:p>
          </table:table-cell>
          <table:table-cell table:style-name="ce55" table:formula="of:=SUMPRODUCT(([.Y$7:.Y$41])*([Basplan.$J$8:.$J$42])/([.$Z$7:.$Z$41]))" office:value-type="float" office:value="20.3571428571429" calcext:value-type="float">
            <text:p>20,4</text:p>
          </table:table-cell>
          <table:table-cell table:style-name="ce57" table:formula="of:=[Basplan.$J$57]/7" office:value-type="float" office:value="21.5714285714286" calcext:value-type="float">
            <text:p>21,57</text:p>
          </table:table-cell>
          <table:table-cell/>
          <table:table-cell table:style-name="ce55" table:formula="of:=[.C8]-[.$J8]" office:value-type="float" office:value="1.28571428571428" calcext:value-type="float">
            <text:p>1,3</text:p>
          </table:table-cell>
          <table:table-cell table:style-name="ce55" table:formula="of:=[.D8]-[.$J8]" office:value-type="float" office:value="-4.54761904761905" calcext:value-type="float">
            <text:p>-4,5</text:p>
          </table:table-cell>
          <table:table-cell table:style-name="ce55" table:formula="of:=[.E8]-[.$J8]" office:value-type="float" office:value="-4.54761904761905" calcext:value-type="float">
            <text:p>-4,5</text:p>
          </table:table-cell>
          <table:table-cell table:style-name="ce55" table:formula="of:=[.F8]-[.$J8]" office:value-type="float" office:value="4.61904761904762" calcext:value-type="float">
            <text:p>4,6</text:p>
          </table:table-cell>
          <table:table-cell table:style-name="ce55" table:formula="of:=[.G8]-[.$J8]" office:value-type="float" office:value="2.11904761904762" calcext:value-type="float">
            <text:p>2,1</text:p>
          </table:table-cell>
          <table:table-cell table:style-name="ce55" table:formula="of:=[.H8]-[.$J8]" office:value-type="float" office:value="2.28571428571428" calcext:value-type="float">
            <text:p>2,3</text:p>
          </table:table-cell>
          <table:table-cell table:style-name="ce55" table:formula="of:=[.I8]-[.$J8]" office:value-type="float" office:value="-1.21428571428572" calcext:value-type="float">
            <text:p>-1,2</text:p>
          </table:table-cell>
          <table:table-cell table:formula="of:=IF(ISNUMBER(SEARCH([.S$6]; [Basplan.$D9])); 1;  IF(ISNUMBER(SEARCH(&quot;alla&quot;; [Basplan.$D9])); 1; 0 ))" office:value-type="float" office:value="1" calcext:value-type="float">
            <text:p>1</text:p>
          </table:table-cell>
          <table:table-cell table:formula="of:=IF(ISNUMBER(SEARCH([.T$6]; [Basplan.$D9])); 1;  IF(ISNUMBER(SEARCH(&quot;alla&quot;; [Basplan.$D9])); 1; 0 ))" office:value-type="float" office:value="1" calcext:value-type="float">
            <text:p>1</text:p>
          </table:table-cell>
          <table:table-cell table:formula="of:=IF(ISNUMBER(SEARCH([.U$6]; [Basplan.$D9])); 1;  IF(ISNUMBER(SEARCH(&quot;alla&quot;; [Basplan.$D9])); 1; 0 ))" office:value-type="float" office:value="1" calcext:value-type="float">
            <text:p>1</text:p>
          </table:table-cell>
          <table:table-cell table:formula="of:=IF(ISNUMBER(SEARCH([.V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W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X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Y$6]; [Basplan.$D9])); 1;  IF(ISNUMBER(SEARCH(&quot;alla&quot;; [Basplan.$D9])); 1; 0 ))" office:value-type="float" office:value="0" calcext:value-type="float">
            <text:p>0</text:p>
          </table:table-cell>
          <table:table-cell table:formula="of:=SUM([.S8:.Y8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table:style-name="ce55" table:formula="of:=SUMPRODUCT(([.S$7:.S$41])*([Basplan.$K$8:.$K$42])/([.$Z$7:.$Z$41]))" office:value-type="float" office:value="26.9047619047619" calcext:value-type="float">
            <text:p>26,9</text:p>
          </table:table-cell>
          <table:table-cell table:style-name="ce55" table:formula="of:=SUMPRODUCT(([.T$7:.T$41])*([Basplan.$K$8:.$K$42])/([.$Z$7:.$Z$41]))" office:value-type="float" office:value="24.4047619047619" calcext:value-type="float">
            <text:p>24,4</text:p>
          </table:table-cell>
          <table:table-cell table:style-name="ce55" table:formula="of:=SUMPRODUCT(([.U$7:.U$41])*([Basplan.$K$8:.$K$42])/([.$Z$7:.$Z$41]))" office:value-type="float" office:value="21.9047619047619" calcext:value-type="float">
            <text:p>21,9</text:p>
          </table:table-cell>
          <table:table-cell table:style-name="ce55" table:formula="of:=SUMPRODUCT(([.V$7:.V$41])*([Basplan.$K$8:.$K$42])/([.$Z$7:.$Z$41]))" office:value-type="float" office:value="26.0714285714286" calcext:value-type="float">
            <text:p>26,1</text:p>
          </table:table-cell>
          <table:table-cell table:style-name="ce55" table:formula="of:=SUMPRODUCT(([.W$7:.W$41])*([Basplan.$K$8:.$K$42])/([.$Z$7:.$Z$41]))" office:value-type="float" office:value="26.9047619047619" calcext:value-type="float">
            <text:p>26,9</text:p>
          </table:table-cell>
          <table:table-cell table:style-name="ce55" table:formula="of:=SUMPRODUCT(([.X$7:.X$41])*([Basplan.$K$8:.$K$42])/([.$Z$7:.$Z$41]))" office:value-type="float" office:value="11.2380952380952" calcext:value-type="float">
            <text:p>11,2</text:p>
          </table:table-cell>
          <table:table-cell table:style-name="ce55" table:formula="of:=SUMPRODUCT(([.Y$7:.Y$41])*([Basplan.$K$8:.$K$42])/([.$Z$7:.$Z$41]))" office:value-type="float" office:value="23.5714285714286" calcext:value-type="float">
            <text:p>23,6</text:p>
          </table:table-cell>
          <table:table-cell table:style-name="ce57" table:formula="of:=[Basplan.$K$57]/7" office:value-type="float" office:value="23" calcext:value-type="float">
            <text:p>23,00</text:p>
          </table:table-cell>
          <table:table-cell/>
          <table:table-cell table:style-name="ce55" table:formula="of:=[.C9]-[.$J9]" office:value-type="float" office:value="3.9047619047619" calcext:value-type="float">
            <text:p>3,9</text:p>
          </table:table-cell>
          <table:table-cell table:style-name="ce55" table:formula="of:=[.D9]-[.$J9]" office:value-type="float" office:value="1.4047619047619" calcext:value-type="float">
            <text:p>1,4</text:p>
          </table:table-cell>
          <table:table-cell table:style-name="ce55" table:formula="of:=[.E9]-[.$J9]" office:value-type="float" office:value="-1.0952380952381" calcext:value-type="float">
            <text:p>-1,1</text:p>
          </table:table-cell>
          <table:table-cell table:style-name="ce55" table:formula="of:=[.F9]-[.$J9]" office:value-type="float" office:value="3.07142857142857" calcext:value-type="float">
            <text:p>3,1</text:p>
          </table:table-cell>
          <table:table-cell table:style-name="ce55" table:formula="of:=[.G9]-[.$J9]" office:value-type="float" office:value="3.90476190476191" calcext:value-type="float">
            <text:p>3,9</text:p>
          </table:table-cell>
          <table:table-cell table:style-name="ce55" table:formula="of:=[.H9]-[.$J9]" office:value-type="float" office:value="-11.7619047619048" calcext:value-type="float">
            <text:p>-11,8</text:p>
          </table:table-cell>
          <table:table-cell table:style-name="ce55" table:formula="of:=[.I9]-[.$J9]" office:value-type="float" office:value="0.571428571428569" calcext:value-type="float">
            <text:p>0,6</text:p>
          </table:table-cell>
          <table:table-cell table:formula="of:=IF(ISNUMBER(SEARCH([.S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T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U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V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W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X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Y$6]; [Basplan.$D10])); 1;  IF(ISNUMBER(SEARCH(&quot;alla&quot;; [Basplan.$D10])); 1; 0 ))" office:value-type="float" office:value="0" calcext:value-type="float">
            <text:p>0</text:p>
          </table:table-cell>
          <table:table-cell table:formula="of:=SUM([.S9:.Y9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table:style-name="ce55" table:formula="of:=SUMPRODUCT(([.S$7:.S$41])*([Basplan.$L$8:.$L$42])/([.$Z$7:.$Z$41]))" office:value-type="float" office:value="15.8333333333333" calcext:value-type="float">
            <text:p>15,8</text:p>
          </table:table-cell>
          <table:table-cell table:style-name="ce55" table:formula="of:=SUMPRODUCT(([.T$7:.T$41])*([Basplan.$L$8:.$L$42])/([.$Z$7:.$Z$41]))" office:value-type="float" office:value="20" calcext:value-type="float">
            <text:p>20,0</text:p>
          </table:table-cell>
          <table:table-cell table:style-name="ce55" table:formula="of:=SUMPRODUCT(([.U$7:.U$41])*([Basplan.$L$8:.$L$42])/([.$Z$7:.$Z$41]))" office:value-type="float" office:value="22.5" calcext:value-type="float">
            <text:p>22,5</text:p>
          </table:table-cell>
          <table:table-cell table:style-name="ce55" table:formula="of:=SUMPRODUCT(([.V$7:.V$41])*([Basplan.$L$8:.$L$42])/([.$Z$7:.$Z$41]))" office:value-type="float" office:value="33.3333333333333" calcext:value-type="float">
            <text:p>33,3</text:p>
          </table:table-cell>
          <table:table-cell table:style-name="ce55" table:formula="of:=SUMPRODUCT(([.W$7:.W$41])*([Basplan.$L$8:.$L$42])/([.$Z$7:.$Z$41]))" office:value-type="float" office:value="17.5" calcext:value-type="float">
            <text:p>17,5</text:p>
          </table:table-cell>
          <table:table-cell table:style-name="ce55" table:formula="of:=SUMPRODUCT(([.X$7:.X$41])*([Basplan.$L$8:.$L$42])/([.$Z$7:.$Z$41]))" office:value-type="float" office:value="19.3333333333333" calcext:value-type="float">
            <text:p>19,3</text:p>
          </table:table-cell>
          <table:table-cell table:style-name="ce55" table:formula="of:=SUMPRODUCT(([.Y$7:.Y$41])*([Basplan.$L$8:.$L$42])/([.$Z$7:.$Z$41]))" office:value-type="float" office:value="37.5" calcext:value-type="float">
            <text:p>37,5</text:p>
          </table:table-cell>
          <table:table-cell table:style-name="ce57" table:formula="of:=[Basplan.$L$57]/7" office:value-type="float" office:value="23.7142857142857" calcext:value-type="float">
            <text:p>23,71</text:p>
          </table:table-cell>
          <table:table-cell/>
          <table:table-cell table:style-name="ce55" table:formula="of:=[.C10]-[.$J10]" office:value-type="float" office:value="-7.88095238095238" calcext:value-type="float">
            <text:p>-7,9</text:p>
          </table:table-cell>
          <table:table-cell table:style-name="ce55" table:formula="of:=[.D10]-[.$J10]" office:value-type="float" office:value="-3.71428571428572" calcext:value-type="float">
            <text:p>-3,7</text:p>
          </table:table-cell>
          <table:table-cell table:style-name="ce55" table:formula="of:=[.E10]-[.$J10]" office:value-type="float" office:value="-1.21428571428572" calcext:value-type="float">
            <text:p>-1,2</text:p>
          </table:table-cell>
          <table:table-cell table:style-name="ce55" table:formula="of:=[.F10]-[.$J10]" office:value-type="float" office:value="9.61904761904762" calcext:value-type="float">
            <text:p>9,6</text:p>
          </table:table-cell>
          <table:table-cell table:style-name="ce55" table:formula="of:=[.G10]-[.$J10]" office:value-type="float" office:value="-6.21428571428572" calcext:value-type="float">
            <text:p>-6,2</text:p>
          </table:table-cell>
          <table:table-cell table:style-name="ce55" table:formula="of:=[.H10]-[.$J10]" office:value-type="float" office:value="-4.38095238095238" calcext:value-type="float">
            <text:p>-4,4</text:p>
          </table:table-cell>
          <table:table-cell table:style-name="ce55" table:formula="of:=[.I10]-[.$J10]" office:value-type="float" office:value="13.7857142857143" calcext:value-type="float">
            <text:p>13,8</text:p>
          </table:table-cell>
          <table:table-cell table:formula="of:=IF(ISNUMBER(SEARCH([.S$6]; [Basplan.$D11])); 1;  IF(ISNUMBER(SEARCH(&quot;alla&quot;; [Basplan.$D11])); 1; 0 ))" office:value-type="float" office:value="1" calcext:value-type="float">
            <text:p>1</text:p>
          </table:table-cell>
          <table:table-cell table:formula="of:=IF(ISNUMBER(SEARCH([.T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U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V$6]; [Basplan.$D11])); 1;  IF(ISNUMBER(SEARCH(&quot;alla&quot;; [Basplan.$D11])); 1; 0 ))" office:value-type="float" office:value="1" calcext:value-type="float">
            <text:p>1</text:p>
          </table:table-cell>
          <table:table-cell table:formula="of:=IF(ISNUMBER(SEARCH([.W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X$6]; [Basplan.$D11])); 1;  IF(ISNUMBER(SEARCH(&quot;alla&quot;; [Basplan.$D11])); 1; 0 ))" office:value-type="float" office:value="1" calcext:value-type="float">
            <text:p>1</text:p>
          </table:table-cell>
          <table:table-cell table:formula="of:=IF(ISNUMBER(SEARCH([.Y$6]; [Basplan.$D11])); 1;  IF(ISNUMBER(SEARCH(&quot;alla&quot;; [Basplan.$D11])); 1; 0 ))" office:value-type="float" office:value="0" calcext:value-type="float">
            <text:p>0</text:p>
          </table:table-cell>
          <table:table-cell table:formula="of:=SUM([.S10:.Y10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table:style-name="ce55" table:formula="of:=SUMPRODUCT(([.S$7:.S$41])*([Basplan.$M$8:.$M$42])/([.$Z$7:.$Z$41]))" office:value-type="float" office:value="33.2142857142857" calcext:value-type="float">
            <text:p>33,2</text:p>
          </table:table-cell>
          <table:table-cell table:style-name="ce55" table:formula="of:=SUMPRODUCT(([.T$7:.T$41])*([Basplan.$M$8:.$M$42])/([.$Z$7:.$Z$41]))" office:value-type="float" office:value="28.2142857142857" calcext:value-type="float">
            <text:p>28,2</text:p>
          </table:table-cell>
          <table:table-cell table:style-name="ce55" table:formula="of:=SUMPRODUCT(([.U$7:.U$41])*([Basplan.$M$8:.$M$42])/([.$Z$7:.$Z$41]))" office:value-type="float" office:value="23.2142857142857" calcext:value-type="float">
            <text:p>23,2</text:p>
          </table:table-cell>
          <table:table-cell table:style-name="ce55" table:formula="of:=SUMPRODUCT(([.V$7:.V$41])*([Basplan.$M$8:.$M$42])/([.$Z$7:.$Z$41]))" office:value-type="float" office:value="20.7142857142857" calcext:value-type="float">
            <text:p>20,7</text:p>
          </table:table-cell>
          <table:table-cell table:style-name="ce55" table:formula="of:=SUMPRODUCT(([.W$7:.W$41])*([Basplan.$M$8:.$M$42])/([.$Z$7:.$Z$41]))" office:value-type="float" office:value="33.2142857142857" calcext:value-type="float">
            <text:p>33,2</text:p>
          </table:table-cell>
          <table:table-cell table:style-name="ce55" table:formula="of:=SUMPRODUCT(([.X$7:.X$41])*([Basplan.$M$8:.$M$42])/([.$Z$7:.$Z$41]))" office:value-type="float" office:value="26.7142857142857" calcext:value-type="float">
            <text:p>26,7</text:p>
          </table:table-cell>
          <table:table-cell table:style-name="ce55" table:formula="of:=SUMPRODUCT(([.Y$7:.Y$41])*([Basplan.$M$8:.$M$42])/([.$Z$7:.$Z$41]))" office:value-type="float" office:value="20.7142857142857" calcext:value-type="float">
            <text:p>20,7</text:p>
          </table:table-cell>
          <table:table-cell table:style-name="ce57" table:formula="of:=[Basplan.$M$57]/7" office:value-type="float" office:value="26.5714285714286" calcext:value-type="float">
            <text:p>26,57</text:p>
          </table:table-cell>
          <table:table-cell/>
          <table:table-cell table:style-name="ce55" table:formula="of:=[.C11]-[.$J11]" office:value-type="float" office:value="6.64285714285714" calcext:value-type="float">
            <text:p>6,6</text:p>
          </table:table-cell>
          <table:table-cell table:style-name="ce55" table:formula="of:=[.D11]-[.$J11]" office:value-type="float" office:value="1.64285714285714" calcext:value-type="float">
            <text:p>1,6</text:p>
          </table:table-cell>
          <table:table-cell table:style-name="ce55" table:formula="of:=[.E11]-[.$J11]" office:value-type="float" office:value="-3.35714285714286" calcext:value-type="float">
            <text:p>-3,4</text:p>
          </table:table-cell>
          <table:table-cell table:style-name="ce55" table:formula="of:=[.F11]-[.$J11]" office:value-type="float" office:value="-5.85714285714286" calcext:value-type="float">
            <text:p>-5,9</text:p>
          </table:table-cell>
          <table:table-cell table:style-name="ce55" table:formula="of:=[.G11]-[.$J11]" office:value-type="float" office:value="6.64285714285714" calcext:value-type="float">
            <text:p>6,6</text:p>
          </table:table-cell>
          <table:table-cell table:style-name="ce55" table:formula="of:=[.H11]-[.$J11]" office:value-type="float" office:value="0.142857142857139" calcext:value-type="float">
            <text:p>0,1</text:p>
          </table:table-cell>
          <table:table-cell table:style-name="ce55" table:formula="of:=[.I11]-[.$J11]" office:value-type="float" office:value="-5.85714285714286" calcext:value-type="float">
            <text:p>-5,9</text:p>
          </table:table-cell>
          <table:table-cell table:formula="of:=IF(ISNUMBER(SEARCH([.S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T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U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V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W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X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Y$6]; [Basplan.$D12])); 1;  IF(ISNUMBER(SEARCH(&quot;alla&quot;; [Basplan.$D12])); 1; 0 ))" office:value-type="float" office:value="1" calcext:value-type="float">
            <text:p>1</text:p>
          </table:table-cell>
          <table:table-cell table:formula="of:=SUM([.S11:.Y11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table:style-name="ce55" table:formula="of:=SUMPRODUCT(([.S$7:.S$41])*([Basplan.$N$8:.$N$42])/([.$Z$7:.$Z$41]))" office:value-type="float" office:value="27.8571428571429" calcext:value-type="float">
            <text:p>27,9</text:p>
          </table:table-cell>
          <table:table-cell table:style-name="ce55" table:formula="of:=SUMPRODUCT(([.T$7:.T$41])*([Basplan.$N$8:.$N$42])/([.$Z$7:.$Z$41]))" office:value-type="float" office:value="33.6904761904762" calcext:value-type="float">
            <text:p>33,7</text:p>
          </table:table-cell>
          <table:table-cell table:style-name="ce55" table:formula="of:=SUMPRODUCT(([.U$7:.U$41])*([Basplan.$N$8:.$N$42])/([.$Z$7:.$Z$41]))" office:value-type="float" office:value="27.8571428571429" calcext:value-type="float">
            <text:p>27,9</text:p>
          </table:table-cell>
          <table:table-cell table:style-name="ce55" table:formula="of:=SUMPRODUCT(([.V$7:.V$41])*([Basplan.$N$8:.$N$42])/([.$Z$7:.$Z$41]))" office:value-type="float" office:value="20.3571428571429" calcext:value-type="float">
            <text:p>20,4</text:p>
          </table:table-cell>
          <table:table-cell table:style-name="ce55" table:formula="of:=SUMPRODUCT(([.W$7:.W$41])*([Basplan.$N$8:.$N$42])/([.$Z$7:.$Z$41]))" office:value-type="float" office:value="22.8571428571429" calcext:value-type="float">
            <text:p>22,9</text:p>
          </table:table-cell>
          <table:table-cell table:style-name="ce55" table:formula="of:=SUMPRODUCT(([.X$7:.X$41])*([Basplan.$N$8:.$N$42])/([.$Z$7:.$Z$41]))" office:value-type="float" office:value="17.1904761904762" calcext:value-type="float">
            <text:p>17,2</text:p>
          </table:table-cell>
          <table:table-cell table:style-name="ce55" table:formula="of:=SUMPRODUCT(([.Y$7:.Y$41])*([Basplan.$N$8:.$N$42])/([.$Z$7:.$Z$41]))" office:value-type="float" office:value="16.1904761904762" calcext:value-type="float">
            <text:p>16,2</text:p>
          </table:table-cell>
          <table:table-cell table:style-name="ce57" table:formula="of:=[Basplan.$N$57]/7" office:value-type="float" office:value="23.7142857142857" calcext:value-type="float">
            <text:p>23,71</text:p>
          </table:table-cell>
          <table:table-cell/>
          <table:table-cell table:style-name="ce55" table:formula="of:=[.C12]-[.$J12]" office:value-type="float" office:value="4.14285714285714" calcext:value-type="float">
            <text:p>4,1</text:p>
          </table:table-cell>
          <table:table-cell table:style-name="ce55" table:formula="of:=[.D12]-[.$J12]" office:value-type="float" office:value="9.97619047619047" calcext:value-type="float">
            <text:p>10,0</text:p>
          </table:table-cell>
          <table:table-cell table:style-name="ce55" table:formula="of:=[.E12]-[.$J12]" office:value-type="float" office:value="4.14285714285714" calcext:value-type="float">
            <text:p>4,1</text:p>
          </table:table-cell>
          <table:table-cell table:style-name="ce55" table:formula="of:=[.F12]-[.$J12]" office:value-type="float" office:value="-3.35714285714286" calcext:value-type="float">
            <text:p>-3,4</text:p>
          </table:table-cell>
          <table:table-cell table:style-name="ce55" table:formula="of:=[.G12]-[.$J12]" office:value-type="float" office:value="-0.857142857142858" calcext:value-type="float">
            <text:p>-0,9</text:p>
          </table:table-cell>
          <table:table-cell table:style-name="ce55" table:formula="of:=[.H12]-[.$J12]" office:value-type="float" office:value="-6.52380952380953" calcext:value-type="float">
            <text:p>-6,5</text:p>
          </table:table-cell>
          <table:table-cell table:style-name="ce55" table:formula="of:=[.I12]-[.$J12]" office:value-type="float" office:value="-7.52380952380953" calcext:value-type="float">
            <text:p>-7,5</text:p>
          </table:table-cell>
          <table:table-cell table:formula="of:=IF(ISNUMBER(SEARCH([.S$6]; [Basplan.$D13])); 1;  IF(ISNUMBER(SEARCH(&quot;alla&quot;; [Basplan.$D13])); 1; 0 ))" office:value-type="float" office:value="1" calcext:value-type="float">
            <text:p>1</text:p>
          </table:table-cell>
          <table:table-cell table:formula="of:=IF(ISNUMBER(SEARCH([.T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U$6]; [Basplan.$D13])); 1;  IF(ISNUMBER(SEARCH(&quot;alla&quot;; [Basplan.$D13])); 1; 0 ))" office:value-type="float" office:value="1" calcext:value-type="float">
            <text:p>1</text:p>
          </table:table-cell>
          <table:table-cell table:formula="of:=IF(ISNUMBER(SEARCH([.V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W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X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Y$6]; [Basplan.$D13])); 1;  IF(ISNUMBER(SEARCH(&quot;alla&quot;; [Basplan.$D13])); 1; 0 ))" office:value-type="float" office:value="0" calcext:value-type="float">
            <text:p>0</text:p>
          </table:table-cell>
          <table:table-cell table:formula="of:=SUM([.S12:.Y12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style-name="ce55" table:formula="of:=SUMPRODUCT(([.S$7:.S$41])*([Basplan.$O$8:.$O$42])/([.$Z$7:.$Z$41]))" office:value-type="float" office:value="25.952380952381" calcext:value-type="float">
            <text:p>26,0</text:p>
          </table:table-cell>
          <table:table-cell table:style-name="ce55" table:formula="of:=SUMPRODUCT(([.T$7:.T$41])*([Basplan.$O$8:.$O$42])/([.$Z$7:.$Z$41]))" office:value-type="float" office:value="20.1190476190476" calcext:value-type="float">
            <text:p>20,1</text:p>
          </table:table-cell>
          <table:table-cell table:style-name="ce55" table:formula="of:=SUMPRODUCT(([.U$7:.U$41])*([Basplan.$O$8:.$O$42])/([.$Z$7:.$Z$41]))" office:value-type="float" office:value="25.952380952381" calcext:value-type="float">
            <text:p>26,0</text:p>
          </table:table-cell>
          <table:table-cell table:style-name="ce55" table:formula="of:=SUMPRODUCT(([.V$7:.V$41])*([Basplan.$O$8:.$O$42])/([.$Z$7:.$Z$41]))" office:value-type="float" office:value="11.7857142857143" calcext:value-type="float">
            <text:p>11,8</text:p>
          </table:table-cell>
          <table:table-cell table:style-name="ce55" table:formula="of:=SUMPRODUCT(([.W$7:.W$41])*([Basplan.$O$8:.$O$42])/([.$Z$7:.$Z$41]))" office:value-type="float" office:value="9.28571428571429" calcext:value-type="float">
            <text:p>9,3</text:p>
          </table:table-cell>
          <table:table-cell table:style-name="ce55" table:formula="of:=SUMPRODUCT(([.X$7:.X$41])*([Basplan.$O$8:.$O$42])/([.$Z$7:.$Z$41]))" office:value-type="float" office:value="18.6190476190476" calcext:value-type="float">
            <text:p>18,6</text:p>
          </table:table-cell>
          <table:table-cell table:style-name="ce55" table:formula="of:=SUMPRODUCT(([.Y$7:.Y$41])*([Basplan.$O$8:.$O$42])/([.$Z$7:.$Z$41]))" office:value-type="float" office:value="14.2857142857143" calcext:value-type="float">
            <text:p>14,3</text:p>
          </table:table-cell>
          <table:table-cell table:style-name="ce57" table:formula="of:=[Basplan.$O$57]/7" office:value-type="float" office:value="18" calcext:value-type="float">
            <text:p>18,00</text:p>
          </table:table-cell>
          <table:table-cell/>
          <table:table-cell table:style-name="ce55" table:formula="of:=[.C13]-[.$J13]" office:value-type="float" office:value="7.95238095238095" calcext:value-type="float">
            <text:p>8,0</text:p>
          </table:table-cell>
          <table:table-cell table:style-name="ce55" table:formula="of:=[.D13]-[.$J13]" office:value-type="float" office:value="2.11904761904762" calcext:value-type="float">
            <text:p>2,1</text:p>
          </table:table-cell>
          <table:table-cell table:style-name="ce55" table:formula="of:=[.E13]-[.$J13]" office:value-type="float" office:value="7.95238095238095" calcext:value-type="float">
            <text:p>8,0</text:p>
          </table:table-cell>
          <table:table-cell table:style-name="ce55" table:formula="of:=[.F13]-[.$J13]" office:value-type="float" office:value="-6.21428571428571" calcext:value-type="float">
            <text:p>-6,2</text:p>
          </table:table-cell>
          <table:table-cell table:style-name="ce55" table:formula="of:=[.G13]-[.$J13]" office:value-type="float" office:value="-8.71428571428571" calcext:value-type="float">
            <text:p>-8,7</text:p>
          </table:table-cell>
          <table:table-cell table:style-name="ce55" table:formula="of:=[.H13]-[.$J13]" office:value-type="float" office:value="0.61904761904762" calcext:value-type="float">
            <text:p>0,6</text:p>
          </table:table-cell>
          <table:table-cell table:style-name="ce55" table:formula="of:=[.I13]-[.$J13]" office:value-type="float" office:value="-3.71428571428571" calcext:value-type="float">
            <text:p>-3,7</text:p>
          </table:table-cell>
          <table:table-cell table:formula="of:=IF(ISNUMBER(SEARCH([.S$6]; [Basplan.$D14])); 1;  IF(ISNUMBER(SEARCH(&quot;alla&quot;; [Basplan.$D14])); 1; 0 ))" office:value-type="float" office:value="1" calcext:value-type="float">
            <text:p>1</text:p>
          </table:table-cell>
          <table:table-cell table:formula="of:=IF(ISNUMBER(SEARCH([.T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U$6]; [Basplan.$D14])); 1;  IF(ISNUMBER(SEARCH(&quot;alla&quot;; [Basplan.$D14])); 1; 0 ))" office:value-type="float" office:value="1" calcext:value-type="float">
            <text:p>1</text:p>
          </table:table-cell>
          <table:table-cell table:formula="of:=IF(ISNUMBER(SEARCH([.V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W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X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Y$6]; [Basplan.$D14])); 1;  IF(ISNUMBER(SEARCH(&quot;alla&quot;; [Basplan.$D14])); 1; 0 ))" office:value-type="float" office:value="0" calcext:value-type="float">
            <text:p>0</text:p>
          </table:table-cell>
          <table:table-cell table:formula="of:=SUM([.S13:.Y13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table:style-name="ce55" table:formula="of:=SUMPRODUCT(([.S$7:.S$41])*([Basplan.$P$8:.$P$42])/([.$Z$7:.$Z$41]))" office:value-type="float" office:value="2.85714285714286" calcext:value-type="float">
            <text:p>2,9</text:p>
          </table:table-cell>
          <table:table-cell table:style-name="ce55" table:formula="of:=SUMPRODUCT(([.T$7:.T$41])*([Basplan.$P$8:.$P$42])/([.$Z$7:.$Z$41]))" office:value-type="float" office:value="2.85714285714286" calcext:value-type="float">
            <text:p>2,9</text:p>
          </table:table-cell>
          <table:table-cell table:style-name="ce55" table:formula="of:=SUMPRODUCT(([.U$7:.U$41])*([Basplan.$P$8:.$P$42])/([.$Z$7:.$Z$41]))" office:value-type="float" office:value="2.85714285714286" calcext:value-type="float">
            <text:p>2,9</text:p>
          </table:table-cell>
          <table:table-cell table:style-name="ce55" table:formula="of:=SUMPRODUCT(([.V$7:.V$41])*([Basplan.$P$8:.$P$42])/([.$Z$7:.$Z$41]))" office:value-type="float" office:value="2.85714285714286" calcext:value-type="float">
            <text:p>2,9</text:p>
          </table:table-cell>
          <table:table-cell table:style-name="ce55" table:formula="of:=SUMPRODUCT(([.W$7:.W$41])*([Basplan.$P$8:.$P$42])/([.$Z$7:.$Z$41]))" office:value-type="float" office:value="2.85714285714286" calcext:value-type="float">
            <text:p>2,9</text:p>
          </table:table-cell>
          <table:table-cell table:style-name="ce55" table:formula="of:=SUMPRODUCT(([.X$7:.X$41])*([Basplan.$P$8:.$P$42])/([.$Z$7:.$Z$41]))" office:value-type="float" office:value="18.8571428571429" calcext:value-type="float">
            <text:p>18,9</text:p>
          </table:table-cell>
          <table:table-cell table:style-name="ce55" table:formula="of:=SUMPRODUCT(([.Y$7:.Y$41])*([Basplan.$P$8:.$P$42])/([.$Z$7:.$Z$41]))" office:value-type="float" office:value="2.85714285714286" calcext:value-type="float">
            <text:p>2,9</text:p>
          </table:table-cell>
          <table:table-cell table:style-name="ce57" table:formula="of:=[Basplan.$P$57]/7" office:value-type="float" office:value="5.14285714285714" calcext:value-type="float">
            <text:p>5,14</text:p>
          </table:table-cell>
          <table:table-cell/>
          <table:table-cell table:style-name="ce55" table:formula="of:=[.C14]-[.$J14]" office:value-type="float" office:value="-2.28571428571429" calcext:value-type="float">
            <text:p>-2,3</text:p>
          </table:table-cell>
          <table:table-cell table:style-name="ce55" table:formula="of:=[.D14]-[.$J14]" office:value-type="float" office:value="-2.28571428571429" calcext:value-type="float">
            <text:p>-2,3</text:p>
          </table:table-cell>
          <table:table-cell table:style-name="ce55" table:formula="of:=[.E14]-[.$J14]" office:value-type="float" office:value="-2.28571428571429" calcext:value-type="float">
            <text:p>-2,3</text:p>
          </table:table-cell>
          <table:table-cell table:style-name="ce55" table:formula="of:=[.F14]-[.$J14]" office:value-type="float" office:value="-2.28571428571429" calcext:value-type="float">
            <text:p>-2,3</text:p>
          </table:table-cell>
          <table:table-cell table:style-name="ce55" table:formula="of:=[.G14]-[.$J14]" office:value-type="float" office:value="-2.28571428571429" calcext:value-type="float">
            <text:p>-2,3</text:p>
          </table:table-cell>
          <table:table-cell table:style-name="ce55" table:formula="of:=[.H14]-[.$J14]" office:value-type="float" office:value="13.7142857142857" calcext:value-type="float">
            <text:p>13,7</text:p>
          </table:table-cell>
          <table:table-cell table:style-name="ce55" table:formula="of:=[.I14]-[.$J14]" office:value-type="float" office:value="-2.28571428571429" calcext:value-type="float">
            <text:p>-2,3</text:p>
          </table:table-cell>
          <table:table-cell table:formula="of:=IF(ISNUMBER(SEARCH([.S$6]; [Basplan.$D15])); 1;  IF(ISNUMBER(SEARCH(&quot;alla&quot;; [Basplan.$D15])); 1; 0 ))" office:value-type="float" office:value="1" calcext:value-type="float">
            <text:p>1</text:p>
          </table:table-cell>
          <table:table-cell table:formula="of:=IF(ISNUMBER(SEARCH([.T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U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V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W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X$6]; [Basplan.$D15])); 1;  IF(ISNUMBER(SEARCH(&quot;alla&quot;; [Basplan.$D15])); 1; 0 ))" office:value-type="float" office:value="1" calcext:value-type="float">
            <text:p>1</text:p>
          </table:table-cell>
          <table:table-cell table:formula="of:=IF(ISNUMBER(SEARCH([.Y$6]; [Basplan.$D15])); 1;  IF(ISNUMBER(SEARCH(&quot;alla&quot;; [Basplan.$D15])); 1; 0 ))" office:value-type="float" office:value="0" calcext:value-type="float">
            <text:p>0</text:p>
          </table:table-cell>
          <table:table-cell table:formula="of:=SUM([.S14:.Y14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summa</text:p>
          </table:table-cell>
          <table:table-cell table:style-name="ce56" table:formula="of:=SUMPRODUCT(([.S$7:.S$41])*([Basplan.$Q$8:.$Q$42])/([.$Z$7:.$Z$41]))" office:value-type="float" office:value="173.333333333333" calcext:value-type="float">
            <text:p>173,3</text:p>
          </table:table-cell>
          <table:table-cell table:style-name="ce56" table:formula="of:=SUMPRODUCT(([.T$7:.T$41])*([Basplan.$Q$8:.$Q$42])/([.$Z$7:.$Z$41]))" office:value-type="float" office:value="164.166666666667" calcext:value-type="float">
            <text:p>164,2</text:p>
          </table:table-cell>
          <table:table-cell table:style-name="ce56" table:formula="of:=SUMPRODUCT(([.U$7:.U$41])*([Basplan.$Q$8:.$Q$42])/([.$Z$7:.$Z$41]))" office:value-type="float" office:value="159.166666666667" calcext:value-type="float">
            <text:p>159,2</text:p>
          </table:table-cell>
          <table:table-cell table:style-name="ce56" table:formula="of:=SUMPRODUCT(([.V$7:.V$41])*([Basplan.$Q$8:.$Q$42])/([.$Z$7:.$Z$41]))" office:value-type="float" office:value="159.166666666667" calcext:value-type="float">
            <text:p>159,2</text:p>
          </table:table-cell>
          <table:table-cell table:style-name="ce56" table:formula="of:=SUMPRODUCT(([.W$7:.W$41])*([Basplan.$Q$8:.$Q$42])/([.$Z$7:.$Z$41]))" office:value-type="float" office:value="154.166666666667" calcext:value-type="float">
            <text:p>154,2</text:p>
          </table:table-cell>
          <table:table-cell table:style-name="ce56" table:formula="of:=SUMPRODUCT(([.X$7:.X$41])*([Basplan.$Q$8:.$Q$42])/([.$Z$7:.$Z$41]))" office:value-type="float" office:value="156.666666666667" calcext:value-type="float">
            <text:p>156,7</text:p>
          </table:table-cell>
          <table:table-cell table:style-name="ce56" table:formula="of:=SUMPRODUCT(([.Y$7:.Y$41])*([Basplan.$Q$8:.$Q$42])/([.$Z$7:.$Z$41]))" office:value-type="float" office:value="153.333333333333" calcext:value-type="float">
            <text:p>153,3</text:p>
          </table:table-cell>
          <table:table-cell table:style-name="ce58" table:formula="of:=[Basplan.$Q$57]/7" office:value-type="float" office:value="160" calcext:value-type="float">
            <text:p>160,00</text:p>
          </table:table-cell>
          <table:table-cell/>
          <table:table-cell table:style-name="ce56" table:formula="of:=[.C15]-[.$J15]" office:value-type="float" office:value="13.3333333333333" calcext:value-type="float">
            <text:p>13,3</text:p>
          </table:table-cell>
          <table:table-cell table:style-name="ce56" table:formula="of:=[.D15]-[.$J15]" office:value-type="float" office:value="4.16666666666666" calcext:value-type="float">
            <text:p>4,2</text:p>
          </table:table-cell>
          <table:table-cell table:style-name="ce56" table:formula="of:=[.E15]-[.$J15]" office:value-type="float" office:value="-0.833333333333343" calcext:value-type="float">
            <text:p>-0,8</text:p>
          </table:table-cell>
          <table:table-cell table:style-name="ce56" table:formula="of:=[.F15]-[.$J15]" office:value-type="float" office:value="-0.833333333333343" calcext:value-type="float">
            <text:p>-0,8</text:p>
          </table:table-cell>
          <table:table-cell table:style-name="ce56" table:formula="of:=[.G15]-[.$J15]" office:value-type="float" office:value="-5.83333333333334" calcext:value-type="float">
            <text:p>-5,8</text:p>
          </table:table-cell>
          <table:table-cell table:style-name="ce56" table:formula="of:=[.H15]-[.$J15]" office:value-type="float" office:value="-3.33333333333331" calcext:value-type="float">
            <text:p>-3,3</text:p>
          </table:table-cell>
          <table:table-cell table:style-name="ce56" table:formula="of:=[.I15]-[.$J15]" office:value-type="float" office:value="-6.66666666666666" calcext:value-type="float">
            <text:p>-6,7</text:p>
          </table:table-cell>
          <table:table-cell table:formula="of:=IF(ISNUMBER(SEARCH([.S$6]; [Basplan.$D16])); 1;  IF(ISNUMBER(SEARCH(&quot;alla&quot;; [Basplan.$D16])); 1; 0 ))" office:value-type="float" office:value="1" calcext:value-type="float">
            <text:p>1</text:p>
          </table:table-cell>
          <table:table-cell table:formula="of:=IF(ISNUMBER(SEARCH([.T$6]; [Basplan.$D16])); 1;  IF(ISNUMBER(SEARCH(&quot;alla&quot;; [Basplan.$D16])); 1; 0 ))" office:value-type="float" office:value="1" calcext:value-type="float">
            <text:p>1</text:p>
          </table:table-cell>
          <table:table-cell table:formula="of:=IF(ISNUMBER(SEARCH([.U$6]; [Basplan.$D16])); 1;  IF(ISNUMBER(SEARCH(&quot;alla&quot;; [Basplan.$D16])); 1; 0 ))" office:value-type="float" office:value="1" calcext:value-type="float">
            <text:p>1</text:p>
          </table:table-cell>
          <table:table-cell table:formula="of:=IF(ISNUMBER(SEARCH([.V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W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X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Y$6]; [Basplan.$D16])); 1;  IF(ISNUMBER(SEARCH(&quot;alla&quot;; [Basplan.$D16])); 1; 0 ))" office:value-type="float" office:value="0" calcext:value-type="float">
            <text:p>0</text:p>
          </table:table-cell>
          <table:table-cell table:formula="of:=SUM([.S15:.Y15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8"/>
          <table:table-cell table:number-columns-repeated="8"/>
          <table:table-cell table:formula="of:=IF(ISNUMBER(SEARCH([.S$6]; [Basplan.$D17])); 1;  IF(ISNUMBER(SEARCH(&quot;alla&quot;; [Basplan.$D17])); 1; 0 ))" office:value-type="float" office:value="1" calcext:value-type="float">
            <text:p>1</text:p>
          </table:table-cell>
          <table:table-cell table:formula="of:=IF(ISNUMBER(SEARCH([.T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U$6]; [Basplan.$D17])); 1;  IF(ISNUMBER(SEARCH(&quot;alla&quot;; [Basplan.$D17])); 1; 0 ))" office:value-type="float" office:value="1" calcext:value-type="float">
            <text:p>1</text:p>
          </table:table-cell>
          <table:table-cell table:formula="of:=IF(ISNUMBER(SEARCH([.V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W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X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Y$6]; [Basplan.$D17])); 1;  IF(ISNUMBER(SEARCH(&quot;alla&quot;; [Basplan.$D17])); 1; 0 ))" office:value-type="float" office:value="1" calcext:value-type="float">
            <text:p>1</text:p>
          </table:table-cell>
          <table:table-cell table:formula="of:=SUM([.S16:.Y16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18])); 1;  IF(ISNUMBER(SEARCH(&quot;alla&quot;; [Basplan.$D18])); 1; 0 ))" office:value-type="float" office:value="1" calcext:value-type="float">
            <text:p>1</text:p>
          </table:table-cell>
          <table:table-cell table:formula="of:=IF(ISNUMBER(SEARCH([.T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U$6]; [Basplan.$D18])); 1;  IF(ISNUMBER(SEARCH(&quot;alla&quot;; [Basplan.$D18])); 1; 0 ))" office:value-type="float" office:value="1" calcext:value-type="float">
            <text:p>1</text:p>
          </table:table-cell>
          <table:table-cell table:formula="of:=IF(ISNUMBER(SEARCH([.V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W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X$6]; [Basplan.$D18])); 1;  IF(ISNUMBER(SEARCH(&quot;alla&quot;; [Basplan.$D18])); 1; 0 ))" office:value-type="float" office:value="1" calcext:value-type="float">
            <text:p>1</text:p>
          </table:table-cell>
          <table:table-cell table:formula="of:=IF(ISNUMBER(SEARCH([.Y$6]; [Basplan.$D18])); 1;  IF(ISNUMBER(SEARCH(&quot;alla&quot;; [Basplan.$D18])); 1; 0 ))" office:value-type="float" office:value="0" calcext:value-type="float">
            <text:p>0</text:p>
          </table:table-cell>
          <table:table-cell table:formula="of:=SUM([.S17:.Y17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T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U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V$6]; [Basplan.$D19])); 1;  IF(ISNUMBER(SEARCH(&quot;alla&quot;; [Basplan.$D19])); 1; 0 ))" office:value-type="float" office:value="1" calcext:value-type="float">
            <text:p>1</text:p>
          </table:table-cell>
          <table:table-cell table:formula="of:=IF(ISNUMBER(SEARCH([.W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X$6]; [Basplan.$D19])); 1;  IF(ISNUMBER(SEARCH(&quot;alla&quot;; [Basplan.$D19])); 1; 0 ))" office:value-type="float" office:value="1" calcext:value-type="float">
            <text:p>1</text:p>
          </table:table-cell>
          <table:table-cell table:formula="of:=IF(ISNUMBER(SEARCH([.Y$6]; [Basplan.$D19])); 1;  IF(ISNUMBER(SEARCH(&quot;alla&quot;; [Basplan.$D19])); 1; 0 ))" office:value-type="float" office:value="0" calcext:value-type="float">
            <text:p>0</text:p>
          </table:table-cell>
          <table:table-cell table:formula="of:=SUM([.S18:.Y18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T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U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V$6]; [Basplan.$D20])); 1;  IF(ISNUMBER(SEARCH(&quot;alla&quot;; [Basplan.$D20])); 1; 0 ))" office:value-type="float" office:value="1" calcext:value-type="float">
            <text:p>1</text:p>
          </table:table-cell>
          <table:table-cell table:formula="of:=IF(ISNUMBER(SEARCH([.W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X$6]; [Basplan.$D20])); 1;  IF(ISNUMBER(SEARCH(&quot;alla&quot;; [Basplan.$D20])); 1; 0 ))" office:value-type="float" office:value="1" calcext:value-type="float">
            <text:p>1</text:p>
          </table:table-cell>
          <table:table-cell table:formula="of:=IF(ISNUMBER(SEARCH([.Y$6]; [Basplan.$D20])); 1;  IF(ISNUMBER(SEARCH(&quot;alla&quot;; [Basplan.$D20])); 1; 0 ))" office:value-type="float" office:value="0" calcext:value-type="float">
            <text:p>0</text:p>
          </table:table-cell>
          <table:table-cell table:formula="of:=SUM([.S19:.Y19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T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U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V$6]; [Basplan.$D21])); 1;  IF(ISNUMBER(SEARCH(&quot;alla&quot;; [Basplan.$D21])); 1; 0 ))" office:value-type="float" office:value="1" calcext:value-type="float">
            <text:p>1</text:p>
          </table:table-cell>
          <table:table-cell table:formula="of:=IF(ISNUMBER(SEARCH([.W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X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Y$6]; [Basplan.$D21])); 1;  IF(ISNUMBER(SEARCH(&quot;alla&quot;; [Basplan.$D21])); 1; 0 ))" office:value-type="float" office:value="1" calcext:value-type="float">
            <text:p>1</text:p>
          </table:table-cell>
          <table:table-cell table:formula="of:=SUM([.S20:.Y20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T$6]; [Basplan.$D22])); 1;  IF(ISNUMBER(SEARCH(&quot;alla&quot;; [Basplan.$D22])); 1; 0 ))" office:value-type="float" office:value="1" calcext:value-type="float">
            <text:p>1</text:p>
          </table:table-cell>
          <table:table-cell table:formula="of:=IF(ISNUMBER(SEARCH([.U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V$6]; [Basplan.$D22])); 1;  IF(ISNUMBER(SEARCH(&quot;alla&quot;; [Basplan.$D22])); 1; 0 ))" office:value-type="float" office:value="1" calcext:value-type="float">
            <text:p>1</text:p>
          </table:table-cell>
          <table:table-cell table:formula="of:=IF(ISNUMBER(SEARCH([.W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X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Y$6]; [Basplan.$D22])); 1;  IF(ISNUMBER(SEARCH(&quot;alla&quot;; [Basplan.$D22])); 1; 0 ))" office:value-type="float" office:value="0" calcext:value-type="float">
            <text:p>0</text:p>
          </table:table-cell>
          <table:table-cell table:formula="of:=SUM([.S21:.Y21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T$6]; [Basplan.$D23])); 1;  IF(ISNUMBER(SEARCH(&quot;alla&quot;; [Basplan.$D23])); 1; 0 ))" office:value-type="float" office:value="1" calcext:value-type="float">
            <text:p>1</text:p>
          </table:table-cell>
          <table:table-cell table:formula="of:=IF(ISNUMBER(SEARCH([.U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V$6]; [Basplan.$D23])); 1;  IF(ISNUMBER(SEARCH(&quot;alla&quot;; [Basplan.$D23])); 1; 0 ))" office:value-type="float" office:value="1" calcext:value-type="float">
            <text:p>1</text:p>
          </table:table-cell>
          <table:table-cell table:formula="of:=IF(ISNUMBER(SEARCH([.W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X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Y$6]; [Basplan.$D23])); 1;  IF(ISNUMBER(SEARCH(&quot;alla&quot;; [Basplan.$D23])); 1; 0 ))" office:value-type="float" office:value="0" calcext:value-type="float">
            <text:p>0</text:p>
          </table:table-cell>
          <table:table-cell table:formula="of:=SUM([.S22:.Y22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T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U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V$6]; [Basplan.$D24])); 1;  IF(ISNUMBER(SEARCH(&quot;alla&quot;; [Basplan.$D24])); 1; 0 ))" office:value-type="float" office:value="1" calcext:value-type="float">
            <text:p>1</text:p>
          </table:table-cell>
          <table:table-cell table:formula="of:=IF(ISNUMBER(SEARCH([.W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X$6]; [Basplan.$D24])); 1;  IF(ISNUMBER(SEARCH(&quot;alla&quot;; [Basplan.$D24])); 1; 0 ))" office:value-type="float" office:value="1" calcext:value-type="float">
            <text:p>1</text:p>
          </table:table-cell>
          <table:table-cell table:formula="of:=IF(ISNUMBER(SEARCH([.Y$6]; [Basplan.$D24])); 1;  IF(ISNUMBER(SEARCH(&quot;alla&quot;; [Basplan.$D24])); 1; 0 ))" office:value-type="float" office:value="0" calcext:value-type="float">
            <text:p>0</text:p>
          </table:table-cell>
          <table:table-cell table:formula="of:=SUM([.S23:.Y23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T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U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V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W$6]; [Basplan.$D25])); 1;  IF(ISNUMBER(SEARCH(&quot;alla&quot;; [Basplan.$D25])); 1; 0 ))" office:value-type="float" office:value="1" calcext:value-type="float">
            <text:p>1</text:p>
          </table:table-cell>
          <table:table-cell table:formula="of:=IF(ISNUMBER(SEARCH([.X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Y$6]; [Basplan.$D25])); 1;  IF(ISNUMBER(SEARCH(&quot;alla&quot;; [Basplan.$D25])); 1; 0 ))" office:value-type="float" office:value="1" calcext:value-type="float">
            <text:p>1</text:p>
          </table:table-cell>
          <table:table-cell table:formula="of:=SUM([.S24:.Y24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T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U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V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W$6]; [Basplan.$D26])); 1;  IF(ISNUMBER(SEARCH(&quot;alla&quot;; [Basplan.$D26])); 1; 0 ))" office:value-type="float" office:value="1" calcext:value-type="float">
            <text:p>1</text:p>
          </table:table-cell>
          <table:table-cell table:formula="of:=IF(ISNUMBER(SEARCH([.X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Y$6]; [Basplan.$D26])); 1;  IF(ISNUMBER(SEARCH(&quot;alla&quot;; [Basplan.$D26])); 1; 0 ))" office:value-type="float" office:value="1" calcext:value-type="float">
            <text:p>1</text:p>
          </table:table-cell>
          <table:table-cell table:formula="of:=SUM([.S25:.Y25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T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U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V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W$6]; [Basplan.$D27])); 1;  IF(ISNUMBER(SEARCH(&quot;alla&quot;; [Basplan.$D27])); 1; 0 ))" office:value-type="float" office:value="1" calcext:value-type="float">
            <text:p>1</text:p>
          </table:table-cell>
          <table:table-cell table:formula="of:=IF(ISNUMBER(SEARCH([.X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Y$6]; [Basplan.$D27])); 1;  IF(ISNUMBER(SEARCH(&quot;alla&quot;; [Basplan.$D27])); 1; 0 ))" office:value-type="float" office:value="1" calcext:value-type="float">
            <text:p>1</text:p>
          </table:table-cell>
          <table:table-cell table:formula="of:=SUM([.S26:.Y26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T$6]; [Basplan.$D28])); 1;  IF(ISNUMBER(SEARCH(&quot;alla&quot;; [Basplan.$D28])); 1; 0 ))" office:value-type="float" office:value="1" calcext:value-type="float">
            <text:p>1</text:p>
          </table:table-cell>
          <table:table-cell table:formula="of:=IF(ISNUMBER(SEARCH([.U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V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W$6]; [Basplan.$D28])); 1;  IF(ISNUMBER(SEARCH(&quot;alla&quot;; [Basplan.$D28])); 1; 0 ))" office:value-type="float" office:value="1" calcext:value-type="float">
            <text:p>1</text:p>
          </table:table-cell>
          <table:table-cell table:formula="of:=IF(ISNUMBER(SEARCH([.X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Y$6]; [Basplan.$D28])); 1;  IF(ISNUMBER(SEARCH(&quot;alla&quot;; [Basplan.$D28])); 1; 0 ))" office:value-type="float" office:value="0" calcext:value-type="float">
            <text:p>0</text:p>
          </table:table-cell>
          <table:table-cell table:formula="of:=SUM([.S27:.Y27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T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U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V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W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X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Y$6]; [Basplan.$D29])); 1;  IF(ISNUMBER(SEARCH(&quot;alla&quot;; [Basplan.$D29])); 1; 0 ))" office:value-type="float" office:value="1" calcext:value-type="float">
            <text:p>1</text:p>
          </table:table-cell>
          <table:table-cell table:formula="of:=SUM([.S28:.Y28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T$6]; [Basplan.$D30])); 1;  IF(ISNUMBER(SEARCH(&quot;alla&quot;; [Basplan.$D30])); 1; 0 ))" office:value-type="float" office:value="1" calcext:value-type="float">
            <text:p>1</text:p>
          </table:table-cell>
          <table:table-cell table:formula="of:=IF(ISNUMBER(SEARCH([.U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V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W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X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Y$6]; [Basplan.$D30])); 1;  IF(ISNUMBER(SEARCH(&quot;alla&quot;; [Basplan.$D30])); 1; 0 ))" office:value-type="float" office:value="1" calcext:value-type="float">
            <text:p>1</text:p>
          </table:table-cell>
          <table:table-cell table:formula="of:=SUM([.S29:.Y29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T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U$6]; [Basplan.$D31])); 1;  IF(ISNUMBER(SEARCH(&quot;alla&quot;; [Basplan.$D31])); 1; 0 ))" office:value-type="float" office:value="1" calcext:value-type="float">
            <text:p>1</text:p>
          </table:table-cell>
          <table:table-cell table:formula="of:=IF(ISNUMBER(SEARCH([.V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W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X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Y$6]; [Basplan.$D31])); 1;  IF(ISNUMBER(SEARCH(&quot;alla&quot;; [Basplan.$D31])); 1; 0 ))" office:value-type="float" office:value="0" calcext:value-type="float">
            <text:p>0</text:p>
          </table:table-cell>
          <table:table-cell table:formula="of:=SUM([.S30:.Y30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T$6]; [Basplan.$D32])); 1;  IF(ISNUMBER(SEARCH(&quot;alla&quot;; [Basplan.$D32])); 1; 0 ))" office:value-type="float" office:value="1" calcext:value-type="float">
            <text:p>1</text:p>
          </table:table-cell>
          <table:table-cell table:formula="of:=IF(ISNUMBER(SEARCH([.U$6]; [Basplan.$D32])); 1;  IF(ISNUMBER(SEARCH(&quot;alla&quot;; [Basplan.$D32])); 1; 0 ))" office:value-type="float" office:value="1" calcext:value-type="float">
            <text:p>1</text:p>
          </table:table-cell>
          <table:table-cell table:formula="of:=IF(ISNUMBER(SEARCH([.V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W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X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Y$6]; [Basplan.$D32])); 1;  IF(ISNUMBER(SEARCH(&quot;alla&quot;; [Basplan.$D32])); 1; 0 ))" office:value-type="float" office:value="0" calcext:value-type="float">
            <text:p>0</text:p>
          </table:table-cell>
          <table:table-cell table:formula="of:=SUM([.S31:.Y31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33])); 1;  IF(ISNUMBER(SEARCH(&quot;alla&quot;; [Basplan.$D33])); 1; 0 ))" office:value-type="float" office:value="1" calcext:value-type="float">
            <text:p>1</text:p>
          </table:table-cell>
          <table:table-cell table:formula="of:=IF(ISNUMBER(SEARCH([.T$6]; [Basplan.$D33])); 1;  IF(ISNUMBER(SEARCH(&quot;alla&quot;; [Basplan.$D33])); 1; 0 ))" office:value-type="float" office:value="1" calcext:value-type="float">
            <text:p>1</text:p>
          </table:table-cell>
          <table:table-cell table:formula="of:=IF(ISNUMBER(SEARCH([.U$6]; [Basplan.$D33])); 1;  IF(ISNUMBER(SEARCH(&quot;alla&quot;; [Basplan.$D33])); 1; 0 ))" office:value-type="float" office:value="1" calcext:value-type="float">
            <text:p>1</text:p>
          </table:table-cell>
          <table:table-cell table:formula="of:=IF(ISNUMBER(SEARCH([.V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W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X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Y$6]; [Basplan.$D33])); 1;  IF(ISNUMBER(SEARCH(&quot;alla&quot;; [Basplan.$D33])); 1; 0 ))" office:value-type="float" office:value="0" calcext:value-type="float">
            <text:p>0</text:p>
          </table:table-cell>
          <table:table-cell table:formula="of:=SUM([.S32:.Y32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T$6]; [Basplan.$D34])); 1;  IF(ISNUMBER(SEARCH(&quot;alla&quot;; [Basplan.$D34])); 1; 0 ))" office:value-type="float" office:value="1" calcext:value-type="float">
            <text:p>1</text:p>
          </table:table-cell>
          <table:table-cell table:formula="of:=IF(ISNUMBER(SEARCH([.U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V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W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X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Y$6]; [Basplan.$D34])); 1;  IF(ISNUMBER(SEARCH(&quot;alla&quot;; [Basplan.$D34])); 1; 0 ))" office:value-type="float" office:value="0" calcext:value-type="float">
            <text:p>0</text:p>
          </table:table-cell>
          <table:table-cell table:formula="of:=SUM([.S33:.Y33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T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U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V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W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X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Y$6]; [Basplan.$D35])); 1;  IF(ISNUMBER(SEARCH(&quot;alla&quot;; [Basplan.$D35])); 1; 0 ))" office:value-type="float" office:value="1" calcext:value-type="float">
            <text:p>1</text:p>
          </table:table-cell>
          <table:table-cell table:formula="of:=SUM([.S34:.Y34])"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T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U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V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W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X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Y$6]; [Basplan.$D36])); 1;  IF(ISNUMBER(SEARCH(&quot;alla&quot;; [Basplan.$D36])); 1; 0 ))" office:value-type="float" office:value="1" calcext:value-type="float">
            <text:p>1</text:p>
          </table:table-cell>
          <table:table-cell table:formula="of:=SUM([.S35:.Y35])"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T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U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V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W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X$6]; [Basplan.$D37])); 1;  IF(ISNUMBER(SEARCH(&quot;alla&quot;; [Basplan.$D37])); 1; 0 ))" office:value-type="float" office:value="1" calcext:value-type="float">
            <text:p>1</text:p>
          </table:table-cell>
          <table:table-cell table:formula="of:=IF(ISNUMBER(SEARCH([.Y$6]; [Basplan.$D37])); 1;  IF(ISNUMBER(SEARCH(&quot;alla&quot;; [Basplan.$D37])); 1; 0 ))" office:value-type="float" office:value="0" calcext:value-type="float">
            <text:p>0</text:p>
          </table:table-cell>
          <table:table-cell table:formula="of:=SUM([.S36:.Y36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T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U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V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W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X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Y$6]; [Basplan.$D38])); 1;  IF(ISNUMBER(SEARCH(&quot;alla&quot;; [Basplan.$D38])); 1; 0 ))" office:value-type="float" office:value="1" calcext:value-type="float">
            <text:p>1</text:p>
          </table:table-cell>
          <table:table-cell table:formula="of:=SUM([.S37:.Y37])"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T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U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V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W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X$6]; [Basplan.$D39])); 1;  IF(ISNUMBER(SEARCH(&quot;alla&quot;; [Basplan.$D39])); 1; 0 ))" office:value-type="float" office:value="1" calcext:value-type="float">
            <text:p>1</text:p>
          </table:table-cell>
          <table:table-cell table:formula="of:=IF(ISNUMBER(SEARCH([.Y$6]; [Basplan.$D39])); 1;  IF(ISNUMBER(SEARCH(&quot;alla&quot;; [Basplan.$D39])); 1; 0 ))" office:value-type="float" office:value="0" calcext:value-type="float">
            <text:p>0</text:p>
          </table:table-cell>
          <table:table-cell table:formula="of:=SUM([.S38:.Y38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55" table:number-columns-repeated="7"/>
          <table:table-cell table:number-columns-repeated="9"/>
          <table:table-cell table:formula="of:=IF(ISNUMBER(SEARCH([.S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T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U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V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W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X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Y$6]; [Basplan.$D42])); 1;  IF(ISNUMBER(SEARCH(&quot;alla&quot;; [Basplan.$D42])); 1; 0 ))" office:value-type="float" office:value="1" calcext:value-type="float">
            <text:p>1</text:p>
          </table:table-cell>
          <table:table-cell table:formula="of:=SUM([.S39:.Y39])"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table:number-columns-repeated="18"/>
          <table:table-cell table:formula="of:=IF(ISNUMBER(SEARCH([.S$6]; [Basplan.$D41])); 1;  IF(ISNUMBER(SEARCH(&quot;alla&quot;; [Basplan.$D41])); 1; 0 ))" office:value-type="float" office:value="0" calcext:value-type="float">
            <text:p>0</text:p>
          </table:table-cell>
          <table:table-cell table:formula="of:=IF(ISNUMBER(SEARCH([.T$6]; [Basplan.$D41])); 1;  IF(ISNUMBER(SEARCH(&quot;alla&quot;; [Basplan.$D41])); 1; 0 ))" office:value-type="float" office:value="0" calcext:value-type="float">
            <text:p>0</text:p>
          </table:table-cell>
          <table:table-cell table:formula="of:=IF(ISNUMBER(SEARCH([.U$6]; [Basplan.$D41])); 1;  IF(ISNUMBER(SEARCH(&quot;alla&quot;; [Basplan.$D41])); 1; 0 ))" office:value-type="float" office:value="0" calcext:value-type="float">
            <text:p>0</text:p>
          </table:table-cell>
          <table:table-cell table:formula="of:=IF(ISNUMBER(SEARCH([.V$6]; [Basplan.$D41])); 1;  IF(ISNUMBER(SEARCH(&quot;alla&quot;; [Basplan.$D41])); 1; 0 ))" office:value-type="float" office:value="0" calcext:value-type="float">
            <text:p>0</text:p>
          </table:table-cell>
          <table:table-cell table:formula="of:=IF(ISNUMBER(SEARCH([.W$6]; [Basplan.$D41])); 1;  IF(ISNUMBER(SEARCH(&quot;alla&quot;; [Basplan.$D41])); 1; 0 ))" office:value-type="float" office:value="0" calcext:value-type="float">
            <text:p>0</text:p>
          </table:table-cell>
          <table:table-cell table:formula="of:=IF(ISNUMBER(SEARCH([.X$6]; [Basplan.$D41])); 1;  IF(ISNUMBER(SEARCH(&quot;alla&quot;; [Basplan.$D41])); 1; 0 ))" office:value-type="float" office:value="0" calcext:value-type="float">
            <text:p>0</text:p>
          </table:table-cell>
          <table:table-cell table:formula="of:=IF(ISNUMBER(SEARCH([.Y$6]; [Basplan.$D41])); 1;  IF(ISNUMBER(SEARCH(&quot;alla&quot;; [Basplan.$D41])); 1; 0 ))" office:value-type="float" office:value="1" calcext:value-type="float">
            <text:p>1</text:p>
          </table:table-cell>
          <table:table-cell table:formula="of:=SUM([.S40:.Y40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18"/>
          <table:table-cell table:formula="of:=IF(ISNUMBER(SEARCH([.S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T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U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V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W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X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Y$6]; [Basplan.$D42])); 1;  IF(ISNUMBER(SEARCH(&quot;alla&quot;; [Basplan.$D42])); 1; 0 ))" office:value-type="float" office:value="1" calcext:value-type="float">
            <text:p>1</text:p>
          </table:table-cell>
          <table:table-cell table:formula="of:=SUM([.S41:.Y41])" office:value-type="float" office:value="7" calcext:value-type="float">
            <text:p>7</text:p>
          </table:table-cell>
          <table:table-cell table:number-columns-repeated="99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ian_tid" table:style-name="ta1">
        <table:table-column table:style-name="co1" table:default-cell-style-name="ce12"/>
        <table:table-column table:style-name="co2" table:default-cell-style-name="ce12"/>
        <table:table-column table:style-name="co4" table:default-cell-style-name="ce12"/>
        <table:table-column table:style-name="co16" table:number-columns-repeated="23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number-columns-repeated="7" table:default-cell-style-name="ce12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859" table:default-cell-style-name="ce12"/>
        <table:table-column table:style-name="co13" table:number-columns-repeated="55" table:default-cell-style-name="Default"/>
        <table:table-row table:style-name="ro1">
          <table:table-cell table:style-name="ce50" office:value-type="string" calcext:value-type="string" table:number-columns-spanned="82" table:number-rows-spanned="1">
            <text:p>PLANERING</text:p>
          </table:table-cell>
          <table:covered-table-cell table:number-columns-repeated="81"/>
          <table:table-cell/>
          <table:table-cell table:style-name="ce47" table:number-columns-repeated="886"/>
          <table:table-cell table:number-columns-repeated="55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/>
          <table:table-cell table:style-name="ce51" table:number-columns-repeated="80"/>
          <table:table-cell/>
          <table:table-cell table:style-name="ce47" table:number-columns-repeated="886"/>
          <table:table-cell table:number-columns-repeated="55"/>
        </table:table-row>
        <table:table-row table:style-name="ro1">
          <table:table-cell table:style-name="ce59" office:value-type="string" calcext:value-type="string">
            <text:p>Projektgrupp: 6</text:p>
          </table:table-cell>
          <table:table-cell table:style-name="ce59"/>
          <table:table-cell table:style-name="ce3" office:value-type="string" calcext:value-type="string">
            <text:p>Datum: 2014-10-12</text:p>
          </table:table-cell>
          <table:table-cell table:style-name="ce61" table:number-columns-spanned="74" table:number-rows-spanned="3"/>
          <table:covered-table-cell table:number-columns-repeated="7"/>
          <table:covered-table-cell table:number-columns-repeated="8" table:style-name="ce34"/>
          <table:covered-table-cell table:number-columns-repeated="58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/>
          <table:table-cell table:style-name="ce42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/>
          <table:table-cell table:style-name="ce4" office:value-type="string" calcext:value-type="string">
            <text:p>Version: 1.2</text:p>
          </table:table-cell>
          <table:covered-table-cell table:number-columns-repeated="8"/>
          <table:covered-table-cell table:number-columns-repeated="8" table:style-name="ce35"/>
          <table:covered-table-cell table:number-columns-repeated="58"/>
          <table:table-cell table:style-name="ce39"/>
          <table:table-cell table:style-name="ce53" table:formula="of:=[#REF!.AB4]" office:value-type="string" office:string-value="" calcext:value-type="error" table:number-columns-spanned="3" table:number-rows-spanned="1">
            <text:p>#REF!</text:p>
          </table:table-cell>
          <table:covered-table-cell table:number-columns-repeated="2"/>
          <table:table-cell table:style-name="ce35"/>
          <table:table-cell table:number-columns-repeated="942"/>
        </table:table-row>
        <table:table-row table:style-name="ro1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/>
          <table:table-cell table:style-name="ce5" office:value-type="string" calcext:value-type="string">
            <text:p>Utfärdare:</text:p>
          </table:table-cell>
          <table:covered-table-cell table:number-columns-repeated="8"/>
          <table:covered-table-cell table:number-columns-repeated="8" table:style-name="ce36"/>
          <table:covered-table-cell table:number-columns-repeated="58"/>
          <table:table-cell table:style-name="ce40" table:number-columns-spanned="5" table:number-rows-spanned="1"/>
          <table:covered-table-cell table:number-columns-repeated="4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2" table:number-rows-spanned="1">
            <text:p>AKTIVITETER</text:p>
          </table:table-cell>
          <table:covered-table-cell/>
          <table:table-cell table:style-name="ce23" office:value-type="string" calcext:value-type="string">
            <text:p>VEM</text:p>
          </table:table-cell>
          <table:table-cell table:style-name="ce62"/>
          <table:table-cell table:style-name="ce65" table:number-columns-repeated="7"/>
          <table:table-cell table:style-name="ce60" table:number-columns-repeated="70"/>
          <table:table-cell table:number-columns-repeated="27"/>
          <table:table-cell table:style-name="ce49" table:number-columns-repeated="861"/>
          <table:table-cell table:number-columns-repeated="55"/>
        </table:table-row>
        <table:table-row table:style-name="ro1">
          <table:table-cell table:style-name="ce6"/>
          <table:table-cell table:style-name="ce60"/>
          <table:table-cell table:style-name="ce23"/>
          <table:table-cell table:style-name="ce63" office:value-type="string" calcext:value-type="string">
            <text:p>V.41</text:p>
          </table:table-cell>
          <table:table-cell table:style-name="ce63" table:number-columns-repeated="2"/>
          <table:table-cell table:style-name="ce6" table:number-columns-repeated="5"/>
          <table:table-cell table:style-name="ce63" office:value-type="string" calcext:value-type="string">
            <text:p>V.42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L44:.R44])" office:value-type="float" office:value="0" calcext:value-type="float">
            <text:p>0</text:p>
          </table:table-cell>
          <table:table-cell table:style-name="ce63" office:value-type="string" calcext:value-type="string">
            <text:p>V.43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S44:.Y44])" office:value-type="float" office:value="0" calcext:value-type="float">
            <text:p>0</text:p>
          </table:table-cell>
          <table:table-cell table:style-name="ce63" office:value-type="string" calcext:value-type="string">
            <text:p>V.44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Z44:.AF44])" office:value-type="float" office:value="0" calcext:value-type="float">
            <text:p>0</text:p>
          </table:table-cell>
          <table:table-cell table:style-name="ce63" office:value-type="string" calcext:value-type="string">
            <text:p>V.45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G44:.AM44])" office:value-type="float" office:value="0" calcext:value-type="float">
            <text:p>0</text:p>
          </table:table-cell>
          <table:table-cell table:style-name="ce63" office:value-type="string" calcext:value-type="string">
            <text:p>V.46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N44:.AT44])" office:value-type="float" office:value="0" calcext:value-type="float">
            <text:p>0</text:p>
          </table:table-cell>
          <table:table-cell table:style-name="ce63" office:value-type="string" calcext:value-type="string">
            <text:p>V.47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U44:.BA44])" office:value-type="float" office:value="0" calcext:value-type="float">
            <text:p>0</text:p>
          </table:table-cell>
          <table:table-cell table:style-name="ce63" office:value-type="string" calcext:value-type="string">
            <text:p>V.48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B44:.BH44])" office:value-type="float" office:value="0" calcext:value-type="float">
            <text:p>0</text:p>
          </table:table-cell>
          <table:table-cell table:style-name="ce63" office:value-type="string" calcext:value-type="string">
            <text:p>V.49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I44:.BO44])" office:value-type="float" office:value="0" calcext:value-type="float">
            <text:p>0</text:p>
          </table:table-cell>
          <table:table-cell table:style-name="ce63" office:value-type="string" calcext:value-type="string">
            <text:p>V.50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P44:.BV44])" office:value-type="float" office:value="0" calcext:value-type="float">
            <text:p>0</text:p>
          </table:table-cell>
          <table:table-cell table:style-name="ce63" office:value-type="string" calcext:value-type="string">
            <text:p>V.5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W44:.CC44])" office:value-type="float" office:value="0" calcext:value-type="float">
            <text:p>0</text:p>
          </table:table-cell>
          <table:table-cell table:number-columns-repeated="27"/>
          <table:table-cell table:style-name="ce49" table:number-columns-repeated="861"/>
          <table:table-cell table:number-columns-repeated="55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0" office:value-type="string" calcext:value-type="string">
            <text:p>Initialer</text:p>
          </table:table-cell>
          <table:table-cell table:style-name="ce64" office:value-type="date" office:date-value="2014-10-06" calcext:value-type="date">
            <text:p>6/10</text:p>
          </table:table-cell>
          <table:table-cell table:style-name="ce64" office:value-type="date" office:date-value="2014-10-07" calcext:value-type="date">
            <text:p>7/10</text:p>
          </table:table-cell>
          <table:table-cell table:style-name="ce64" office:value-type="date" office:date-value="2014-10-08" calcext:value-type="date">
            <text:p>8/10</text:p>
          </table:table-cell>
          <table:table-cell table:style-name="ce64" office:value-type="date" office:date-value="2014-10-09" calcext:value-type="date">
            <text:p>9/10</text:p>
          </table:table-cell>
          <table:table-cell table:style-name="ce64" office:value-type="date" office:date-value="2014-10-10" calcext:value-type="date">
            <text:p>10/10</text:p>
          </table:table-cell>
          <table:table-cell table:style-name="ce64" office:value-type="date" office:date-value="2014-10-11" calcext:value-type="date">
            <text:p>11/10</text:p>
          </table:table-cell>
          <table:table-cell table:style-name="ce64" office:value-type="date" office:date-value="2014-10-12" calcext:value-type="date">
            <text:p>12/10</text:p>
          </table:table-cell>
          <table:table-cell table:style-name="ce64"/>
          <table:table-cell table:style-name="ce64" office:value-type="date" office:date-value="2014-10-13" calcext:value-type="date">
            <text:p>13/10</text:p>
          </table:table-cell>
          <table:table-cell table:style-name="ce64" office:value-type="date" office:date-value="2014-10-14" calcext:value-type="date">
            <text:p>14/10</text:p>
          </table:table-cell>
          <table:table-cell table:style-name="ce64" office:value-type="date" office:date-value="2014-10-15" calcext:value-type="date">
            <text:p>15/10</text:p>
          </table:table-cell>
          <table:table-cell table:style-name="ce64" office:value-type="date" office:date-value="2014-10-16" calcext:value-type="date">
            <text:p>16/10</text:p>
          </table:table-cell>
          <table:table-cell table:style-name="ce64" office:value-type="date" office:date-value="2014-10-17" calcext:value-type="date">
            <text:p>17/10</text:p>
          </table:table-cell>
          <table:table-cell table:style-name="ce64" office:value-type="date" office:date-value="2014-10-18" calcext:value-type="date">
            <text:p>18/10</text:p>
          </table:table-cell>
          <table:table-cell table:style-name="ce64" office:value-type="date" office:date-value="2014-10-19" calcext:value-type="date">
            <text:p>19/10</text:p>
          </table:table-cell>
          <table:table-cell table:style-name="ce64" office:value-type="date" office:date-value="2014-10-20" calcext:value-type="date">
            <text:p>20/10</text:p>
          </table:table-cell>
          <table:table-cell table:style-name="ce64" office:value-type="date" office:date-value="2014-10-21" calcext:value-type="date">
            <text:p>21/10</text:p>
          </table:table-cell>
          <table:table-cell table:style-name="ce64" office:value-type="date" office:date-value="2014-10-22" calcext:value-type="date">
            <text:p>22/10</text:p>
          </table:table-cell>
          <table:table-cell table:style-name="ce64" office:value-type="date" office:date-value="2014-10-23" calcext:value-type="date">
            <text:p>23/10</text:p>
          </table:table-cell>
          <table:table-cell table:style-name="ce64" office:value-type="date" office:date-value="2014-10-24" calcext:value-type="date">
            <text:p>24/10</text:p>
          </table:table-cell>
          <table:table-cell table:style-name="ce64" office:value-type="date" office:date-value="2014-10-25" calcext:value-type="date">
            <text:p>25/10</text:p>
          </table:table-cell>
          <table:table-cell table:style-name="ce64" office:value-type="date" office:date-value="2014-10-26" calcext:value-type="date">
            <text:p>26/10</text:p>
          </table:table-cell>
          <table:table-cell table:style-name="ce64" office:value-type="date" office:date-value="2014-10-27" calcext:value-type="date">
            <text:p>27/10</text:p>
          </table:table-cell>
          <table:table-cell table:style-name="ce64" office:value-type="date" office:date-value="2014-10-28" calcext:value-type="date">
            <text:p>28/10</text:p>
          </table:table-cell>
          <table:table-cell table:style-name="ce64" office:value-type="date" office:date-value="2014-10-29" calcext:value-type="date">
            <text:p>29/10</text:p>
          </table:table-cell>
          <table:table-cell table:style-name="ce64" office:value-type="date" office:date-value="2014-10-30" calcext:value-type="date">
            <text:p>30/10</text:p>
          </table:table-cell>
          <table:table-cell table:style-name="ce64" office:value-type="date" office:date-value="2014-10-31" calcext:value-type="date">
            <text:p>31/10</text:p>
          </table:table-cell>
          <table:table-cell table:style-name="ce64" office:value-type="date" office:date-value="2014-11-01" calcext:value-type="date">
            <text:p>1/11</text:p>
          </table:table-cell>
          <table:table-cell table:style-name="ce64" office:value-type="date" office:date-value="2014-11-02" calcext:value-type="date">
            <text:p>2/11</text:p>
          </table:table-cell>
          <table:table-cell table:style-name="ce64" office:value-type="date" office:date-value="2014-11-03" calcext:value-type="date">
            <text:p>3/11</text:p>
          </table:table-cell>
          <table:table-cell table:style-name="ce64" office:value-type="date" office:date-value="2014-11-04" calcext:value-type="date">
            <text:p>4/11</text:p>
          </table:table-cell>
          <table:table-cell table:style-name="ce64" office:value-type="date" office:date-value="2014-11-05" calcext:value-type="date">
            <text:p>5/11</text:p>
          </table:table-cell>
          <table:table-cell table:style-name="ce64" office:value-type="date" office:date-value="2014-11-06" calcext:value-type="date">
            <text:p>6/11</text:p>
          </table:table-cell>
          <table:table-cell table:style-name="ce64" office:value-type="date" office:date-value="2014-11-07" calcext:value-type="date">
            <text:p>7/11</text:p>
          </table:table-cell>
          <table:table-cell table:style-name="ce64" office:value-type="date" office:date-value="2014-11-08" calcext:value-type="date">
            <text:p>8/11</text:p>
          </table:table-cell>
          <table:table-cell table:style-name="ce64" office:value-type="date" office:date-value="2014-11-09" calcext:value-type="date">
            <text:p>9/11</text:p>
          </table:table-cell>
          <table:table-cell table:style-name="ce64" office:value-type="date" office:date-value="2014-11-10" calcext:value-type="date">
            <text:p>10/11</text:p>
          </table:table-cell>
          <table:table-cell table:style-name="ce64" office:value-type="date" office:date-value="2014-11-11" calcext:value-type="date">
            <text:p>11/11</text:p>
          </table:table-cell>
          <table:table-cell table:style-name="ce64" office:value-type="date" office:date-value="2014-11-12" calcext:value-type="date">
            <text:p>12/11</text:p>
          </table:table-cell>
          <table:table-cell table:style-name="ce64" office:value-type="date" office:date-value="2014-11-13" calcext:value-type="date">
            <text:p>13/11</text:p>
          </table:table-cell>
          <table:table-cell table:style-name="ce64" office:value-type="date" office:date-value="2014-11-14" calcext:value-type="date">
            <text:p>14/11</text:p>
          </table:table-cell>
          <table:table-cell table:style-name="ce64" office:value-type="date" office:date-value="2014-11-15" calcext:value-type="date">
            <text:p>15/11</text:p>
          </table:table-cell>
          <table:table-cell table:style-name="ce64" office:value-type="date" office:date-value="2014-11-16" calcext:value-type="date">
            <text:p>16/11</text:p>
          </table:table-cell>
          <table:table-cell table:style-name="ce64" office:value-type="date" office:date-value="2014-11-17" calcext:value-type="date">
            <text:p>17/11</text:p>
          </table:table-cell>
          <table:table-cell table:style-name="ce64" office:value-type="date" office:date-value="2014-11-18" calcext:value-type="date">
            <text:p>18/11</text:p>
          </table:table-cell>
          <table:table-cell table:style-name="ce64" office:value-type="date" office:date-value="2014-11-19" calcext:value-type="date">
            <text:p>19/11</text:p>
          </table:table-cell>
          <table:table-cell table:style-name="ce64" office:value-type="date" office:date-value="2014-11-20" calcext:value-type="date">
            <text:p>20/11</text:p>
          </table:table-cell>
          <table:table-cell table:style-name="ce64" office:value-type="date" office:date-value="2014-11-21" calcext:value-type="date">
            <text:p>21/11</text:p>
          </table:table-cell>
          <table:table-cell table:style-name="ce64" office:value-type="date" office:date-value="2014-11-22" calcext:value-type="date">
            <text:p>22/11</text:p>
          </table:table-cell>
          <table:table-cell table:style-name="ce64" office:value-type="date" office:date-value="2014-11-23" calcext:value-type="date">
            <text:p>23/11</text:p>
          </table:table-cell>
          <table:table-cell table:style-name="ce64" office:value-type="date" office:date-value="2014-11-24" calcext:value-type="date">
            <text:p>24/11</text:p>
          </table:table-cell>
          <table:table-cell table:style-name="ce64" office:value-type="date" office:date-value="2014-11-25" calcext:value-type="date">
            <text:p>25/11</text:p>
          </table:table-cell>
          <table:table-cell table:style-name="ce64" office:value-type="date" office:date-value="2014-11-26" calcext:value-type="date">
            <text:p>26/11</text:p>
          </table:table-cell>
          <table:table-cell table:style-name="ce64" office:value-type="date" office:date-value="2014-11-27" calcext:value-type="date">
            <text:p>27/11</text:p>
          </table:table-cell>
          <table:table-cell table:style-name="ce64" office:value-type="date" office:date-value="2014-11-28" calcext:value-type="date">
            <text:p>28/11</text:p>
          </table:table-cell>
          <table:table-cell table:style-name="ce64" office:value-type="date" office:date-value="2014-11-29" calcext:value-type="date">
            <text:p>29/11</text:p>
          </table:table-cell>
          <table:table-cell table:style-name="ce64" office:value-type="date" office:date-value="2014-11-30" calcext:value-type="date">
            <text:p>30/11</text:p>
          </table:table-cell>
          <table:table-cell table:style-name="ce64" office:value-type="date" office:date-value="2014-12-01" calcext:value-type="date">
            <text:p>1/12</text:p>
          </table:table-cell>
          <table:table-cell table:style-name="ce64" office:value-type="date" office:date-value="2014-12-02" calcext:value-type="date">
            <text:p>2/12</text:p>
          </table:table-cell>
          <table:table-cell table:style-name="ce64" office:value-type="date" office:date-value="2014-12-03" calcext:value-type="date">
            <text:p>3/12</text:p>
          </table:table-cell>
          <table:table-cell table:style-name="ce64" office:value-type="date" office:date-value="2014-12-04" calcext:value-type="date">
            <text:p>4/12</text:p>
          </table:table-cell>
          <table:table-cell table:style-name="ce64" office:value-type="date" office:date-value="2014-12-05" calcext:value-type="date">
            <text:p>5/12</text:p>
          </table:table-cell>
          <table:table-cell table:style-name="ce64" office:value-type="date" office:date-value="2014-12-06" calcext:value-type="date">
            <text:p>6/12</text:p>
          </table:table-cell>
          <table:table-cell table:style-name="ce64" office:value-type="date" office:date-value="2014-12-07" calcext:value-type="date">
            <text:p>7/12</text:p>
          </table:table-cell>
          <table:table-cell table:style-name="ce64" office:value-type="date" office:date-value="2014-12-08" calcext:value-type="date">
            <text:p>8/12</text:p>
          </table:table-cell>
          <table:table-cell table:style-name="ce64" office:value-type="date" office:date-value="2014-12-09" calcext:value-type="date">
            <text:p>9/12</text:p>
          </table:table-cell>
          <table:table-cell table:style-name="ce64" office:value-type="date" office:date-value="2014-12-10" calcext:value-type="date">
            <text:p>10/12</text:p>
          </table:table-cell>
          <table:table-cell table:style-name="ce64" office:value-type="date" office:date-value="2014-12-11" calcext:value-type="date">
            <text:p>11/12</text:p>
          </table:table-cell>
          <table:table-cell table:style-name="ce64" office:value-type="date" office:date-value="2014-12-12" calcext:value-type="date">
            <text:p>12/12</text:p>
          </table:table-cell>
          <table:table-cell table:style-name="ce64" office:value-type="date" office:date-value="2014-12-13" calcext:value-type="date">
            <text:p>13/12</text:p>
          </table:table-cell>
          <table:table-cell table:style-name="ce64" office:value-type="date" office:date-value="2014-12-14" calcext:value-type="date">
            <text:p>14/12</text:p>
          </table:table-cell>
          <table:table-cell table:style-name="ce64" office:value-type="date" office:date-value="2014-12-15" calcext:value-type="date">
            <text:p>15/12</text:p>
          </table:table-cell>
          <table:table-cell table:style-name="ce64" office:value-type="date" office:date-value="2014-12-16" calcext:value-type="date">
            <text:p>16/12</text:p>
          </table:table-cell>
          <table:table-cell table:style-name="ce64" office:value-type="date" office:date-value="2014-12-17" calcext:value-type="date">
            <text:p>17/12</text:p>
          </table:table-cell>
          <table:table-cell table:style-name="ce64" office:value-type="date" office:date-value="2014-12-18" calcext:value-type="date">
            <text:p>18/12</text:p>
          </table:table-cell>
          <table:table-cell table:style-name="ce64" office:value-type="date" office:date-value="2014-12-19" calcext:value-type="date">
            <text:p>19/12</text:p>
          </table:table-cell>
          <table:table-cell table:style-name="ce64" office:value-type="date" office:date-value="2014-12-20" calcext:value-type="date">
            <text:p>20/12</text:p>
          </table:table-cell>
          <table:table-cell table:style-name="ce64" office:value-type="date" office:date-value="2014-12-21" calcext:value-type="date">
            <text:p>21/12</text:p>
          </table:table-cell>
          <table:table-cell table:style-name="ce8" office:value-type="string" calcext:value-type="string">
            <text:p>Sa</text:p>
          </table:table-cell>
          <table:table-cell table:number-columns-repeated="94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table:formula="of:=[$Basplan.B8]" office:value-type="string" office:string-value="Knappar/brytare" calcext:value-type="string">
            <text:p>Knappar/brytare</text:p>
          </table:table-cell>
          <table:table-cell table:style-name="ce24" table:formula="of:=[$Basplan.D8]" office:value-type="string" office:string-value="Adrian, John" calcext:value-type="string">
            <text:p>Adrian, John</text:p>
          </table:table-cell>
          <table:table-cell table:style-name="ce29" table:number-columns-repeated="78"/>
          <table:table-cell table:style-name="ce43" table:formula="of:=SUM([.D9:.CC9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table:formula="of:=[$Basplan.B9]" office:value-type="string" office:string-value="Blåtand hos robot" calcext:value-type="string">
            <text:p>Blåtand hos robot</text:p>
          </table:table-cell>
          <table:table-cell table:style-name="ce24" table:formula="of:=[$Basplan.D9]" office:value-type="string" office:string-value="Anthon, Tommy, Herman" calcext:value-type="string">
            <text:p>Anthon, Tommy, Herman</text:p>
          </table:table-cell>
          <table:table-cell table:style-name="ce29" table:number-columns-repeated="78"/>
          <table:table-cell table:style-name="ce44" table:formula="of:=SUM([.D10:.CC10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table:formula="of:=[$Basplan.B10]" office:value-type="string" office:string-value="Databuss" calcext:value-type="string">
            <text:p>Databuss</text:p>
          </table:table-cell>
          <table:table-cell table:style-name="ce24" table:formula="of:=[$Basplan.D10]" office:value-type="string" office:string-value="Herman, Albert, Johan" calcext:value-type="string">
            <text:p>Herman, Albert, Johan</text:p>
          </table:table-cell>
          <table:table-cell table:style-name="ce29" table:number-columns-repeated="78"/>
          <table:table-cell table:style-name="ce44" table:formula="of:=SUM([.D11:.CC11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table:formula="of:=[$Basplan.B11]" office:value-type="string" office:string-value="Sensordata" calcext:value-type="string">
            <text:p>Sensordata</text:p>
          </table:table-cell>
          <table:table-cell table:style-name="ce24" table:formula="of:=[$Basplan.D11]" office:value-type="string" office:string-value="Albert, Adrian, Herman" calcext:value-type="string">
            <text:p>Albert, Adrian, Herman</text:p>
          </table:table-cell>
          <table:table-cell table:style-name="ce29" table:number-columns-repeated="78"/>
          <table:table-cell table:style-name="ce44" table:formula="of:=SUM([.D12:.CC12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table:formula="of:=[$Basplan.B12]" office:value-type="string" office:string-value="Kommandon" calcext:value-type="string">
            <text:p>Kommandon</text:p>
          </table:table-cell>
          <table:table-cell table:style-name="ce24" table:formula="of:=[$Basplan.D12]" office:value-type="string" office:string-value="Herman, Johan, John" calcext:value-type="string">
            <text:p>Herman, Johan, John</text:p>
          </table:table-cell>
          <table:table-cell table:style-name="ce29" table:number-columns-repeated="78"/>
          <table:table-cell table:style-name="ce44" table:formula="of:=SUM([.D13:.CC13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table:formula="of:=[$Basplan.B13]" office:value-type="string" office:string-value="Korsning" calcext:value-type="string">
            <text:p>Korsning</text:p>
          </table:table-cell>
          <table:table-cell table:style-name="ce24" table:formula="of:=[$Basplan.D13]" office:value-type="string" office:string-value="Herman, Tommy" calcext:value-type="string">
            <text:p>Herman, Tommy</text:p>
          </table:table-cell>
          <table:table-cell table:style-name="ce29" table:number-columns-repeated="78"/>
          <table:table-cell table:style-name="ce44" table:formula="of:=SUM([.D14:.CC14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table:formula="of:=[$Basplan.B14]" office:value-type="string" office:string-value="Återvändsgränd" calcext:value-type="string">
            <text:p>Återvändsgränd</text:p>
          </table:table-cell>
          <table:table-cell table:style-name="ce24" table:formula="of:=[$Basplan.D14]" office:value-type="string" office:string-value="Herman, Tommy" calcext:value-type="string">
            <text:p>Herman, Tommy</text:p>
          </table:table-cell>
          <table:table-cell table:style-name="ce29" table:number-columns-repeated="78"/>
          <table:table-cell table:style-name="ce44" table:formula="of:=SUM([.D15:.CC15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table:formula="of:=[$Basplan.B15]" office:value-type="string" office:string-value="Tejpmarkering" calcext:value-type="string">
            <text:p>Tejpmarkering</text:p>
          </table:table-cell>
          <table:table-cell table:style-name="ce24" table:formula="of:=[$Basplan.D15]" office:value-type="string" office:string-value="Herman, Adrian" calcext:value-type="string">
            <text:p>Herman, Adrian</text:p>
          </table:table-cell>
          <table:table-cell table:style-name="ce29" table:number-columns-repeated="78"/>
          <table:table-cell table:style-name="ce44" table:formula="of:=SUM([.D16:.CC16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table:formula="of:=[$Basplan.B16]" office:value-type="string" office:string-value="Utforskning" calcext:value-type="string">
            <text:p>Utforskning</text:p>
          </table:table-cell>
          <table:table-cell table:style-name="ce24" table:formula="of:=[$Basplan.D16]" office:value-type="string" office:string-value="Herman, Tommy, Anthon" calcext:value-type="string">
            <text:p>Herman, Tommy, Anthon</text:p>
          </table:table-cell>
          <table:table-cell table:style-name="ce29" table:number-columns-repeated="78"/>
          <table:table-cell table:style-name="ce44" table:formula="of:=SUM([.D17:.CC17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table:formula="of:=[$Basplan.B17]" office:value-type="string" office:string-value="Karta" calcext:value-type="string">
            <text:p>Karta</text:p>
          </table:table-cell>
          <table:table-cell table:style-name="ce24" table:formula="of:=[$Basplan.D17]" office:value-type="string" office:string-value="Herman, John, Tommy" calcext:value-type="string">
            <text:p>Herman, John, Tommy</text:p>
          </table:table-cell>
          <table:table-cell table:style-name="ce29" table:number-columns-repeated="78"/>
          <table:table-cell table:style-name="ce44" table:formula="of:=SUM([.D18:.CC18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4" table:formula="of:=[$Basplan.B18]" office:value-type="string" office:string-value="Traversering efter karta" calcext:value-type="string">
            <text:p>Traversering efter karta</text:p>
          </table:table-cell>
          <table:table-cell table:style-name="ce24" table:formula="of:=[$Basplan.D18]" office:value-type="string" office:string-value="Herman, Adrian, Tommy" calcext:value-type="string">
            <text:p>Herman, Adrian, Tommy</text:p>
          </table:table-cell>
          <table:table-cell table:style-name="ce29" table:number-columns-repeated="78"/>
          <table:table-cell table:style-name="ce44" table:formula="of:=SUM([.D19:.CC19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4" table:formula="of:=[$Basplan.B19]" office:value-type="string" office:string-value="Ljussensorer" calcext:value-type="string">
            <text:p>Ljussensorer</text:p>
          </table:table-cell>
          <table:table-cell table:style-name="ce24" table:formula="of:=[$Basplan.D19]" office:value-type="string" office:string-value="Albert, Adrian" calcext:value-type="string">
            <text:p>Albert, Adrian</text:p>
          </table:table-cell>
          <table:table-cell table:style-name="ce29" table:number-columns-repeated="78"/>
          <table:table-cell table:style-name="ce44" table:formula="of:=SUM([.D20:.CC20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4" table:formula="of:=[$Basplan.B20]" office:value-type="string" office:string-value="Avståndssensorer" calcext:value-type="string">
            <text:p>Avståndssensorer</text:p>
          </table:table-cell>
          <table:table-cell table:style-name="ce24" table:formula="of:=[$Basplan.D20]" office:value-type="string" office:string-value="Albert, Adrian" calcext:value-type="string">
            <text:p>Albert, Adrian</text:p>
          </table:table-cell>
          <table:table-cell table:style-name="ce29" table:number-columns-repeated="78"/>
          <table:table-cell table:style-name="ce44" table:formula="of:=SUM([.D21:.CC21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4" table:formula="of:=[$Basplan.B21]" office:value-type="string" office:string-value="Gyro" calcext:value-type="string">
            <text:p>Gyro</text:p>
          </table:table-cell>
          <table:table-cell table:style-name="ce24" table:formula="of:=[$Basplan.D21]" office:value-type="string" office:string-value="Albert, John" calcext:value-type="string">
            <text:p>Albert, John</text:p>
          </table:table-cell>
          <table:table-cell table:style-name="ce29" table:number-columns-repeated="78"/>
          <table:table-cell table:style-name="ce44" table:formula="of:=SUM([.D22:.CC22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4" table:formula="of:=[$Basplan.B22]" office:value-type="string" office:string-value="Avståndsbehandling" calcext:value-type="string">
            <text:p>Avståndsbehandling</text:p>
          </table:table-cell>
          <table:table-cell table:style-name="ce24" table:formula="of:=[$Basplan.D22]" office:value-type="string" office:string-value="Albert, Anthon" calcext:value-type="string">
            <text:p>Albert, Anthon</text:p>
          </table:table-cell>
          <table:table-cell table:style-name="ce30" table:number-columns-repeated="78"/>
          <table:table-cell table:style-name="ce44" table:formula="of:=SUM([.D23:.CC23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4" table:formula="of:=[$Basplan.B23]" office:value-type="string" office:string-value="Kalibrering" calcext:value-type="string">
            <text:p>Kalibrering</text:p>
          </table:table-cell>
          <table:table-cell table:style-name="ce24" table:formula="of:=[$Basplan.D23]" office:value-type="string" office:string-value="Albert, Anthon" calcext:value-type="string">
            <text:p>Albert, Anthon</text:p>
          </table:table-cell>
          <table:table-cell table:style-name="ce29" table:number-columns-repeated="78"/>
          <table:table-cell table:style-name="ce44" table:formula="of:=SUM([.D24:.CC24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table:formula="of:=[$Basplan.B24]" office:value-type="string" office:string-value="LCD" calcext:value-type="string">
            <text:p>LCD</text:p>
          </table:table-cell>
          <table:table-cell table:style-name="ce24" table:formula="of:=[$Basplan.D24]" office:value-type="string" office:string-value="Albert, Adrian" calcext:value-type="string">
            <text:p>Albert, Adrian</text:p>
          </table:table-cell>
          <table:table-cell table:style-name="ce31" table:number-columns-repeated="78"/>
          <table:table-cell table:style-name="ce44" table:formula="of:=SUM([.D25:.CC25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4" table:formula="of:=[$Basplan.B25]" office:value-type="string" office:string-value="Motor/servo" calcext:value-type="string">
            <text:p>Motor/servo</text:p>
          </table:table-cell>
          <table:table-cell table:style-name="ce24" table:formula="of:=[$Basplan.D25]" office:value-type="string" office:string-value="Johan, John" calcext:value-type="string">
            <text:p>Johan, John</text:p>
          </table:table-cell>
          <table:table-cell table:style-name="ce29" table:number-columns-repeated="73"/>
          <table:table-cell table:style-name="ce38"/>
          <table:table-cell table:style-name="ce29" table:number-columns-repeated="4"/>
          <table:table-cell table:style-name="ce44" table:formula="of:=SUM([.D26:.CC26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4" table:formula="of:=[$Basplan.B26]" office:value-type="string" office:string-value="Autonoma kommandon" calcext:value-type="string">
            <text:p>Autonoma kommandon</text:p>
          </table:table-cell>
          <table:table-cell table:style-name="ce24" table:formula="of:=[$Basplan.D26]" office:value-type="string" office:string-value="Johan, John" calcext:value-type="string">
            <text:p>Johan, John</text:p>
          </table:table-cell>
          <table:table-cell table:style-name="ce31" table:number-columns-repeated="78"/>
          <table:table-cell table:style-name="ce44" table:formula="of:=SUM([.D27:.CC27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4" table:formula="of:=[$Basplan.B27]" office:value-type="string" office:string-value="Fjärrkommadon" calcext:value-type="string">
            <text:p>Fjärrkommadon</text:p>
          </table:table-cell>
          <table:table-cell table:style-name="ce24" table:formula="of:=[$Basplan.D27]" office:value-type="string" office:string-value="Johan, John" calcext:value-type="string">
            <text:p>Johan, John</text:p>
          </table:table-cell>
          <table:table-cell table:style-name="ce29" table:number-columns-repeated="73"/>
          <table:table-cell table:style-name="ce38"/>
          <table:table-cell table:style-name="ce29" table:number-columns-repeated="4"/>
          <table:table-cell table:style-name="ce44" table:formula="of:=SUM([.D28:.CC28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4" table:formula="of:=[$Basplan.B28]" office:value-type="string" office:string-value="PD-reglering" calcext:value-type="string">
            <text:p>PD-reglering</text:p>
          </table:table-cell>
          <table:table-cell table:style-name="ce24" table:formula="of:=[$Basplan.D28]" office:value-type="string" office:string-value="Johan, Anthon" calcext:value-type="string">
            <text:p>Johan, Anthon</text:p>
          </table:table-cell>
          <table:table-cell table:style-name="ce29" table:number-columns-repeated="78"/>
          <table:table-cell table:style-name="ce44" table:formula="of:=SUM([.D29:.CC29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4" table:formula="of:=[$Basplan.B29]" office:value-type="string" office:string-value="Tejpföljning" calcext:value-type="string">
            <text:p>Tejpföljning</text:p>
          </table:table-cell>
          <table:table-cell table:style-name="ce24" table:formula="of:=[$Basplan.D29]" office:value-type="string" office:string-value="John, Albert, Johan" calcext:value-type="string">
            <text:p>John, Albert, Johan</text:p>
          </table:table-cell>
          <table:table-cell table:style-name="ce29" table:number-columns-repeated="78"/>
          <table:table-cell table:style-name="ce44" table:formula="of:=SUM([.D30:.CC30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4" table:formula="of:=[$Basplan.B30]" office:value-type="string" office:string-value="Parametrar" calcext:value-type="string">
            <text:p>Parametrar</text:p>
          </table:table-cell>
          <table:table-cell table:style-name="ce24" table:formula="of:=[$Basplan.D30]" office:value-type="string" office:string-value="Anthon, John" calcext:value-type="string">
            <text:p>Anthon, John</text:p>
          </table:table-cell>
          <table:table-cell table:style-name="ce29" table:number-columns-repeated="75"/>
          <table:table-cell/>
          <table:table-cell table:style-name="ce29" table:number-columns-repeated="2"/>
          <table:table-cell table:style-name="ce44" table:formula="of:=SUM([.D31:.CC31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4" table:formula="of:=[$Basplan.B31]" office:value-type="string" office:string-value="Felsökningsdata" calcext:value-type="string">
            <text:p>Felsökningsdata</text:p>
          </table:table-cell>
          <table:table-cell table:style-name="ce24" table:formula="of:=[$Basplan.D31]" office:value-type="string" office:string-value="Tommy" calcext:value-type="string">
            <text:p>Tommy</text:p>
          </table:table-cell>
          <table:table-cell table:style-name="ce29" table:number-columns-repeated="75"/>
          <table:table-cell/>
          <table:table-cell table:style-name="ce29" table:number-columns-repeated="2"/>
          <table:table-cell table:style-name="ce44" table:formula="of:=SUM([.D32:.CC32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4" table:formula="of:=[$Basplan.B32]" office:value-type="string" office:string-value="Bluetooth hos programvara" calcext:value-type="string">
            <text:p>Bluetooth hos programvara</text:p>
          </table:table-cell>
          <table:table-cell table:style-name="ce24" table:formula="of:=[$Basplan.D32]" office:value-type="string" office:string-value="Anthon, Tommy" calcext:value-type="string">
            <text:p>Anthon, Tommy</text:p>
          </table:table-cell>
          <table:table-cell table:style-name="ce29" table:number-columns-repeated="78"/>
          <table:table-cell table:style-name="ce44" table:formula="of:=SUM([.D33:.CC33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4" table:formula="of:=[$Basplan.B33]" office:value-type="string" office:string-value="Bluetooth" calcext:value-type="string">
            <text:p>Bluetooth</text:p>
          </table:table-cell>
          <table:table-cell table:style-name="ce24" table:formula="of:=[$Basplan.D33]" office:value-type="string" office:string-value="Anthon, Tommy, Herman" calcext:value-type="string">
            <text:p>Anthon, Tommy, Herman</text:p>
          </table:table-cell>
          <table:table-cell table:style-name="ce32" table:number-columns-repeated="78"/>
          <table:table-cell table:style-name="ce45" table:formula="of:=SUM([.D34:.CC34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4" table:formula="of:=[$Basplan.B34]" office:value-type="string" office:string-value="GUI" calcext:value-type="string">
            <text:p>GUI</text:p>
          </table:table-cell>
          <table:table-cell table:style-name="ce24" table:formula="of:=[$Basplan.D34]" office:value-type="string" office:string-value="Anthon" calcext:value-type="string">
            <text:p>Anthon</text:p>
          </table:table-cell>
          <table:table-cell table:style-name="ce32" table:number-columns-repeated="78"/>
          <table:table-cell table:style-name="ce45" table:formula="of:=SUM([.D35:.CC35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4" table:formula="of:=[$Basplan.B35]" office:value-type="string" office:string-value="Möte" calcext:value-type="string">
            <text:p>Möte</text:p>
          </table:table-cell>
          <table:table-cell table:style-name="ce24" table:formula="of:=[$Basplan.D35]" office:value-type="string" office:string-value="Alla" calcext:value-type="string">
            <text:p>Alla</text:p>
          </table:table-cell>
          <table:table-cell table:style-name="ce32" table:number-columns-repeated="78"/>
          <table:table-cell table:style-name="ce44" table:formula="of:=SUM([.D36:.CC36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4" table:formula="of:=[$Basplan.B36]" office:value-type="string" office:string-value="Designspecifikation" calcext:value-type="string">
            <text:p>Designspecifikation</text:p>
          </table:table-cell>
          <table:table-cell table:style-name="ce24" table:formula="of:=[$Basplan.D36]" office:value-type="string" office:string-value="Alla" calcext:value-type="string">
            <text:p>Alla</text:p>
          </table:table-cell>
          <table:table-cell table:style-name="ce32" table:number-columns-repeated="78"/>
          <table:table-cell table:style-name="ce44" table:formula="of:=SUM([.D37:.CC37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4" table:formula="of:=[$Basplan.B37]" office:value-type="string" office:string-value="Redovisning" calcext:value-type="string">
            <text:p>Redovisning</text:p>
          </table:table-cell>
          <table:table-cell table:style-name="ce24" table:formula="of:=[$Basplan.D37]" office:value-type="string" office:string-value="Adrian" calcext:value-type="string">
            <text:p>Adrian</text:p>
          </table:table-cell>
          <table:table-cell table:style-name="ce32" table:number-columns-repeated="78"/>
          <table:table-cell table:style-name="ce44" table:formula="of:=SUM([.D38:.CC38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4" table:formula="of:=[$Basplan.B38]" office:value-type="string" office:string-value="Teknisk dokumentation" calcext:value-type="string">
            <text:p>Teknisk dokumentation</text:p>
          </table:table-cell>
          <table:table-cell table:style-name="ce24" table:formula="of:=[$Basplan.D38]" office:value-type="string" office:string-value="Alla" calcext:value-type="string">
            <text:p>Alla</text:p>
          </table:table-cell>
          <table:table-cell table:style-name="ce32" table:number-columns-repeated="78"/>
          <table:table-cell table:style-name="ce44" table:formula="of:=SUM([.D39:.CC39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4" table:formula="of:=[$Basplan.B39]" office:value-type="string" office:string-value="Tid- och statusrapport" calcext:value-type="string">
            <text:p>Tid- och statusrapport</text:p>
          </table:table-cell>
          <table:table-cell table:style-name="ce24" table:formula="of:=[$Basplan.D39]" office:value-type="string" office:string-value="Adrian" calcext:value-type="string">
            <text:p>Adrian</text:p>
          </table:table-cell>
          <table:table-cell table:style-name="ce29" table:number-columns-repeated="78"/>
          <table:table-cell table:style-name="ce44" table:formula="of:=SUM([.D40:.CC40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4" table:formula="of:=[$Basplan.B40]" office:value-type="string" office:string-value="Efterstudie" calcext:value-type="string">
            <text:p>Efterstudie</text:p>
          </table:table-cell>
          <table:table-cell table:style-name="ce24" table:formula="of:=[$Basplan.D40]" office:value-type="string" office:string-value="Alla" calcext:value-type="string">
            <text:p>Alla</text:p>
          </table:table-cell>
          <table:table-cell table:style-name="ce29" table:number-columns-repeated="78"/>
          <table:table-cell table:style-name="ce44" table:formula="of:=SUM([.D41:.CC41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4" table:formula="of:=[$Basplan.B41]" office:value-type="string" office:string-value="Användarhandledning" calcext:value-type="string">
            <text:p>Användarhandledning</text:p>
          </table:table-cell>
          <table:table-cell table:style-name="ce24" table:formula="of:=[$Basplan.D41]" office:value-type="string" office:string-value="John" calcext:value-type="string">
            <text:p>John</text:p>
          </table:table-cell>
          <table:table-cell table:style-name="ce29" table:number-columns-repeated="78"/>
          <table:table-cell table:style-name="ce44" table:formula="of:=SUM([.D42:.CC42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14" table:formula="of:=[$Basplan.B42]" office:value-type="string" office:string-value="Reservtid" calcext:value-type="string">
            <text:p>Reservtid</text:p>
          </table:table-cell>
          <table:table-cell table:style-name="ce24" table:formula="of:=[$Basplan.D42]" office:value-type="string" office:string-value="Alla" calcext:value-type="string">
            <text:p>Alla</text:p>
          </table:table-cell>
          <table:table-cell table:style-name="ce29" table:number-columns-repeated="78"/>
          <table:table-cell table:style-name="ce44" table:formula="of:=SUM([.D43:.CC43])" office:value-type="float" office:value="0" calcext:value-type="float">
            <text:p>0</text:p>
          </table:table-cell>
          <table:table-cell table:number-columns-repeated="942"/>
        </table:table-row>
        <table:table-row table:style-name="ro1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2"/>
          <table:table-cell table:style-name="ce33" table:formula="of:=SUM([.D9:.D43])" office:value-type="float" office:value="0" calcext:value-type="float">
            <text:p>0</text:p>
          </table:table-cell>
          <table:table-cell table:style-name="ce33" table:formula="of:=SUM([.E9:.E43])" office:value-type="float" office:value="0" calcext:value-type="float">
            <text:p>0</text:p>
          </table:table-cell>
          <table:table-cell table:style-name="ce33" table:formula="of:=SUM([.F9:.F43])" office:value-type="float" office:value="0" calcext:value-type="float">
            <text:p>0</text:p>
          </table:table-cell>
          <table:table-cell table:style-name="ce33" table:formula="of:=SUM([.G9:.G43])" office:value-type="float" office:value="0" calcext:value-type="float">
            <text:p>0</text:p>
          </table:table-cell>
          <table:table-cell table:style-name="ce33" table:formula="of:=SUM([.H9:.H43])" office:value-type="float" office:value="0" calcext:value-type="float">
            <text:p>0</text:p>
          </table:table-cell>
          <table:table-cell table:style-name="ce33" table:formula="of:=SUM([.I9:.I43])" office:value-type="float" office:value="0" calcext:value-type="float">
            <text:p>0</text:p>
          </table:table-cell>
          <table:table-cell table:style-name="ce33" table:formula="of:=SUM([.J9:.J43])" office:value-type="float" office:value="0" calcext:value-type="float">
            <text:p>0</text:p>
          </table:table-cell>
          <table:table-cell table:style-name="ce33"/>
          <table:table-cell table:style-name="ce33" table:formula="of:=SUM([.L9:.L43])" office:value-type="float" office:value="0" calcext:value-type="float">
            <text:p>0</text:p>
          </table:table-cell>
          <table:table-cell table:style-name="ce33" table:formula="of:=SUM([.M9:.M43])" office:value-type="float" office:value="0" calcext:value-type="float">
            <text:p>0</text:p>
          </table:table-cell>
          <table:table-cell table:style-name="ce33" table:formula="of:=SUM([.N9:.N43])" office:value-type="float" office:value="0" calcext:value-type="float">
            <text:p>0</text:p>
          </table:table-cell>
          <table:table-cell table:style-name="ce33" table:formula="of:=SUM([.O9:.O43])" office:value-type="float" office:value="0" calcext:value-type="float">
            <text:p>0</text:p>
          </table:table-cell>
          <table:table-cell table:style-name="ce33" table:formula="of:=SUM([.P9:.P43])" office:value-type="float" office:value="0" calcext:value-type="float">
            <text:p>0</text:p>
          </table:table-cell>
          <table:table-cell table:style-name="ce33" table:formula="of:=SUM([.Q9:.Q43])" office:value-type="float" office:value="0" calcext:value-type="float">
            <text:p>0</text:p>
          </table:table-cell>
          <table:table-cell table:style-name="ce33" table:formula="of:=SUM([.R9:.R43])" office:value-type="float" office:value="0" calcext:value-type="float">
            <text:p>0</text:p>
          </table:table-cell>
          <table:table-cell table:style-name="ce33" table:formula="of:=SUM([.S9:.S43])" office:value-type="float" office:value="0" calcext:value-type="float">
            <text:p>0</text:p>
          </table:table-cell>
          <table:table-cell table:style-name="ce33" table:formula="of:=SUM([.T9:.T43])" office:value-type="float" office:value="0" calcext:value-type="float">
            <text:p>0</text:p>
          </table:table-cell>
          <table:table-cell table:style-name="ce33" table:formula="of:=SUM([.U9:.U43])" office:value-type="float" office:value="0" calcext:value-type="float">
            <text:p>0</text:p>
          </table:table-cell>
          <table:table-cell table:style-name="ce33" table:formula="of:=SUM([.V9:.V43])" office:value-type="float" office:value="0" calcext:value-type="float">
            <text:p>0</text:p>
          </table:table-cell>
          <table:table-cell table:style-name="ce33" table:formula="of:=SUM([.W9:.W43])" office:value-type="float" office:value="0" calcext:value-type="float">
            <text:p>0</text:p>
          </table:table-cell>
          <table:table-cell table:style-name="ce33" table:formula="of:=SUM([.X9:.X43])" office:value-type="float" office:value="0" calcext:value-type="float">
            <text:p>0</text:p>
          </table:table-cell>
          <table:table-cell table:style-name="ce33" table:formula="of:=SUM([.Y9:.Y43])" office:value-type="float" office:value="0" calcext:value-type="float">
            <text:p>0</text:p>
          </table:table-cell>
          <table:table-cell table:style-name="ce33" table:formula="of:=SUM([.Z9:.Z43])" office:value-type="float" office:value="0" calcext:value-type="float">
            <text:p>0</text:p>
          </table:table-cell>
          <table:table-cell table:style-name="ce33" table:formula="of:=SUM([.AA9:.AA43])" office:value-type="float" office:value="0" calcext:value-type="float">
            <text:p>0</text:p>
          </table:table-cell>
          <table:table-cell table:style-name="ce33" table:formula="of:=SUM([.AB9:.AB43])" office:value-type="float" office:value="0" calcext:value-type="float">
            <text:p>0</text:p>
          </table:table-cell>
          <table:table-cell table:style-name="ce33" table:formula="of:=SUM([.AC9:.AC43])" office:value-type="float" office:value="0" calcext:value-type="float">
            <text:p>0</text:p>
          </table:table-cell>
          <table:table-cell table:style-name="ce33" table:formula="of:=SUM([.AD9:.AD43])" office:value-type="float" office:value="0" calcext:value-type="float">
            <text:p>0</text:p>
          </table:table-cell>
          <table:table-cell table:style-name="ce33" table:formula="of:=SUM([.AE9:.AE43])" office:value-type="float" office:value="0" calcext:value-type="float">
            <text:p>0</text:p>
          </table:table-cell>
          <table:table-cell table:style-name="ce33" table:formula="of:=SUM([.AF9:.AF43])" office:value-type="float" office:value="0" calcext:value-type="float">
            <text:p>0</text:p>
          </table:table-cell>
          <table:table-cell table:style-name="ce33" table:formula="of:=SUM([.AG9:.AG43])" office:value-type="float" office:value="0" calcext:value-type="float">
            <text:p>0</text:p>
          </table:table-cell>
          <table:table-cell table:style-name="ce33" table:formula="of:=SUM([.AH9:.AH43])" office:value-type="float" office:value="0" calcext:value-type="float">
            <text:p>0</text:p>
          </table:table-cell>
          <table:table-cell table:style-name="ce33" table:formula="of:=SUM([.AI9:.AI43])" office:value-type="float" office:value="0" calcext:value-type="float">
            <text:p>0</text:p>
          </table:table-cell>
          <table:table-cell table:style-name="ce33" table:formula="of:=SUM([.AJ9:.AJ43])" office:value-type="float" office:value="0" calcext:value-type="float">
            <text:p>0</text:p>
          </table:table-cell>
          <table:table-cell table:style-name="ce33" table:formula="of:=SUM([.AK9:.AK43])" office:value-type="float" office:value="0" calcext:value-type="float">
            <text:p>0</text:p>
          </table:table-cell>
          <table:table-cell table:style-name="ce33" table:formula="of:=SUM([.AL9:.AL43])" office:value-type="float" office:value="0" calcext:value-type="float">
            <text:p>0</text:p>
          </table:table-cell>
          <table:table-cell table:style-name="ce33" table:formula="of:=SUM([.AM9:.AM43])" office:value-type="float" office:value="0" calcext:value-type="float">
            <text:p>0</text:p>
          </table:table-cell>
          <table:table-cell table:style-name="ce33" table:formula="of:=SUM([.AN9:.AN43])" office:value-type="float" office:value="0" calcext:value-type="float">
            <text:p>0</text:p>
          </table:table-cell>
          <table:table-cell table:style-name="ce33" table:formula="of:=SUM([.AO9:.AO43])" office:value-type="float" office:value="0" calcext:value-type="float">
            <text:p>0</text:p>
          </table:table-cell>
          <table:table-cell table:style-name="ce33" table:formula="of:=SUM([.AP9:.AP43])" office:value-type="float" office:value="0" calcext:value-type="float">
            <text:p>0</text:p>
          </table:table-cell>
          <table:table-cell table:style-name="ce33" table:formula="of:=SUM([.AQ9:.AQ43])" office:value-type="float" office:value="0" calcext:value-type="float">
            <text:p>0</text:p>
          </table:table-cell>
          <table:table-cell table:style-name="ce33" table:formula="of:=SUM([.AR9:.AR43])" office:value-type="float" office:value="0" calcext:value-type="float">
            <text:p>0</text:p>
          </table:table-cell>
          <table:table-cell table:style-name="ce33" table:formula="of:=SUM([.AS9:.AS43])" office:value-type="float" office:value="0" calcext:value-type="float">
            <text:p>0</text:p>
          </table:table-cell>
          <table:table-cell table:style-name="ce33" table:formula="of:=SUM([.AT9:.AT43])" office:value-type="float" office:value="0" calcext:value-type="float">
            <text:p>0</text:p>
          </table:table-cell>
          <table:table-cell table:style-name="ce33" table:formula="of:=SUM([.AU9:.AU43])" office:value-type="float" office:value="0" calcext:value-type="float">
            <text:p>0</text:p>
          </table:table-cell>
          <table:table-cell table:style-name="ce33" table:formula="of:=SUM([.AV9:.AV43])" office:value-type="float" office:value="0" calcext:value-type="float">
            <text:p>0</text:p>
          </table:table-cell>
          <table:table-cell table:style-name="ce33" table:formula="of:=SUM([.AW9:.AW43])" office:value-type="float" office:value="0" calcext:value-type="float">
            <text:p>0</text:p>
          </table:table-cell>
          <table:table-cell table:style-name="ce33" table:formula="of:=SUM([.AX9:.AX43])" office:value-type="float" office:value="0" calcext:value-type="float">
            <text:p>0</text:p>
          </table:table-cell>
          <table:table-cell table:style-name="ce33" table:formula="of:=SUM([.AY9:.AY43])" office:value-type="float" office:value="0" calcext:value-type="float">
            <text:p>0</text:p>
          </table:table-cell>
          <table:table-cell table:style-name="ce33" table:formula="of:=SUM([.AZ9:.AZ43])" office:value-type="float" office:value="0" calcext:value-type="float">
            <text:p>0</text:p>
          </table:table-cell>
          <table:table-cell table:style-name="ce33" table:formula="of:=SUM([.BA9:.BA43])" office:value-type="float" office:value="0" calcext:value-type="float">
            <text:p>0</text:p>
          </table:table-cell>
          <table:table-cell table:style-name="ce33" table:formula="of:=SUM([.BB9:.BB43])" office:value-type="float" office:value="0" calcext:value-type="float">
            <text:p>0</text:p>
          </table:table-cell>
          <table:table-cell table:style-name="ce33" table:formula="of:=SUM([.BC9:.BC43])" office:value-type="float" office:value="0" calcext:value-type="float">
            <text:p>0</text:p>
          </table:table-cell>
          <table:table-cell table:style-name="ce33" table:formula="of:=SUM([.BD9:.BD43])" office:value-type="float" office:value="0" calcext:value-type="float">
            <text:p>0</text:p>
          </table:table-cell>
          <table:table-cell table:style-name="ce33" table:formula="of:=SUM([.BE9:.BE43])" office:value-type="float" office:value="0" calcext:value-type="float">
            <text:p>0</text:p>
          </table:table-cell>
          <table:table-cell table:style-name="ce33" table:formula="of:=SUM([.BF9:.BF43])" office:value-type="float" office:value="0" calcext:value-type="float">
            <text:p>0</text:p>
          </table:table-cell>
          <table:table-cell table:style-name="ce33" table:formula="of:=SUM([.BG9:.BG43])" office:value-type="float" office:value="0" calcext:value-type="float">
            <text:p>0</text:p>
          </table:table-cell>
          <table:table-cell table:style-name="ce33" table:formula="of:=SUM([.BH9:.BH43])" office:value-type="float" office:value="0" calcext:value-type="float">
            <text:p>0</text:p>
          </table:table-cell>
          <table:table-cell table:style-name="ce33" table:formula="of:=SUM([.BI9:.BI43])" office:value-type="float" office:value="0" calcext:value-type="float">
            <text:p>0</text:p>
          </table:table-cell>
          <table:table-cell table:style-name="ce33" table:formula="of:=SUM([.BJ9:.BJ43])" office:value-type="float" office:value="0" calcext:value-type="float">
            <text:p>0</text:p>
          </table:table-cell>
          <table:table-cell table:style-name="ce33" table:formula="of:=SUM([.BK9:.BK43])" office:value-type="float" office:value="0" calcext:value-type="float">
            <text:p>0</text:p>
          </table:table-cell>
          <table:table-cell table:style-name="ce33" table:formula="of:=SUM([.BL9:.BL43])" office:value-type="float" office:value="0" calcext:value-type="float">
            <text:p>0</text:p>
          </table:table-cell>
          <table:table-cell table:style-name="ce33" table:formula="of:=SUM([.BM9:.BM43])" office:value-type="float" office:value="0" calcext:value-type="float">
            <text:p>0</text:p>
          </table:table-cell>
          <table:table-cell table:style-name="ce33" table:formula="of:=SUM([.BN9:.BN43])" office:value-type="float" office:value="0" calcext:value-type="float">
            <text:p>0</text:p>
          </table:table-cell>
          <table:table-cell table:style-name="ce33" table:formula="of:=SUM([.BO9:.BO43])" office:value-type="float" office:value="0" calcext:value-type="float">
            <text:p>0</text:p>
          </table:table-cell>
          <table:table-cell table:style-name="ce33" table:formula="of:=SUM([.BP9:.BP43])" office:value-type="float" office:value="0" calcext:value-type="float">
            <text:p>0</text:p>
          </table:table-cell>
          <table:table-cell table:style-name="ce33" table:formula="of:=SUM([.BQ9:.BQ43])" office:value-type="float" office:value="0" calcext:value-type="float">
            <text:p>0</text:p>
          </table:table-cell>
          <table:table-cell table:style-name="ce33" table:formula="of:=SUM([.BR9:.BR43])" office:value-type="float" office:value="0" calcext:value-type="float">
            <text:p>0</text:p>
          </table:table-cell>
          <table:table-cell table:style-name="ce33" table:formula="of:=SUM([.BS9:.BS43])" office:value-type="float" office:value="0" calcext:value-type="float">
            <text:p>0</text:p>
          </table:table-cell>
          <table:table-cell table:style-name="ce33" table:formula="of:=SUM([.BT9:.BT43])" office:value-type="float" office:value="0" calcext:value-type="float">
            <text:p>0</text:p>
          </table:table-cell>
          <table:table-cell table:style-name="ce33" table:formula="of:=SUM([.BU9:.BU43])" office:value-type="float" office:value="0" calcext:value-type="float">
            <text:p>0</text:p>
          </table:table-cell>
          <table:table-cell table:style-name="ce33" table:formula="of:=SUM([.BV9:.BV43])" office:value-type="float" office:value="0" calcext:value-type="float">
            <text:p>0</text:p>
          </table:table-cell>
          <table:table-cell table:style-name="ce33" table:formula="of:=SUM([.BW9:.BW43])" office:value-type="float" office:value="0" calcext:value-type="float">
            <text:p>0</text:p>
          </table:table-cell>
          <table:table-cell table:style-name="ce33" table:formula="of:=SUM([.BX9:.BX43])" office:value-type="float" office:value="0" calcext:value-type="float">
            <text:p>0</text:p>
          </table:table-cell>
          <table:table-cell table:style-name="ce33" table:formula="of:=SUM([.BY9:.BY43])" office:value-type="float" office:value="0" calcext:value-type="float">
            <text:p>0</text:p>
          </table:table-cell>
          <table:table-cell table:style-name="ce33" table:formula="of:=SUM([.BZ9:.BZ43])" office:value-type="float" office:value="0" calcext:value-type="float">
            <text:p>0</text:p>
          </table:table-cell>
          <table:table-cell table:style-name="ce33" table:formula="of:=SUM([.CA9:.CA43])" office:value-type="float" office:value="0" calcext:value-type="float">
            <text:p>0</text:p>
          </table:table-cell>
          <table:table-cell table:style-name="ce33" table:formula="of:=SUM([.CB9:.CB43])" office:value-type="float" office:value="0" calcext:value-type="float">
            <text:p>0</text:p>
          </table:table-cell>
          <table:table-cell table:style-name="ce33" table:formula="of:=SUM([.CC9:.CC43])" office:value-type="float" office:value="0" calcext:value-type="float">
            <text:p>0</text:p>
          </table:table-cell>
          <table:table-cell table:style-name="ce54" table:formula="of:=SUM([.D44:.CC44])" office:value-type="float" office:value="0" calcext:value-type="float">
            <text:p>0</text:p>
          </table:table-cell>
          <table:table-cell table:formula="of:=SUM([.CD9:.CD43])" office:value-type="float" office:value="0" calcext:value-type="float">
            <text:p>0</text:p>
          </table:table-cell>
          <table:table-cell table:number-columns-repeated="94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6"/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0"/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7"/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005"/>
        </table:table-row>
        <table:table-row table:style-name="ro1" table:number-rows-repeated="2">
          <table:table-cell table:number-columns-repeated="3"/>
          <table:table-cell table:style-name="Default" table:number-columns-repeated="16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1005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/>
          <table:table-cell table:number-columns-repeated="1015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bert_tid" table:style-name="ta1">
        <table:table-column table:style-name="co1" table:default-cell-style-name="ce12"/>
        <table:table-column table:style-name="co2" table:default-cell-style-name="ce12"/>
        <table:table-column table:style-name="co4" table:default-cell-style-name="ce12"/>
        <table:table-column table:style-name="co16" table:number-columns-repeated="22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number-columns-repeated="7" table:default-cell-style-name="ce12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859" table:default-cell-style-name="ce12"/>
        <table:table-column table:style-name="co13" table:number-columns-repeated="56" table:default-cell-style-name="Default"/>
        <table:table-row table:style-name="ro1">
          <table:table-cell table:style-name="ce50" office:value-type="string" calcext:value-type="string" table:number-columns-spanned="81" table:number-rows-spanned="1">
            <text:p>PLANERING</text:p>
          </table:table-cell>
          <table:covered-table-cell table:number-columns-repeated="80"/>
          <table:table-cell/>
          <table:table-cell table:style-name="ce47" table:number-columns-repeated="886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/>
          <table:table-cell table:style-name="ce51" table:number-columns-repeated="79"/>
          <table:table-cell/>
          <table:table-cell table:style-name="ce47" table:number-columns-repeated="886"/>
          <table:table-cell table:number-columns-repeated="56"/>
        </table:table-row>
        <table:table-row table:style-name="ro1">
          <table:table-cell table:style-name="ce59" office:value-type="string" calcext:value-type="string">
            <text:p>Projektgrupp: 6</text:p>
          </table:table-cell>
          <table:table-cell table:style-name="ce59"/>
          <table:table-cell table:style-name="ce3" office:value-type="string" calcext:value-type="string">
            <text:p>Datum: 2014-10-12</text:p>
          </table:table-cell>
          <table:table-cell table:style-name="ce61" table:number-columns-spanned="73" table:number-rows-spanned="3"/>
          <table:covered-table-cell table:number-columns-repeated="6"/>
          <table:covered-table-cell table:number-columns-repeated="8" table:style-name="ce34"/>
          <table:covered-table-cell table:number-columns-repeated="58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/>
          <table:table-cell table:style-name="ce42"/>
          <table:table-cell table:number-columns-repeated="943"/>
        </table:table-row>
        <table:table-row table:style-name="ro1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/>
          <table:table-cell table:style-name="ce4" office:value-type="string" calcext:value-type="string">
            <text:p>Version: 1.2</text:p>
          </table:table-cell>
          <table:covered-table-cell table:number-columns-repeated="7"/>
          <table:covered-table-cell table:number-columns-repeated="8" table:style-name="ce35"/>
          <table:covered-table-cell table:number-columns-repeated="58"/>
          <table:table-cell table:style-name="ce39"/>
          <table:table-cell table:style-name="ce53" table:formula="of:=[#REF!.AB4]" office:value-type="string" office:string-value="" calcext:value-type="error" table:number-columns-spanned="3" table:number-rows-spanned="1">
            <text:p>#REF!</text:p>
          </table:table-cell>
          <table:covered-table-cell table:number-columns-repeated="2"/>
          <table:table-cell table:style-name="ce35"/>
          <table:table-cell table:number-columns-repeated="943"/>
        </table:table-row>
        <table:table-row table:style-name="ro1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/>
          <table:table-cell table:style-name="ce5" office:value-type="string" calcext:value-type="string">
            <text:p>Utfärdare:</text:p>
          </table:table-cell>
          <table:covered-table-cell table:number-columns-repeated="7"/>
          <table:covered-table-cell table:number-columns-repeated="8" table:style-name="ce36"/>
          <table:covered-table-cell table:number-columns-repeated="58"/>
          <table:table-cell table:style-name="ce40" table:number-columns-spanned="5" table:number-rows-spanned="1"/>
          <table:covered-table-cell table:number-columns-repeated="4"/>
          <table:table-cell table:number-columns-repeated="943"/>
        </table:table-row>
        <table:table-row table:style-name="ro1">
          <table:table-cell table:style-name="ce6" office:value-type="string" calcext:value-type="string" table:number-columns-spanned="2" table:number-rows-spanned="1">
            <text:p>AKTIVITETER</text:p>
          </table:table-cell>
          <table:covered-table-cell/>
          <table:table-cell table:style-name="ce23" office:value-type="string" calcext:value-type="string">
            <text:p>VEM</text:p>
          </table:table-cell>
          <table:table-cell table:style-name="ce62"/>
          <table:table-cell table:style-name="ce65" table:number-columns-repeated="6"/>
          <table:table-cell table:style-name="ce60" table:number-columns-repeated="70"/>
          <table:table-cell table:number-columns-repeated="27"/>
          <table:table-cell table:style-name="ce49" table:number-columns-repeated="861"/>
          <table:table-cell table:number-columns-repeated="56"/>
        </table:table-row>
        <table:table-row table:style-name="ro1">
          <table:table-cell table:style-name="ce6"/>
          <table:table-cell table:style-name="ce60"/>
          <table:table-cell table:style-name="ce23"/>
          <table:table-cell table:style-name="ce63" office:value-type="string" calcext:value-type="string">
            <text:p>V.4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D44:.J44])" office:value-type="float" office:value="0" calcext:value-type="float">
            <text:p>0</text:p>
          </table:table-cell>
          <table:table-cell table:style-name="ce63" office:value-type="string" calcext:value-type="string">
            <text:p>V.42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K44:.Q44])" office:value-type="float" office:value="0" calcext:value-type="float">
            <text:p>0</text:p>
          </table:table-cell>
          <table:table-cell table:style-name="ce63" office:value-type="string" calcext:value-type="string">
            <text:p>V.43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R44:.X44])" office:value-type="float" office:value="0" calcext:value-type="float">
            <text:p>0</text:p>
          </table:table-cell>
          <table:table-cell table:style-name="ce63" office:value-type="string" calcext:value-type="string">
            <text:p>V.44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Y44:.AE44])" office:value-type="float" office:value="0" calcext:value-type="float">
            <text:p>0</text:p>
          </table:table-cell>
          <table:table-cell table:style-name="ce63" office:value-type="string" calcext:value-type="string">
            <text:p>V.45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F44:.AL44])" office:value-type="float" office:value="0" calcext:value-type="float">
            <text:p>0</text:p>
          </table:table-cell>
          <table:table-cell table:style-name="ce63" office:value-type="string" calcext:value-type="string">
            <text:p>V.46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M44:.AS44])" office:value-type="float" office:value="0" calcext:value-type="float">
            <text:p>0</text:p>
          </table:table-cell>
          <table:table-cell table:style-name="ce63" office:value-type="string" calcext:value-type="string">
            <text:p>V.47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T44:.AZ44])" office:value-type="float" office:value="0" calcext:value-type="float">
            <text:p>0</text:p>
          </table:table-cell>
          <table:table-cell table:style-name="ce63" office:value-type="string" calcext:value-type="string">
            <text:p>V.48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A44:.BG44])" office:value-type="float" office:value="0" calcext:value-type="float">
            <text:p>0</text:p>
          </table:table-cell>
          <table:table-cell table:style-name="ce63" office:value-type="string" calcext:value-type="string">
            <text:p>V.49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H44:.BN44])" office:value-type="float" office:value="0" calcext:value-type="float">
            <text:p>0</text:p>
          </table:table-cell>
          <table:table-cell table:style-name="ce63" office:value-type="string" calcext:value-type="string">
            <text:p>V.50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O44:.BU44])" office:value-type="float" office:value="0" calcext:value-type="float">
            <text:p>0</text:p>
          </table:table-cell>
          <table:table-cell table:style-name="ce63" office:value-type="string" calcext:value-type="string">
            <text:p>V.5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V44:.CB44])" office:value-type="float" office:value="0" calcext:value-type="float">
            <text:p>0</text:p>
          </table:table-cell>
          <table:table-cell table:number-columns-repeated="27"/>
          <table:table-cell table:style-name="ce49" table:number-columns-repeated="861"/>
          <table:table-cell table:number-columns-repeated="56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0" office:value-type="string" calcext:value-type="string">
            <text:p>Initialer</text:p>
          </table:table-cell>
          <table:table-cell table:style-name="ce64" office:value-type="date" office:date-value="2014-10-06" calcext:value-type="date">
            <text:p>6/10</text:p>
          </table:table-cell>
          <table:table-cell table:style-name="ce64" office:value-type="date" office:date-value="2014-10-07" calcext:value-type="date">
            <text:p>7/10</text:p>
          </table:table-cell>
          <table:table-cell table:style-name="ce64" office:value-type="date" office:date-value="2014-10-08" calcext:value-type="date">
            <text:p>8/10</text:p>
          </table:table-cell>
          <table:table-cell table:style-name="ce64" office:value-type="date" office:date-value="2014-10-09" calcext:value-type="date">
            <text:p>9/10</text:p>
          </table:table-cell>
          <table:table-cell table:style-name="ce64" office:value-type="date" office:date-value="2014-10-10" calcext:value-type="date">
            <text:p>10/10</text:p>
          </table:table-cell>
          <table:table-cell table:style-name="ce64" office:value-type="date" office:date-value="2014-10-11" calcext:value-type="date">
            <text:p>11/10</text:p>
          </table:table-cell>
          <table:table-cell table:style-name="ce64" office:value-type="date" office:date-value="2014-10-12" calcext:value-type="date">
            <text:p>12/10</text:p>
          </table:table-cell>
          <table:table-cell table:style-name="ce64" office:value-type="date" office:date-value="2014-10-13" calcext:value-type="date">
            <text:p>13/10</text:p>
          </table:table-cell>
          <table:table-cell table:style-name="ce64" office:value-type="date" office:date-value="2014-10-14" calcext:value-type="date">
            <text:p>14/10</text:p>
          </table:table-cell>
          <table:table-cell table:style-name="ce64" office:value-type="date" office:date-value="2014-10-15" calcext:value-type="date">
            <text:p>15/10</text:p>
          </table:table-cell>
          <table:table-cell table:style-name="ce64" office:value-type="date" office:date-value="2014-10-16" calcext:value-type="date">
            <text:p>16/10</text:p>
          </table:table-cell>
          <table:table-cell table:style-name="ce64" office:value-type="date" office:date-value="2014-10-17" calcext:value-type="date">
            <text:p>17/10</text:p>
          </table:table-cell>
          <table:table-cell table:style-name="ce64" office:value-type="date" office:date-value="2014-10-18" calcext:value-type="date">
            <text:p>18/10</text:p>
          </table:table-cell>
          <table:table-cell table:style-name="ce64" office:value-type="date" office:date-value="2014-10-19" calcext:value-type="date">
            <text:p>19/10</text:p>
          </table:table-cell>
          <table:table-cell table:style-name="ce64" office:value-type="date" office:date-value="2014-10-20" calcext:value-type="date">
            <text:p>20/10</text:p>
          </table:table-cell>
          <table:table-cell table:style-name="ce64" office:value-type="date" office:date-value="2014-10-21" calcext:value-type="date">
            <text:p>21/10</text:p>
          </table:table-cell>
          <table:table-cell table:style-name="ce64" office:value-type="date" office:date-value="2014-10-22" calcext:value-type="date">
            <text:p>22/10</text:p>
          </table:table-cell>
          <table:table-cell table:style-name="ce64" office:value-type="date" office:date-value="2014-10-23" calcext:value-type="date">
            <text:p>23/10</text:p>
          </table:table-cell>
          <table:table-cell table:style-name="ce64" office:value-type="date" office:date-value="2014-10-24" calcext:value-type="date">
            <text:p>24/10</text:p>
          </table:table-cell>
          <table:table-cell table:style-name="ce64" office:value-type="date" office:date-value="2014-10-25" calcext:value-type="date">
            <text:p>25/10</text:p>
          </table:table-cell>
          <table:table-cell table:style-name="ce64" office:value-type="date" office:date-value="2014-10-26" calcext:value-type="date">
            <text:p>26/10</text:p>
          </table:table-cell>
          <table:table-cell table:style-name="ce64" office:value-type="date" office:date-value="2014-10-27" calcext:value-type="date">
            <text:p>27/10</text:p>
          </table:table-cell>
          <table:table-cell table:style-name="ce64" office:value-type="date" office:date-value="2014-10-28" calcext:value-type="date">
            <text:p>28/10</text:p>
          </table:table-cell>
          <table:table-cell table:style-name="ce64" office:value-type="date" office:date-value="2014-10-29" calcext:value-type="date">
            <text:p>29/10</text:p>
          </table:table-cell>
          <table:table-cell table:style-name="ce64" office:value-type="date" office:date-value="2014-10-30" calcext:value-type="date">
            <text:p>30/10</text:p>
          </table:table-cell>
          <table:table-cell table:style-name="ce64" office:value-type="date" office:date-value="2014-10-31" calcext:value-type="date">
            <text:p>31/10</text:p>
          </table:table-cell>
          <table:table-cell table:style-name="ce64" office:value-type="date" office:date-value="2014-11-01" calcext:value-type="date">
            <text:p>1/11</text:p>
          </table:table-cell>
          <table:table-cell table:style-name="ce64" office:value-type="date" office:date-value="2014-11-02" calcext:value-type="date">
            <text:p>2/11</text:p>
          </table:table-cell>
          <table:table-cell table:style-name="ce64" office:value-type="date" office:date-value="2014-11-03" calcext:value-type="date">
            <text:p>3/11</text:p>
          </table:table-cell>
          <table:table-cell table:style-name="ce64" office:value-type="date" office:date-value="2014-11-04" calcext:value-type="date">
            <text:p>4/11</text:p>
          </table:table-cell>
          <table:table-cell table:style-name="ce64" office:value-type="date" office:date-value="2014-11-05" calcext:value-type="date">
            <text:p>5/11</text:p>
          </table:table-cell>
          <table:table-cell table:style-name="ce64" office:value-type="date" office:date-value="2014-11-06" calcext:value-type="date">
            <text:p>6/11</text:p>
          </table:table-cell>
          <table:table-cell table:style-name="ce64" office:value-type="date" office:date-value="2014-11-07" calcext:value-type="date">
            <text:p>7/11</text:p>
          </table:table-cell>
          <table:table-cell table:style-name="ce64" office:value-type="date" office:date-value="2014-11-08" calcext:value-type="date">
            <text:p>8/11</text:p>
          </table:table-cell>
          <table:table-cell table:style-name="ce64" office:value-type="date" office:date-value="2014-11-09" calcext:value-type="date">
            <text:p>9/11</text:p>
          </table:table-cell>
          <table:table-cell table:style-name="ce64" office:value-type="date" office:date-value="2014-11-10" calcext:value-type="date">
            <text:p>10/11</text:p>
          </table:table-cell>
          <table:table-cell table:style-name="ce64" office:value-type="date" office:date-value="2014-11-11" calcext:value-type="date">
            <text:p>11/11</text:p>
          </table:table-cell>
          <table:table-cell table:style-name="ce64" office:value-type="date" office:date-value="2014-11-12" calcext:value-type="date">
            <text:p>12/11</text:p>
          </table:table-cell>
          <table:table-cell table:style-name="ce64" office:value-type="date" office:date-value="2014-11-13" calcext:value-type="date">
            <text:p>13/11</text:p>
          </table:table-cell>
          <table:table-cell table:style-name="ce64" office:value-type="date" office:date-value="2014-11-14" calcext:value-type="date">
            <text:p>14/11</text:p>
          </table:table-cell>
          <table:table-cell table:style-name="ce64" office:value-type="date" office:date-value="2014-11-15" calcext:value-type="date">
            <text:p>15/11</text:p>
          </table:table-cell>
          <table:table-cell table:style-name="ce64" office:value-type="date" office:date-value="2014-11-16" calcext:value-type="date">
            <text:p>16/11</text:p>
          </table:table-cell>
          <table:table-cell table:style-name="ce64" office:value-type="date" office:date-value="2014-11-17" calcext:value-type="date">
            <text:p>17/11</text:p>
          </table:table-cell>
          <table:table-cell table:style-name="ce64" office:value-type="date" office:date-value="2014-11-18" calcext:value-type="date">
            <text:p>18/11</text:p>
          </table:table-cell>
          <table:table-cell table:style-name="ce64" office:value-type="date" office:date-value="2014-11-19" calcext:value-type="date">
            <text:p>19/11</text:p>
          </table:table-cell>
          <table:table-cell table:style-name="ce64" office:value-type="date" office:date-value="2014-11-20" calcext:value-type="date">
            <text:p>20/11</text:p>
          </table:table-cell>
          <table:table-cell table:style-name="ce64" office:value-type="date" office:date-value="2014-11-21" calcext:value-type="date">
            <text:p>21/11</text:p>
          </table:table-cell>
          <table:table-cell table:style-name="ce64" office:value-type="date" office:date-value="2014-11-22" calcext:value-type="date">
            <text:p>22/11</text:p>
          </table:table-cell>
          <table:table-cell table:style-name="ce64" office:value-type="date" office:date-value="2014-11-23" calcext:value-type="date">
            <text:p>23/11</text:p>
          </table:table-cell>
          <table:table-cell table:style-name="ce64" office:value-type="date" office:date-value="2014-11-24" calcext:value-type="date">
            <text:p>24/11</text:p>
          </table:table-cell>
          <table:table-cell table:style-name="ce64" office:value-type="date" office:date-value="2014-11-25" calcext:value-type="date">
            <text:p>25/11</text:p>
          </table:table-cell>
          <table:table-cell table:style-name="ce64" office:value-type="date" office:date-value="2014-11-26" calcext:value-type="date">
            <text:p>26/11</text:p>
          </table:table-cell>
          <table:table-cell table:style-name="ce64" office:value-type="date" office:date-value="2014-11-27" calcext:value-type="date">
            <text:p>27/11</text:p>
          </table:table-cell>
          <table:table-cell table:style-name="ce64" office:value-type="date" office:date-value="2014-11-28" calcext:value-type="date">
            <text:p>28/11</text:p>
          </table:table-cell>
          <table:table-cell table:style-name="ce64" office:value-type="date" office:date-value="2014-11-29" calcext:value-type="date">
            <text:p>29/11</text:p>
          </table:table-cell>
          <table:table-cell table:style-name="ce64" office:value-type="date" office:date-value="2014-11-30" calcext:value-type="date">
            <text:p>30/11</text:p>
          </table:table-cell>
          <table:table-cell table:style-name="ce64" office:value-type="date" office:date-value="2014-12-01" calcext:value-type="date">
            <text:p>1/12</text:p>
          </table:table-cell>
          <table:table-cell table:style-name="ce64" office:value-type="date" office:date-value="2014-12-02" calcext:value-type="date">
            <text:p>2/12</text:p>
          </table:table-cell>
          <table:table-cell table:style-name="ce64" office:value-type="date" office:date-value="2014-12-03" calcext:value-type="date">
            <text:p>3/12</text:p>
          </table:table-cell>
          <table:table-cell table:style-name="ce64" office:value-type="date" office:date-value="2014-12-04" calcext:value-type="date">
            <text:p>4/12</text:p>
          </table:table-cell>
          <table:table-cell table:style-name="ce64" office:value-type="date" office:date-value="2014-12-05" calcext:value-type="date">
            <text:p>5/12</text:p>
          </table:table-cell>
          <table:table-cell table:style-name="ce64" office:value-type="date" office:date-value="2014-12-06" calcext:value-type="date">
            <text:p>6/12</text:p>
          </table:table-cell>
          <table:table-cell table:style-name="ce64" office:value-type="date" office:date-value="2014-12-07" calcext:value-type="date">
            <text:p>7/12</text:p>
          </table:table-cell>
          <table:table-cell table:style-name="ce64" office:value-type="date" office:date-value="2014-12-08" calcext:value-type="date">
            <text:p>8/12</text:p>
          </table:table-cell>
          <table:table-cell table:style-name="ce64" office:value-type="date" office:date-value="2014-12-09" calcext:value-type="date">
            <text:p>9/12</text:p>
          </table:table-cell>
          <table:table-cell table:style-name="ce64" office:value-type="date" office:date-value="2014-12-10" calcext:value-type="date">
            <text:p>10/12</text:p>
          </table:table-cell>
          <table:table-cell table:style-name="ce64" office:value-type="date" office:date-value="2014-12-11" calcext:value-type="date">
            <text:p>11/12</text:p>
          </table:table-cell>
          <table:table-cell table:style-name="ce64" office:value-type="date" office:date-value="2014-12-12" calcext:value-type="date">
            <text:p>12/12</text:p>
          </table:table-cell>
          <table:table-cell table:style-name="ce64" office:value-type="date" office:date-value="2014-12-13" calcext:value-type="date">
            <text:p>13/12</text:p>
          </table:table-cell>
          <table:table-cell table:style-name="ce64" office:value-type="date" office:date-value="2014-12-14" calcext:value-type="date">
            <text:p>14/12</text:p>
          </table:table-cell>
          <table:table-cell table:style-name="ce64" office:value-type="date" office:date-value="2014-12-15" calcext:value-type="date">
            <text:p>15/12</text:p>
          </table:table-cell>
          <table:table-cell table:style-name="ce64" office:value-type="date" office:date-value="2014-12-16" calcext:value-type="date">
            <text:p>16/12</text:p>
          </table:table-cell>
          <table:table-cell table:style-name="ce64" office:value-type="date" office:date-value="2014-12-17" calcext:value-type="date">
            <text:p>17/12</text:p>
          </table:table-cell>
          <table:table-cell table:style-name="ce64" office:value-type="date" office:date-value="2014-12-18" calcext:value-type="date">
            <text:p>18/12</text:p>
          </table:table-cell>
          <table:table-cell table:style-name="ce64" office:value-type="date" office:date-value="2014-12-19" calcext:value-type="date">
            <text:p>19/12</text:p>
          </table:table-cell>
          <table:table-cell table:style-name="ce64" office:value-type="date" office:date-value="2014-12-20" calcext:value-type="date">
            <text:p>20/12</text:p>
          </table:table-cell>
          <table:table-cell table:style-name="ce64" office:value-type="date" office:date-value="2014-12-21" calcext:value-type="date">
            <text:p>21/12</text:p>
          </table:table-cell>
          <table:table-cell table:style-name="ce8" office:value-type="string" calcext:value-type="string">
            <text:p>Sa</text:p>
          </table:table-cell>
          <table:table-cell table:number-columns-repeated="94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table:formula="of:=[$Basplan.B8]" office:value-type="string" office:string-value="Knappar/brytare" calcext:value-type="string">
            <text:p>Knappar/brytare</text:p>
          </table:table-cell>
          <table:table-cell table:style-name="ce24" table:formula="of:=[$Basplan.D8]" office:value-type="string" office:string-value="Adrian, John" calcext:value-type="string">
            <text:p>Adrian, John</text:p>
          </table:table-cell>
          <table:table-cell table:style-name="ce29" table:number-columns-repeated="77"/>
          <table:table-cell table:style-name="ce43" table:formula="of:=SUM([.D9:.CB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table:formula="of:=[$Basplan.B9]" office:value-type="string" office:string-value="Blåtand hos robot" calcext:value-type="string">
            <text:p>Blåtand hos robot</text:p>
          </table:table-cell>
          <table:table-cell table:style-name="ce24" table:formula="of:=[$Basplan.D9]" office:value-type="string" office:string-value="Anthon, Tommy, Herman" calcext:value-type="string">
            <text:p>Anthon, Tommy, Herman</text:p>
          </table:table-cell>
          <table:table-cell table:style-name="ce29" table:number-columns-repeated="77"/>
          <table:table-cell table:style-name="ce44" table:formula="of:=SUM([.D10:.CB1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table:formula="of:=[$Basplan.B10]" office:value-type="string" office:string-value="Databuss" calcext:value-type="string">
            <text:p>Databuss</text:p>
          </table:table-cell>
          <table:table-cell table:style-name="ce24" table:formula="of:=[$Basplan.D10]" office:value-type="string" office:string-value="Herman, Albert, Johan" calcext:value-type="string">
            <text:p>Herman, Albert, Johan</text:p>
          </table:table-cell>
          <table:table-cell table:style-name="ce29" table:number-columns-repeated="77"/>
          <table:table-cell table:style-name="ce44" table:formula="of:=SUM([.D11:.CB1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table:formula="of:=[$Basplan.B11]" office:value-type="string" office:string-value="Sensordata" calcext:value-type="string">
            <text:p>Sensordata</text:p>
          </table:table-cell>
          <table:table-cell table:style-name="ce24" table:formula="of:=[$Basplan.D11]" office:value-type="string" office:string-value="Albert, Adrian, Herman" calcext:value-type="string">
            <text:p>Albert, Adrian, Herman</text:p>
          </table:table-cell>
          <table:table-cell table:style-name="ce29" table:number-columns-repeated="77"/>
          <table:table-cell table:style-name="ce44" table:formula="of:=SUM([.D12:.CB1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table:formula="of:=[$Basplan.B12]" office:value-type="string" office:string-value="Kommandon" calcext:value-type="string">
            <text:p>Kommandon</text:p>
          </table:table-cell>
          <table:table-cell table:style-name="ce24" table:formula="of:=[$Basplan.D12]" office:value-type="string" office:string-value="Herman, Johan, John" calcext:value-type="string">
            <text:p>Herman, Johan, John</text:p>
          </table:table-cell>
          <table:table-cell table:style-name="ce29" table:number-columns-repeated="77"/>
          <table:table-cell table:style-name="ce44" table:formula="of:=SUM([.D13:.CB1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table:formula="of:=[$Basplan.B13]" office:value-type="string" office:string-value="Korsning" calcext:value-type="string">
            <text:p>Korsning</text:p>
          </table:table-cell>
          <table:table-cell table:style-name="ce24" table:formula="of:=[$Basplan.D13]" office:value-type="string" office:string-value="Herman, Tommy" calcext:value-type="string">
            <text:p>Herman, Tommy</text:p>
          </table:table-cell>
          <table:table-cell table:style-name="ce29" table:number-columns-repeated="77"/>
          <table:table-cell table:style-name="ce44" table:formula="of:=SUM([.D14:.CB1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table:formula="of:=[$Basplan.B14]" office:value-type="string" office:string-value="Återvändsgränd" calcext:value-type="string">
            <text:p>Återvändsgränd</text:p>
          </table:table-cell>
          <table:table-cell table:style-name="ce24" table:formula="of:=[$Basplan.D14]" office:value-type="string" office:string-value="Herman, Tommy" calcext:value-type="string">
            <text:p>Herman, Tommy</text:p>
          </table:table-cell>
          <table:table-cell table:style-name="ce29" table:number-columns-repeated="77"/>
          <table:table-cell table:style-name="ce44" table:formula="of:=SUM([.D15:.CB1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table:formula="of:=[$Basplan.B15]" office:value-type="string" office:string-value="Tejpmarkering" calcext:value-type="string">
            <text:p>Tejpmarkering</text:p>
          </table:table-cell>
          <table:table-cell table:style-name="ce24" table:formula="of:=[$Basplan.D15]" office:value-type="string" office:string-value="Herman, Adrian" calcext:value-type="string">
            <text:p>Herman, Adrian</text:p>
          </table:table-cell>
          <table:table-cell table:style-name="ce29" table:number-columns-repeated="77"/>
          <table:table-cell table:style-name="ce44" table:formula="of:=SUM([.D16:.CB1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table:formula="of:=[$Basplan.B16]" office:value-type="string" office:string-value="Utforskning" calcext:value-type="string">
            <text:p>Utforskning</text:p>
          </table:table-cell>
          <table:table-cell table:style-name="ce24" table:formula="of:=[$Basplan.D16]" office:value-type="string" office:string-value="Herman, Tommy, Anthon" calcext:value-type="string">
            <text:p>Herman, Tommy, Anthon</text:p>
          </table:table-cell>
          <table:table-cell table:style-name="ce29" table:number-columns-repeated="77"/>
          <table:table-cell table:style-name="ce44" table:formula="of:=SUM([.D17:.CB1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table:formula="of:=[$Basplan.B17]" office:value-type="string" office:string-value="Karta" calcext:value-type="string">
            <text:p>Karta</text:p>
          </table:table-cell>
          <table:table-cell table:style-name="ce24" table:formula="of:=[$Basplan.D17]" office:value-type="string" office:string-value="Herman, John, Tommy" calcext:value-type="string">
            <text:p>Herman, John, Tommy</text:p>
          </table:table-cell>
          <table:table-cell table:style-name="ce29" table:number-columns-repeated="77"/>
          <table:table-cell table:style-name="ce44" table:formula="of:=SUM([.D18:.CB1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4" table:formula="of:=[$Basplan.B18]" office:value-type="string" office:string-value="Traversering efter karta" calcext:value-type="string">
            <text:p>Traversering efter karta</text:p>
          </table:table-cell>
          <table:table-cell table:style-name="ce24" table:formula="of:=[$Basplan.D18]" office:value-type="string" office:string-value="Herman, Adrian, Tommy" calcext:value-type="string">
            <text:p>Herman, Adrian, Tommy</text:p>
          </table:table-cell>
          <table:table-cell table:style-name="ce29" table:number-columns-repeated="77"/>
          <table:table-cell table:style-name="ce44" table:formula="of:=SUM([.D19:.CB1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4" table:formula="of:=[$Basplan.B19]" office:value-type="string" office:string-value="Ljussensorer" calcext:value-type="string">
            <text:p>Ljussensorer</text:p>
          </table:table-cell>
          <table:table-cell table:style-name="ce24" table:formula="of:=[$Basplan.D19]" office:value-type="string" office:string-value="Albert, Adrian" calcext:value-type="string">
            <text:p>Albert, Adrian</text:p>
          </table:table-cell>
          <table:table-cell table:style-name="ce29" table:number-columns-repeated="77"/>
          <table:table-cell table:style-name="ce44" table:formula="of:=SUM([.D20:.CB2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4" table:formula="of:=[$Basplan.B20]" office:value-type="string" office:string-value="Avståndssensorer" calcext:value-type="string">
            <text:p>Avståndssensorer</text:p>
          </table:table-cell>
          <table:table-cell table:style-name="ce24" table:formula="of:=[$Basplan.D20]" office:value-type="string" office:string-value="Albert, Adrian" calcext:value-type="string">
            <text:p>Albert, Adrian</text:p>
          </table:table-cell>
          <table:table-cell table:style-name="ce29" table:number-columns-repeated="77"/>
          <table:table-cell table:style-name="ce44" table:formula="of:=SUM([.D21:.CB2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4" table:formula="of:=[$Basplan.B21]" office:value-type="string" office:string-value="Gyro" calcext:value-type="string">
            <text:p>Gyro</text:p>
          </table:table-cell>
          <table:table-cell table:style-name="ce24" table:formula="of:=[$Basplan.D21]" office:value-type="string" office:string-value="Albert, John" calcext:value-type="string">
            <text:p>Albert, John</text:p>
          </table:table-cell>
          <table:table-cell table:style-name="ce29" table:number-columns-repeated="77"/>
          <table:table-cell table:style-name="ce44" table:formula="of:=SUM([.D22:.CB2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4" table:formula="of:=[$Basplan.B22]" office:value-type="string" office:string-value="Avståndsbehandling" calcext:value-type="string">
            <text:p>Avståndsbehandling</text:p>
          </table:table-cell>
          <table:table-cell table:style-name="ce24" table:formula="of:=[$Basplan.D22]" office:value-type="string" office:string-value="Albert, Anthon" calcext:value-type="string">
            <text:p>Albert, Anthon</text:p>
          </table:table-cell>
          <table:table-cell table:style-name="ce30" table:number-columns-repeated="77"/>
          <table:table-cell table:style-name="ce44" table:formula="of:=SUM([.D23:.CB2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4" table:formula="of:=[$Basplan.B23]" office:value-type="string" office:string-value="Kalibrering" calcext:value-type="string">
            <text:p>Kalibrering</text:p>
          </table:table-cell>
          <table:table-cell table:style-name="ce24" table:formula="of:=[$Basplan.D23]" office:value-type="string" office:string-value="Albert, Anthon" calcext:value-type="string">
            <text:p>Albert, Anthon</text:p>
          </table:table-cell>
          <table:table-cell table:style-name="ce29" table:number-columns-repeated="77"/>
          <table:table-cell table:style-name="ce44" table:formula="of:=SUM([.D24:.CB2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table:formula="of:=[$Basplan.B24]" office:value-type="string" office:string-value="LCD" calcext:value-type="string">
            <text:p>LCD</text:p>
          </table:table-cell>
          <table:table-cell table:style-name="ce24" table:formula="of:=[$Basplan.D24]" office:value-type="string" office:string-value="Albert, Adrian" calcext:value-type="string">
            <text:p>Albert, Adrian</text:p>
          </table:table-cell>
          <table:table-cell table:style-name="ce31" table:number-columns-repeated="77"/>
          <table:table-cell table:style-name="ce44" table:formula="of:=SUM([.D25:.CB2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4" table:formula="of:=[$Basplan.B25]" office:value-type="string" office:string-value="Motor/servo" calcext:value-type="string">
            <text:p>Motor/servo</text:p>
          </table:table-cell>
          <table:table-cell table:style-name="ce24" table:formula="of:=[$Basplan.D25]" office:value-type="string" office:string-value="Johan, John" calcext:value-type="string">
            <text:p>Johan, John</text:p>
          </table:table-cell>
          <table:table-cell table:style-name="ce29" table:number-columns-repeated="72"/>
          <table:table-cell table:style-name="ce38"/>
          <table:table-cell table:style-name="ce29" table:number-columns-repeated="4"/>
          <table:table-cell table:style-name="ce44" table:formula="of:=SUM([.D26:.CB2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4" table:formula="of:=[$Basplan.B26]" office:value-type="string" office:string-value="Autonoma kommandon" calcext:value-type="string">
            <text:p>Autonoma kommandon</text:p>
          </table:table-cell>
          <table:table-cell table:style-name="ce24" table:formula="of:=[$Basplan.D26]" office:value-type="string" office:string-value="Johan, John" calcext:value-type="string">
            <text:p>Johan, John</text:p>
          </table:table-cell>
          <table:table-cell table:style-name="ce31" table:number-columns-repeated="77"/>
          <table:table-cell table:style-name="ce44" table:formula="of:=SUM([.D27:.CB2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4" table:formula="of:=[$Basplan.B27]" office:value-type="string" office:string-value="Fjärrkommadon" calcext:value-type="string">
            <text:p>Fjärrkommadon</text:p>
          </table:table-cell>
          <table:table-cell table:style-name="ce24" table:formula="of:=[$Basplan.D27]" office:value-type="string" office:string-value="Johan, John" calcext:value-type="string">
            <text:p>Johan, John</text:p>
          </table:table-cell>
          <table:table-cell table:style-name="ce29" table:number-columns-repeated="72"/>
          <table:table-cell table:style-name="ce38"/>
          <table:table-cell table:style-name="ce29" table:number-columns-repeated="4"/>
          <table:table-cell table:style-name="ce44" table:formula="of:=SUM([.D28:.CB2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4" table:formula="of:=[$Basplan.B28]" office:value-type="string" office:string-value="PD-reglering" calcext:value-type="string">
            <text:p>PD-reglering</text:p>
          </table:table-cell>
          <table:table-cell table:style-name="ce24" table:formula="of:=[$Basplan.D28]" office:value-type="string" office:string-value="Johan, Anthon" calcext:value-type="string">
            <text:p>Johan, Anthon</text:p>
          </table:table-cell>
          <table:table-cell table:style-name="ce29" table:number-columns-repeated="77"/>
          <table:table-cell table:style-name="ce44" table:formula="of:=SUM([.D29:.CB2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4" table:formula="of:=[$Basplan.B29]" office:value-type="string" office:string-value="Tejpföljning" calcext:value-type="string">
            <text:p>Tejpföljning</text:p>
          </table:table-cell>
          <table:table-cell table:style-name="ce24" table:formula="of:=[$Basplan.D29]" office:value-type="string" office:string-value="John, Albert, Johan" calcext:value-type="string">
            <text:p>John, Albert, Johan</text:p>
          </table:table-cell>
          <table:table-cell table:style-name="ce29" table:number-columns-repeated="77"/>
          <table:table-cell table:style-name="ce44" table:formula="of:=SUM([.D30:.CB3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4" table:formula="of:=[$Basplan.B30]" office:value-type="string" office:string-value="Parametrar" calcext:value-type="string">
            <text:p>Parametrar</text:p>
          </table:table-cell>
          <table:table-cell table:style-name="ce24" table:formula="of:=[$Basplan.D30]" office:value-type="string" office:string-value="Anthon, John" calcext:value-type="string">
            <text:p>Anthon, John</text:p>
          </table:table-cell>
          <table:table-cell table:style-name="ce29" table:number-columns-repeated="74"/>
          <table:table-cell/>
          <table:table-cell table:style-name="ce29" table:number-columns-repeated="2"/>
          <table:table-cell table:style-name="ce44" table:formula="of:=SUM([.D31:.CB3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4" table:formula="of:=[$Basplan.B31]" office:value-type="string" office:string-value="Felsökningsdata" calcext:value-type="string">
            <text:p>Felsökningsdata</text:p>
          </table:table-cell>
          <table:table-cell table:style-name="ce24" table:formula="of:=[$Basplan.D31]" office:value-type="string" office:string-value="Tommy" calcext:value-type="string">
            <text:p>Tommy</text:p>
          </table:table-cell>
          <table:table-cell table:style-name="ce29" table:number-columns-repeated="74"/>
          <table:table-cell/>
          <table:table-cell table:style-name="ce29" table:number-columns-repeated="2"/>
          <table:table-cell table:style-name="ce44" table:formula="of:=SUM([.D32:.CB3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4" table:formula="of:=[$Basplan.B32]" office:value-type="string" office:string-value="Bluetooth hos programvara" calcext:value-type="string">
            <text:p>Bluetooth hos programvara</text:p>
          </table:table-cell>
          <table:table-cell table:style-name="ce24" table:formula="of:=[$Basplan.D32]" office:value-type="string" office:string-value="Anthon, Tommy" calcext:value-type="string">
            <text:p>Anthon, Tommy</text:p>
          </table:table-cell>
          <table:table-cell table:style-name="ce29" table:number-columns-repeated="77"/>
          <table:table-cell table:style-name="ce44" table:formula="of:=SUM([.D33:.CB3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4" table:formula="of:=[$Basplan.B33]" office:value-type="string" office:string-value="Bluetooth" calcext:value-type="string">
            <text:p>Bluetooth</text:p>
          </table:table-cell>
          <table:table-cell table:style-name="ce24" table:formula="of:=[$Basplan.D33]" office:value-type="string" office:string-value="Anthon, Tommy, Herman" calcext:value-type="string">
            <text:p>Anthon, Tommy, Herman</text:p>
          </table:table-cell>
          <table:table-cell table:style-name="ce32" table:number-columns-repeated="77"/>
          <table:table-cell table:style-name="ce45" table:formula="of:=SUM([.D34:.CB3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4" table:formula="of:=[$Basplan.B34]" office:value-type="string" office:string-value="GUI" calcext:value-type="string">
            <text:p>GUI</text:p>
          </table:table-cell>
          <table:table-cell table:style-name="ce24" table:formula="of:=[$Basplan.D34]" office:value-type="string" office:string-value="Anthon" calcext:value-type="string">
            <text:p>Anthon</text:p>
          </table:table-cell>
          <table:table-cell table:style-name="ce32" table:number-columns-repeated="77"/>
          <table:table-cell table:style-name="ce45" table:formula="of:=SUM([.D35:.CB3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4" table:formula="of:=[$Basplan.B35]" office:value-type="string" office:string-value="Möte" calcext:value-type="string">
            <text:p>Möte</text:p>
          </table:table-cell>
          <table:table-cell table:style-name="ce24" table:formula="of:=[$Basplan.D35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6:.CB3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4" table:formula="of:=[$Basplan.B36]" office:value-type="string" office:string-value="Designspecifikation" calcext:value-type="string">
            <text:p>Designspecifikation</text:p>
          </table:table-cell>
          <table:table-cell table:style-name="ce24" table:formula="of:=[$Basplan.D36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7:.CB3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4" table:formula="of:=[$Basplan.B37]" office:value-type="string" office:string-value="Redovisning" calcext:value-type="string">
            <text:p>Redovisning</text:p>
          </table:table-cell>
          <table:table-cell table:style-name="ce24" table:formula="of:=[$Basplan.D37]" office:value-type="string" office:string-value="Adrian" calcext:value-type="string">
            <text:p>Adrian</text:p>
          </table:table-cell>
          <table:table-cell table:style-name="ce32" table:number-columns-repeated="77"/>
          <table:table-cell table:style-name="ce44" table:formula="of:=SUM([.D38:.CB3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4" table:formula="of:=[$Basplan.B38]" office:value-type="string" office:string-value="Teknisk dokumentation" calcext:value-type="string">
            <text:p>Teknisk dokumentation</text:p>
          </table:table-cell>
          <table:table-cell table:style-name="ce24" table:formula="of:=[$Basplan.D38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9:.CB3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4" table:formula="of:=[$Basplan.B39]" office:value-type="string" office:string-value="Tid- och statusrapport" calcext:value-type="string">
            <text:p>Tid- och statusrapport</text:p>
          </table:table-cell>
          <table:table-cell table:style-name="ce24" table:formula="of:=[$Basplan.D39]" office:value-type="string" office:string-value="Adrian" calcext:value-type="string">
            <text:p>Adrian</text:p>
          </table:table-cell>
          <table:table-cell table:style-name="ce29" table:number-columns-repeated="77"/>
          <table:table-cell table:style-name="ce44" table:formula="of:=SUM([.D40:.CB4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4" table:formula="of:=[$Basplan.B40]" office:value-type="string" office:string-value="Efterstudie" calcext:value-type="string">
            <text:p>Efterstudie</text:p>
          </table:table-cell>
          <table:table-cell table:style-name="ce24" table:formula="of:=[$Basplan.D40]" office:value-type="string" office:string-value="Alla" calcext:value-type="string">
            <text:p>Alla</text:p>
          </table:table-cell>
          <table:table-cell table:style-name="ce29" table:number-columns-repeated="77"/>
          <table:table-cell table:style-name="ce44" table:formula="of:=SUM([.D41:.CB4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4" table:formula="of:=[$Basplan.B41]" office:value-type="string" office:string-value="Användarhandledning" calcext:value-type="string">
            <text:p>Användarhandledning</text:p>
          </table:table-cell>
          <table:table-cell table:style-name="ce24" table:formula="of:=[$Basplan.D41]" office:value-type="string" office:string-value="John" calcext:value-type="string">
            <text:p>John</text:p>
          </table:table-cell>
          <table:table-cell table:style-name="ce29" table:number-columns-repeated="77"/>
          <table:table-cell table:style-name="ce44" table:formula="of:=SUM([.D42:.CB4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/>
          <table:table-cell table:style-name="ce14" table:formula="of:=[$Basplan.B42]" office:value-type="string" office:string-value="Reservtid" calcext:value-type="string">
            <text:p>Reservtid</text:p>
          </table:table-cell>
          <table:table-cell table:style-name="ce24" table:formula="of:=[$Basplan.D42]" office:value-type="string" office:string-value="Alla" calcext:value-type="string">
            <text:p>Alla</text:p>
          </table:table-cell>
          <table:table-cell table:style-name="ce29" table:number-columns-repeated="77"/>
          <table:table-cell table:style-name="ce44" table:formula="of:=SUM([.D43:.CB4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2"/>
          <table:table-cell table:style-name="ce33" table:formula="of:=SUM([.D9:.D43])" office:value-type="float" office:value="0" calcext:value-type="float">
            <text:p>0</text:p>
          </table:table-cell>
          <table:table-cell table:style-name="ce33" table:formula="of:=SUM([.E9:.E43])" office:value-type="float" office:value="0" calcext:value-type="float">
            <text:p>0</text:p>
          </table:table-cell>
          <table:table-cell table:style-name="ce33" table:formula="of:=SUM([.F9:.F43])" office:value-type="float" office:value="0" calcext:value-type="float">
            <text:p>0</text:p>
          </table:table-cell>
          <table:table-cell table:style-name="ce33" table:formula="of:=SUM([.G9:.G43])" office:value-type="float" office:value="0" calcext:value-type="float">
            <text:p>0</text:p>
          </table:table-cell>
          <table:table-cell table:style-name="ce33" table:formula="of:=SUM([.H9:.H43])" office:value-type="float" office:value="0" calcext:value-type="float">
            <text:p>0</text:p>
          </table:table-cell>
          <table:table-cell table:style-name="ce33" table:formula="of:=SUM([.I9:.I43])" office:value-type="float" office:value="0" calcext:value-type="float">
            <text:p>0</text:p>
          </table:table-cell>
          <table:table-cell table:style-name="ce33" table:formula="of:=SUM([.J9:.J43])" office:value-type="float" office:value="0" calcext:value-type="float">
            <text:p>0</text:p>
          </table:table-cell>
          <table:table-cell table:style-name="ce33" table:formula="of:=SUM([.K9:.K43])" office:value-type="float" office:value="0" calcext:value-type="float">
            <text:p>0</text:p>
          </table:table-cell>
          <table:table-cell table:style-name="ce33" table:formula="of:=SUM([.L9:.L43])" office:value-type="float" office:value="0" calcext:value-type="float">
            <text:p>0</text:p>
          </table:table-cell>
          <table:table-cell table:style-name="ce33" table:formula="of:=SUM([.M9:.M43])" office:value-type="float" office:value="0" calcext:value-type="float">
            <text:p>0</text:p>
          </table:table-cell>
          <table:table-cell table:style-name="ce33" table:formula="of:=SUM([.N9:.N43])" office:value-type="float" office:value="0" calcext:value-type="float">
            <text:p>0</text:p>
          </table:table-cell>
          <table:table-cell table:style-name="ce33" table:formula="of:=SUM([.O9:.O43])" office:value-type="float" office:value="0" calcext:value-type="float">
            <text:p>0</text:p>
          </table:table-cell>
          <table:table-cell table:style-name="ce33" table:formula="of:=SUM([.P9:.P43])" office:value-type="float" office:value="0" calcext:value-type="float">
            <text:p>0</text:p>
          </table:table-cell>
          <table:table-cell table:style-name="ce33" table:formula="of:=SUM([.Q9:.Q43])" office:value-type="float" office:value="0" calcext:value-type="float">
            <text:p>0</text:p>
          </table:table-cell>
          <table:table-cell table:style-name="ce33" table:formula="of:=SUM([.R9:.R43])" office:value-type="float" office:value="0" calcext:value-type="float">
            <text:p>0</text:p>
          </table:table-cell>
          <table:table-cell table:style-name="ce33" table:formula="of:=SUM([.S9:.S43])" office:value-type="float" office:value="0" calcext:value-type="float">
            <text:p>0</text:p>
          </table:table-cell>
          <table:table-cell table:style-name="ce33" table:formula="of:=SUM([.T9:.T43])" office:value-type="float" office:value="0" calcext:value-type="float">
            <text:p>0</text:p>
          </table:table-cell>
          <table:table-cell table:style-name="ce33" table:formula="of:=SUM([.U9:.U43])" office:value-type="float" office:value="0" calcext:value-type="float">
            <text:p>0</text:p>
          </table:table-cell>
          <table:table-cell table:style-name="ce33" table:formula="of:=SUM([.V9:.V43])" office:value-type="float" office:value="0" calcext:value-type="float">
            <text:p>0</text:p>
          </table:table-cell>
          <table:table-cell table:style-name="ce33" table:formula="of:=SUM([.W9:.W43])" office:value-type="float" office:value="0" calcext:value-type="float">
            <text:p>0</text:p>
          </table:table-cell>
          <table:table-cell table:style-name="ce33" table:formula="of:=SUM([.X9:.X43])" office:value-type="float" office:value="0" calcext:value-type="float">
            <text:p>0</text:p>
          </table:table-cell>
          <table:table-cell table:style-name="ce33" table:formula="of:=SUM([.Y9:.Y43])" office:value-type="float" office:value="0" calcext:value-type="float">
            <text:p>0</text:p>
          </table:table-cell>
          <table:table-cell table:style-name="ce33" table:formula="of:=SUM([.Z9:.Z43])" office:value-type="float" office:value="0" calcext:value-type="float">
            <text:p>0</text:p>
          </table:table-cell>
          <table:table-cell table:style-name="ce33" table:formula="of:=SUM([.AA9:.AA43])" office:value-type="float" office:value="0" calcext:value-type="float">
            <text:p>0</text:p>
          </table:table-cell>
          <table:table-cell table:style-name="ce33" table:formula="of:=SUM([.AB9:.AB43])" office:value-type="float" office:value="0" calcext:value-type="float">
            <text:p>0</text:p>
          </table:table-cell>
          <table:table-cell table:style-name="ce33" table:formula="of:=SUM([.AC9:.AC43])" office:value-type="float" office:value="0" calcext:value-type="float">
            <text:p>0</text:p>
          </table:table-cell>
          <table:table-cell table:style-name="ce33" table:formula="of:=SUM([.AD9:.AD43])" office:value-type="float" office:value="0" calcext:value-type="float">
            <text:p>0</text:p>
          </table:table-cell>
          <table:table-cell table:style-name="ce33" table:formula="of:=SUM([.AE9:.AE43])" office:value-type="float" office:value="0" calcext:value-type="float">
            <text:p>0</text:p>
          </table:table-cell>
          <table:table-cell table:style-name="ce33" table:formula="of:=SUM([.AF9:.AF43])" office:value-type="float" office:value="0" calcext:value-type="float">
            <text:p>0</text:p>
          </table:table-cell>
          <table:table-cell table:style-name="ce33" table:formula="of:=SUM([.AG9:.AG43])" office:value-type="float" office:value="0" calcext:value-type="float">
            <text:p>0</text:p>
          </table:table-cell>
          <table:table-cell table:style-name="ce33" table:formula="of:=SUM([.AH9:.AH43])" office:value-type="float" office:value="0" calcext:value-type="float">
            <text:p>0</text:p>
          </table:table-cell>
          <table:table-cell table:style-name="ce33" table:formula="of:=SUM([.AI9:.AI43])" office:value-type="float" office:value="0" calcext:value-type="float">
            <text:p>0</text:p>
          </table:table-cell>
          <table:table-cell table:style-name="ce33" table:formula="of:=SUM([.AJ9:.AJ43])" office:value-type="float" office:value="0" calcext:value-type="float">
            <text:p>0</text:p>
          </table:table-cell>
          <table:table-cell table:style-name="ce33" table:formula="of:=SUM([.AK9:.AK43])" office:value-type="float" office:value="0" calcext:value-type="float">
            <text:p>0</text:p>
          </table:table-cell>
          <table:table-cell table:style-name="ce33" table:formula="of:=SUM([.AL9:.AL43])" office:value-type="float" office:value="0" calcext:value-type="float">
            <text:p>0</text:p>
          </table:table-cell>
          <table:table-cell table:style-name="ce33" table:formula="of:=SUM([.AM9:.AM43])" office:value-type="float" office:value="0" calcext:value-type="float">
            <text:p>0</text:p>
          </table:table-cell>
          <table:table-cell table:style-name="ce33" table:formula="of:=SUM([.AN9:.AN43])" office:value-type="float" office:value="0" calcext:value-type="float">
            <text:p>0</text:p>
          </table:table-cell>
          <table:table-cell table:style-name="ce33" table:formula="of:=SUM([.AO9:.AO43])" office:value-type="float" office:value="0" calcext:value-type="float">
            <text:p>0</text:p>
          </table:table-cell>
          <table:table-cell table:style-name="ce33" table:formula="of:=SUM([.AP9:.AP43])" office:value-type="float" office:value="0" calcext:value-type="float">
            <text:p>0</text:p>
          </table:table-cell>
          <table:table-cell table:style-name="ce33" table:formula="of:=SUM([.AQ9:.AQ43])" office:value-type="float" office:value="0" calcext:value-type="float">
            <text:p>0</text:p>
          </table:table-cell>
          <table:table-cell table:style-name="ce33" table:formula="of:=SUM([.AR9:.AR43])" office:value-type="float" office:value="0" calcext:value-type="float">
            <text:p>0</text:p>
          </table:table-cell>
          <table:table-cell table:style-name="ce33" table:formula="of:=SUM([.AS9:.AS43])" office:value-type="float" office:value="0" calcext:value-type="float">
            <text:p>0</text:p>
          </table:table-cell>
          <table:table-cell table:style-name="ce33" table:formula="of:=SUM([.AT9:.AT43])" office:value-type="float" office:value="0" calcext:value-type="float">
            <text:p>0</text:p>
          </table:table-cell>
          <table:table-cell table:style-name="ce33" table:formula="of:=SUM([.AU9:.AU43])" office:value-type="float" office:value="0" calcext:value-type="float">
            <text:p>0</text:p>
          </table:table-cell>
          <table:table-cell table:style-name="ce33" table:formula="of:=SUM([.AV9:.AV43])" office:value-type="float" office:value="0" calcext:value-type="float">
            <text:p>0</text:p>
          </table:table-cell>
          <table:table-cell table:style-name="ce33" table:formula="of:=SUM([.AW9:.AW43])" office:value-type="float" office:value="0" calcext:value-type="float">
            <text:p>0</text:p>
          </table:table-cell>
          <table:table-cell table:style-name="ce33" table:formula="of:=SUM([.AX9:.AX43])" office:value-type="float" office:value="0" calcext:value-type="float">
            <text:p>0</text:p>
          </table:table-cell>
          <table:table-cell table:style-name="ce33" table:formula="of:=SUM([.AY9:.AY43])" office:value-type="float" office:value="0" calcext:value-type="float">
            <text:p>0</text:p>
          </table:table-cell>
          <table:table-cell table:style-name="ce33" table:formula="of:=SUM([.AZ9:.AZ43])" office:value-type="float" office:value="0" calcext:value-type="float">
            <text:p>0</text:p>
          </table:table-cell>
          <table:table-cell table:style-name="ce33" table:formula="of:=SUM([.BA9:.BA43])" office:value-type="float" office:value="0" calcext:value-type="float">
            <text:p>0</text:p>
          </table:table-cell>
          <table:table-cell table:style-name="ce33" table:formula="of:=SUM([.BB9:.BB43])" office:value-type="float" office:value="0" calcext:value-type="float">
            <text:p>0</text:p>
          </table:table-cell>
          <table:table-cell table:style-name="ce33" table:formula="of:=SUM([.BC9:.BC43])" office:value-type="float" office:value="0" calcext:value-type="float">
            <text:p>0</text:p>
          </table:table-cell>
          <table:table-cell table:style-name="ce33" table:formula="of:=SUM([.BD9:.BD43])" office:value-type="float" office:value="0" calcext:value-type="float">
            <text:p>0</text:p>
          </table:table-cell>
          <table:table-cell table:style-name="ce33" table:formula="of:=SUM([.BE9:.BE43])" office:value-type="float" office:value="0" calcext:value-type="float">
            <text:p>0</text:p>
          </table:table-cell>
          <table:table-cell table:style-name="ce33" table:formula="of:=SUM([.BF9:.BF43])" office:value-type="float" office:value="0" calcext:value-type="float">
            <text:p>0</text:p>
          </table:table-cell>
          <table:table-cell table:style-name="ce33" table:formula="of:=SUM([.BG9:.BG43])" office:value-type="float" office:value="0" calcext:value-type="float">
            <text:p>0</text:p>
          </table:table-cell>
          <table:table-cell table:style-name="ce33" table:formula="of:=SUM([.BH9:.BH43])" office:value-type="float" office:value="0" calcext:value-type="float">
            <text:p>0</text:p>
          </table:table-cell>
          <table:table-cell table:style-name="ce33" table:formula="of:=SUM([.BI9:.BI43])" office:value-type="float" office:value="0" calcext:value-type="float">
            <text:p>0</text:p>
          </table:table-cell>
          <table:table-cell table:style-name="ce33" table:formula="of:=SUM([.BJ9:.BJ43])" office:value-type="float" office:value="0" calcext:value-type="float">
            <text:p>0</text:p>
          </table:table-cell>
          <table:table-cell table:style-name="ce33" table:formula="of:=SUM([.BK9:.BK43])" office:value-type="float" office:value="0" calcext:value-type="float">
            <text:p>0</text:p>
          </table:table-cell>
          <table:table-cell table:style-name="ce33" table:formula="of:=SUM([.BL9:.BL43])" office:value-type="float" office:value="0" calcext:value-type="float">
            <text:p>0</text:p>
          </table:table-cell>
          <table:table-cell table:style-name="ce33" table:formula="of:=SUM([.BM9:.BM43])" office:value-type="float" office:value="0" calcext:value-type="float">
            <text:p>0</text:p>
          </table:table-cell>
          <table:table-cell table:style-name="ce33" table:formula="of:=SUM([.BN9:.BN43])" office:value-type="float" office:value="0" calcext:value-type="float">
            <text:p>0</text:p>
          </table:table-cell>
          <table:table-cell table:style-name="ce33" table:formula="of:=SUM([.BO9:.BO43])" office:value-type="float" office:value="0" calcext:value-type="float">
            <text:p>0</text:p>
          </table:table-cell>
          <table:table-cell table:style-name="ce33" table:formula="of:=SUM([.BP9:.BP43])" office:value-type="float" office:value="0" calcext:value-type="float">
            <text:p>0</text:p>
          </table:table-cell>
          <table:table-cell table:style-name="ce33" table:formula="of:=SUM([.BQ9:.BQ43])" office:value-type="float" office:value="0" calcext:value-type="float">
            <text:p>0</text:p>
          </table:table-cell>
          <table:table-cell table:style-name="ce33" table:formula="of:=SUM([.BR9:.BR43])" office:value-type="float" office:value="0" calcext:value-type="float">
            <text:p>0</text:p>
          </table:table-cell>
          <table:table-cell table:style-name="ce33" table:formula="of:=SUM([.BS9:.BS43])" office:value-type="float" office:value="0" calcext:value-type="float">
            <text:p>0</text:p>
          </table:table-cell>
          <table:table-cell table:style-name="ce33" table:formula="of:=SUM([.BT9:.BT43])" office:value-type="float" office:value="0" calcext:value-type="float">
            <text:p>0</text:p>
          </table:table-cell>
          <table:table-cell table:style-name="ce33" table:formula="of:=SUM([.BU9:.BU43])" office:value-type="float" office:value="0" calcext:value-type="float">
            <text:p>0</text:p>
          </table:table-cell>
          <table:table-cell table:style-name="ce33" table:formula="of:=SUM([.BV9:.BV43])" office:value-type="float" office:value="0" calcext:value-type="float">
            <text:p>0</text:p>
          </table:table-cell>
          <table:table-cell table:style-name="ce33" table:formula="of:=SUM([.BW9:.BW43])" office:value-type="float" office:value="0" calcext:value-type="float">
            <text:p>0</text:p>
          </table:table-cell>
          <table:table-cell table:style-name="ce33" table:formula="of:=SUM([.BX9:.BX43])" office:value-type="float" office:value="0" calcext:value-type="float">
            <text:p>0</text:p>
          </table:table-cell>
          <table:table-cell table:style-name="ce33" table:formula="of:=SUM([.BY9:.BY43])" office:value-type="float" office:value="0" calcext:value-type="float">
            <text:p>0</text:p>
          </table:table-cell>
          <table:table-cell table:style-name="ce33" table:formula="of:=SUM([.BZ9:.BZ43])" office:value-type="float" office:value="0" calcext:value-type="float">
            <text:p>0</text:p>
          </table:table-cell>
          <table:table-cell table:style-name="ce33" table:formula="of:=SUM([.CA9:.CA43])" office:value-type="float" office:value="0" calcext:value-type="float">
            <text:p>0</text:p>
          </table:table-cell>
          <table:table-cell table:style-name="ce33" table:formula="of:=SUM([.CB9:.CB43])" office:value-type="float" office:value="0" calcext:value-type="float">
            <text:p>0</text:p>
          </table:table-cell>
          <table:table-cell table:style-name="ce54" table:formula="of:=SUM([.D44:.CB44])" office:value-type="float" office:value="0" calcext:value-type="float">
            <text:p>0</text:p>
          </table:table-cell>
          <table:table-cell table:formula="of:=SUM([.CC9:.CC43])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9"/>
          <table:table-cell table:number-columns-repeated="10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7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Default" table:number-columns-repeated="15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12"/>
          <table:table-cell table:number-columns-repeated="1006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/>
          <table:table-cell table:number-columns-repeated="1015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ton_tid" table:style-name="ta1">
        <table:table-column table:style-name="co1" table:default-cell-style-name="ce12"/>
        <table:table-column table:style-name="co2" table:default-cell-style-name="ce12"/>
        <table:table-column table:style-name="co4" table:default-cell-style-name="ce12"/>
        <table:table-column table:style-name="co16" table:number-columns-repeated="22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number-columns-repeated="7" table:default-cell-style-name="ce12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859" table:default-cell-style-name="ce12"/>
        <table:table-column table:style-name="co13" table:number-columns-repeated="56" table:default-cell-style-name="Default"/>
        <table:table-row table:style-name="ro1">
          <table:table-cell table:style-name="ce50" office:value-type="string" calcext:value-type="string" table:number-columns-spanned="81" table:number-rows-spanned="1">
            <text:p>PLANERING</text:p>
          </table:table-cell>
          <table:covered-table-cell table:number-columns-repeated="80"/>
          <table:table-cell/>
          <table:table-cell table:style-name="ce47" table:number-columns-repeated="886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/>
          <table:table-cell table:style-name="ce51" table:number-columns-repeated="79"/>
          <table:table-cell/>
          <table:table-cell table:style-name="ce47" table:number-columns-repeated="886"/>
          <table:table-cell table:number-columns-repeated="56"/>
        </table:table-row>
        <table:table-row table:style-name="ro1">
          <table:table-cell table:style-name="ce59" office:value-type="string" calcext:value-type="string">
            <text:p>Projektgrupp: 6</text:p>
          </table:table-cell>
          <table:table-cell table:style-name="ce59"/>
          <table:table-cell table:style-name="ce3" office:value-type="string" calcext:value-type="string">
            <text:p>Datum: 2014-10-12</text:p>
          </table:table-cell>
          <table:table-cell table:style-name="ce61" table:number-columns-spanned="73" table:number-rows-spanned="3"/>
          <table:covered-table-cell table:number-columns-repeated="6"/>
          <table:covered-table-cell table:number-columns-repeated="8" table:style-name="ce34"/>
          <table:covered-table-cell table:number-columns-repeated="58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/>
          <table:table-cell table:style-name="ce42"/>
          <table:table-cell table:number-columns-repeated="943"/>
        </table:table-row>
        <table:table-row table:style-name="ro1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/>
          <table:table-cell table:style-name="ce4" office:value-type="string" calcext:value-type="string">
            <text:p>Version: 1.2</text:p>
          </table:table-cell>
          <table:covered-table-cell table:number-columns-repeated="7"/>
          <table:covered-table-cell table:number-columns-repeated="8" table:style-name="ce35"/>
          <table:covered-table-cell table:number-columns-repeated="58"/>
          <table:table-cell table:style-name="ce39"/>
          <table:table-cell table:style-name="ce53" table:formula="of:=[#REF!.AB4]" office:value-type="string" office:string-value="" calcext:value-type="error" table:number-columns-spanned="3" table:number-rows-spanned="1">
            <text:p>#REF!</text:p>
          </table:table-cell>
          <table:covered-table-cell table:number-columns-repeated="2"/>
          <table:table-cell table:style-name="ce35"/>
          <table:table-cell table:number-columns-repeated="943"/>
        </table:table-row>
        <table:table-row table:style-name="ro1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/>
          <table:table-cell table:style-name="ce5" office:value-type="string" calcext:value-type="string">
            <text:p>Utfärdare:</text:p>
          </table:table-cell>
          <table:covered-table-cell table:number-columns-repeated="7"/>
          <table:covered-table-cell table:number-columns-repeated="8" table:style-name="ce36"/>
          <table:covered-table-cell table:number-columns-repeated="58"/>
          <table:table-cell table:style-name="ce40" table:number-columns-spanned="5" table:number-rows-spanned="1"/>
          <table:covered-table-cell table:number-columns-repeated="4"/>
          <table:table-cell table:number-columns-repeated="943"/>
        </table:table-row>
        <table:table-row table:style-name="ro1">
          <table:table-cell table:style-name="ce6" office:value-type="string" calcext:value-type="string" table:number-columns-spanned="2" table:number-rows-spanned="1">
            <text:p>AKTIVITETER</text:p>
          </table:table-cell>
          <table:covered-table-cell/>
          <table:table-cell table:style-name="ce23" office:value-type="string" calcext:value-type="string">
            <text:p>VEM</text:p>
          </table:table-cell>
          <table:table-cell table:style-name="ce62"/>
          <table:table-cell table:style-name="ce65" table:number-columns-repeated="6"/>
          <table:table-cell table:style-name="ce60" table:number-columns-repeated="70"/>
          <table:table-cell table:number-columns-repeated="27"/>
          <table:table-cell table:style-name="ce49" table:number-columns-repeated="861"/>
          <table:table-cell table:number-columns-repeated="56"/>
        </table:table-row>
        <table:table-row table:style-name="ro1">
          <table:table-cell table:style-name="ce6"/>
          <table:table-cell table:style-name="ce60"/>
          <table:table-cell table:style-name="ce23"/>
          <table:table-cell table:style-name="ce63" office:value-type="string" calcext:value-type="string">
            <text:p>V.4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D44:.J44])" office:value-type="float" office:value="0" calcext:value-type="float">
            <text:p>0</text:p>
          </table:table-cell>
          <table:table-cell table:style-name="ce63" office:value-type="string" calcext:value-type="string">
            <text:p>V.42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K44:.Q44])" office:value-type="float" office:value="0" calcext:value-type="float">
            <text:p>0</text:p>
          </table:table-cell>
          <table:table-cell table:style-name="ce63" office:value-type="string" calcext:value-type="string">
            <text:p>V.43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R44:.X44])" office:value-type="float" office:value="0" calcext:value-type="float">
            <text:p>0</text:p>
          </table:table-cell>
          <table:table-cell table:style-name="ce63" office:value-type="string" calcext:value-type="string">
            <text:p>V.44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Y44:.AE44])" office:value-type="float" office:value="0" calcext:value-type="float">
            <text:p>0</text:p>
          </table:table-cell>
          <table:table-cell table:style-name="ce63" office:value-type="string" calcext:value-type="string">
            <text:p>V.45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F44:.AL44])" office:value-type="float" office:value="0" calcext:value-type="float">
            <text:p>0</text:p>
          </table:table-cell>
          <table:table-cell table:style-name="ce63" office:value-type="string" calcext:value-type="string">
            <text:p>V.46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M44:.AS44])" office:value-type="float" office:value="0" calcext:value-type="float">
            <text:p>0</text:p>
          </table:table-cell>
          <table:table-cell table:style-name="ce63" office:value-type="string" calcext:value-type="string">
            <text:p>V.47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T44:.AZ44])" office:value-type="float" office:value="0" calcext:value-type="float">
            <text:p>0</text:p>
          </table:table-cell>
          <table:table-cell table:style-name="ce63" office:value-type="string" calcext:value-type="string">
            <text:p>V.48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A44:.BG44])" office:value-type="float" office:value="0" calcext:value-type="float">
            <text:p>0</text:p>
          </table:table-cell>
          <table:table-cell table:style-name="ce63" office:value-type="string" calcext:value-type="string">
            <text:p>V.49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H44:.BN44])" office:value-type="float" office:value="0" calcext:value-type="float">
            <text:p>0</text:p>
          </table:table-cell>
          <table:table-cell table:style-name="ce63" office:value-type="string" calcext:value-type="string">
            <text:p>V.50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O44:.BU44])" office:value-type="float" office:value="0" calcext:value-type="float">
            <text:p>0</text:p>
          </table:table-cell>
          <table:table-cell table:style-name="ce63" office:value-type="string" calcext:value-type="string">
            <text:p>V.5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V44:.CB44])" office:value-type="float" office:value="0" calcext:value-type="float">
            <text:p>0</text:p>
          </table:table-cell>
          <table:table-cell table:number-columns-repeated="27"/>
          <table:table-cell table:style-name="ce49" table:number-columns-repeated="861"/>
          <table:table-cell table:number-columns-repeated="56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0" office:value-type="string" calcext:value-type="string">
            <text:p>Initialer</text:p>
          </table:table-cell>
          <table:table-cell table:style-name="ce64" office:value-type="date" office:date-value="2014-10-06" calcext:value-type="date">
            <text:p>6/10</text:p>
          </table:table-cell>
          <table:table-cell table:style-name="ce64" office:value-type="date" office:date-value="2014-10-07" calcext:value-type="date">
            <text:p>7/10</text:p>
          </table:table-cell>
          <table:table-cell table:style-name="ce64" office:value-type="date" office:date-value="2014-10-08" calcext:value-type="date">
            <text:p>8/10</text:p>
          </table:table-cell>
          <table:table-cell table:style-name="ce64" office:value-type="date" office:date-value="2014-10-09" calcext:value-type="date">
            <text:p>9/10</text:p>
          </table:table-cell>
          <table:table-cell table:style-name="ce64" office:value-type="date" office:date-value="2014-10-10" calcext:value-type="date">
            <text:p>10/10</text:p>
          </table:table-cell>
          <table:table-cell table:style-name="ce64" office:value-type="date" office:date-value="2014-10-11" calcext:value-type="date">
            <text:p>11/10</text:p>
          </table:table-cell>
          <table:table-cell table:style-name="ce64" office:value-type="date" office:date-value="2014-10-12" calcext:value-type="date">
            <text:p>12/10</text:p>
          </table:table-cell>
          <table:table-cell table:style-name="ce64" office:value-type="date" office:date-value="2014-10-13" calcext:value-type="date">
            <text:p>13/10</text:p>
          </table:table-cell>
          <table:table-cell table:style-name="ce64" office:value-type="date" office:date-value="2014-10-14" calcext:value-type="date">
            <text:p>14/10</text:p>
          </table:table-cell>
          <table:table-cell table:style-name="ce64" office:value-type="date" office:date-value="2014-10-15" calcext:value-type="date">
            <text:p>15/10</text:p>
          </table:table-cell>
          <table:table-cell table:style-name="ce64" office:value-type="date" office:date-value="2014-10-16" calcext:value-type="date">
            <text:p>16/10</text:p>
          </table:table-cell>
          <table:table-cell table:style-name="ce64" office:value-type="date" office:date-value="2014-10-17" calcext:value-type="date">
            <text:p>17/10</text:p>
          </table:table-cell>
          <table:table-cell table:style-name="ce64" office:value-type="date" office:date-value="2014-10-18" calcext:value-type="date">
            <text:p>18/10</text:p>
          </table:table-cell>
          <table:table-cell table:style-name="ce64" office:value-type="date" office:date-value="2014-10-19" calcext:value-type="date">
            <text:p>19/10</text:p>
          </table:table-cell>
          <table:table-cell table:style-name="ce64" office:value-type="date" office:date-value="2014-10-20" calcext:value-type="date">
            <text:p>20/10</text:p>
          </table:table-cell>
          <table:table-cell table:style-name="ce64" office:value-type="date" office:date-value="2014-10-21" calcext:value-type="date">
            <text:p>21/10</text:p>
          </table:table-cell>
          <table:table-cell table:style-name="ce64" office:value-type="date" office:date-value="2014-10-22" calcext:value-type="date">
            <text:p>22/10</text:p>
          </table:table-cell>
          <table:table-cell table:style-name="ce64" office:value-type="date" office:date-value="2014-10-23" calcext:value-type="date">
            <text:p>23/10</text:p>
          </table:table-cell>
          <table:table-cell table:style-name="ce64" office:value-type="date" office:date-value="2014-10-24" calcext:value-type="date">
            <text:p>24/10</text:p>
          </table:table-cell>
          <table:table-cell table:style-name="ce64" office:value-type="date" office:date-value="2014-10-25" calcext:value-type="date">
            <text:p>25/10</text:p>
          </table:table-cell>
          <table:table-cell table:style-name="ce64" office:value-type="date" office:date-value="2014-10-26" calcext:value-type="date">
            <text:p>26/10</text:p>
          </table:table-cell>
          <table:table-cell table:style-name="ce64" office:value-type="date" office:date-value="2014-10-27" calcext:value-type="date">
            <text:p>27/10</text:p>
          </table:table-cell>
          <table:table-cell table:style-name="ce64" office:value-type="date" office:date-value="2014-10-28" calcext:value-type="date">
            <text:p>28/10</text:p>
          </table:table-cell>
          <table:table-cell table:style-name="ce64" office:value-type="date" office:date-value="2014-10-29" calcext:value-type="date">
            <text:p>29/10</text:p>
          </table:table-cell>
          <table:table-cell table:style-name="ce64" office:value-type="date" office:date-value="2014-10-30" calcext:value-type="date">
            <text:p>30/10</text:p>
          </table:table-cell>
          <table:table-cell table:style-name="ce64" office:value-type="date" office:date-value="2014-10-31" calcext:value-type="date">
            <text:p>31/10</text:p>
          </table:table-cell>
          <table:table-cell table:style-name="ce64" office:value-type="date" office:date-value="2014-11-01" calcext:value-type="date">
            <text:p>1/11</text:p>
          </table:table-cell>
          <table:table-cell table:style-name="ce64" office:value-type="date" office:date-value="2014-11-02" calcext:value-type="date">
            <text:p>2/11</text:p>
          </table:table-cell>
          <table:table-cell table:style-name="ce64" office:value-type="date" office:date-value="2014-11-03" calcext:value-type="date">
            <text:p>3/11</text:p>
          </table:table-cell>
          <table:table-cell table:style-name="ce64" office:value-type="date" office:date-value="2014-11-04" calcext:value-type="date">
            <text:p>4/11</text:p>
          </table:table-cell>
          <table:table-cell table:style-name="ce64" office:value-type="date" office:date-value="2014-11-05" calcext:value-type="date">
            <text:p>5/11</text:p>
          </table:table-cell>
          <table:table-cell table:style-name="ce64" office:value-type="date" office:date-value="2014-11-06" calcext:value-type="date">
            <text:p>6/11</text:p>
          </table:table-cell>
          <table:table-cell table:style-name="ce64" office:value-type="date" office:date-value="2014-11-07" calcext:value-type="date">
            <text:p>7/11</text:p>
          </table:table-cell>
          <table:table-cell table:style-name="ce64" office:value-type="date" office:date-value="2014-11-08" calcext:value-type="date">
            <text:p>8/11</text:p>
          </table:table-cell>
          <table:table-cell table:style-name="ce64" office:value-type="date" office:date-value="2014-11-09" calcext:value-type="date">
            <text:p>9/11</text:p>
          </table:table-cell>
          <table:table-cell table:style-name="ce64" office:value-type="date" office:date-value="2014-11-10" calcext:value-type="date">
            <text:p>10/11</text:p>
          </table:table-cell>
          <table:table-cell table:style-name="ce64" office:value-type="date" office:date-value="2014-11-11" calcext:value-type="date">
            <text:p>11/11</text:p>
          </table:table-cell>
          <table:table-cell table:style-name="ce64" office:value-type="date" office:date-value="2014-11-12" calcext:value-type="date">
            <text:p>12/11</text:p>
          </table:table-cell>
          <table:table-cell table:style-name="ce64" office:value-type="date" office:date-value="2014-11-13" calcext:value-type="date">
            <text:p>13/11</text:p>
          </table:table-cell>
          <table:table-cell table:style-name="ce64" office:value-type="date" office:date-value="2014-11-14" calcext:value-type="date">
            <text:p>14/11</text:p>
          </table:table-cell>
          <table:table-cell table:style-name="ce64" office:value-type="date" office:date-value="2014-11-15" calcext:value-type="date">
            <text:p>15/11</text:p>
          </table:table-cell>
          <table:table-cell table:style-name="ce64" office:value-type="date" office:date-value="2014-11-16" calcext:value-type="date">
            <text:p>16/11</text:p>
          </table:table-cell>
          <table:table-cell table:style-name="ce64" office:value-type="date" office:date-value="2014-11-17" calcext:value-type="date">
            <text:p>17/11</text:p>
          </table:table-cell>
          <table:table-cell table:style-name="ce64" office:value-type="date" office:date-value="2014-11-18" calcext:value-type="date">
            <text:p>18/11</text:p>
          </table:table-cell>
          <table:table-cell table:style-name="ce64" office:value-type="date" office:date-value="2014-11-19" calcext:value-type="date">
            <text:p>19/11</text:p>
          </table:table-cell>
          <table:table-cell table:style-name="ce64" office:value-type="date" office:date-value="2014-11-20" calcext:value-type="date">
            <text:p>20/11</text:p>
          </table:table-cell>
          <table:table-cell table:style-name="ce64" office:value-type="date" office:date-value="2014-11-21" calcext:value-type="date">
            <text:p>21/11</text:p>
          </table:table-cell>
          <table:table-cell table:style-name="ce64" office:value-type="date" office:date-value="2014-11-22" calcext:value-type="date">
            <text:p>22/11</text:p>
          </table:table-cell>
          <table:table-cell table:style-name="ce64" office:value-type="date" office:date-value="2014-11-23" calcext:value-type="date">
            <text:p>23/11</text:p>
          </table:table-cell>
          <table:table-cell table:style-name="ce64" office:value-type="date" office:date-value="2014-11-24" calcext:value-type="date">
            <text:p>24/11</text:p>
          </table:table-cell>
          <table:table-cell table:style-name="ce64" office:value-type="date" office:date-value="2014-11-25" calcext:value-type="date">
            <text:p>25/11</text:p>
          </table:table-cell>
          <table:table-cell table:style-name="ce64" office:value-type="date" office:date-value="2014-11-26" calcext:value-type="date">
            <text:p>26/11</text:p>
          </table:table-cell>
          <table:table-cell table:style-name="ce64" office:value-type="date" office:date-value="2014-11-27" calcext:value-type="date">
            <text:p>27/11</text:p>
          </table:table-cell>
          <table:table-cell table:style-name="ce64" office:value-type="date" office:date-value="2014-11-28" calcext:value-type="date">
            <text:p>28/11</text:p>
          </table:table-cell>
          <table:table-cell table:style-name="ce64" office:value-type="date" office:date-value="2014-11-29" calcext:value-type="date">
            <text:p>29/11</text:p>
          </table:table-cell>
          <table:table-cell table:style-name="ce64" office:value-type="date" office:date-value="2014-11-30" calcext:value-type="date">
            <text:p>30/11</text:p>
          </table:table-cell>
          <table:table-cell table:style-name="ce64" office:value-type="date" office:date-value="2014-12-01" calcext:value-type="date">
            <text:p>1/12</text:p>
          </table:table-cell>
          <table:table-cell table:style-name="ce64" office:value-type="date" office:date-value="2014-12-02" calcext:value-type="date">
            <text:p>2/12</text:p>
          </table:table-cell>
          <table:table-cell table:style-name="ce64" office:value-type="date" office:date-value="2014-12-03" calcext:value-type="date">
            <text:p>3/12</text:p>
          </table:table-cell>
          <table:table-cell table:style-name="ce64" office:value-type="date" office:date-value="2014-12-04" calcext:value-type="date">
            <text:p>4/12</text:p>
          </table:table-cell>
          <table:table-cell table:style-name="ce64" office:value-type="date" office:date-value="2014-12-05" calcext:value-type="date">
            <text:p>5/12</text:p>
          </table:table-cell>
          <table:table-cell table:style-name="ce64" office:value-type="date" office:date-value="2014-12-06" calcext:value-type="date">
            <text:p>6/12</text:p>
          </table:table-cell>
          <table:table-cell table:style-name="ce64" office:value-type="date" office:date-value="2014-12-07" calcext:value-type="date">
            <text:p>7/12</text:p>
          </table:table-cell>
          <table:table-cell table:style-name="ce64" office:value-type="date" office:date-value="2014-12-08" calcext:value-type="date">
            <text:p>8/12</text:p>
          </table:table-cell>
          <table:table-cell table:style-name="ce64" office:value-type="date" office:date-value="2014-12-09" calcext:value-type="date">
            <text:p>9/12</text:p>
          </table:table-cell>
          <table:table-cell table:style-name="ce64" office:value-type="date" office:date-value="2014-12-10" calcext:value-type="date">
            <text:p>10/12</text:p>
          </table:table-cell>
          <table:table-cell table:style-name="ce64" office:value-type="date" office:date-value="2014-12-11" calcext:value-type="date">
            <text:p>11/12</text:p>
          </table:table-cell>
          <table:table-cell table:style-name="ce64" office:value-type="date" office:date-value="2014-12-12" calcext:value-type="date">
            <text:p>12/12</text:p>
          </table:table-cell>
          <table:table-cell table:style-name="ce64" office:value-type="date" office:date-value="2014-12-13" calcext:value-type="date">
            <text:p>13/12</text:p>
          </table:table-cell>
          <table:table-cell table:style-name="ce64" office:value-type="date" office:date-value="2014-12-14" calcext:value-type="date">
            <text:p>14/12</text:p>
          </table:table-cell>
          <table:table-cell table:style-name="ce64" office:value-type="date" office:date-value="2014-12-15" calcext:value-type="date">
            <text:p>15/12</text:p>
          </table:table-cell>
          <table:table-cell table:style-name="ce64" office:value-type="date" office:date-value="2014-12-16" calcext:value-type="date">
            <text:p>16/12</text:p>
          </table:table-cell>
          <table:table-cell table:style-name="ce64" office:value-type="date" office:date-value="2014-12-17" calcext:value-type="date">
            <text:p>17/12</text:p>
          </table:table-cell>
          <table:table-cell table:style-name="ce64" office:value-type="date" office:date-value="2014-12-18" calcext:value-type="date">
            <text:p>18/12</text:p>
          </table:table-cell>
          <table:table-cell table:style-name="ce64" office:value-type="date" office:date-value="2014-12-19" calcext:value-type="date">
            <text:p>19/12</text:p>
          </table:table-cell>
          <table:table-cell table:style-name="ce64" office:value-type="date" office:date-value="2014-12-20" calcext:value-type="date">
            <text:p>20/12</text:p>
          </table:table-cell>
          <table:table-cell table:style-name="ce64" office:value-type="date" office:date-value="2014-12-21" calcext:value-type="date">
            <text:p>21/12</text:p>
          </table:table-cell>
          <table:table-cell table:style-name="ce8" office:value-type="string" calcext:value-type="string">
            <text:p>Sa</text:p>
          </table:table-cell>
          <table:table-cell table:number-columns-repeated="94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table:formula="of:=[$Basplan.B8]" office:value-type="string" office:string-value="Knappar/brytare" calcext:value-type="string">
            <text:p>Knappar/brytare</text:p>
          </table:table-cell>
          <table:table-cell table:style-name="ce24" table:formula="of:=[$Basplan.D8]" office:value-type="string" office:string-value="Adrian, John" calcext:value-type="string">
            <text:p>Adrian, John</text:p>
          </table:table-cell>
          <table:table-cell table:style-name="ce29" table:number-columns-repeated="77"/>
          <table:table-cell table:style-name="ce43" table:formula="of:=SUM([.D9:.CB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table:formula="of:=[$Basplan.B9]" office:value-type="string" office:string-value="Blåtand hos robot" calcext:value-type="string">
            <text:p>Blåtand hos robot</text:p>
          </table:table-cell>
          <table:table-cell table:style-name="ce24" table:formula="of:=[$Basplan.D9]" office:value-type="string" office:string-value="Anthon, Tommy, Herman" calcext:value-type="string">
            <text:p>Anthon, Tommy, Herman</text:p>
          </table:table-cell>
          <table:table-cell table:style-name="ce29" table:number-columns-repeated="77"/>
          <table:table-cell table:style-name="ce44" table:formula="of:=SUM([.D10:.CB1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table:formula="of:=[$Basplan.B10]" office:value-type="string" office:string-value="Databuss" calcext:value-type="string">
            <text:p>Databuss</text:p>
          </table:table-cell>
          <table:table-cell table:style-name="ce24" table:formula="of:=[$Basplan.D10]" office:value-type="string" office:string-value="Herman, Albert, Johan" calcext:value-type="string">
            <text:p>Herman, Albert, Johan</text:p>
          </table:table-cell>
          <table:table-cell table:style-name="ce29" table:number-columns-repeated="77"/>
          <table:table-cell table:style-name="ce44" table:formula="of:=SUM([.D11:.CB1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table:formula="of:=[$Basplan.B11]" office:value-type="string" office:string-value="Sensordata" calcext:value-type="string">
            <text:p>Sensordata</text:p>
          </table:table-cell>
          <table:table-cell table:style-name="ce24" table:formula="of:=[$Basplan.D11]" office:value-type="string" office:string-value="Albert, Adrian, Herman" calcext:value-type="string">
            <text:p>Albert, Adrian, Herman</text:p>
          </table:table-cell>
          <table:table-cell table:style-name="ce29" table:number-columns-repeated="77"/>
          <table:table-cell table:style-name="ce44" table:formula="of:=SUM([.D12:.CB1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table:formula="of:=[$Basplan.B12]" office:value-type="string" office:string-value="Kommandon" calcext:value-type="string">
            <text:p>Kommandon</text:p>
          </table:table-cell>
          <table:table-cell table:style-name="ce24" table:formula="of:=[$Basplan.D12]" office:value-type="string" office:string-value="Herman, Johan, John" calcext:value-type="string">
            <text:p>Herman, Johan, John</text:p>
          </table:table-cell>
          <table:table-cell table:style-name="ce29" table:number-columns-repeated="77"/>
          <table:table-cell table:style-name="ce44" table:formula="of:=SUM([.D13:.CB1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table:formula="of:=[$Basplan.B13]" office:value-type="string" office:string-value="Korsning" calcext:value-type="string">
            <text:p>Korsning</text:p>
          </table:table-cell>
          <table:table-cell table:style-name="ce24" table:formula="of:=[$Basplan.D13]" office:value-type="string" office:string-value="Herman, Tommy" calcext:value-type="string">
            <text:p>Herman, Tommy</text:p>
          </table:table-cell>
          <table:table-cell table:style-name="ce29" table:number-columns-repeated="77"/>
          <table:table-cell table:style-name="ce44" table:formula="of:=SUM([.D14:.CB1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table:formula="of:=[$Basplan.B14]" office:value-type="string" office:string-value="Återvändsgränd" calcext:value-type="string">
            <text:p>Återvändsgränd</text:p>
          </table:table-cell>
          <table:table-cell table:style-name="ce24" table:formula="of:=[$Basplan.D14]" office:value-type="string" office:string-value="Herman, Tommy" calcext:value-type="string">
            <text:p>Herman, Tommy</text:p>
          </table:table-cell>
          <table:table-cell table:style-name="ce29" table:number-columns-repeated="77"/>
          <table:table-cell table:style-name="ce44" table:formula="of:=SUM([.D15:.CB1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table:formula="of:=[$Basplan.B15]" office:value-type="string" office:string-value="Tejpmarkering" calcext:value-type="string">
            <text:p>Tejpmarkering</text:p>
          </table:table-cell>
          <table:table-cell table:style-name="ce24" table:formula="of:=[$Basplan.D15]" office:value-type="string" office:string-value="Herman, Adrian" calcext:value-type="string">
            <text:p>Herman, Adrian</text:p>
          </table:table-cell>
          <table:table-cell table:style-name="ce29" table:number-columns-repeated="77"/>
          <table:table-cell table:style-name="ce44" table:formula="of:=SUM([.D16:.CB1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table:formula="of:=[$Basplan.B16]" office:value-type="string" office:string-value="Utforskning" calcext:value-type="string">
            <text:p>Utforskning</text:p>
          </table:table-cell>
          <table:table-cell table:style-name="ce24" table:formula="of:=[$Basplan.D16]" office:value-type="string" office:string-value="Herman, Tommy, Anthon" calcext:value-type="string">
            <text:p>Herman, Tommy, Anthon</text:p>
          </table:table-cell>
          <table:table-cell table:style-name="ce29" table:number-columns-repeated="77"/>
          <table:table-cell table:style-name="ce44" table:formula="of:=SUM([.D17:.CB1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table:formula="of:=[$Basplan.B17]" office:value-type="string" office:string-value="Karta" calcext:value-type="string">
            <text:p>Karta</text:p>
          </table:table-cell>
          <table:table-cell table:style-name="ce24" table:formula="of:=[$Basplan.D17]" office:value-type="string" office:string-value="Herman, John, Tommy" calcext:value-type="string">
            <text:p>Herman, John, Tommy</text:p>
          </table:table-cell>
          <table:table-cell table:style-name="ce29" table:number-columns-repeated="77"/>
          <table:table-cell table:style-name="ce44" table:formula="of:=SUM([.D18:.CB1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4" table:formula="of:=[$Basplan.B18]" office:value-type="string" office:string-value="Traversering efter karta" calcext:value-type="string">
            <text:p>Traversering efter karta</text:p>
          </table:table-cell>
          <table:table-cell table:style-name="ce24" table:formula="of:=[$Basplan.D18]" office:value-type="string" office:string-value="Herman, Adrian, Tommy" calcext:value-type="string">
            <text:p>Herman, Adrian, Tommy</text:p>
          </table:table-cell>
          <table:table-cell table:style-name="ce29" table:number-columns-repeated="77"/>
          <table:table-cell table:style-name="ce44" table:formula="of:=SUM([.D19:.CB1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4" table:formula="of:=[$Basplan.B19]" office:value-type="string" office:string-value="Ljussensorer" calcext:value-type="string">
            <text:p>Ljussensorer</text:p>
          </table:table-cell>
          <table:table-cell table:style-name="ce24" table:formula="of:=[$Basplan.D19]" office:value-type="string" office:string-value="Albert, Adrian" calcext:value-type="string">
            <text:p>Albert, Adrian</text:p>
          </table:table-cell>
          <table:table-cell table:style-name="ce29" table:number-columns-repeated="77"/>
          <table:table-cell table:style-name="ce44" table:formula="of:=SUM([.D20:.CB2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4" table:formula="of:=[$Basplan.B20]" office:value-type="string" office:string-value="Avståndssensorer" calcext:value-type="string">
            <text:p>Avståndssensorer</text:p>
          </table:table-cell>
          <table:table-cell table:style-name="ce24" table:formula="of:=[$Basplan.D20]" office:value-type="string" office:string-value="Albert, Adrian" calcext:value-type="string">
            <text:p>Albert, Adrian</text:p>
          </table:table-cell>
          <table:table-cell table:style-name="ce29" table:number-columns-repeated="77"/>
          <table:table-cell table:style-name="ce44" table:formula="of:=SUM([.D21:.CB2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4" table:formula="of:=[$Basplan.B21]" office:value-type="string" office:string-value="Gyro" calcext:value-type="string">
            <text:p>Gyro</text:p>
          </table:table-cell>
          <table:table-cell table:style-name="ce24" table:formula="of:=[$Basplan.D21]" office:value-type="string" office:string-value="Albert, John" calcext:value-type="string">
            <text:p>Albert, John</text:p>
          </table:table-cell>
          <table:table-cell table:style-name="ce29" table:number-columns-repeated="77"/>
          <table:table-cell table:style-name="ce44" table:formula="of:=SUM([.D22:.CB2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4" table:formula="of:=[$Basplan.B22]" office:value-type="string" office:string-value="Avståndsbehandling" calcext:value-type="string">
            <text:p>Avståndsbehandling</text:p>
          </table:table-cell>
          <table:table-cell table:style-name="ce24" table:formula="of:=[$Basplan.D22]" office:value-type="string" office:string-value="Albert, Anthon" calcext:value-type="string">
            <text:p>Albert, Anthon</text:p>
          </table:table-cell>
          <table:table-cell table:style-name="ce30" table:number-columns-repeated="77"/>
          <table:table-cell table:style-name="ce44" table:formula="of:=SUM([.D23:.CB2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4" table:formula="of:=[$Basplan.B23]" office:value-type="string" office:string-value="Kalibrering" calcext:value-type="string">
            <text:p>Kalibrering</text:p>
          </table:table-cell>
          <table:table-cell table:style-name="ce24" table:formula="of:=[$Basplan.D23]" office:value-type="string" office:string-value="Albert, Anthon" calcext:value-type="string">
            <text:p>Albert, Anthon</text:p>
          </table:table-cell>
          <table:table-cell table:style-name="ce29" table:number-columns-repeated="77"/>
          <table:table-cell table:style-name="ce44" table:formula="of:=SUM([.D24:.CB2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table:formula="of:=[$Basplan.B24]" office:value-type="string" office:string-value="LCD" calcext:value-type="string">
            <text:p>LCD</text:p>
          </table:table-cell>
          <table:table-cell table:style-name="ce24" table:formula="of:=[$Basplan.D24]" office:value-type="string" office:string-value="Albert, Adrian" calcext:value-type="string">
            <text:p>Albert, Adrian</text:p>
          </table:table-cell>
          <table:table-cell table:style-name="ce31" table:number-columns-repeated="77"/>
          <table:table-cell table:style-name="ce44" table:formula="of:=SUM([.D25:.CB2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4" table:formula="of:=[$Basplan.B25]" office:value-type="string" office:string-value="Motor/servo" calcext:value-type="string">
            <text:p>Motor/servo</text:p>
          </table:table-cell>
          <table:table-cell table:style-name="ce24" table:formula="of:=[$Basplan.D25]" office:value-type="string" office:string-value="Johan, John" calcext:value-type="string">
            <text:p>Johan, John</text:p>
          </table:table-cell>
          <table:table-cell table:style-name="ce29" table:number-columns-repeated="72"/>
          <table:table-cell table:style-name="ce38"/>
          <table:table-cell table:style-name="ce29" table:number-columns-repeated="4"/>
          <table:table-cell table:style-name="ce44" table:formula="of:=SUM([.D26:.CB2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4" table:formula="of:=[$Basplan.B26]" office:value-type="string" office:string-value="Autonoma kommandon" calcext:value-type="string">
            <text:p>Autonoma kommandon</text:p>
          </table:table-cell>
          <table:table-cell table:style-name="ce24" table:formula="of:=[$Basplan.D26]" office:value-type="string" office:string-value="Johan, John" calcext:value-type="string">
            <text:p>Johan, John</text:p>
          </table:table-cell>
          <table:table-cell table:style-name="ce31" table:number-columns-repeated="77"/>
          <table:table-cell table:style-name="ce44" table:formula="of:=SUM([.D27:.CB2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4" table:formula="of:=[$Basplan.B27]" office:value-type="string" office:string-value="Fjärrkommadon" calcext:value-type="string">
            <text:p>Fjärrkommadon</text:p>
          </table:table-cell>
          <table:table-cell table:style-name="ce24" table:formula="of:=[$Basplan.D27]" office:value-type="string" office:string-value="Johan, John" calcext:value-type="string">
            <text:p>Johan, John</text:p>
          </table:table-cell>
          <table:table-cell table:style-name="ce29" table:number-columns-repeated="72"/>
          <table:table-cell table:style-name="ce38"/>
          <table:table-cell table:style-name="ce29" table:number-columns-repeated="4"/>
          <table:table-cell table:style-name="ce44" table:formula="of:=SUM([.D28:.CB2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4" table:formula="of:=[$Basplan.B28]" office:value-type="string" office:string-value="PD-reglering" calcext:value-type="string">
            <text:p>PD-reglering</text:p>
          </table:table-cell>
          <table:table-cell table:style-name="ce24" table:formula="of:=[$Basplan.D28]" office:value-type="string" office:string-value="Johan, Anthon" calcext:value-type="string">
            <text:p>Johan, Anthon</text:p>
          </table:table-cell>
          <table:table-cell table:style-name="ce29" table:number-columns-repeated="77"/>
          <table:table-cell table:style-name="ce44" table:formula="of:=SUM([.D29:.CB2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4" table:formula="of:=[$Basplan.B29]" office:value-type="string" office:string-value="Tejpföljning" calcext:value-type="string">
            <text:p>Tejpföljning</text:p>
          </table:table-cell>
          <table:table-cell table:style-name="ce24" table:formula="of:=[$Basplan.D29]" office:value-type="string" office:string-value="John, Albert, Johan" calcext:value-type="string">
            <text:p>John, Albert, Johan</text:p>
          </table:table-cell>
          <table:table-cell table:style-name="ce29" table:number-columns-repeated="77"/>
          <table:table-cell table:style-name="ce44" table:formula="of:=SUM([.D30:.CB3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4" table:formula="of:=[$Basplan.B30]" office:value-type="string" office:string-value="Parametrar" calcext:value-type="string">
            <text:p>Parametrar</text:p>
          </table:table-cell>
          <table:table-cell table:style-name="ce24" table:formula="of:=[$Basplan.D30]" office:value-type="string" office:string-value="Anthon, John" calcext:value-type="string">
            <text:p>Anthon, John</text:p>
          </table:table-cell>
          <table:table-cell table:style-name="ce29" table:number-columns-repeated="74"/>
          <table:table-cell/>
          <table:table-cell table:style-name="ce29" table:number-columns-repeated="2"/>
          <table:table-cell table:style-name="ce44" table:formula="of:=SUM([.D31:.CB3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4" table:formula="of:=[$Basplan.B31]" office:value-type="string" office:string-value="Felsökningsdata" calcext:value-type="string">
            <text:p>Felsökningsdata</text:p>
          </table:table-cell>
          <table:table-cell table:style-name="ce24" table:formula="of:=[$Basplan.D31]" office:value-type="string" office:string-value="Tommy" calcext:value-type="string">
            <text:p>Tommy</text:p>
          </table:table-cell>
          <table:table-cell table:style-name="ce29" table:number-columns-repeated="74"/>
          <table:table-cell/>
          <table:table-cell table:style-name="ce29" table:number-columns-repeated="2"/>
          <table:table-cell table:style-name="ce44" table:formula="of:=SUM([.D32:.CB3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4" table:formula="of:=[$Basplan.B32]" office:value-type="string" office:string-value="Bluetooth hos programvara" calcext:value-type="string">
            <text:p>Bluetooth hos programvara</text:p>
          </table:table-cell>
          <table:table-cell table:style-name="ce24" table:formula="of:=[$Basplan.D32]" office:value-type="string" office:string-value="Anthon, Tommy" calcext:value-type="string">
            <text:p>Anthon, Tommy</text:p>
          </table:table-cell>
          <table:table-cell table:style-name="ce29" table:number-columns-repeated="77"/>
          <table:table-cell table:style-name="ce44" table:formula="of:=SUM([.D33:.CB3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4" table:formula="of:=[$Basplan.B33]" office:value-type="string" office:string-value="Bluetooth" calcext:value-type="string">
            <text:p>Bluetooth</text:p>
          </table:table-cell>
          <table:table-cell table:style-name="ce24" table:formula="of:=[$Basplan.D33]" office:value-type="string" office:string-value="Anthon, Tommy, Herman" calcext:value-type="string">
            <text:p>Anthon, Tommy, Herman</text:p>
          </table:table-cell>
          <table:table-cell table:style-name="ce32" table:number-columns-repeated="77"/>
          <table:table-cell table:style-name="ce45" table:formula="of:=SUM([.D34:.CB3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4" table:formula="of:=[$Basplan.B34]" office:value-type="string" office:string-value="GUI" calcext:value-type="string">
            <text:p>GUI</text:p>
          </table:table-cell>
          <table:table-cell table:style-name="ce24" table:formula="of:=[$Basplan.D34]" office:value-type="string" office:string-value="Anthon" calcext:value-type="string">
            <text:p>Anthon</text:p>
          </table:table-cell>
          <table:table-cell table:style-name="ce32" table:number-columns-repeated="77"/>
          <table:table-cell table:style-name="ce45" table:formula="of:=SUM([.D35:.CB3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4" table:formula="of:=[$Basplan.B35]" office:value-type="string" office:string-value="Möte" calcext:value-type="string">
            <text:p>Möte</text:p>
          </table:table-cell>
          <table:table-cell table:style-name="ce24" table:formula="of:=[$Basplan.D35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6:.CB3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4" table:formula="of:=[$Basplan.B36]" office:value-type="string" office:string-value="Designspecifikation" calcext:value-type="string">
            <text:p>Designspecifikation</text:p>
          </table:table-cell>
          <table:table-cell table:style-name="ce24" table:formula="of:=[$Basplan.D36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7:.CB3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4" table:formula="of:=[$Basplan.B37]" office:value-type="string" office:string-value="Redovisning" calcext:value-type="string">
            <text:p>Redovisning</text:p>
          </table:table-cell>
          <table:table-cell table:style-name="ce24" table:formula="of:=[$Basplan.D37]" office:value-type="string" office:string-value="Adrian" calcext:value-type="string">
            <text:p>Adrian</text:p>
          </table:table-cell>
          <table:table-cell table:style-name="ce32" table:number-columns-repeated="77"/>
          <table:table-cell table:style-name="ce44" table:formula="of:=SUM([.D38:.CB3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4" table:formula="of:=[$Basplan.B38]" office:value-type="string" office:string-value="Teknisk dokumentation" calcext:value-type="string">
            <text:p>Teknisk dokumentation</text:p>
          </table:table-cell>
          <table:table-cell table:style-name="ce24" table:formula="of:=[$Basplan.D38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9:.CB3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4" table:formula="of:=[$Basplan.B39]" office:value-type="string" office:string-value="Tid- och statusrapport" calcext:value-type="string">
            <text:p>Tid- och statusrapport</text:p>
          </table:table-cell>
          <table:table-cell table:style-name="ce24" table:formula="of:=[$Basplan.D39]" office:value-type="string" office:string-value="Adrian" calcext:value-type="string">
            <text:p>Adrian</text:p>
          </table:table-cell>
          <table:table-cell table:style-name="ce29" table:number-columns-repeated="77"/>
          <table:table-cell table:style-name="ce44" table:formula="of:=SUM([.D40:.CB4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4" table:formula="of:=[$Basplan.B40]" office:value-type="string" office:string-value="Efterstudie" calcext:value-type="string">
            <text:p>Efterstudie</text:p>
          </table:table-cell>
          <table:table-cell table:style-name="ce24" table:formula="of:=[$Basplan.D40]" office:value-type="string" office:string-value="Alla" calcext:value-type="string">
            <text:p>Alla</text:p>
          </table:table-cell>
          <table:table-cell table:style-name="ce29" table:number-columns-repeated="77"/>
          <table:table-cell table:style-name="ce44" table:formula="of:=SUM([.D41:.CB4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4" table:formula="of:=[$Basplan.B41]" office:value-type="string" office:string-value="Användarhandledning" calcext:value-type="string">
            <text:p>Användarhandledning</text:p>
          </table:table-cell>
          <table:table-cell table:style-name="ce24" table:formula="of:=[$Basplan.D41]" office:value-type="string" office:string-value="John" calcext:value-type="string">
            <text:p>John</text:p>
          </table:table-cell>
          <table:table-cell table:style-name="ce29" table:number-columns-repeated="77"/>
          <table:table-cell table:style-name="ce44" table:formula="of:=SUM([.D42:.CB4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/>
          <table:table-cell table:style-name="ce14" table:formula="of:=[$Basplan.B42]" office:value-type="string" office:string-value="Reservtid" calcext:value-type="string">
            <text:p>Reservtid</text:p>
          </table:table-cell>
          <table:table-cell table:style-name="ce24" table:formula="of:=[$Basplan.D42]" office:value-type="string" office:string-value="Alla" calcext:value-type="string">
            <text:p>Alla</text:p>
          </table:table-cell>
          <table:table-cell table:style-name="ce29" table:number-columns-repeated="77"/>
          <table:table-cell table:style-name="ce44" table:formula="of:=SUM([.D43:.CB4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2"/>
          <table:table-cell table:style-name="ce33" table:formula="of:=SUM([.D9:.D43])" office:value-type="float" office:value="0" calcext:value-type="float">
            <text:p>0</text:p>
          </table:table-cell>
          <table:table-cell table:style-name="ce33" table:formula="of:=SUM([.E9:.E43])" office:value-type="float" office:value="0" calcext:value-type="float">
            <text:p>0</text:p>
          </table:table-cell>
          <table:table-cell table:style-name="ce33" table:formula="of:=SUM([.F9:.F43])" office:value-type="float" office:value="0" calcext:value-type="float">
            <text:p>0</text:p>
          </table:table-cell>
          <table:table-cell table:style-name="ce33" table:formula="of:=SUM([.G9:.G43])" office:value-type="float" office:value="0" calcext:value-type="float">
            <text:p>0</text:p>
          </table:table-cell>
          <table:table-cell table:style-name="ce33" table:formula="of:=SUM([.H9:.H43])" office:value-type="float" office:value="0" calcext:value-type="float">
            <text:p>0</text:p>
          </table:table-cell>
          <table:table-cell table:style-name="ce33" table:formula="of:=SUM([.I9:.I43])" office:value-type="float" office:value="0" calcext:value-type="float">
            <text:p>0</text:p>
          </table:table-cell>
          <table:table-cell table:style-name="ce33" table:formula="of:=SUM([.J9:.J43])" office:value-type="float" office:value="0" calcext:value-type="float">
            <text:p>0</text:p>
          </table:table-cell>
          <table:table-cell table:style-name="ce33" table:formula="of:=SUM([.K9:.K43])" office:value-type="float" office:value="0" calcext:value-type="float">
            <text:p>0</text:p>
          </table:table-cell>
          <table:table-cell table:style-name="ce33" table:formula="of:=SUM([.L9:.L43])" office:value-type="float" office:value="0" calcext:value-type="float">
            <text:p>0</text:p>
          </table:table-cell>
          <table:table-cell table:style-name="ce33" table:formula="of:=SUM([.M9:.M43])" office:value-type="float" office:value="0" calcext:value-type="float">
            <text:p>0</text:p>
          </table:table-cell>
          <table:table-cell table:style-name="ce33" table:formula="of:=SUM([.N9:.N43])" office:value-type="float" office:value="0" calcext:value-type="float">
            <text:p>0</text:p>
          </table:table-cell>
          <table:table-cell table:style-name="ce33" table:formula="of:=SUM([.O9:.O43])" office:value-type="float" office:value="0" calcext:value-type="float">
            <text:p>0</text:p>
          </table:table-cell>
          <table:table-cell table:style-name="ce33" table:formula="of:=SUM([.P9:.P43])" office:value-type="float" office:value="0" calcext:value-type="float">
            <text:p>0</text:p>
          </table:table-cell>
          <table:table-cell table:style-name="ce33" table:formula="of:=SUM([.Q9:.Q43])" office:value-type="float" office:value="0" calcext:value-type="float">
            <text:p>0</text:p>
          </table:table-cell>
          <table:table-cell table:style-name="ce33" table:formula="of:=SUM([.R9:.R43])" office:value-type="float" office:value="0" calcext:value-type="float">
            <text:p>0</text:p>
          </table:table-cell>
          <table:table-cell table:style-name="ce33" table:formula="of:=SUM([.S9:.S43])" office:value-type="float" office:value="0" calcext:value-type="float">
            <text:p>0</text:p>
          </table:table-cell>
          <table:table-cell table:style-name="ce33" table:formula="of:=SUM([.T9:.T43])" office:value-type="float" office:value="0" calcext:value-type="float">
            <text:p>0</text:p>
          </table:table-cell>
          <table:table-cell table:style-name="ce33" table:formula="of:=SUM([.U9:.U43])" office:value-type="float" office:value="0" calcext:value-type="float">
            <text:p>0</text:p>
          </table:table-cell>
          <table:table-cell table:style-name="ce33" table:formula="of:=SUM([.V9:.V43])" office:value-type="float" office:value="0" calcext:value-type="float">
            <text:p>0</text:p>
          </table:table-cell>
          <table:table-cell table:style-name="ce33" table:formula="of:=SUM([.W9:.W43])" office:value-type="float" office:value="0" calcext:value-type="float">
            <text:p>0</text:p>
          </table:table-cell>
          <table:table-cell table:style-name="ce33" table:formula="of:=SUM([.X9:.X43])" office:value-type="float" office:value="0" calcext:value-type="float">
            <text:p>0</text:p>
          </table:table-cell>
          <table:table-cell table:style-name="ce33" table:formula="of:=SUM([.Y9:.Y43])" office:value-type="float" office:value="0" calcext:value-type="float">
            <text:p>0</text:p>
          </table:table-cell>
          <table:table-cell table:style-name="ce33" table:formula="of:=SUM([.Z9:.Z43])" office:value-type="float" office:value="0" calcext:value-type="float">
            <text:p>0</text:p>
          </table:table-cell>
          <table:table-cell table:style-name="ce33" table:formula="of:=SUM([.AA9:.AA43])" office:value-type="float" office:value="0" calcext:value-type="float">
            <text:p>0</text:p>
          </table:table-cell>
          <table:table-cell table:style-name="ce33" table:formula="of:=SUM([.AB9:.AB43])" office:value-type="float" office:value="0" calcext:value-type="float">
            <text:p>0</text:p>
          </table:table-cell>
          <table:table-cell table:style-name="ce33" table:formula="of:=SUM([.AC9:.AC43])" office:value-type="float" office:value="0" calcext:value-type="float">
            <text:p>0</text:p>
          </table:table-cell>
          <table:table-cell table:style-name="ce33" table:formula="of:=SUM([.AD9:.AD43])" office:value-type="float" office:value="0" calcext:value-type="float">
            <text:p>0</text:p>
          </table:table-cell>
          <table:table-cell table:style-name="ce33" table:formula="of:=SUM([.AE9:.AE43])" office:value-type="float" office:value="0" calcext:value-type="float">
            <text:p>0</text:p>
          </table:table-cell>
          <table:table-cell table:style-name="ce33" table:formula="of:=SUM([.AF9:.AF43])" office:value-type="float" office:value="0" calcext:value-type="float">
            <text:p>0</text:p>
          </table:table-cell>
          <table:table-cell table:style-name="ce33" table:formula="of:=SUM([.AG9:.AG43])" office:value-type="float" office:value="0" calcext:value-type="float">
            <text:p>0</text:p>
          </table:table-cell>
          <table:table-cell table:style-name="ce33" table:formula="of:=SUM([.AH9:.AH43])" office:value-type="float" office:value="0" calcext:value-type="float">
            <text:p>0</text:p>
          </table:table-cell>
          <table:table-cell table:style-name="ce33" table:formula="of:=SUM([.AI9:.AI43])" office:value-type="float" office:value="0" calcext:value-type="float">
            <text:p>0</text:p>
          </table:table-cell>
          <table:table-cell table:style-name="ce33" table:formula="of:=SUM([.AJ9:.AJ43])" office:value-type="float" office:value="0" calcext:value-type="float">
            <text:p>0</text:p>
          </table:table-cell>
          <table:table-cell table:style-name="ce33" table:formula="of:=SUM([.AK9:.AK43])" office:value-type="float" office:value="0" calcext:value-type="float">
            <text:p>0</text:p>
          </table:table-cell>
          <table:table-cell table:style-name="ce33" table:formula="of:=SUM([.AL9:.AL43])" office:value-type="float" office:value="0" calcext:value-type="float">
            <text:p>0</text:p>
          </table:table-cell>
          <table:table-cell table:style-name="ce33" table:formula="of:=SUM([.AM9:.AM43])" office:value-type="float" office:value="0" calcext:value-type="float">
            <text:p>0</text:p>
          </table:table-cell>
          <table:table-cell table:style-name="ce33" table:formula="of:=SUM([.AN9:.AN43])" office:value-type="float" office:value="0" calcext:value-type="float">
            <text:p>0</text:p>
          </table:table-cell>
          <table:table-cell table:style-name="ce33" table:formula="of:=SUM([.AO9:.AO43])" office:value-type="float" office:value="0" calcext:value-type="float">
            <text:p>0</text:p>
          </table:table-cell>
          <table:table-cell table:style-name="ce33" table:formula="of:=SUM([.AP9:.AP43])" office:value-type="float" office:value="0" calcext:value-type="float">
            <text:p>0</text:p>
          </table:table-cell>
          <table:table-cell table:style-name="ce33" table:formula="of:=SUM([.AQ9:.AQ43])" office:value-type="float" office:value="0" calcext:value-type="float">
            <text:p>0</text:p>
          </table:table-cell>
          <table:table-cell table:style-name="ce33" table:formula="of:=SUM([.AR9:.AR43])" office:value-type="float" office:value="0" calcext:value-type="float">
            <text:p>0</text:p>
          </table:table-cell>
          <table:table-cell table:style-name="ce33" table:formula="of:=SUM([.AS9:.AS43])" office:value-type="float" office:value="0" calcext:value-type="float">
            <text:p>0</text:p>
          </table:table-cell>
          <table:table-cell table:style-name="ce33" table:formula="of:=SUM([.AT9:.AT43])" office:value-type="float" office:value="0" calcext:value-type="float">
            <text:p>0</text:p>
          </table:table-cell>
          <table:table-cell table:style-name="ce33" table:formula="of:=SUM([.AU9:.AU43])" office:value-type="float" office:value="0" calcext:value-type="float">
            <text:p>0</text:p>
          </table:table-cell>
          <table:table-cell table:style-name="ce33" table:formula="of:=SUM([.AV9:.AV43])" office:value-type="float" office:value="0" calcext:value-type="float">
            <text:p>0</text:p>
          </table:table-cell>
          <table:table-cell table:style-name="ce33" table:formula="of:=SUM([.AW9:.AW43])" office:value-type="float" office:value="0" calcext:value-type="float">
            <text:p>0</text:p>
          </table:table-cell>
          <table:table-cell table:style-name="ce33" table:formula="of:=SUM([.AX9:.AX43])" office:value-type="float" office:value="0" calcext:value-type="float">
            <text:p>0</text:p>
          </table:table-cell>
          <table:table-cell table:style-name="ce33" table:formula="of:=SUM([.AY9:.AY43])" office:value-type="float" office:value="0" calcext:value-type="float">
            <text:p>0</text:p>
          </table:table-cell>
          <table:table-cell table:style-name="ce33" table:formula="of:=SUM([.AZ9:.AZ43])" office:value-type="float" office:value="0" calcext:value-type="float">
            <text:p>0</text:p>
          </table:table-cell>
          <table:table-cell table:style-name="ce33" table:formula="of:=SUM([.BA9:.BA43])" office:value-type="float" office:value="0" calcext:value-type="float">
            <text:p>0</text:p>
          </table:table-cell>
          <table:table-cell table:style-name="ce33" table:formula="of:=SUM([.BB9:.BB43])" office:value-type="float" office:value="0" calcext:value-type="float">
            <text:p>0</text:p>
          </table:table-cell>
          <table:table-cell table:style-name="ce33" table:formula="of:=SUM([.BC9:.BC43])" office:value-type="float" office:value="0" calcext:value-type="float">
            <text:p>0</text:p>
          </table:table-cell>
          <table:table-cell table:style-name="ce33" table:formula="of:=SUM([.BD9:.BD43])" office:value-type="float" office:value="0" calcext:value-type="float">
            <text:p>0</text:p>
          </table:table-cell>
          <table:table-cell table:style-name="ce33" table:formula="of:=SUM([.BE9:.BE43])" office:value-type="float" office:value="0" calcext:value-type="float">
            <text:p>0</text:p>
          </table:table-cell>
          <table:table-cell table:style-name="ce33" table:formula="of:=SUM([.BF9:.BF43])" office:value-type="float" office:value="0" calcext:value-type="float">
            <text:p>0</text:p>
          </table:table-cell>
          <table:table-cell table:style-name="ce33" table:formula="of:=SUM([.BG9:.BG43])" office:value-type="float" office:value="0" calcext:value-type="float">
            <text:p>0</text:p>
          </table:table-cell>
          <table:table-cell table:style-name="ce33" table:formula="of:=SUM([.BH9:.BH43])" office:value-type="float" office:value="0" calcext:value-type="float">
            <text:p>0</text:p>
          </table:table-cell>
          <table:table-cell table:style-name="ce33" table:formula="of:=SUM([.BI9:.BI43])" office:value-type="float" office:value="0" calcext:value-type="float">
            <text:p>0</text:p>
          </table:table-cell>
          <table:table-cell table:style-name="ce33" table:formula="of:=SUM([.BJ9:.BJ43])" office:value-type="float" office:value="0" calcext:value-type="float">
            <text:p>0</text:p>
          </table:table-cell>
          <table:table-cell table:style-name="ce33" table:formula="of:=SUM([.BK9:.BK43])" office:value-type="float" office:value="0" calcext:value-type="float">
            <text:p>0</text:p>
          </table:table-cell>
          <table:table-cell table:style-name="ce33" table:formula="of:=SUM([.BL9:.BL43])" office:value-type="float" office:value="0" calcext:value-type="float">
            <text:p>0</text:p>
          </table:table-cell>
          <table:table-cell table:style-name="ce33" table:formula="of:=SUM([.BM9:.BM43])" office:value-type="float" office:value="0" calcext:value-type="float">
            <text:p>0</text:p>
          </table:table-cell>
          <table:table-cell table:style-name="ce33" table:formula="of:=SUM([.BN9:.BN43])" office:value-type="float" office:value="0" calcext:value-type="float">
            <text:p>0</text:p>
          </table:table-cell>
          <table:table-cell table:style-name="ce33" table:formula="of:=SUM([.BO9:.BO43])" office:value-type="float" office:value="0" calcext:value-type="float">
            <text:p>0</text:p>
          </table:table-cell>
          <table:table-cell table:style-name="ce33" table:formula="of:=SUM([.BP9:.BP43])" office:value-type="float" office:value="0" calcext:value-type="float">
            <text:p>0</text:p>
          </table:table-cell>
          <table:table-cell table:style-name="ce33" table:formula="of:=SUM([.BQ9:.BQ43])" office:value-type="float" office:value="0" calcext:value-type="float">
            <text:p>0</text:p>
          </table:table-cell>
          <table:table-cell table:style-name="ce33" table:formula="of:=SUM([.BR9:.BR43])" office:value-type="float" office:value="0" calcext:value-type="float">
            <text:p>0</text:p>
          </table:table-cell>
          <table:table-cell table:style-name="ce33" table:formula="of:=SUM([.BS9:.BS43])" office:value-type="float" office:value="0" calcext:value-type="float">
            <text:p>0</text:p>
          </table:table-cell>
          <table:table-cell table:style-name="ce33" table:formula="of:=SUM([.BT9:.BT43])" office:value-type="float" office:value="0" calcext:value-type="float">
            <text:p>0</text:p>
          </table:table-cell>
          <table:table-cell table:style-name="ce33" table:formula="of:=SUM([.BU9:.BU43])" office:value-type="float" office:value="0" calcext:value-type="float">
            <text:p>0</text:p>
          </table:table-cell>
          <table:table-cell table:style-name="ce33" table:formula="of:=SUM([.BV9:.BV43])" office:value-type="float" office:value="0" calcext:value-type="float">
            <text:p>0</text:p>
          </table:table-cell>
          <table:table-cell table:style-name="ce33" table:formula="of:=SUM([.BW9:.BW43])" office:value-type="float" office:value="0" calcext:value-type="float">
            <text:p>0</text:p>
          </table:table-cell>
          <table:table-cell table:style-name="ce33" table:formula="of:=SUM([.BX9:.BX43])" office:value-type="float" office:value="0" calcext:value-type="float">
            <text:p>0</text:p>
          </table:table-cell>
          <table:table-cell table:style-name="ce33" table:formula="of:=SUM([.BY9:.BY43])" office:value-type="float" office:value="0" calcext:value-type="float">
            <text:p>0</text:p>
          </table:table-cell>
          <table:table-cell table:style-name="ce33" table:formula="of:=SUM([.BZ9:.BZ43])" office:value-type="float" office:value="0" calcext:value-type="float">
            <text:p>0</text:p>
          </table:table-cell>
          <table:table-cell table:style-name="ce33" table:formula="of:=SUM([.CA9:.CA43])" office:value-type="float" office:value="0" calcext:value-type="float">
            <text:p>0</text:p>
          </table:table-cell>
          <table:table-cell table:style-name="ce33" table:formula="of:=SUM([.CB9:.CB43])" office:value-type="float" office:value="0" calcext:value-type="float">
            <text:p>0</text:p>
          </table:table-cell>
          <table:table-cell table:style-name="ce54" table:formula="of:=SUM([.D44:.CB44])" office:value-type="float" office:value="0" calcext:value-type="float">
            <text:p>0</text:p>
          </table:table-cell>
          <table:table-cell table:formula="of:=SUM([.CC9:.CC43])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9"/>
          <table:table-cell table:number-columns-repeated="10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7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Default" table:number-columns-repeated="15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12"/>
          <table:table-cell table:number-columns-repeated="1006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/>
          <table:table-cell table:number-columns-repeated="1015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rman_tid" table:style-name="ta1">
        <table:table-column table:style-name="co1" table:default-cell-style-name="ce12"/>
        <table:table-column table:style-name="co2" table:default-cell-style-name="ce12"/>
        <table:table-column table:style-name="co4" table:default-cell-style-name="ce12"/>
        <table:table-column table:style-name="co16" table:number-columns-repeated="22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number-columns-repeated="7" table:default-cell-style-name="ce12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859" table:default-cell-style-name="ce12"/>
        <table:table-column table:style-name="co13" table:number-columns-repeated="56" table:default-cell-style-name="Default"/>
        <table:table-row table:style-name="ro1">
          <table:table-cell table:style-name="ce50" office:value-type="string" calcext:value-type="string" table:number-columns-spanned="81" table:number-rows-spanned="1">
            <text:p>PLANERING</text:p>
          </table:table-cell>
          <table:covered-table-cell table:number-columns-repeated="80"/>
          <table:table-cell/>
          <table:table-cell table:style-name="ce47" table:number-columns-repeated="886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/>
          <table:table-cell table:style-name="ce51" table:number-columns-repeated="79"/>
          <table:table-cell/>
          <table:table-cell table:style-name="ce47" table:number-columns-repeated="886"/>
          <table:table-cell table:number-columns-repeated="56"/>
        </table:table-row>
        <table:table-row table:style-name="ro1">
          <table:table-cell table:style-name="ce59" office:value-type="string" calcext:value-type="string">
            <text:p>Projektgrupp: 6</text:p>
          </table:table-cell>
          <table:table-cell table:style-name="ce59"/>
          <table:table-cell table:style-name="ce3" office:value-type="string" calcext:value-type="string">
            <text:p>Datum: 2014-10-12</text:p>
          </table:table-cell>
          <table:table-cell table:style-name="ce61" table:number-columns-spanned="73" table:number-rows-spanned="3"/>
          <table:covered-table-cell table:number-columns-repeated="6"/>
          <table:covered-table-cell table:number-columns-repeated="8" table:style-name="ce34"/>
          <table:covered-table-cell table:number-columns-repeated="58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/>
          <table:table-cell table:style-name="ce42"/>
          <table:table-cell table:number-columns-repeated="943"/>
        </table:table-row>
        <table:table-row table:style-name="ro1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/>
          <table:table-cell table:style-name="ce4" office:value-type="string" calcext:value-type="string">
            <text:p>Version: 1.2</text:p>
          </table:table-cell>
          <table:covered-table-cell table:number-columns-repeated="7"/>
          <table:covered-table-cell table:number-columns-repeated="8" table:style-name="ce35"/>
          <table:covered-table-cell table:number-columns-repeated="58"/>
          <table:table-cell table:style-name="ce39"/>
          <table:table-cell table:style-name="ce53" table:formula="of:=[#REF!.AB4]" office:value-type="string" office:string-value="" calcext:value-type="error" table:number-columns-spanned="3" table:number-rows-spanned="1">
            <text:p>#REF!</text:p>
          </table:table-cell>
          <table:covered-table-cell table:number-columns-repeated="2"/>
          <table:table-cell table:style-name="ce35"/>
          <table:table-cell table:number-columns-repeated="943"/>
        </table:table-row>
        <table:table-row table:style-name="ro1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/>
          <table:table-cell table:style-name="ce5" office:value-type="string" calcext:value-type="string">
            <text:p>Utfärdare:</text:p>
          </table:table-cell>
          <table:covered-table-cell table:number-columns-repeated="7"/>
          <table:covered-table-cell table:number-columns-repeated="8" table:style-name="ce36"/>
          <table:covered-table-cell table:number-columns-repeated="58"/>
          <table:table-cell table:style-name="ce40" table:number-columns-spanned="5" table:number-rows-spanned="1"/>
          <table:covered-table-cell table:number-columns-repeated="4"/>
          <table:table-cell table:number-columns-repeated="943"/>
        </table:table-row>
        <table:table-row table:style-name="ro1">
          <table:table-cell table:style-name="ce6" office:value-type="string" calcext:value-type="string" table:number-columns-spanned="2" table:number-rows-spanned="1">
            <text:p>AKTIVITETER</text:p>
          </table:table-cell>
          <table:covered-table-cell/>
          <table:table-cell table:style-name="ce23" office:value-type="string" calcext:value-type="string">
            <text:p>VEM</text:p>
          </table:table-cell>
          <table:table-cell table:style-name="ce62"/>
          <table:table-cell table:style-name="ce65" table:number-columns-repeated="6"/>
          <table:table-cell table:style-name="ce60" table:number-columns-repeated="70"/>
          <table:table-cell table:number-columns-repeated="27"/>
          <table:table-cell table:style-name="ce49" table:number-columns-repeated="861"/>
          <table:table-cell table:number-columns-repeated="56"/>
        </table:table-row>
        <table:table-row table:style-name="ro1">
          <table:table-cell table:style-name="ce6"/>
          <table:table-cell table:style-name="ce60"/>
          <table:table-cell table:style-name="ce23"/>
          <table:table-cell table:style-name="ce63" office:value-type="string" calcext:value-type="string">
            <text:p>V.4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D44:.J44])" office:value-type="float" office:value="0" calcext:value-type="float">
            <text:p>0</text:p>
          </table:table-cell>
          <table:table-cell table:style-name="ce63" office:value-type="string" calcext:value-type="string">
            <text:p>V.42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K44:.Q44])" office:value-type="float" office:value="0" calcext:value-type="float">
            <text:p>0</text:p>
          </table:table-cell>
          <table:table-cell table:style-name="ce63" office:value-type="string" calcext:value-type="string">
            <text:p>V.43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R44:.X44])" office:value-type="float" office:value="0" calcext:value-type="float">
            <text:p>0</text:p>
          </table:table-cell>
          <table:table-cell table:style-name="ce63" office:value-type="string" calcext:value-type="string">
            <text:p>V.44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Y44:.AE44])" office:value-type="float" office:value="0" calcext:value-type="float">
            <text:p>0</text:p>
          </table:table-cell>
          <table:table-cell table:style-name="ce63" office:value-type="string" calcext:value-type="string">
            <text:p>V.45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F44:.AL44])" office:value-type="float" office:value="0" calcext:value-type="float">
            <text:p>0</text:p>
          </table:table-cell>
          <table:table-cell table:style-name="ce63" office:value-type="string" calcext:value-type="string">
            <text:p>V.46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M44:.AS44])" office:value-type="float" office:value="0" calcext:value-type="float">
            <text:p>0</text:p>
          </table:table-cell>
          <table:table-cell table:style-name="ce63" office:value-type="string" calcext:value-type="string">
            <text:p>V.47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T44:.AZ44])" office:value-type="float" office:value="0" calcext:value-type="float">
            <text:p>0</text:p>
          </table:table-cell>
          <table:table-cell table:style-name="ce63" office:value-type="string" calcext:value-type="string">
            <text:p>V.48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A44:.BG44])" office:value-type="float" office:value="0" calcext:value-type="float">
            <text:p>0</text:p>
          </table:table-cell>
          <table:table-cell table:style-name="ce63" office:value-type="string" calcext:value-type="string">
            <text:p>V.49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H44:.BN44])" office:value-type="float" office:value="0" calcext:value-type="float">
            <text:p>0</text:p>
          </table:table-cell>
          <table:table-cell table:style-name="ce63" office:value-type="string" calcext:value-type="string">
            <text:p>V.50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O44:.BU44])" office:value-type="float" office:value="0" calcext:value-type="float">
            <text:p>0</text:p>
          </table:table-cell>
          <table:table-cell table:style-name="ce63" office:value-type="string" calcext:value-type="string">
            <text:p>V.5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V44:.CB44])" office:value-type="float" office:value="0" calcext:value-type="float">
            <text:p>0</text:p>
          </table:table-cell>
          <table:table-cell table:number-columns-repeated="27"/>
          <table:table-cell table:style-name="ce49" table:number-columns-repeated="861"/>
          <table:table-cell table:number-columns-repeated="56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0" office:value-type="string" calcext:value-type="string">
            <text:p>Initialer</text:p>
          </table:table-cell>
          <table:table-cell table:style-name="ce64" office:value-type="date" office:date-value="2014-10-06" calcext:value-type="date">
            <text:p>6/10</text:p>
          </table:table-cell>
          <table:table-cell table:style-name="ce64" office:value-type="date" office:date-value="2014-10-07" calcext:value-type="date">
            <text:p>7/10</text:p>
          </table:table-cell>
          <table:table-cell table:style-name="ce64" office:value-type="date" office:date-value="2014-10-08" calcext:value-type="date">
            <text:p>8/10</text:p>
          </table:table-cell>
          <table:table-cell table:style-name="ce64" office:value-type="date" office:date-value="2014-10-09" calcext:value-type="date">
            <text:p>9/10</text:p>
          </table:table-cell>
          <table:table-cell table:style-name="ce64" office:value-type="date" office:date-value="2014-10-10" calcext:value-type="date">
            <text:p>10/10</text:p>
          </table:table-cell>
          <table:table-cell table:style-name="ce64" office:value-type="date" office:date-value="2014-10-11" calcext:value-type="date">
            <text:p>11/10</text:p>
          </table:table-cell>
          <table:table-cell table:style-name="ce64" office:value-type="date" office:date-value="2014-10-12" calcext:value-type="date">
            <text:p>12/10</text:p>
          </table:table-cell>
          <table:table-cell table:style-name="ce64" office:value-type="date" office:date-value="2014-10-13" calcext:value-type="date">
            <text:p>13/10</text:p>
          </table:table-cell>
          <table:table-cell table:style-name="ce64" office:value-type="date" office:date-value="2014-10-14" calcext:value-type="date">
            <text:p>14/10</text:p>
          </table:table-cell>
          <table:table-cell table:style-name="ce64" office:value-type="date" office:date-value="2014-10-15" calcext:value-type="date">
            <text:p>15/10</text:p>
          </table:table-cell>
          <table:table-cell table:style-name="ce64" office:value-type="date" office:date-value="2014-10-16" calcext:value-type="date">
            <text:p>16/10</text:p>
          </table:table-cell>
          <table:table-cell table:style-name="ce64" office:value-type="date" office:date-value="2014-10-17" calcext:value-type="date">
            <text:p>17/10</text:p>
          </table:table-cell>
          <table:table-cell table:style-name="ce64" office:value-type="date" office:date-value="2014-10-18" calcext:value-type="date">
            <text:p>18/10</text:p>
          </table:table-cell>
          <table:table-cell table:style-name="ce64" office:value-type="date" office:date-value="2014-10-19" calcext:value-type="date">
            <text:p>19/10</text:p>
          </table:table-cell>
          <table:table-cell table:style-name="ce64" office:value-type="date" office:date-value="2014-10-20" calcext:value-type="date">
            <text:p>20/10</text:p>
          </table:table-cell>
          <table:table-cell table:style-name="ce64" office:value-type="date" office:date-value="2014-10-21" calcext:value-type="date">
            <text:p>21/10</text:p>
          </table:table-cell>
          <table:table-cell table:style-name="ce64" office:value-type="date" office:date-value="2014-10-22" calcext:value-type="date">
            <text:p>22/10</text:p>
          </table:table-cell>
          <table:table-cell table:style-name="ce64" office:value-type="date" office:date-value="2014-10-23" calcext:value-type="date">
            <text:p>23/10</text:p>
          </table:table-cell>
          <table:table-cell table:style-name="ce64" office:value-type="date" office:date-value="2014-10-24" calcext:value-type="date">
            <text:p>24/10</text:p>
          </table:table-cell>
          <table:table-cell table:style-name="ce64" office:value-type="date" office:date-value="2014-10-25" calcext:value-type="date">
            <text:p>25/10</text:p>
          </table:table-cell>
          <table:table-cell table:style-name="ce64" office:value-type="date" office:date-value="2014-10-26" calcext:value-type="date">
            <text:p>26/10</text:p>
          </table:table-cell>
          <table:table-cell table:style-name="ce64" office:value-type="date" office:date-value="2014-10-27" calcext:value-type="date">
            <text:p>27/10</text:p>
          </table:table-cell>
          <table:table-cell table:style-name="ce64" office:value-type="date" office:date-value="2014-10-28" calcext:value-type="date">
            <text:p>28/10</text:p>
          </table:table-cell>
          <table:table-cell table:style-name="ce64" office:value-type="date" office:date-value="2014-10-29" calcext:value-type="date">
            <text:p>29/10</text:p>
          </table:table-cell>
          <table:table-cell table:style-name="ce64" office:value-type="date" office:date-value="2014-10-30" calcext:value-type="date">
            <text:p>30/10</text:p>
          </table:table-cell>
          <table:table-cell table:style-name="ce64" office:value-type="date" office:date-value="2014-10-31" calcext:value-type="date">
            <text:p>31/10</text:p>
          </table:table-cell>
          <table:table-cell table:style-name="ce64" office:value-type="date" office:date-value="2014-11-01" calcext:value-type="date">
            <text:p>1/11</text:p>
          </table:table-cell>
          <table:table-cell table:style-name="ce64" office:value-type="date" office:date-value="2014-11-02" calcext:value-type="date">
            <text:p>2/11</text:p>
          </table:table-cell>
          <table:table-cell table:style-name="ce64" office:value-type="date" office:date-value="2014-11-03" calcext:value-type="date">
            <text:p>3/11</text:p>
          </table:table-cell>
          <table:table-cell table:style-name="ce64" office:value-type="date" office:date-value="2014-11-04" calcext:value-type="date">
            <text:p>4/11</text:p>
          </table:table-cell>
          <table:table-cell table:style-name="ce64" office:value-type="date" office:date-value="2014-11-05" calcext:value-type="date">
            <text:p>5/11</text:p>
          </table:table-cell>
          <table:table-cell table:style-name="ce64" office:value-type="date" office:date-value="2014-11-06" calcext:value-type="date">
            <text:p>6/11</text:p>
          </table:table-cell>
          <table:table-cell table:style-name="ce64" office:value-type="date" office:date-value="2014-11-07" calcext:value-type="date">
            <text:p>7/11</text:p>
          </table:table-cell>
          <table:table-cell table:style-name="ce64" office:value-type="date" office:date-value="2014-11-08" calcext:value-type="date">
            <text:p>8/11</text:p>
          </table:table-cell>
          <table:table-cell table:style-name="ce64" office:value-type="date" office:date-value="2014-11-09" calcext:value-type="date">
            <text:p>9/11</text:p>
          </table:table-cell>
          <table:table-cell table:style-name="ce64" office:value-type="date" office:date-value="2014-11-10" calcext:value-type="date">
            <text:p>10/11</text:p>
          </table:table-cell>
          <table:table-cell table:style-name="ce64" office:value-type="date" office:date-value="2014-11-11" calcext:value-type="date">
            <text:p>11/11</text:p>
          </table:table-cell>
          <table:table-cell table:style-name="ce64" office:value-type="date" office:date-value="2014-11-12" calcext:value-type="date">
            <text:p>12/11</text:p>
          </table:table-cell>
          <table:table-cell table:style-name="ce64" office:value-type="date" office:date-value="2014-11-13" calcext:value-type="date">
            <text:p>13/11</text:p>
          </table:table-cell>
          <table:table-cell table:style-name="ce64" office:value-type="date" office:date-value="2014-11-14" calcext:value-type="date">
            <text:p>14/11</text:p>
          </table:table-cell>
          <table:table-cell table:style-name="ce64" office:value-type="date" office:date-value="2014-11-15" calcext:value-type="date">
            <text:p>15/11</text:p>
          </table:table-cell>
          <table:table-cell table:style-name="ce64" office:value-type="date" office:date-value="2014-11-16" calcext:value-type="date">
            <text:p>16/11</text:p>
          </table:table-cell>
          <table:table-cell table:style-name="ce64" office:value-type="date" office:date-value="2014-11-17" calcext:value-type="date">
            <text:p>17/11</text:p>
          </table:table-cell>
          <table:table-cell table:style-name="ce64" office:value-type="date" office:date-value="2014-11-18" calcext:value-type="date">
            <text:p>18/11</text:p>
          </table:table-cell>
          <table:table-cell table:style-name="ce64" office:value-type="date" office:date-value="2014-11-19" calcext:value-type="date">
            <text:p>19/11</text:p>
          </table:table-cell>
          <table:table-cell table:style-name="ce64" office:value-type="date" office:date-value="2014-11-20" calcext:value-type="date">
            <text:p>20/11</text:p>
          </table:table-cell>
          <table:table-cell table:style-name="ce64" office:value-type="date" office:date-value="2014-11-21" calcext:value-type="date">
            <text:p>21/11</text:p>
          </table:table-cell>
          <table:table-cell table:style-name="ce64" office:value-type="date" office:date-value="2014-11-22" calcext:value-type="date">
            <text:p>22/11</text:p>
          </table:table-cell>
          <table:table-cell table:style-name="ce64" office:value-type="date" office:date-value="2014-11-23" calcext:value-type="date">
            <text:p>23/11</text:p>
          </table:table-cell>
          <table:table-cell table:style-name="ce64" office:value-type="date" office:date-value="2014-11-24" calcext:value-type="date">
            <text:p>24/11</text:p>
          </table:table-cell>
          <table:table-cell table:style-name="ce64" office:value-type="date" office:date-value="2014-11-25" calcext:value-type="date">
            <text:p>25/11</text:p>
          </table:table-cell>
          <table:table-cell table:style-name="ce64" office:value-type="date" office:date-value="2014-11-26" calcext:value-type="date">
            <text:p>26/11</text:p>
          </table:table-cell>
          <table:table-cell table:style-name="ce64" office:value-type="date" office:date-value="2014-11-27" calcext:value-type="date">
            <text:p>27/11</text:p>
          </table:table-cell>
          <table:table-cell table:style-name="ce64" office:value-type="date" office:date-value="2014-11-28" calcext:value-type="date">
            <text:p>28/11</text:p>
          </table:table-cell>
          <table:table-cell table:style-name="ce64" office:value-type="date" office:date-value="2014-11-29" calcext:value-type="date">
            <text:p>29/11</text:p>
          </table:table-cell>
          <table:table-cell table:style-name="ce64" office:value-type="date" office:date-value="2014-11-30" calcext:value-type="date">
            <text:p>30/11</text:p>
          </table:table-cell>
          <table:table-cell table:style-name="ce64" office:value-type="date" office:date-value="2014-12-01" calcext:value-type="date">
            <text:p>1/12</text:p>
          </table:table-cell>
          <table:table-cell table:style-name="ce64" office:value-type="date" office:date-value="2014-12-02" calcext:value-type="date">
            <text:p>2/12</text:p>
          </table:table-cell>
          <table:table-cell table:style-name="ce64" office:value-type="date" office:date-value="2014-12-03" calcext:value-type="date">
            <text:p>3/12</text:p>
          </table:table-cell>
          <table:table-cell table:style-name="ce64" office:value-type="date" office:date-value="2014-12-04" calcext:value-type="date">
            <text:p>4/12</text:p>
          </table:table-cell>
          <table:table-cell table:style-name="ce64" office:value-type="date" office:date-value="2014-12-05" calcext:value-type="date">
            <text:p>5/12</text:p>
          </table:table-cell>
          <table:table-cell table:style-name="ce64" office:value-type="date" office:date-value="2014-12-06" calcext:value-type="date">
            <text:p>6/12</text:p>
          </table:table-cell>
          <table:table-cell table:style-name="ce64" office:value-type="date" office:date-value="2014-12-07" calcext:value-type="date">
            <text:p>7/12</text:p>
          </table:table-cell>
          <table:table-cell table:style-name="ce64" office:value-type="date" office:date-value="2014-12-08" calcext:value-type="date">
            <text:p>8/12</text:p>
          </table:table-cell>
          <table:table-cell table:style-name="ce64" office:value-type="date" office:date-value="2014-12-09" calcext:value-type="date">
            <text:p>9/12</text:p>
          </table:table-cell>
          <table:table-cell table:style-name="ce64" office:value-type="date" office:date-value="2014-12-10" calcext:value-type="date">
            <text:p>10/12</text:p>
          </table:table-cell>
          <table:table-cell table:style-name="ce64" office:value-type="date" office:date-value="2014-12-11" calcext:value-type="date">
            <text:p>11/12</text:p>
          </table:table-cell>
          <table:table-cell table:style-name="ce64" office:value-type="date" office:date-value="2014-12-12" calcext:value-type="date">
            <text:p>12/12</text:p>
          </table:table-cell>
          <table:table-cell table:style-name="ce64" office:value-type="date" office:date-value="2014-12-13" calcext:value-type="date">
            <text:p>13/12</text:p>
          </table:table-cell>
          <table:table-cell table:style-name="ce64" office:value-type="date" office:date-value="2014-12-14" calcext:value-type="date">
            <text:p>14/12</text:p>
          </table:table-cell>
          <table:table-cell table:style-name="ce64" office:value-type="date" office:date-value="2014-12-15" calcext:value-type="date">
            <text:p>15/12</text:p>
          </table:table-cell>
          <table:table-cell table:style-name="ce64" office:value-type="date" office:date-value="2014-12-16" calcext:value-type="date">
            <text:p>16/12</text:p>
          </table:table-cell>
          <table:table-cell table:style-name="ce64" office:value-type="date" office:date-value="2014-12-17" calcext:value-type="date">
            <text:p>17/12</text:p>
          </table:table-cell>
          <table:table-cell table:style-name="ce64" office:value-type="date" office:date-value="2014-12-18" calcext:value-type="date">
            <text:p>18/12</text:p>
          </table:table-cell>
          <table:table-cell table:style-name="ce64" office:value-type="date" office:date-value="2014-12-19" calcext:value-type="date">
            <text:p>19/12</text:p>
          </table:table-cell>
          <table:table-cell table:style-name="ce64" office:value-type="date" office:date-value="2014-12-20" calcext:value-type="date">
            <text:p>20/12</text:p>
          </table:table-cell>
          <table:table-cell table:style-name="ce64" office:value-type="date" office:date-value="2014-12-21" calcext:value-type="date">
            <text:p>21/12</text:p>
          </table:table-cell>
          <table:table-cell table:style-name="ce8" office:value-type="string" calcext:value-type="string">
            <text:p>Sa</text:p>
          </table:table-cell>
          <table:table-cell table:number-columns-repeated="94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table:formula="of:=[$Basplan.B8]" office:value-type="string" office:string-value="Knappar/brytare" calcext:value-type="string">
            <text:p>Knappar/brytare</text:p>
          </table:table-cell>
          <table:table-cell table:style-name="ce24" table:formula="of:=[$Basplan.D8]" office:value-type="string" office:string-value="Adrian, John" calcext:value-type="string">
            <text:p>Adrian, John</text:p>
          </table:table-cell>
          <table:table-cell table:style-name="ce29" table:number-columns-repeated="77"/>
          <table:table-cell table:style-name="ce43" table:formula="of:=SUM([.D9:.CB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table:formula="of:=[$Basplan.B9]" office:value-type="string" office:string-value="Blåtand hos robot" calcext:value-type="string">
            <text:p>Blåtand hos robot</text:p>
          </table:table-cell>
          <table:table-cell table:style-name="ce24" table:formula="of:=[$Basplan.D9]" office:value-type="string" office:string-value="Anthon, Tommy, Herman" calcext:value-type="string">
            <text:p>Anthon, Tommy, Herman</text:p>
          </table:table-cell>
          <table:table-cell table:style-name="ce29" table:number-columns-repeated="77"/>
          <table:table-cell table:style-name="ce44" table:formula="of:=SUM([.D10:.CB1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table:formula="of:=[$Basplan.B10]" office:value-type="string" office:string-value="Databuss" calcext:value-type="string">
            <text:p>Databuss</text:p>
          </table:table-cell>
          <table:table-cell table:style-name="ce24" table:formula="of:=[$Basplan.D10]" office:value-type="string" office:string-value="Herman, Albert, Johan" calcext:value-type="string">
            <text:p>Herman, Albert, Johan</text:p>
          </table:table-cell>
          <table:table-cell table:style-name="ce29" table:number-columns-repeated="77"/>
          <table:table-cell table:style-name="ce44" table:formula="of:=SUM([.D11:.CB1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table:formula="of:=[$Basplan.B11]" office:value-type="string" office:string-value="Sensordata" calcext:value-type="string">
            <text:p>Sensordata</text:p>
          </table:table-cell>
          <table:table-cell table:style-name="ce24" table:formula="of:=[$Basplan.D11]" office:value-type="string" office:string-value="Albert, Adrian, Herman" calcext:value-type="string">
            <text:p>Albert, Adrian, Herman</text:p>
          </table:table-cell>
          <table:table-cell table:style-name="ce29" table:number-columns-repeated="77"/>
          <table:table-cell table:style-name="ce44" table:formula="of:=SUM([.D12:.CB1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table:formula="of:=[$Basplan.B12]" office:value-type="string" office:string-value="Kommandon" calcext:value-type="string">
            <text:p>Kommandon</text:p>
          </table:table-cell>
          <table:table-cell table:style-name="ce24" table:formula="of:=[$Basplan.D12]" office:value-type="string" office:string-value="Herman, Johan, John" calcext:value-type="string">
            <text:p>Herman, Johan, John</text:p>
          </table:table-cell>
          <table:table-cell table:style-name="ce29" table:number-columns-repeated="77"/>
          <table:table-cell table:style-name="ce44" table:formula="of:=SUM([.D13:.CB1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table:formula="of:=[$Basplan.B13]" office:value-type="string" office:string-value="Korsning" calcext:value-type="string">
            <text:p>Korsning</text:p>
          </table:table-cell>
          <table:table-cell table:style-name="ce24" table:formula="of:=[$Basplan.D13]" office:value-type="string" office:string-value="Herman, Tommy" calcext:value-type="string">
            <text:p>Herman, Tommy</text:p>
          </table:table-cell>
          <table:table-cell table:style-name="ce29" table:number-columns-repeated="77"/>
          <table:table-cell table:style-name="ce44" table:formula="of:=SUM([.D14:.CB1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table:formula="of:=[$Basplan.B14]" office:value-type="string" office:string-value="Återvändsgränd" calcext:value-type="string">
            <text:p>Återvändsgränd</text:p>
          </table:table-cell>
          <table:table-cell table:style-name="ce24" table:formula="of:=[$Basplan.D14]" office:value-type="string" office:string-value="Herman, Tommy" calcext:value-type="string">
            <text:p>Herman, Tommy</text:p>
          </table:table-cell>
          <table:table-cell table:style-name="ce29" table:number-columns-repeated="77"/>
          <table:table-cell table:style-name="ce44" table:formula="of:=SUM([.D15:.CB1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table:formula="of:=[$Basplan.B15]" office:value-type="string" office:string-value="Tejpmarkering" calcext:value-type="string">
            <text:p>Tejpmarkering</text:p>
          </table:table-cell>
          <table:table-cell table:style-name="ce24" table:formula="of:=[$Basplan.D15]" office:value-type="string" office:string-value="Herman, Adrian" calcext:value-type="string">
            <text:p>Herman, Adrian</text:p>
          </table:table-cell>
          <table:table-cell table:style-name="ce29" table:number-columns-repeated="77"/>
          <table:table-cell table:style-name="ce44" table:formula="of:=SUM([.D16:.CB1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table:formula="of:=[$Basplan.B16]" office:value-type="string" office:string-value="Utforskning" calcext:value-type="string">
            <text:p>Utforskning</text:p>
          </table:table-cell>
          <table:table-cell table:style-name="ce24" table:formula="of:=[$Basplan.D16]" office:value-type="string" office:string-value="Herman, Tommy, Anthon" calcext:value-type="string">
            <text:p>Herman, Tommy, Anthon</text:p>
          </table:table-cell>
          <table:table-cell table:style-name="ce29" table:number-columns-repeated="77"/>
          <table:table-cell table:style-name="ce44" table:formula="of:=SUM([.D17:.CB1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table:formula="of:=[$Basplan.B17]" office:value-type="string" office:string-value="Karta" calcext:value-type="string">
            <text:p>Karta</text:p>
          </table:table-cell>
          <table:table-cell table:style-name="ce24" table:formula="of:=[$Basplan.D17]" office:value-type="string" office:string-value="Herman, John, Tommy" calcext:value-type="string">
            <text:p>Herman, John, Tommy</text:p>
          </table:table-cell>
          <table:table-cell table:style-name="ce29" table:number-columns-repeated="77"/>
          <table:table-cell table:style-name="ce44" table:formula="of:=SUM([.D18:.CB1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4" table:formula="of:=[$Basplan.B18]" office:value-type="string" office:string-value="Traversering efter karta" calcext:value-type="string">
            <text:p>Traversering efter karta</text:p>
          </table:table-cell>
          <table:table-cell table:style-name="ce24" table:formula="of:=[$Basplan.D18]" office:value-type="string" office:string-value="Herman, Adrian, Tommy" calcext:value-type="string">
            <text:p>Herman, Adrian, Tommy</text:p>
          </table:table-cell>
          <table:table-cell table:style-name="ce29" table:number-columns-repeated="77"/>
          <table:table-cell table:style-name="ce44" table:formula="of:=SUM([.D19:.CB1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4" table:formula="of:=[$Basplan.B19]" office:value-type="string" office:string-value="Ljussensorer" calcext:value-type="string">
            <text:p>Ljussensorer</text:p>
          </table:table-cell>
          <table:table-cell table:style-name="ce24" table:formula="of:=[$Basplan.D19]" office:value-type="string" office:string-value="Albert, Adrian" calcext:value-type="string">
            <text:p>Albert, Adrian</text:p>
          </table:table-cell>
          <table:table-cell table:style-name="ce29" table:number-columns-repeated="77"/>
          <table:table-cell table:style-name="ce44" table:formula="of:=SUM([.D20:.CB2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4" table:formula="of:=[$Basplan.B20]" office:value-type="string" office:string-value="Avståndssensorer" calcext:value-type="string">
            <text:p>Avståndssensorer</text:p>
          </table:table-cell>
          <table:table-cell table:style-name="ce24" table:formula="of:=[$Basplan.D20]" office:value-type="string" office:string-value="Albert, Adrian" calcext:value-type="string">
            <text:p>Albert, Adrian</text:p>
          </table:table-cell>
          <table:table-cell table:style-name="ce29" table:number-columns-repeated="77"/>
          <table:table-cell table:style-name="ce44" table:formula="of:=SUM([.D21:.CB2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4" table:formula="of:=[$Basplan.B21]" office:value-type="string" office:string-value="Gyro" calcext:value-type="string">
            <text:p>Gyro</text:p>
          </table:table-cell>
          <table:table-cell table:style-name="ce24" table:formula="of:=[$Basplan.D21]" office:value-type="string" office:string-value="Albert, John" calcext:value-type="string">
            <text:p>Albert, John</text:p>
          </table:table-cell>
          <table:table-cell table:style-name="ce29" table:number-columns-repeated="77"/>
          <table:table-cell table:style-name="ce44" table:formula="of:=SUM([.D22:.CB2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4" table:formula="of:=[$Basplan.B22]" office:value-type="string" office:string-value="Avståndsbehandling" calcext:value-type="string">
            <text:p>Avståndsbehandling</text:p>
          </table:table-cell>
          <table:table-cell table:style-name="ce24" table:formula="of:=[$Basplan.D22]" office:value-type="string" office:string-value="Albert, Anthon" calcext:value-type="string">
            <text:p>Albert, Anthon</text:p>
          </table:table-cell>
          <table:table-cell table:style-name="ce30" table:number-columns-repeated="77"/>
          <table:table-cell table:style-name="ce44" table:formula="of:=SUM([.D23:.CB2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4" table:formula="of:=[$Basplan.B23]" office:value-type="string" office:string-value="Kalibrering" calcext:value-type="string">
            <text:p>Kalibrering</text:p>
          </table:table-cell>
          <table:table-cell table:style-name="ce24" table:formula="of:=[$Basplan.D23]" office:value-type="string" office:string-value="Albert, Anthon" calcext:value-type="string">
            <text:p>Albert, Anthon</text:p>
          </table:table-cell>
          <table:table-cell table:style-name="ce29" table:number-columns-repeated="77"/>
          <table:table-cell table:style-name="ce44" table:formula="of:=SUM([.D24:.CB2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table:formula="of:=[$Basplan.B24]" office:value-type="string" office:string-value="LCD" calcext:value-type="string">
            <text:p>LCD</text:p>
          </table:table-cell>
          <table:table-cell table:style-name="ce24" table:formula="of:=[$Basplan.D24]" office:value-type="string" office:string-value="Albert, Adrian" calcext:value-type="string">
            <text:p>Albert, Adrian</text:p>
          </table:table-cell>
          <table:table-cell table:style-name="ce31" table:number-columns-repeated="77"/>
          <table:table-cell table:style-name="ce44" table:formula="of:=SUM([.D25:.CB2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4" table:formula="of:=[$Basplan.B25]" office:value-type="string" office:string-value="Motor/servo" calcext:value-type="string">
            <text:p>Motor/servo</text:p>
          </table:table-cell>
          <table:table-cell table:style-name="ce24" table:formula="of:=[$Basplan.D25]" office:value-type="string" office:string-value="Johan, John" calcext:value-type="string">
            <text:p>Johan, John</text:p>
          </table:table-cell>
          <table:table-cell table:style-name="ce29" table:number-columns-repeated="72"/>
          <table:table-cell table:style-name="ce38"/>
          <table:table-cell table:style-name="ce29" table:number-columns-repeated="4"/>
          <table:table-cell table:style-name="ce44" table:formula="of:=SUM([.D26:.CB2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4" table:formula="of:=[$Basplan.B26]" office:value-type="string" office:string-value="Autonoma kommandon" calcext:value-type="string">
            <text:p>Autonoma kommandon</text:p>
          </table:table-cell>
          <table:table-cell table:style-name="ce24" table:formula="of:=[$Basplan.D26]" office:value-type="string" office:string-value="Johan, John" calcext:value-type="string">
            <text:p>Johan, John</text:p>
          </table:table-cell>
          <table:table-cell table:style-name="ce31" table:number-columns-repeated="77"/>
          <table:table-cell table:style-name="ce44" table:formula="of:=SUM([.D27:.CB2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4" table:formula="of:=[$Basplan.B27]" office:value-type="string" office:string-value="Fjärrkommadon" calcext:value-type="string">
            <text:p>Fjärrkommadon</text:p>
          </table:table-cell>
          <table:table-cell table:style-name="ce24" table:formula="of:=[$Basplan.D27]" office:value-type="string" office:string-value="Johan, John" calcext:value-type="string">
            <text:p>Johan, John</text:p>
          </table:table-cell>
          <table:table-cell table:style-name="ce29" table:number-columns-repeated="72"/>
          <table:table-cell table:style-name="ce38"/>
          <table:table-cell table:style-name="ce29" table:number-columns-repeated="4"/>
          <table:table-cell table:style-name="ce44" table:formula="of:=SUM([.D28:.CB2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4" table:formula="of:=[$Basplan.B28]" office:value-type="string" office:string-value="PD-reglering" calcext:value-type="string">
            <text:p>PD-reglering</text:p>
          </table:table-cell>
          <table:table-cell table:style-name="ce24" table:formula="of:=[$Basplan.D28]" office:value-type="string" office:string-value="Johan, Anthon" calcext:value-type="string">
            <text:p>Johan, Anthon</text:p>
          </table:table-cell>
          <table:table-cell table:style-name="ce29" table:number-columns-repeated="77"/>
          <table:table-cell table:style-name="ce44" table:formula="of:=SUM([.D29:.CB2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4" table:formula="of:=[$Basplan.B29]" office:value-type="string" office:string-value="Tejpföljning" calcext:value-type="string">
            <text:p>Tejpföljning</text:p>
          </table:table-cell>
          <table:table-cell table:style-name="ce24" table:formula="of:=[$Basplan.D29]" office:value-type="string" office:string-value="John, Albert, Johan" calcext:value-type="string">
            <text:p>John, Albert, Johan</text:p>
          </table:table-cell>
          <table:table-cell table:style-name="ce29" table:number-columns-repeated="77"/>
          <table:table-cell table:style-name="ce44" table:formula="of:=SUM([.D30:.CB3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4" table:formula="of:=[$Basplan.B30]" office:value-type="string" office:string-value="Parametrar" calcext:value-type="string">
            <text:p>Parametrar</text:p>
          </table:table-cell>
          <table:table-cell table:style-name="ce24" table:formula="of:=[$Basplan.D30]" office:value-type="string" office:string-value="Anthon, John" calcext:value-type="string">
            <text:p>Anthon, John</text:p>
          </table:table-cell>
          <table:table-cell table:style-name="ce29" table:number-columns-repeated="74"/>
          <table:table-cell/>
          <table:table-cell table:style-name="ce29" table:number-columns-repeated="2"/>
          <table:table-cell table:style-name="ce44" table:formula="of:=SUM([.D31:.CB3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4" table:formula="of:=[$Basplan.B31]" office:value-type="string" office:string-value="Felsökningsdata" calcext:value-type="string">
            <text:p>Felsökningsdata</text:p>
          </table:table-cell>
          <table:table-cell table:style-name="ce24" table:formula="of:=[$Basplan.D31]" office:value-type="string" office:string-value="Tommy" calcext:value-type="string">
            <text:p>Tommy</text:p>
          </table:table-cell>
          <table:table-cell table:style-name="ce29" table:number-columns-repeated="74"/>
          <table:table-cell/>
          <table:table-cell table:style-name="ce29" table:number-columns-repeated="2"/>
          <table:table-cell table:style-name="ce44" table:formula="of:=SUM([.D32:.CB3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4" table:formula="of:=[$Basplan.B32]" office:value-type="string" office:string-value="Bluetooth hos programvara" calcext:value-type="string">
            <text:p>Bluetooth hos programvara</text:p>
          </table:table-cell>
          <table:table-cell table:style-name="ce24" table:formula="of:=[$Basplan.D32]" office:value-type="string" office:string-value="Anthon, Tommy" calcext:value-type="string">
            <text:p>Anthon, Tommy</text:p>
          </table:table-cell>
          <table:table-cell table:style-name="ce29" table:number-columns-repeated="77"/>
          <table:table-cell table:style-name="ce44" table:formula="of:=SUM([.D33:.CB3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4" table:formula="of:=[$Basplan.B33]" office:value-type="string" office:string-value="Bluetooth" calcext:value-type="string">
            <text:p>Bluetooth</text:p>
          </table:table-cell>
          <table:table-cell table:style-name="ce24" table:formula="of:=[$Basplan.D33]" office:value-type="string" office:string-value="Anthon, Tommy, Herman" calcext:value-type="string">
            <text:p>Anthon, Tommy, Herman</text:p>
          </table:table-cell>
          <table:table-cell table:style-name="ce32" table:number-columns-repeated="77"/>
          <table:table-cell table:style-name="ce45" table:formula="of:=SUM([.D34:.CB3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4" table:formula="of:=[$Basplan.B34]" office:value-type="string" office:string-value="GUI" calcext:value-type="string">
            <text:p>GUI</text:p>
          </table:table-cell>
          <table:table-cell table:style-name="ce24" table:formula="of:=[$Basplan.D34]" office:value-type="string" office:string-value="Anthon" calcext:value-type="string">
            <text:p>Anthon</text:p>
          </table:table-cell>
          <table:table-cell table:style-name="ce32" table:number-columns-repeated="77"/>
          <table:table-cell table:style-name="ce45" table:formula="of:=SUM([.D35:.CB3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4" table:formula="of:=[$Basplan.B35]" office:value-type="string" office:string-value="Möte" calcext:value-type="string">
            <text:p>Möte</text:p>
          </table:table-cell>
          <table:table-cell table:style-name="ce24" table:formula="of:=[$Basplan.D35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6:.CB3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4" table:formula="of:=[$Basplan.B36]" office:value-type="string" office:string-value="Designspecifikation" calcext:value-type="string">
            <text:p>Designspecifikation</text:p>
          </table:table-cell>
          <table:table-cell table:style-name="ce24" table:formula="of:=[$Basplan.D36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7:.CB3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4" table:formula="of:=[$Basplan.B37]" office:value-type="string" office:string-value="Redovisning" calcext:value-type="string">
            <text:p>Redovisning</text:p>
          </table:table-cell>
          <table:table-cell table:style-name="ce24" table:formula="of:=[$Basplan.D37]" office:value-type="string" office:string-value="Adrian" calcext:value-type="string">
            <text:p>Adrian</text:p>
          </table:table-cell>
          <table:table-cell table:style-name="ce32" table:number-columns-repeated="77"/>
          <table:table-cell table:style-name="ce44" table:formula="of:=SUM([.D38:.CB3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4" table:formula="of:=[$Basplan.B38]" office:value-type="string" office:string-value="Teknisk dokumentation" calcext:value-type="string">
            <text:p>Teknisk dokumentation</text:p>
          </table:table-cell>
          <table:table-cell table:style-name="ce24" table:formula="of:=[$Basplan.D38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9:.CB3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4" table:formula="of:=[$Basplan.B39]" office:value-type="string" office:string-value="Tid- och statusrapport" calcext:value-type="string">
            <text:p>Tid- och statusrapport</text:p>
          </table:table-cell>
          <table:table-cell table:style-name="ce24" table:formula="of:=[$Basplan.D39]" office:value-type="string" office:string-value="Adrian" calcext:value-type="string">
            <text:p>Adrian</text:p>
          </table:table-cell>
          <table:table-cell table:style-name="ce29" table:number-columns-repeated="77"/>
          <table:table-cell table:style-name="ce44" table:formula="of:=SUM([.D40:.CB4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4" table:formula="of:=[$Basplan.B40]" office:value-type="string" office:string-value="Efterstudie" calcext:value-type="string">
            <text:p>Efterstudie</text:p>
          </table:table-cell>
          <table:table-cell table:style-name="ce24" table:formula="of:=[$Basplan.D40]" office:value-type="string" office:string-value="Alla" calcext:value-type="string">
            <text:p>Alla</text:p>
          </table:table-cell>
          <table:table-cell table:style-name="ce29" table:number-columns-repeated="77"/>
          <table:table-cell table:style-name="ce44" table:formula="of:=SUM([.D41:.CB4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4" table:formula="of:=[$Basplan.B41]" office:value-type="string" office:string-value="Användarhandledning" calcext:value-type="string">
            <text:p>Användarhandledning</text:p>
          </table:table-cell>
          <table:table-cell table:style-name="ce24" table:formula="of:=[$Basplan.D41]" office:value-type="string" office:string-value="John" calcext:value-type="string">
            <text:p>John</text:p>
          </table:table-cell>
          <table:table-cell table:style-name="ce29" table:number-columns-repeated="77"/>
          <table:table-cell table:style-name="ce44" table:formula="of:=SUM([.D42:.CB4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/>
          <table:table-cell table:style-name="ce14" table:formula="of:=[$Basplan.B42]" office:value-type="string" office:string-value="Reservtid" calcext:value-type="string">
            <text:p>Reservtid</text:p>
          </table:table-cell>
          <table:table-cell table:style-name="ce24" table:formula="of:=[$Basplan.D42]" office:value-type="string" office:string-value="Alla" calcext:value-type="string">
            <text:p>Alla</text:p>
          </table:table-cell>
          <table:table-cell table:style-name="ce29" table:number-columns-repeated="77"/>
          <table:table-cell table:style-name="ce44" table:formula="of:=SUM([.D43:.CB4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2"/>
          <table:table-cell table:style-name="ce33" table:formula="of:=SUM([.D9:.D43])" office:value-type="float" office:value="0" calcext:value-type="float">
            <text:p>0</text:p>
          </table:table-cell>
          <table:table-cell table:style-name="ce33" table:formula="of:=SUM([.E9:.E43])" office:value-type="float" office:value="0" calcext:value-type="float">
            <text:p>0</text:p>
          </table:table-cell>
          <table:table-cell table:style-name="ce33" table:formula="of:=SUM([.F9:.F43])" office:value-type="float" office:value="0" calcext:value-type="float">
            <text:p>0</text:p>
          </table:table-cell>
          <table:table-cell table:style-name="ce33" table:formula="of:=SUM([.G9:.G43])" office:value-type="float" office:value="0" calcext:value-type="float">
            <text:p>0</text:p>
          </table:table-cell>
          <table:table-cell table:style-name="ce33" table:formula="of:=SUM([.H9:.H43])" office:value-type="float" office:value="0" calcext:value-type="float">
            <text:p>0</text:p>
          </table:table-cell>
          <table:table-cell table:style-name="ce33" table:formula="of:=SUM([.I9:.I43])" office:value-type="float" office:value="0" calcext:value-type="float">
            <text:p>0</text:p>
          </table:table-cell>
          <table:table-cell table:style-name="ce33" table:formula="of:=SUM([.J9:.J43])" office:value-type="float" office:value="0" calcext:value-type="float">
            <text:p>0</text:p>
          </table:table-cell>
          <table:table-cell table:style-name="ce33" table:formula="of:=SUM([.K9:.K43])" office:value-type="float" office:value="0" calcext:value-type="float">
            <text:p>0</text:p>
          </table:table-cell>
          <table:table-cell table:style-name="ce33" table:formula="of:=SUM([.L9:.L43])" office:value-type="float" office:value="0" calcext:value-type="float">
            <text:p>0</text:p>
          </table:table-cell>
          <table:table-cell table:style-name="ce33" table:formula="of:=SUM([.M9:.M43])" office:value-type="float" office:value="0" calcext:value-type="float">
            <text:p>0</text:p>
          </table:table-cell>
          <table:table-cell table:style-name="ce33" table:formula="of:=SUM([.N9:.N43])" office:value-type="float" office:value="0" calcext:value-type="float">
            <text:p>0</text:p>
          </table:table-cell>
          <table:table-cell table:style-name="ce33" table:formula="of:=SUM([.O9:.O43])" office:value-type="float" office:value="0" calcext:value-type="float">
            <text:p>0</text:p>
          </table:table-cell>
          <table:table-cell table:style-name="ce33" table:formula="of:=SUM([.P9:.P43])" office:value-type="float" office:value="0" calcext:value-type="float">
            <text:p>0</text:p>
          </table:table-cell>
          <table:table-cell table:style-name="ce33" table:formula="of:=SUM([.Q9:.Q43])" office:value-type="float" office:value="0" calcext:value-type="float">
            <text:p>0</text:p>
          </table:table-cell>
          <table:table-cell table:style-name="ce33" table:formula="of:=SUM([.R9:.R43])" office:value-type="float" office:value="0" calcext:value-type="float">
            <text:p>0</text:p>
          </table:table-cell>
          <table:table-cell table:style-name="ce33" table:formula="of:=SUM([.S9:.S43])" office:value-type="float" office:value="0" calcext:value-type="float">
            <text:p>0</text:p>
          </table:table-cell>
          <table:table-cell table:style-name="ce33" table:formula="of:=SUM([.T9:.T43])" office:value-type="float" office:value="0" calcext:value-type="float">
            <text:p>0</text:p>
          </table:table-cell>
          <table:table-cell table:style-name="ce33" table:formula="of:=SUM([.U9:.U43])" office:value-type="float" office:value="0" calcext:value-type="float">
            <text:p>0</text:p>
          </table:table-cell>
          <table:table-cell table:style-name="ce33" table:formula="of:=SUM([.V9:.V43])" office:value-type="float" office:value="0" calcext:value-type="float">
            <text:p>0</text:p>
          </table:table-cell>
          <table:table-cell table:style-name="ce33" table:formula="of:=SUM([.W9:.W43])" office:value-type="float" office:value="0" calcext:value-type="float">
            <text:p>0</text:p>
          </table:table-cell>
          <table:table-cell table:style-name="ce33" table:formula="of:=SUM([.X9:.X43])" office:value-type="float" office:value="0" calcext:value-type="float">
            <text:p>0</text:p>
          </table:table-cell>
          <table:table-cell table:style-name="ce33" table:formula="of:=SUM([.Y9:.Y43])" office:value-type="float" office:value="0" calcext:value-type="float">
            <text:p>0</text:p>
          </table:table-cell>
          <table:table-cell table:style-name="ce33" table:formula="of:=SUM([.Z9:.Z43])" office:value-type="float" office:value="0" calcext:value-type="float">
            <text:p>0</text:p>
          </table:table-cell>
          <table:table-cell table:style-name="ce33" table:formula="of:=SUM([.AA9:.AA43])" office:value-type="float" office:value="0" calcext:value-type="float">
            <text:p>0</text:p>
          </table:table-cell>
          <table:table-cell table:style-name="ce33" table:formula="of:=SUM([.AB9:.AB43])" office:value-type="float" office:value="0" calcext:value-type="float">
            <text:p>0</text:p>
          </table:table-cell>
          <table:table-cell table:style-name="ce33" table:formula="of:=SUM([.AC9:.AC43])" office:value-type="float" office:value="0" calcext:value-type="float">
            <text:p>0</text:p>
          </table:table-cell>
          <table:table-cell table:style-name="ce33" table:formula="of:=SUM([.AD9:.AD43])" office:value-type="float" office:value="0" calcext:value-type="float">
            <text:p>0</text:p>
          </table:table-cell>
          <table:table-cell table:style-name="ce33" table:formula="of:=SUM([.AE9:.AE43])" office:value-type="float" office:value="0" calcext:value-type="float">
            <text:p>0</text:p>
          </table:table-cell>
          <table:table-cell table:style-name="ce33" table:formula="of:=SUM([.AF9:.AF43])" office:value-type="float" office:value="0" calcext:value-type="float">
            <text:p>0</text:p>
          </table:table-cell>
          <table:table-cell table:style-name="ce33" table:formula="of:=SUM([.AG9:.AG43])" office:value-type="float" office:value="0" calcext:value-type="float">
            <text:p>0</text:p>
          </table:table-cell>
          <table:table-cell table:style-name="ce33" table:formula="of:=SUM([.AH9:.AH43])" office:value-type="float" office:value="0" calcext:value-type="float">
            <text:p>0</text:p>
          </table:table-cell>
          <table:table-cell table:style-name="ce33" table:formula="of:=SUM([.AI9:.AI43])" office:value-type="float" office:value="0" calcext:value-type="float">
            <text:p>0</text:p>
          </table:table-cell>
          <table:table-cell table:style-name="ce33" table:formula="of:=SUM([.AJ9:.AJ43])" office:value-type="float" office:value="0" calcext:value-type="float">
            <text:p>0</text:p>
          </table:table-cell>
          <table:table-cell table:style-name="ce33" table:formula="of:=SUM([.AK9:.AK43])" office:value-type="float" office:value="0" calcext:value-type="float">
            <text:p>0</text:p>
          </table:table-cell>
          <table:table-cell table:style-name="ce33" table:formula="of:=SUM([.AL9:.AL43])" office:value-type="float" office:value="0" calcext:value-type="float">
            <text:p>0</text:p>
          </table:table-cell>
          <table:table-cell table:style-name="ce33" table:formula="of:=SUM([.AM9:.AM43])" office:value-type="float" office:value="0" calcext:value-type="float">
            <text:p>0</text:p>
          </table:table-cell>
          <table:table-cell table:style-name="ce33" table:formula="of:=SUM([.AN9:.AN43])" office:value-type="float" office:value="0" calcext:value-type="float">
            <text:p>0</text:p>
          </table:table-cell>
          <table:table-cell table:style-name="ce33" table:formula="of:=SUM([.AO9:.AO43])" office:value-type="float" office:value="0" calcext:value-type="float">
            <text:p>0</text:p>
          </table:table-cell>
          <table:table-cell table:style-name="ce33" table:formula="of:=SUM([.AP9:.AP43])" office:value-type="float" office:value="0" calcext:value-type="float">
            <text:p>0</text:p>
          </table:table-cell>
          <table:table-cell table:style-name="ce33" table:formula="of:=SUM([.AQ9:.AQ43])" office:value-type="float" office:value="0" calcext:value-type="float">
            <text:p>0</text:p>
          </table:table-cell>
          <table:table-cell table:style-name="ce33" table:formula="of:=SUM([.AR9:.AR43])" office:value-type="float" office:value="0" calcext:value-type="float">
            <text:p>0</text:p>
          </table:table-cell>
          <table:table-cell table:style-name="ce33" table:formula="of:=SUM([.AS9:.AS43])" office:value-type="float" office:value="0" calcext:value-type="float">
            <text:p>0</text:p>
          </table:table-cell>
          <table:table-cell table:style-name="ce33" table:formula="of:=SUM([.AT9:.AT43])" office:value-type="float" office:value="0" calcext:value-type="float">
            <text:p>0</text:p>
          </table:table-cell>
          <table:table-cell table:style-name="ce33" table:formula="of:=SUM([.AU9:.AU43])" office:value-type="float" office:value="0" calcext:value-type="float">
            <text:p>0</text:p>
          </table:table-cell>
          <table:table-cell table:style-name="ce33" table:formula="of:=SUM([.AV9:.AV43])" office:value-type="float" office:value="0" calcext:value-type="float">
            <text:p>0</text:p>
          </table:table-cell>
          <table:table-cell table:style-name="ce33" table:formula="of:=SUM([.AW9:.AW43])" office:value-type="float" office:value="0" calcext:value-type="float">
            <text:p>0</text:p>
          </table:table-cell>
          <table:table-cell table:style-name="ce33" table:formula="of:=SUM([.AX9:.AX43])" office:value-type="float" office:value="0" calcext:value-type="float">
            <text:p>0</text:p>
          </table:table-cell>
          <table:table-cell table:style-name="ce33" table:formula="of:=SUM([.AY9:.AY43])" office:value-type="float" office:value="0" calcext:value-type="float">
            <text:p>0</text:p>
          </table:table-cell>
          <table:table-cell table:style-name="ce33" table:formula="of:=SUM([.AZ9:.AZ43])" office:value-type="float" office:value="0" calcext:value-type="float">
            <text:p>0</text:p>
          </table:table-cell>
          <table:table-cell table:style-name="ce33" table:formula="of:=SUM([.BA9:.BA43])" office:value-type="float" office:value="0" calcext:value-type="float">
            <text:p>0</text:p>
          </table:table-cell>
          <table:table-cell table:style-name="ce33" table:formula="of:=SUM([.BB9:.BB43])" office:value-type="float" office:value="0" calcext:value-type="float">
            <text:p>0</text:p>
          </table:table-cell>
          <table:table-cell table:style-name="ce33" table:formula="of:=SUM([.BC9:.BC43])" office:value-type="float" office:value="0" calcext:value-type="float">
            <text:p>0</text:p>
          </table:table-cell>
          <table:table-cell table:style-name="ce33" table:formula="of:=SUM([.BD9:.BD43])" office:value-type="float" office:value="0" calcext:value-type="float">
            <text:p>0</text:p>
          </table:table-cell>
          <table:table-cell table:style-name="ce33" table:formula="of:=SUM([.BE9:.BE43])" office:value-type="float" office:value="0" calcext:value-type="float">
            <text:p>0</text:p>
          </table:table-cell>
          <table:table-cell table:style-name="ce33" table:formula="of:=SUM([.BF9:.BF43])" office:value-type="float" office:value="0" calcext:value-type="float">
            <text:p>0</text:p>
          </table:table-cell>
          <table:table-cell table:style-name="ce33" table:formula="of:=SUM([.BG9:.BG43])" office:value-type="float" office:value="0" calcext:value-type="float">
            <text:p>0</text:p>
          </table:table-cell>
          <table:table-cell table:style-name="ce33" table:formula="of:=SUM([.BH9:.BH43])" office:value-type="float" office:value="0" calcext:value-type="float">
            <text:p>0</text:p>
          </table:table-cell>
          <table:table-cell table:style-name="ce33" table:formula="of:=SUM([.BI9:.BI43])" office:value-type="float" office:value="0" calcext:value-type="float">
            <text:p>0</text:p>
          </table:table-cell>
          <table:table-cell table:style-name="ce33" table:formula="of:=SUM([.BJ9:.BJ43])" office:value-type="float" office:value="0" calcext:value-type="float">
            <text:p>0</text:p>
          </table:table-cell>
          <table:table-cell table:style-name="ce33" table:formula="of:=SUM([.BK9:.BK43])" office:value-type="float" office:value="0" calcext:value-type="float">
            <text:p>0</text:p>
          </table:table-cell>
          <table:table-cell table:style-name="ce33" table:formula="of:=SUM([.BL9:.BL43])" office:value-type="float" office:value="0" calcext:value-type="float">
            <text:p>0</text:p>
          </table:table-cell>
          <table:table-cell table:style-name="ce33" table:formula="of:=SUM([.BM9:.BM43])" office:value-type="float" office:value="0" calcext:value-type="float">
            <text:p>0</text:p>
          </table:table-cell>
          <table:table-cell table:style-name="ce33" table:formula="of:=SUM([.BN9:.BN43])" office:value-type="float" office:value="0" calcext:value-type="float">
            <text:p>0</text:p>
          </table:table-cell>
          <table:table-cell table:style-name="ce33" table:formula="of:=SUM([.BO9:.BO43])" office:value-type="float" office:value="0" calcext:value-type="float">
            <text:p>0</text:p>
          </table:table-cell>
          <table:table-cell table:style-name="ce33" table:formula="of:=SUM([.BP9:.BP43])" office:value-type="float" office:value="0" calcext:value-type="float">
            <text:p>0</text:p>
          </table:table-cell>
          <table:table-cell table:style-name="ce33" table:formula="of:=SUM([.BQ9:.BQ43])" office:value-type="float" office:value="0" calcext:value-type="float">
            <text:p>0</text:p>
          </table:table-cell>
          <table:table-cell table:style-name="ce33" table:formula="of:=SUM([.BR9:.BR43])" office:value-type="float" office:value="0" calcext:value-type="float">
            <text:p>0</text:p>
          </table:table-cell>
          <table:table-cell table:style-name="ce33" table:formula="of:=SUM([.BS9:.BS43])" office:value-type="float" office:value="0" calcext:value-type="float">
            <text:p>0</text:p>
          </table:table-cell>
          <table:table-cell table:style-name="ce33" table:formula="of:=SUM([.BT9:.BT43])" office:value-type="float" office:value="0" calcext:value-type="float">
            <text:p>0</text:p>
          </table:table-cell>
          <table:table-cell table:style-name="ce33" table:formula="of:=SUM([.BU9:.BU43])" office:value-type="float" office:value="0" calcext:value-type="float">
            <text:p>0</text:p>
          </table:table-cell>
          <table:table-cell table:style-name="ce33" table:formula="of:=SUM([.BV9:.BV43])" office:value-type="float" office:value="0" calcext:value-type="float">
            <text:p>0</text:p>
          </table:table-cell>
          <table:table-cell table:style-name="ce33" table:formula="of:=SUM([.BW9:.BW43])" office:value-type="float" office:value="0" calcext:value-type="float">
            <text:p>0</text:p>
          </table:table-cell>
          <table:table-cell table:style-name="ce33" table:formula="of:=SUM([.BX9:.BX43])" office:value-type="float" office:value="0" calcext:value-type="float">
            <text:p>0</text:p>
          </table:table-cell>
          <table:table-cell table:style-name="ce33" table:formula="of:=SUM([.BY9:.BY43])" office:value-type="float" office:value="0" calcext:value-type="float">
            <text:p>0</text:p>
          </table:table-cell>
          <table:table-cell table:style-name="ce33" table:formula="of:=SUM([.BZ9:.BZ43])" office:value-type="float" office:value="0" calcext:value-type="float">
            <text:p>0</text:p>
          </table:table-cell>
          <table:table-cell table:style-name="ce33" table:formula="of:=SUM([.CA9:.CA43])" office:value-type="float" office:value="0" calcext:value-type="float">
            <text:p>0</text:p>
          </table:table-cell>
          <table:table-cell table:style-name="ce33" table:formula="of:=SUM([.CB9:.CB43])" office:value-type="float" office:value="0" calcext:value-type="float">
            <text:p>0</text:p>
          </table:table-cell>
          <table:table-cell table:style-name="ce54" table:formula="of:=SUM([.D44:.CB44])" office:value-type="float" office:value="0" calcext:value-type="float">
            <text:p>0</text:p>
          </table:table-cell>
          <table:table-cell table:formula="of:=SUM([.CC9:.CC43])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9"/>
          <table:table-cell table:number-columns-repeated="10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7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Default" table:number-columns-repeated="15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12"/>
          <table:table-cell table:number-columns-repeated="1006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/>
          <table:table-cell table:number-columns-repeated="1015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han_tid" table:style-name="ta1">
        <table:table-column table:style-name="co1" table:default-cell-style-name="ce12"/>
        <table:table-column table:style-name="co2" table:default-cell-style-name="ce12"/>
        <table:table-column table:style-name="co4" table:default-cell-style-name="ce12"/>
        <table:table-column table:style-name="co16" table:number-columns-repeated="22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number-columns-repeated="7" table:default-cell-style-name="ce12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859" table:default-cell-style-name="ce12"/>
        <table:table-column table:style-name="co13" table:number-columns-repeated="56" table:default-cell-style-name="Default"/>
        <table:table-row table:style-name="ro1">
          <table:table-cell table:style-name="ce50" office:value-type="string" calcext:value-type="string" table:number-columns-spanned="81" table:number-rows-spanned="1">
            <text:p>PLANERING</text:p>
          </table:table-cell>
          <table:covered-table-cell table:number-columns-repeated="80"/>
          <table:table-cell/>
          <table:table-cell table:style-name="ce47" table:number-columns-repeated="886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/>
          <table:table-cell table:style-name="ce51" table:number-columns-repeated="79"/>
          <table:table-cell/>
          <table:table-cell table:style-name="ce47" table:number-columns-repeated="886"/>
          <table:table-cell table:number-columns-repeated="56"/>
        </table:table-row>
        <table:table-row table:style-name="ro1">
          <table:table-cell table:style-name="ce59" office:value-type="string" calcext:value-type="string">
            <text:p>Projektgrupp: 6</text:p>
          </table:table-cell>
          <table:table-cell table:style-name="ce59"/>
          <table:table-cell table:style-name="ce3" office:value-type="string" calcext:value-type="string">
            <text:p>Datum: 2014-10-12</text:p>
          </table:table-cell>
          <table:table-cell table:style-name="ce61" table:number-columns-spanned="73" table:number-rows-spanned="3"/>
          <table:covered-table-cell table:number-columns-repeated="6"/>
          <table:covered-table-cell table:number-columns-repeated="8" table:style-name="ce34"/>
          <table:covered-table-cell table:number-columns-repeated="58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/>
          <table:table-cell table:style-name="ce42"/>
          <table:table-cell table:number-columns-repeated="943"/>
        </table:table-row>
        <table:table-row table:style-name="ro1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/>
          <table:table-cell table:style-name="ce4" office:value-type="string" calcext:value-type="string">
            <text:p>Version: 1.2</text:p>
          </table:table-cell>
          <table:covered-table-cell table:number-columns-repeated="7"/>
          <table:covered-table-cell table:number-columns-repeated="8" table:style-name="ce35"/>
          <table:covered-table-cell table:number-columns-repeated="58"/>
          <table:table-cell table:style-name="ce39"/>
          <table:table-cell table:style-name="ce53" table:formula="of:=[#REF!.AB4]" office:value-type="string" office:string-value="" calcext:value-type="error" table:number-columns-spanned="3" table:number-rows-spanned="1">
            <text:p>#REF!</text:p>
          </table:table-cell>
          <table:covered-table-cell table:number-columns-repeated="2"/>
          <table:table-cell table:style-name="ce35"/>
          <table:table-cell table:number-columns-repeated="943"/>
        </table:table-row>
        <table:table-row table:style-name="ro1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/>
          <table:table-cell table:style-name="ce5" office:value-type="string" calcext:value-type="string">
            <text:p>Utfärdare:</text:p>
          </table:table-cell>
          <table:covered-table-cell table:number-columns-repeated="7"/>
          <table:covered-table-cell table:number-columns-repeated="8" table:style-name="ce36"/>
          <table:covered-table-cell table:number-columns-repeated="58"/>
          <table:table-cell table:style-name="ce40" table:number-columns-spanned="5" table:number-rows-spanned="1"/>
          <table:covered-table-cell table:number-columns-repeated="4"/>
          <table:table-cell table:number-columns-repeated="943"/>
        </table:table-row>
        <table:table-row table:style-name="ro1">
          <table:table-cell table:style-name="ce6" office:value-type="string" calcext:value-type="string" table:number-columns-spanned="2" table:number-rows-spanned="1">
            <text:p>AKTIVITETER</text:p>
          </table:table-cell>
          <table:covered-table-cell/>
          <table:table-cell table:style-name="ce23" office:value-type="string" calcext:value-type="string">
            <text:p>VEM</text:p>
          </table:table-cell>
          <table:table-cell table:style-name="ce62"/>
          <table:table-cell table:style-name="ce65" table:number-columns-repeated="6"/>
          <table:table-cell table:style-name="ce60" table:number-columns-repeated="70"/>
          <table:table-cell table:number-columns-repeated="27"/>
          <table:table-cell table:style-name="ce49" table:number-columns-repeated="861"/>
          <table:table-cell table:number-columns-repeated="56"/>
        </table:table-row>
        <table:table-row table:style-name="ro1">
          <table:table-cell table:style-name="ce6"/>
          <table:table-cell table:style-name="ce60"/>
          <table:table-cell table:style-name="ce23"/>
          <table:table-cell table:style-name="ce63" office:value-type="string" calcext:value-type="string">
            <text:p>V.4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D44:.J44])" office:value-type="float" office:value="0" calcext:value-type="float">
            <text:p>0</text:p>
          </table:table-cell>
          <table:table-cell table:style-name="ce63" office:value-type="string" calcext:value-type="string">
            <text:p>V.42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K44:.Q44])" office:value-type="float" office:value="0" calcext:value-type="float">
            <text:p>0</text:p>
          </table:table-cell>
          <table:table-cell table:style-name="ce63" office:value-type="string" calcext:value-type="string">
            <text:p>V.43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R44:.X44])" office:value-type="float" office:value="0" calcext:value-type="float">
            <text:p>0</text:p>
          </table:table-cell>
          <table:table-cell table:style-name="ce63" office:value-type="string" calcext:value-type="string">
            <text:p>V.44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Y44:.AE44])" office:value-type="float" office:value="0" calcext:value-type="float">
            <text:p>0</text:p>
          </table:table-cell>
          <table:table-cell table:style-name="ce63" office:value-type="string" calcext:value-type="string">
            <text:p>V.45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F44:.AL44])" office:value-type="float" office:value="0" calcext:value-type="float">
            <text:p>0</text:p>
          </table:table-cell>
          <table:table-cell table:style-name="ce63" office:value-type="string" calcext:value-type="string">
            <text:p>V.46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M44:.AS44])" office:value-type="float" office:value="0" calcext:value-type="float">
            <text:p>0</text:p>
          </table:table-cell>
          <table:table-cell table:style-name="ce63" office:value-type="string" calcext:value-type="string">
            <text:p>V.47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T44:.AZ44])" office:value-type="float" office:value="0" calcext:value-type="float">
            <text:p>0</text:p>
          </table:table-cell>
          <table:table-cell table:style-name="ce63" office:value-type="string" calcext:value-type="string">
            <text:p>V.48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A44:.BG44])" office:value-type="float" office:value="0" calcext:value-type="float">
            <text:p>0</text:p>
          </table:table-cell>
          <table:table-cell table:style-name="ce63" office:value-type="string" calcext:value-type="string">
            <text:p>V.49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H44:.BN44])" office:value-type="float" office:value="0" calcext:value-type="float">
            <text:p>0</text:p>
          </table:table-cell>
          <table:table-cell table:style-name="ce63" office:value-type="string" calcext:value-type="string">
            <text:p>V.50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O44:.BU44])" office:value-type="float" office:value="0" calcext:value-type="float">
            <text:p>0</text:p>
          </table:table-cell>
          <table:table-cell table:style-name="ce63" office:value-type="string" calcext:value-type="string">
            <text:p>V.5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V44:.CB44])" office:value-type="float" office:value="0" calcext:value-type="float">
            <text:p>0</text:p>
          </table:table-cell>
          <table:table-cell table:number-columns-repeated="27"/>
          <table:table-cell table:style-name="ce49" table:number-columns-repeated="861"/>
          <table:table-cell table:number-columns-repeated="56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0" office:value-type="string" calcext:value-type="string">
            <text:p>Initialer</text:p>
          </table:table-cell>
          <table:table-cell table:style-name="ce64" office:value-type="date" office:date-value="2014-10-06" calcext:value-type="date">
            <text:p>6/10</text:p>
          </table:table-cell>
          <table:table-cell table:style-name="ce64" office:value-type="date" office:date-value="2014-10-07" calcext:value-type="date">
            <text:p>7/10</text:p>
          </table:table-cell>
          <table:table-cell table:style-name="ce64" office:value-type="date" office:date-value="2014-10-08" calcext:value-type="date">
            <text:p>8/10</text:p>
          </table:table-cell>
          <table:table-cell table:style-name="ce64" office:value-type="date" office:date-value="2014-10-09" calcext:value-type="date">
            <text:p>9/10</text:p>
          </table:table-cell>
          <table:table-cell table:style-name="ce64" office:value-type="date" office:date-value="2014-10-10" calcext:value-type="date">
            <text:p>10/10</text:p>
          </table:table-cell>
          <table:table-cell table:style-name="ce64" office:value-type="date" office:date-value="2014-10-11" calcext:value-type="date">
            <text:p>11/10</text:p>
          </table:table-cell>
          <table:table-cell table:style-name="ce64" office:value-type="date" office:date-value="2014-10-12" calcext:value-type="date">
            <text:p>12/10</text:p>
          </table:table-cell>
          <table:table-cell table:style-name="ce64" office:value-type="date" office:date-value="2014-10-13" calcext:value-type="date">
            <text:p>13/10</text:p>
          </table:table-cell>
          <table:table-cell table:style-name="ce64" office:value-type="date" office:date-value="2014-10-14" calcext:value-type="date">
            <text:p>14/10</text:p>
          </table:table-cell>
          <table:table-cell table:style-name="ce64" office:value-type="date" office:date-value="2014-10-15" calcext:value-type="date">
            <text:p>15/10</text:p>
          </table:table-cell>
          <table:table-cell table:style-name="ce64" office:value-type="date" office:date-value="2014-10-16" calcext:value-type="date">
            <text:p>16/10</text:p>
          </table:table-cell>
          <table:table-cell table:style-name="ce64" office:value-type="date" office:date-value="2014-10-17" calcext:value-type="date">
            <text:p>17/10</text:p>
          </table:table-cell>
          <table:table-cell table:style-name="ce64" office:value-type="date" office:date-value="2014-10-18" calcext:value-type="date">
            <text:p>18/10</text:p>
          </table:table-cell>
          <table:table-cell table:style-name="ce64" office:value-type="date" office:date-value="2014-10-19" calcext:value-type="date">
            <text:p>19/10</text:p>
          </table:table-cell>
          <table:table-cell table:style-name="ce64" office:value-type="date" office:date-value="2014-10-20" calcext:value-type="date">
            <text:p>20/10</text:p>
          </table:table-cell>
          <table:table-cell table:style-name="ce64" office:value-type="date" office:date-value="2014-10-21" calcext:value-type="date">
            <text:p>21/10</text:p>
          </table:table-cell>
          <table:table-cell table:style-name="ce64" office:value-type="date" office:date-value="2014-10-22" calcext:value-type="date">
            <text:p>22/10</text:p>
          </table:table-cell>
          <table:table-cell table:style-name="ce64" office:value-type="date" office:date-value="2014-10-23" calcext:value-type="date">
            <text:p>23/10</text:p>
          </table:table-cell>
          <table:table-cell table:style-name="ce64" office:value-type="date" office:date-value="2014-10-24" calcext:value-type="date">
            <text:p>24/10</text:p>
          </table:table-cell>
          <table:table-cell table:style-name="ce64" office:value-type="date" office:date-value="2014-10-25" calcext:value-type="date">
            <text:p>25/10</text:p>
          </table:table-cell>
          <table:table-cell table:style-name="ce64" office:value-type="date" office:date-value="2014-10-26" calcext:value-type="date">
            <text:p>26/10</text:p>
          </table:table-cell>
          <table:table-cell table:style-name="ce64" office:value-type="date" office:date-value="2014-10-27" calcext:value-type="date">
            <text:p>27/10</text:p>
          </table:table-cell>
          <table:table-cell table:style-name="ce64" office:value-type="date" office:date-value="2014-10-28" calcext:value-type="date">
            <text:p>28/10</text:p>
          </table:table-cell>
          <table:table-cell table:style-name="ce64" office:value-type="date" office:date-value="2014-10-29" calcext:value-type="date">
            <text:p>29/10</text:p>
          </table:table-cell>
          <table:table-cell table:style-name="ce64" office:value-type="date" office:date-value="2014-10-30" calcext:value-type="date">
            <text:p>30/10</text:p>
          </table:table-cell>
          <table:table-cell table:style-name="ce64" office:value-type="date" office:date-value="2014-10-31" calcext:value-type="date">
            <text:p>31/10</text:p>
          </table:table-cell>
          <table:table-cell table:style-name="ce64" office:value-type="date" office:date-value="2014-11-01" calcext:value-type="date">
            <text:p>1/11</text:p>
          </table:table-cell>
          <table:table-cell table:style-name="ce64" office:value-type="date" office:date-value="2014-11-02" calcext:value-type="date">
            <text:p>2/11</text:p>
          </table:table-cell>
          <table:table-cell table:style-name="ce64" office:value-type="date" office:date-value="2014-11-03" calcext:value-type="date">
            <text:p>3/11</text:p>
          </table:table-cell>
          <table:table-cell table:style-name="ce64" office:value-type="date" office:date-value="2014-11-04" calcext:value-type="date">
            <text:p>4/11</text:p>
          </table:table-cell>
          <table:table-cell table:style-name="ce64" office:value-type="date" office:date-value="2014-11-05" calcext:value-type="date">
            <text:p>5/11</text:p>
          </table:table-cell>
          <table:table-cell table:style-name="ce64" office:value-type="date" office:date-value="2014-11-06" calcext:value-type="date">
            <text:p>6/11</text:p>
          </table:table-cell>
          <table:table-cell table:style-name="ce64" office:value-type="date" office:date-value="2014-11-07" calcext:value-type="date">
            <text:p>7/11</text:p>
          </table:table-cell>
          <table:table-cell table:style-name="ce64" office:value-type="date" office:date-value="2014-11-08" calcext:value-type="date">
            <text:p>8/11</text:p>
          </table:table-cell>
          <table:table-cell table:style-name="ce64" office:value-type="date" office:date-value="2014-11-09" calcext:value-type="date">
            <text:p>9/11</text:p>
          </table:table-cell>
          <table:table-cell table:style-name="ce64" office:value-type="date" office:date-value="2014-11-10" calcext:value-type="date">
            <text:p>10/11</text:p>
          </table:table-cell>
          <table:table-cell table:style-name="ce64" office:value-type="date" office:date-value="2014-11-11" calcext:value-type="date">
            <text:p>11/11</text:p>
          </table:table-cell>
          <table:table-cell table:style-name="ce64" office:value-type="date" office:date-value="2014-11-12" calcext:value-type="date">
            <text:p>12/11</text:p>
          </table:table-cell>
          <table:table-cell table:style-name="ce64" office:value-type="date" office:date-value="2014-11-13" calcext:value-type="date">
            <text:p>13/11</text:p>
          </table:table-cell>
          <table:table-cell table:style-name="ce64" office:value-type="date" office:date-value="2014-11-14" calcext:value-type="date">
            <text:p>14/11</text:p>
          </table:table-cell>
          <table:table-cell table:style-name="ce64" office:value-type="date" office:date-value="2014-11-15" calcext:value-type="date">
            <text:p>15/11</text:p>
          </table:table-cell>
          <table:table-cell table:style-name="ce64" office:value-type="date" office:date-value="2014-11-16" calcext:value-type="date">
            <text:p>16/11</text:p>
          </table:table-cell>
          <table:table-cell table:style-name="ce64" office:value-type="date" office:date-value="2014-11-17" calcext:value-type="date">
            <text:p>17/11</text:p>
          </table:table-cell>
          <table:table-cell table:style-name="ce64" office:value-type="date" office:date-value="2014-11-18" calcext:value-type="date">
            <text:p>18/11</text:p>
          </table:table-cell>
          <table:table-cell table:style-name="ce64" office:value-type="date" office:date-value="2014-11-19" calcext:value-type="date">
            <text:p>19/11</text:p>
          </table:table-cell>
          <table:table-cell table:style-name="ce64" office:value-type="date" office:date-value="2014-11-20" calcext:value-type="date">
            <text:p>20/11</text:p>
          </table:table-cell>
          <table:table-cell table:style-name="ce64" office:value-type="date" office:date-value="2014-11-21" calcext:value-type="date">
            <text:p>21/11</text:p>
          </table:table-cell>
          <table:table-cell table:style-name="ce64" office:value-type="date" office:date-value="2014-11-22" calcext:value-type="date">
            <text:p>22/11</text:p>
          </table:table-cell>
          <table:table-cell table:style-name="ce64" office:value-type="date" office:date-value="2014-11-23" calcext:value-type="date">
            <text:p>23/11</text:p>
          </table:table-cell>
          <table:table-cell table:style-name="ce64" office:value-type="date" office:date-value="2014-11-24" calcext:value-type="date">
            <text:p>24/11</text:p>
          </table:table-cell>
          <table:table-cell table:style-name="ce64" office:value-type="date" office:date-value="2014-11-25" calcext:value-type="date">
            <text:p>25/11</text:p>
          </table:table-cell>
          <table:table-cell table:style-name="ce64" office:value-type="date" office:date-value="2014-11-26" calcext:value-type="date">
            <text:p>26/11</text:p>
          </table:table-cell>
          <table:table-cell table:style-name="ce64" office:value-type="date" office:date-value="2014-11-27" calcext:value-type="date">
            <text:p>27/11</text:p>
          </table:table-cell>
          <table:table-cell table:style-name="ce64" office:value-type="date" office:date-value="2014-11-28" calcext:value-type="date">
            <text:p>28/11</text:p>
          </table:table-cell>
          <table:table-cell table:style-name="ce64" office:value-type="date" office:date-value="2014-11-29" calcext:value-type="date">
            <text:p>29/11</text:p>
          </table:table-cell>
          <table:table-cell table:style-name="ce64" office:value-type="date" office:date-value="2014-11-30" calcext:value-type="date">
            <text:p>30/11</text:p>
          </table:table-cell>
          <table:table-cell table:style-name="ce64" office:value-type="date" office:date-value="2014-12-01" calcext:value-type="date">
            <text:p>1/12</text:p>
          </table:table-cell>
          <table:table-cell table:style-name="ce64" office:value-type="date" office:date-value="2014-12-02" calcext:value-type="date">
            <text:p>2/12</text:p>
          </table:table-cell>
          <table:table-cell table:style-name="ce64" office:value-type="date" office:date-value="2014-12-03" calcext:value-type="date">
            <text:p>3/12</text:p>
          </table:table-cell>
          <table:table-cell table:style-name="ce64" office:value-type="date" office:date-value="2014-12-04" calcext:value-type="date">
            <text:p>4/12</text:p>
          </table:table-cell>
          <table:table-cell table:style-name="ce64" office:value-type="date" office:date-value="2014-12-05" calcext:value-type="date">
            <text:p>5/12</text:p>
          </table:table-cell>
          <table:table-cell table:style-name="ce64" office:value-type="date" office:date-value="2014-12-06" calcext:value-type="date">
            <text:p>6/12</text:p>
          </table:table-cell>
          <table:table-cell table:style-name="ce64" office:value-type="date" office:date-value="2014-12-07" calcext:value-type="date">
            <text:p>7/12</text:p>
          </table:table-cell>
          <table:table-cell table:style-name="ce64" office:value-type="date" office:date-value="2014-12-08" calcext:value-type="date">
            <text:p>8/12</text:p>
          </table:table-cell>
          <table:table-cell table:style-name="ce64" office:value-type="date" office:date-value="2014-12-09" calcext:value-type="date">
            <text:p>9/12</text:p>
          </table:table-cell>
          <table:table-cell table:style-name="ce64" office:value-type="date" office:date-value="2014-12-10" calcext:value-type="date">
            <text:p>10/12</text:p>
          </table:table-cell>
          <table:table-cell table:style-name="ce64" office:value-type="date" office:date-value="2014-12-11" calcext:value-type="date">
            <text:p>11/12</text:p>
          </table:table-cell>
          <table:table-cell table:style-name="ce64" office:value-type="date" office:date-value="2014-12-12" calcext:value-type="date">
            <text:p>12/12</text:p>
          </table:table-cell>
          <table:table-cell table:style-name="ce64" office:value-type="date" office:date-value="2014-12-13" calcext:value-type="date">
            <text:p>13/12</text:p>
          </table:table-cell>
          <table:table-cell table:style-name="ce64" office:value-type="date" office:date-value="2014-12-14" calcext:value-type="date">
            <text:p>14/12</text:p>
          </table:table-cell>
          <table:table-cell table:style-name="ce64" office:value-type="date" office:date-value="2014-12-15" calcext:value-type="date">
            <text:p>15/12</text:p>
          </table:table-cell>
          <table:table-cell table:style-name="ce64" office:value-type="date" office:date-value="2014-12-16" calcext:value-type="date">
            <text:p>16/12</text:p>
          </table:table-cell>
          <table:table-cell table:style-name="ce64" office:value-type="date" office:date-value="2014-12-17" calcext:value-type="date">
            <text:p>17/12</text:p>
          </table:table-cell>
          <table:table-cell table:style-name="ce64" office:value-type="date" office:date-value="2014-12-18" calcext:value-type="date">
            <text:p>18/12</text:p>
          </table:table-cell>
          <table:table-cell table:style-name="ce64" office:value-type="date" office:date-value="2014-12-19" calcext:value-type="date">
            <text:p>19/12</text:p>
          </table:table-cell>
          <table:table-cell table:style-name="ce64" office:value-type="date" office:date-value="2014-12-20" calcext:value-type="date">
            <text:p>20/12</text:p>
          </table:table-cell>
          <table:table-cell table:style-name="ce64" office:value-type="date" office:date-value="2014-12-21" calcext:value-type="date">
            <text:p>21/12</text:p>
          </table:table-cell>
          <table:table-cell table:style-name="ce8" office:value-type="string" calcext:value-type="string">
            <text:p>Sa</text:p>
          </table:table-cell>
          <table:table-cell table:number-columns-repeated="94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table:formula="of:=[$Basplan.B8]" office:value-type="string" office:string-value="Knappar/brytare" calcext:value-type="string">
            <text:p>Knappar/brytare</text:p>
          </table:table-cell>
          <table:table-cell table:style-name="ce24" table:formula="of:=[$Basplan.D8]" office:value-type="string" office:string-value="Adrian, John" calcext:value-type="string">
            <text:p>Adrian, John</text:p>
          </table:table-cell>
          <table:table-cell table:style-name="ce29" table:number-columns-repeated="77"/>
          <table:table-cell table:style-name="ce43" table:formula="of:=SUM([.D9:.CB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table:formula="of:=[$Basplan.B9]" office:value-type="string" office:string-value="Blåtand hos robot" calcext:value-type="string">
            <text:p>Blåtand hos robot</text:p>
          </table:table-cell>
          <table:table-cell table:style-name="ce24" table:formula="of:=[$Basplan.D9]" office:value-type="string" office:string-value="Anthon, Tommy, Herman" calcext:value-type="string">
            <text:p>Anthon, Tommy, Herman</text:p>
          </table:table-cell>
          <table:table-cell table:style-name="ce29" table:number-columns-repeated="77"/>
          <table:table-cell table:style-name="ce44" table:formula="of:=SUM([.D10:.CB1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table:formula="of:=[$Basplan.B10]" office:value-type="string" office:string-value="Databuss" calcext:value-type="string">
            <text:p>Databuss</text:p>
          </table:table-cell>
          <table:table-cell table:style-name="ce24" table:formula="of:=[$Basplan.D10]" office:value-type="string" office:string-value="Herman, Albert, Johan" calcext:value-type="string">
            <text:p>Herman, Albert, Johan</text:p>
          </table:table-cell>
          <table:table-cell table:style-name="ce29" table:number-columns-repeated="77"/>
          <table:table-cell table:style-name="ce44" table:formula="of:=SUM([.D11:.CB1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table:formula="of:=[$Basplan.B11]" office:value-type="string" office:string-value="Sensordata" calcext:value-type="string">
            <text:p>Sensordata</text:p>
          </table:table-cell>
          <table:table-cell table:style-name="ce24" table:formula="of:=[$Basplan.D11]" office:value-type="string" office:string-value="Albert, Adrian, Herman" calcext:value-type="string">
            <text:p>Albert, Adrian, Herman</text:p>
          </table:table-cell>
          <table:table-cell table:style-name="ce29" table:number-columns-repeated="77"/>
          <table:table-cell table:style-name="ce44" table:formula="of:=SUM([.D12:.CB1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table:formula="of:=[$Basplan.B12]" office:value-type="string" office:string-value="Kommandon" calcext:value-type="string">
            <text:p>Kommandon</text:p>
          </table:table-cell>
          <table:table-cell table:style-name="ce24" table:formula="of:=[$Basplan.D12]" office:value-type="string" office:string-value="Herman, Johan, John" calcext:value-type="string">
            <text:p>Herman, Johan, John</text:p>
          </table:table-cell>
          <table:table-cell table:style-name="ce29" table:number-columns-repeated="77"/>
          <table:table-cell table:style-name="ce44" table:formula="of:=SUM([.D13:.CB1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table:formula="of:=[$Basplan.B13]" office:value-type="string" office:string-value="Korsning" calcext:value-type="string">
            <text:p>Korsning</text:p>
          </table:table-cell>
          <table:table-cell table:style-name="ce24" table:formula="of:=[$Basplan.D13]" office:value-type="string" office:string-value="Herman, Tommy" calcext:value-type="string">
            <text:p>Herman, Tommy</text:p>
          </table:table-cell>
          <table:table-cell table:style-name="ce29" table:number-columns-repeated="77"/>
          <table:table-cell table:style-name="ce44" table:formula="of:=SUM([.D14:.CB1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table:formula="of:=[$Basplan.B14]" office:value-type="string" office:string-value="Återvändsgränd" calcext:value-type="string">
            <text:p>Återvändsgränd</text:p>
          </table:table-cell>
          <table:table-cell table:style-name="ce24" table:formula="of:=[$Basplan.D14]" office:value-type="string" office:string-value="Herman, Tommy" calcext:value-type="string">
            <text:p>Herman, Tommy</text:p>
          </table:table-cell>
          <table:table-cell table:style-name="ce29" table:number-columns-repeated="77"/>
          <table:table-cell table:style-name="ce44" table:formula="of:=SUM([.D15:.CB1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table:formula="of:=[$Basplan.B15]" office:value-type="string" office:string-value="Tejpmarkering" calcext:value-type="string">
            <text:p>Tejpmarkering</text:p>
          </table:table-cell>
          <table:table-cell table:style-name="ce24" table:formula="of:=[$Basplan.D15]" office:value-type="string" office:string-value="Herman, Adrian" calcext:value-type="string">
            <text:p>Herman, Adrian</text:p>
          </table:table-cell>
          <table:table-cell table:style-name="ce29" table:number-columns-repeated="77"/>
          <table:table-cell table:style-name="ce44" table:formula="of:=SUM([.D16:.CB1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table:formula="of:=[$Basplan.B16]" office:value-type="string" office:string-value="Utforskning" calcext:value-type="string">
            <text:p>Utforskning</text:p>
          </table:table-cell>
          <table:table-cell table:style-name="ce24" table:formula="of:=[$Basplan.D16]" office:value-type="string" office:string-value="Herman, Tommy, Anthon" calcext:value-type="string">
            <text:p>Herman, Tommy, Anthon</text:p>
          </table:table-cell>
          <table:table-cell table:style-name="ce29" table:number-columns-repeated="77"/>
          <table:table-cell table:style-name="ce44" table:formula="of:=SUM([.D17:.CB1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table:formula="of:=[$Basplan.B17]" office:value-type="string" office:string-value="Karta" calcext:value-type="string">
            <text:p>Karta</text:p>
          </table:table-cell>
          <table:table-cell table:style-name="ce24" table:formula="of:=[$Basplan.D17]" office:value-type="string" office:string-value="Herman, John, Tommy" calcext:value-type="string">
            <text:p>Herman, John, Tommy</text:p>
          </table:table-cell>
          <table:table-cell table:style-name="ce29" table:number-columns-repeated="77"/>
          <table:table-cell table:style-name="ce44" table:formula="of:=SUM([.D18:.CB1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4" table:formula="of:=[$Basplan.B18]" office:value-type="string" office:string-value="Traversering efter karta" calcext:value-type="string">
            <text:p>Traversering efter karta</text:p>
          </table:table-cell>
          <table:table-cell table:style-name="ce24" table:formula="of:=[$Basplan.D18]" office:value-type="string" office:string-value="Herman, Adrian, Tommy" calcext:value-type="string">
            <text:p>Herman, Adrian, Tommy</text:p>
          </table:table-cell>
          <table:table-cell table:style-name="ce29" table:number-columns-repeated="77"/>
          <table:table-cell table:style-name="ce44" table:formula="of:=SUM([.D19:.CB1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4" table:formula="of:=[$Basplan.B19]" office:value-type="string" office:string-value="Ljussensorer" calcext:value-type="string">
            <text:p>Ljussensorer</text:p>
          </table:table-cell>
          <table:table-cell table:style-name="ce24" table:formula="of:=[$Basplan.D19]" office:value-type="string" office:string-value="Albert, Adrian" calcext:value-type="string">
            <text:p>Albert, Adrian</text:p>
          </table:table-cell>
          <table:table-cell table:style-name="ce29" table:number-columns-repeated="77"/>
          <table:table-cell table:style-name="ce44" table:formula="of:=SUM([.D20:.CB2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4" table:formula="of:=[$Basplan.B20]" office:value-type="string" office:string-value="Avståndssensorer" calcext:value-type="string">
            <text:p>Avståndssensorer</text:p>
          </table:table-cell>
          <table:table-cell table:style-name="ce24" table:formula="of:=[$Basplan.D20]" office:value-type="string" office:string-value="Albert, Adrian" calcext:value-type="string">
            <text:p>Albert, Adrian</text:p>
          </table:table-cell>
          <table:table-cell table:style-name="ce29" table:number-columns-repeated="77"/>
          <table:table-cell table:style-name="ce44" table:formula="of:=SUM([.D21:.CB2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4" table:formula="of:=[$Basplan.B21]" office:value-type="string" office:string-value="Gyro" calcext:value-type="string">
            <text:p>Gyro</text:p>
          </table:table-cell>
          <table:table-cell table:style-name="ce24" table:formula="of:=[$Basplan.D21]" office:value-type="string" office:string-value="Albert, John" calcext:value-type="string">
            <text:p>Albert, John</text:p>
          </table:table-cell>
          <table:table-cell table:style-name="ce29" table:number-columns-repeated="77"/>
          <table:table-cell table:style-name="ce44" table:formula="of:=SUM([.D22:.CB2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4" table:formula="of:=[$Basplan.B22]" office:value-type="string" office:string-value="Avståndsbehandling" calcext:value-type="string">
            <text:p>Avståndsbehandling</text:p>
          </table:table-cell>
          <table:table-cell table:style-name="ce24" table:formula="of:=[$Basplan.D22]" office:value-type="string" office:string-value="Albert, Anthon" calcext:value-type="string">
            <text:p>Albert, Anthon</text:p>
          </table:table-cell>
          <table:table-cell table:style-name="ce30" table:number-columns-repeated="77"/>
          <table:table-cell table:style-name="ce44" table:formula="of:=SUM([.D23:.CB2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4" table:formula="of:=[$Basplan.B23]" office:value-type="string" office:string-value="Kalibrering" calcext:value-type="string">
            <text:p>Kalibrering</text:p>
          </table:table-cell>
          <table:table-cell table:style-name="ce24" table:formula="of:=[$Basplan.D23]" office:value-type="string" office:string-value="Albert, Anthon" calcext:value-type="string">
            <text:p>Albert, Anthon</text:p>
          </table:table-cell>
          <table:table-cell table:style-name="ce29" table:number-columns-repeated="77"/>
          <table:table-cell table:style-name="ce44" table:formula="of:=SUM([.D24:.CB2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table:formula="of:=[$Basplan.B24]" office:value-type="string" office:string-value="LCD" calcext:value-type="string">
            <text:p>LCD</text:p>
          </table:table-cell>
          <table:table-cell table:style-name="ce24" table:formula="of:=[$Basplan.D24]" office:value-type="string" office:string-value="Albert, Adrian" calcext:value-type="string">
            <text:p>Albert, Adrian</text:p>
          </table:table-cell>
          <table:table-cell table:style-name="ce31" table:number-columns-repeated="77"/>
          <table:table-cell table:style-name="ce44" table:formula="of:=SUM([.D25:.CB2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4" table:formula="of:=[$Basplan.B25]" office:value-type="string" office:string-value="Motor/servo" calcext:value-type="string">
            <text:p>Motor/servo</text:p>
          </table:table-cell>
          <table:table-cell table:style-name="ce24" table:formula="of:=[$Basplan.D25]" office:value-type="string" office:string-value="Johan, John" calcext:value-type="string">
            <text:p>Johan, John</text:p>
          </table:table-cell>
          <table:table-cell table:style-name="ce29" table:number-columns-repeated="72"/>
          <table:table-cell table:style-name="ce38"/>
          <table:table-cell table:style-name="ce29" table:number-columns-repeated="4"/>
          <table:table-cell table:style-name="ce44" table:formula="of:=SUM([.D26:.CB2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4" table:formula="of:=[$Basplan.B26]" office:value-type="string" office:string-value="Autonoma kommandon" calcext:value-type="string">
            <text:p>Autonoma kommandon</text:p>
          </table:table-cell>
          <table:table-cell table:style-name="ce24" table:formula="of:=[$Basplan.D26]" office:value-type="string" office:string-value="Johan, John" calcext:value-type="string">
            <text:p>Johan, John</text:p>
          </table:table-cell>
          <table:table-cell table:style-name="ce31" table:number-columns-repeated="77"/>
          <table:table-cell table:style-name="ce44" table:formula="of:=SUM([.D27:.CB2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4" table:formula="of:=[$Basplan.B27]" office:value-type="string" office:string-value="Fjärrkommadon" calcext:value-type="string">
            <text:p>Fjärrkommadon</text:p>
          </table:table-cell>
          <table:table-cell table:style-name="ce24" table:formula="of:=[$Basplan.D27]" office:value-type="string" office:string-value="Johan, John" calcext:value-type="string">
            <text:p>Johan, John</text:p>
          </table:table-cell>
          <table:table-cell table:style-name="ce29" table:number-columns-repeated="72"/>
          <table:table-cell table:style-name="ce38"/>
          <table:table-cell table:style-name="ce29" table:number-columns-repeated="4"/>
          <table:table-cell table:style-name="ce44" table:formula="of:=SUM([.D28:.CB2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4" table:formula="of:=[$Basplan.B28]" office:value-type="string" office:string-value="PD-reglering" calcext:value-type="string">
            <text:p>PD-reglering</text:p>
          </table:table-cell>
          <table:table-cell table:style-name="ce24" table:formula="of:=[$Basplan.D28]" office:value-type="string" office:string-value="Johan, Anthon" calcext:value-type="string">
            <text:p>Johan, Anthon</text:p>
          </table:table-cell>
          <table:table-cell table:style-name="ce29" table:number-columns-repeated="77"/>
          <table:table-cell table:style-name="ce44" table:formula="of:=SUM([.D29:.CB2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4" table:formula="of:=[$Basplan.B29]" office:value-type="string" office:string-value="Tejpföljning" calcext:value-type="string">
            <text:p>Tejpföljning</text:p>
          </table:table-cell>
          <table:table-cell table:style-name="ce24" table:formula="of:=[$Basplan.D29]" office:value-type="string" office:string-value="John, Albert, Johan" calcext:value-type="string">
            <text:p>John, Albert, Johan</text:p>
          </table:table-cell>
          <table:table-cell table:style-name="ce29" table:number-columns-repeated="77"/>
          <table:table-cell table:style-name="ce44" table:formula="of:=SUM([.D30:.CB3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4" table:formula="of:=[$Basplan.B30]" office:value-type="string" office:string-value="Parametrar" calcext:value-type="string">
            <text:p>Parametrar</text:p>
          </table:table-cell>
          <table:table-cell table:style-name="ce24" table:formula="of:=[$Basplan.D30]" office:value-type="string" office:string-value="Anthon, John" calcext:value-type="string">
            <text:p>Anthon, John</text:p>
          </table:table-cell>
          <table:table-cell table:style-name="ce29" table:number-columns-repeated="74"/>
          <table:table-cell/>
          <table:table-cell table:style-name="ce29" table:number-columns-repeated="2"/>
          <table:table-cell table:style-name="ce44" table:formula="of:=SUM([.D31:.CB3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4" table:formula="of:=[$Basplan.B31]" office:value-type="string" office:string-value="Felsökningsdata" calcext:value-type="string">
            <text:p>Felsökningsdata</text:p>
          </table:table-cell>
          <table:table-cell table:style-name="ce24" table:formula="of:=[$Basplan.D31]" office:value-type="string" office:string-value="Tommy" calcext:value-type="string">
            <text:p>Tommy</text:p>
          </table:table-cell>
          <table:table-cell table:style-name="ce29" table:number-columns-repeated="74"/>
          <table:table-cell/>
          <table:table-cell table:style-name="ce29" table:number-columns-repeated="2"/>
          <table:table-cell table:style-name="ce44" table:formula="of:=SUM([.D32:.CB3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4" table:formula="of:=[$Basplan.B32]" office:value-type="string" office:string-value="Bluetooth hos programvara" calcext:value-type="string">
            <text:p>Bluetooth hos programvara</text:p>
          </table:table-cell>
          <table:table-cell table:style-name="ce24" table:formula="of:=[$Basplan.D32]" office:value-type="string" office:string-value="Anthon, Tommy" calcext:value-type="string">
            <text:p>Anthon, Tommy</text:p>
          </table:table-cell>
          <table:table-cell table:style-name="ce29" table:number-columns-repeated="77"/>
          <table:table-cell table:style-name="ce44" table:formula="of:=SUM([.D33:.CB3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4" table:formula="of:=[$Basplan.B33]" office:value-type="string" office:string-value="Bluetooth" calcext:value-type="string">
            <text:p>Bluetooth</text:p>
          </table:table-cell>
          <table:table-cell table:style-name="ce24" table:formula="of:=[$Basplan.D33]" office:value-type="string" office:string-value="Anthon, Tommy, Herman" calcext:value-type="string">
            <text:p>Anthon, Tommy, Herman</text:p>
          </table:table-cell>
          <table:table-cell table:style-name="ce32" table:number-columns-repeated="77"/>
          <table:table-cell table:style-name="ce45" table:formula="of:=SUM([.D34:.CB3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4" table:formula="of:=[$Basplan.B34]" office:value-type="string" office:string-value="GUI" calcext:value-type="string">
            <text:p>GUI</text:p>
          </table:table-cell>
          <table:table-cell table:style-name="ce24" table:formula="of:=[$Basplan.D34]" office:value-type="string" office:string-value="Anthon" calcext:value-type="string">
            <text:p>Anthon</text:p>
          </table:table-cell>
          <table:table-cell table:style-name="ce32" table:number-columns-repeated="77"/>
          <table:table-cell table:style-name="ce45" table:formula="of:=SUM([.D35:.CB3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4" table:formula="of:=[$Basplan.B35]" office:value-type="string" office:string-value="Möte" calcext:value-type="string">
            <text:p>Möte</text:p>
          </table:table-cell>
          <table:table-cell table:style-name="ce24" table:formula="of:=[$Basplan.D35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6:.CB3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4" table:formula="of:=[$Basplan.B36]" office:value-type="string" office:string-value="Designspecifikation" calcext:value-type="string">
            <text:p>Designspecifikation</text:p>
          </table:table-cell>
          <table:table-cell table:style-name="ce24" table:formula="of:=[$Basplan.D36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7:.CB3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4" table:formula="of:=[$Basplan.B37]" office:value-type="string" office:string-value="Redovisning" calcext:value-type="string">
            <text:p>Redovisning</text:p>
          </table:table-cell>
          <table:table-cell table:style-name="ce24" table:formula="of:=[$Basplan.D37]" office:value-type="string" office:string-value="Adrian" calcext:value-type="string">
            <text:p>Adrian</text:p>
          </table:table-cell>
          <table:table-cell table:style-name="ce32" table:number-columns-repeated="77"/>
          <table:table-cell table:style-name="ce44" table:formula="of:=SUM([.D38:.CB3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4" table:formula="of:=[$Basplan.B38]" office:value-type="string" office:string-value="Teknisk dokumentation" calcext:value-type="string">
            <text:p>Teknisk dokumentation</text:p>
          </table:table-cell>
          <table:table-cell table:style-name="ce24" table:formula="of:=[$Basplan.D38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9:.CB3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4" table:formula="of:=[$Basplan.B39]" office:value-type="string" office:string-value="Tid- och statusrapport" calcext:value-type="string">
            <text:p>Tid- och statusrapport</text:p>
          </table:table-cell>
          <table:table-cell table:style-name="ce24" table:formula="of:=[$Basplan.D39]" office:value-type="string" office:string-value="Adrian" calcext:value-type="string">
            <text:p>Adrian</text:p>
          </table:table-cell>
          <table:table-cell table:style-name="ce29" table:number-columns-repeated="77"/>
          <table:table-cell table:style-name="ce44" table:formula="of:=SUM([.D40:.CB4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4" table:formula="of:=[$Basplan.B40]" office:value-type="string" office:string-value="Efterstudie" calcext:value-type="string">
            <text:p>Efterstudie</text:p>
          </table:table-cell>
          <table:table-cell table:style-name="ce24" table:formula="of:=[$Basplan.D40]" office:value-type="string" office:string-value="Alla" calcext:value-type="string">
            <text:p>Alla</text:p>
          </table:table-cell>
          <table:table-cell table:style-name="ce29" table:number-columns-repeated="77"/>
          <table:table-cell table:style-name="ce44" table:formula="of:=SUM([.D41:.CB4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4" table:formula="of:=[$Basplan.B41]" office:value-type="string" office:string-value="Användarhandledning" calcext:value-type="string">
            <text:p>Användarhandledning</text:p>
          </table:table-cell>
          <table:table-cell table:style-name="ce24" table:formula="of:=[$Basplan.D41]" office:value-type="string" office:string-value="John" calcext:value-type="string">
            <text:p>John</text:p>
          </table:table-cell>
          <table:table-cell table:style-name="ce29" table:number-columns-repeated="77"/>
          <table:table-cell table:style-name="ce44" table:formula="of:=SUM([.D42:.CB4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/>
          <table:table-cell table:style-name="ce14" table:formula="of:=[$Basplan.B42]" office:value-type="string" office:string-value="Reservtid" calcext:value-type="string">
            <text:p>Reservtid</text:p>
          </table:table-cell>
          <table:table-cell table:style-name="ce24" table:formula="of:=[$Basplan.D42]" office:value-type="string" office:string-value="Alla" calcext:value-type="string">
            <text:p>Alla</text:p>
          </table:table-cell>
          <table:table-cell table:style-name="ce29" table:number-columns-repeated="77"/>
          <table:table-cell table:style-name="ce44" table:formula="of:=SUM([.D43:.CB4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2"/>
          <table:table-cell table:style-name="ce33" table:formula="of:=SUM([.D9:.D43])" office:value-type="float" office:value="0" calcext:value-type="float">
            <text:p>0</text:p>
          </table:table-cell>
          <table:table-cell table:style-name="ce33" table:formula="of:=SUM([.E9:.E43])" office:value-type="float" office:value="0" calcext:value-type="float">
            <text:p>0</text:p>
          </table:table-cell>
          <table:table-cell table:style-name="ce33" table:formula="of:=SUM([.F9:.F43])" office:value-type="float" office:value="0" calcext:value-type="float">
            <text:p>0</text:p>
          </table:table-cell>
          <table:table-cell table:style-name="ce33" table:formula="of:=SUM([.G9:.G43])" office:value-type="float" office:value="0" calcext:value-type="float">
            <text:p>0</text:p>
          </table:table-cell>
          <table:table-cell table:style-name="ce33" table:formula="of:=SUM([.H9:.H43])" office:value-type="float" office:value="0" calcext:value-type="float">
            <text:p>0</text:p>
          </table:table-cell>
          <table:table-cell table:style-name="ce33" table:formula="of:=SUM([.I9:.I43])" office:value-type="float" office:value="0" calcext:value-type="float">
            <text:p>0</text:p>
          </table:table-cell>
          <table:table-cell table:style-name="ce33" table:formula="of:=SUM([.J9:.J43])" office:value-type="float" office:value="0" calcext:value-type="float">
            <text:p>0</text:p>
          </table:table-cell>
          <table:table-cell table:style-name="ce33" table:formula="of:=SUM([.K9:.K43])" office:value-type="float" office:value="0" calcext:value-type="float">
            <text:p>0</text:p>
          </table:table-cell>
          <table:table-cell table:style-name="ce33" table:formula="of:=SUM([.L9:.L43])" office:value-type="float" office:value="0" calcext:value-type="float">
            <text:p>0</text:p>
          </table:table-cell>
          <table:table-cell table:style-name="ce33" table:formula="of:=SUM([.M9:.M43])" office:value-type="float" office:value="0" calcext:value-type="float">
            <text:p>0</text:p>
          </table:table-cell>
          <table:table-cell table:style-name="ce33" table:formula="of:=SUM([.N9:.N43])" office:value-type="float" office:value="0" calcext:value-type="float">
            <text:p>0</text:p>
          </table:table-cell>
          <table:table-cell table:style-name="ce33" table:formula="of:=SUM([.O9:.O43])" office:value-type="float" office:value="0" calcext:value-type="float">
            <text:p>0</text:p>
          </table:table-cell>
          <table:table-cell table:style-name="ce33" table:formula="of:=SUM([.P9:.P43])" office:value-type="float" office:value="0" calcext:value-type="float">
            <text:p>0</text:p>
          </table:table-cell>
          <table:table-cell table:style-name="ce33" table:formula="of:=SUM([.Q9:.Q43])" office:value-type="float" office:value="0" calcext:value-type="float">
            <text:p>0</text:p>
          </table:table-cell>
          <table:table-cell table:style-name="ce33" table:formula="of:=SUM([.R9:.R43])" office:value-type="float" office:value="0" calcext:value-type="float">
            <text:p>0</text:p>
          </table:table-cell>
          <table:table-cell table:style-name="ce33" table:formula="of:=SUM([.S9:.S43])" office:value-type="float" office:value="0" calcext:value-type="float">
            <text:p>0</text:p>
          </table:table-cell>
          <table:table-cell table:style-name="ce33" table:formula="of:=SUM([.T9:.T43])" office:value-type="float" office:value="0" calcext:value-type="float">
            <text:p>0</text:p>
          </table:table-cell>
          <table:table-cell table:style-name="ce33" table:formula="of:=SUM([.U9:.U43])" office:value-type="float" office:value="0" calcext:value-type="float">
            <text:p>0</text:p>
          </table:table-cell>
          <table:table-cell table:style-name="ce33" table:formula="of:=SUM([.V9:.V43])" office:value-type="float" office:value="0" calcext:value-type="float">
            <text:p>0</text:p>
          </table:table-cell>
          <table:table-cell table:style-name="ce33" table:formula="of:=SUM([.W9:.W43])" office:value-type="float" office:value="0" calcext:value-type="float">
            <text:p>0</text:p>
          </table:table-cell>
          <table:table-cell table:style-name="ce33" table:formula="of:=SUM([.X9:.X43])" office:value-type="float" office:value="0" calcext:value-type="float">
            <text:p>0</text:p>
          </table:table-cell>
          <table:table-cell table:style-name="ce33" table:formula="of:=SUM([.Y9:.Y43])" office:value-type="float" office:value="0" calcext:value-type="float">
            <text:p>0</text:p>
          </table:table-cell>
          <table:table-cell table:style-name="ce33" table:formula="of:=SUM([.Z9:.Z43])" office:value-type="float" office:value="0" calcext:value-type="float">
            <text:p>0</text:p>
          </table:table-cell>
          <table:table-cell table:style-name="ce33" table:formula="of:=SUM([.AA9:.AA43])" office:value-type="float" office:value="0" calcext:value-type="float">
            <text:p>0</text:p>
          </table:table-cell>
          <table:table-cell table:style-name="ce33" table:formula="of:=SUM([.AB9:.AB43])" office:value-type="float" office:value="0" calcext:value-type="float">
            <text:p>0</text:p>
          </table:table-cell>
          <table:table-cell table:style-name="ce33" table:formula="of:=SUM([.AC9:.AC43])" office:value-type="float" office:value="0" calcext:value-type="float">
            <text:p>0</text:p>
          </table:table-cell>
          <table:table-cell table:style-name="ce33" table:formula="of:=SUM([.AD9:.AD43])" office:value-type="float" office:value="0" calcext:value-type="float">
            <text:p>0</text:p>
          </table:table-cell>
          <table:table-cell table:style-name="ce33" table:formula="of:=SUM([.AE9:.AE43])" office:value-type="float" office:value="0" calcext:value-type="float">
            <text:p>0</text:p>
          </table:table-cell>
          <table:table-cell table:style-name="ce33" table:formula="of:=SUM([.AF9:.AF43])" office:value-type="float" office:value="0" calcext:value-type="float">
            <text:p>0</text:p>
          </table:table-cell>
          <table:table-cell table:style-name="ce33" table:formula="of:=SUM([.AG9:.AG43])" office:value-type="float" office:value="0" calcext:value-type="float">
            <text:p>0</text:p>
          </table:table-cell>
          <table:table-cell table:style-name="ce33" table:formula="of:=SUM([.AH9:.AH43])" office:value-type="float" office:value="0" calcext:value-type="float">
            <text:p>0</text:p>
          </table:table-cell>
          <table:table-cell table:style-name="ce33" table:formula="of:=SUM([.AI9:.AI43])" office:value-type="float" office:value="0" calcext:value-type="float">
            <text:p>0</text:p>
          </table:table-cell>
          <table:table-cell table:style-name="ce33" table:formula="of:=SUM([.AJ9:.AJ43])" office:value-type="float" office:value="0" calcext:value-type="float">
            <text:p>0</text:p>
          </table:table-cell>
          <table:table-cell table:style-name="ce33" table:formula="of:=SUM([.AK9:.AK43])" office:value-type="float" office:value="0" calcext:value-type="float">
            <text:p>0</text:p>
          </table:table-cell>
          <table:table-cell table:style-name="ce33" table:formula="of:=SUM([.AL9:.AL43])" office:value-type="float" office:value="0" calcext:value-type="float">
            <text:p>0</text:p>
          </table:table-cell>
          <table:table-cell table:style-name="ce33" table:formula="of:=SUM([.AM9:.AM43])" office:value-type="float" office:value="0" calcext:value-type="float">
            <text:p>0</text:p>
          </table:table-cell>
          <table:table-cell table:style-name="ce33" table:formula="of:=SUM([.AN9:.AN43])" office:value-type="float" office:value="0" calcext:value-type="float">
            <text:p>0</text:p>
          </table:table-cell>
          <table:table-cell table:style-name="ce33" table:formula="of:=SUM([.AO9:.AO43])" office:value-type="float" office:value="0" calcext:value-type="float">
            <text:p>0</text:p>
          </table:table-cell>
          <table:table-cell table:style-name="ce33" table:formula="of:=SUM([.AP9:.AP43])" office:value-type="float" office:value="0" calcext:value-type="float">
            <text:p>0</text:p>
          </table:table-cell>
          <table:table-cell table:style-name="ce33" table:formula="of:=SUM([.AQ9:.AQ43])" office:value-type="float" office:value="0" calcext:value-type="float">
            <text:p>0</text:p>
          </table:table-cell>
          <table:table-cell table:style-name="ce33" table:formula="of:=SUM([.AR9:.AR43])" office:value-type="float" office:value="0" calcext:value-type="float">
            <text:p>0</text:p>
          </table:table-cell>
          <table:table-cell table:style-name="ce33" table:formula="of:=SUM([.AS9:.AS43])" office:value-type="float" office:value="0" calcext:value-type="float">
            <text:p>0</text:p>
          </table:table-cell>
          <table:table-cell table:style-name="ce33" table:formula="of:=SUM([.AT9:.AT43])" office:value-type="float" office:value="0" calcext:value-type="float">
            <text:p>0</text:p>
          </table:table-cell>
          <table:table-cell table:style-name="ce33" table:formula="of:=SUM([.AU9:.AU43])" office:value-type="float" office:value="0" calcext:value-type="float">
            <text:p>0</text:p>
          </table:table-cell>
          <table:table-cell table:style-name="ce33" table:formula="of:=SUM([.AV9:.AV43])" office:value-type="float" office:value="0" calcext:value-type="float">
            <text:p>0</text:p>
          </table:table-cell>
          <table:table-cell table:style-name="ce33" table:formula="of:=SUM([.AW9:.AW43])" office:value-type="float" office:value="0" calcext:value-type="float">
            <text:p>0</text:p>
          </table:table-cell>
          <table:table-cell table:style-name="ce33" table:formula="of:=SUM([.AX9:.AX43])" office:value-type="float" office:value="0" calcext:value-type="float">
            <text:p>0</text:p>
          </table:table-cell>
          <table:table-cell table:style-name="ce33" table:formula="of:=SUM([.AY9:.AY43])" office:value-type="float" office:value="0" calcext:value-type="float">
            <text:p>0</text:p>
          </table:table-cell>
          <table:table-cell table:style-name="ce33" table:formula="of:=SUM([.AZ9:.AZ43])" office:value-type="float" office:value="0" calcext:value-type="float">
            <text:p>0</text:p>
          </table:table-cell>
          <table:table-cell table:style-name="ce33" table:formula="of:=SUM([.BA9:.BA43])" office:value-type="float" office:value="0" calcext:value-type="float">
            <text:p>0</text:p>
          </table:table-cell>
          <table:table-cell table:style-name="ce33" table:formula="of:=SUM([.BB9:.BB43])" office:value-type="float" office:value="0" calcext:value-type="float">
            <text:p>0</text:p>
          </table:table-cell>
          <table:table-cell table:style-name="ce33" table:formula="of:=SUM([.BC9:.BC43])" office:value-type="float" office:value="0" calcext:value-type="float">
            <text:p>0</text:p>
          </table:table-cell>
          <table:table-cell table:style-name="ce33" table:formula="of:=SUM([.BD9:.BD43])" office:value-type="float" office:value="0" calcext:value-type="float">
            <text:p>0</text:p>
          </table:table-cell>
          <table:table-cell table:style-name="ce33" table:formula="of:=SUM([.BE9:.BE43])" office:value-type="float" office:value="0" calcext:value-type="float">
            <text:p>0</text:p>
          </table:table-cell>
          <table:table-cell table:style-name="ce33" table:formula="of:=SUM([.BF9:.BF43])" office:value-type="float" office:value="0" calcext:value-type="float">
            <text:p>0</text:p>
          </table:table-cell>
          <table:table-cell table:style-name="ce33" table:formula="of:=SUM([.BG9:.BG43])" office:value-type="float" office:value="0" calcext:value-type="float">
            <text:p>0</text:p>
          </table:table-cell>
          <table:table-cell table:style-name="ce33" table:formula="of:=SUM([.BH9:.BH43])" office:value-type="float" office:value="0" calcext:value-type="float">
            <text:p>0</text:p>
          </table:table-cell>
          <table:table-cell table:style-name="ce33" table:formula="of:=SUM([.BI9:.BI43])" office:value-type="float" office:value="0" calcext:value-type="float">
            <text:p>0</text:p>
          </table:table-cell>
          <table:table-cell table:style-name="ce33" table:formula="of:=SUM([.BJ9:.BJ43])" office:value-type="float" office:value="0" calcext:value-type="float">
            <text:p>0</text:p>
          </table:table-cell>
          <table:table-cell table:style-name="ce33" table:formula="of:=SUM([.BK9:.BK43])" office:value-type="float" office:value="0" calcext:value-type="float">
            <text:p>0</text:p>
          </table:table-cell>
          <table:table-cell table:style-name="ce33" table:formula="of:=SUM([.BL9:.BL43])" office:value-type="float" office:value="0" calcext:value-type="float">
            <text:p>0</text:p>
          </table:table-cell>
          <table:table-cell table:style-name="ce33" table:formula="of:=SUM([.BM9:.BM43])" office:value-type="float" office:value="0" calcext:value-type="float">
            <text:p>0</text:p>
          </table:table-cell>
          <table:table-cell table:style-name="ce33" table:formula="of:=SUM([.BN9:.BN43])" office:value-type="float" office:value="0" calcext:value-type="float">
            <text:p>0</text:p>
          </table:table-cell>
          <table:table-cell table:style-name="ce33" table:formula="of:=SUM([.BO9:.BO43])" office:value-type="float" office:value="0" calcext:value-type="float">
            <text:p>0</text:p>
          </table:table-cell>
          <table:table-cell table:style-name="ce33" table:formula="of:=SUM([.BP9:.BP43])" office:value-type="float" office:value="0" calcext:value-type="float">
            <text:p>0</text:p>
          </table:table-cell>
          <table:table-cell table:style-name="ce33" table:formula="of:=SUM([.BQ9:.BQ43])" office:value-type="float" office:value="0" calcext:value-type="float">
            <text:p>0</text:p>
          </table:table-cell>
          <table:table-cell table:style-name="ce33" table:formula="of:=SUM([.BR9:.BR43])" office:value-type="float" office:value="0" calcext:value-type="float">
            <text:p>0</text:p>
          </table:table-cell>
          <table:table-cell table:style-name="ce33" table:formula="of:=SUM([.BS9:.BS43])" office:value-type="float" office:value="0" calcext:value-type="float">
            <text:p>0</text:p>
          </table:table-cell>
          <table:table-cell table:style-name="ce33" table:formula="of:=SUM([.BT9:.BT43])" office:value-type="float" office:value="0" calcext:value-type="float">
            <text:p>0</text:p>
          </table:table-cell>
          <table:table-cell table:style-name="ce33" table:formula="of:=SUM([.BU9:.BU43])" office:value-type="float" office:value="0" calcext:value-type="float">
            <text:p>0</text:p>
          </table:table-cell>
          <table:table-cell table:style-name="ce33" table:formula="of:=SUM([.BV9:.BV43])" office:value-type="float" office:value="0" calcext:value-type="float">
            <text:p>0</text:p>
          </table:table-cell>
          <table:table-cell table:style-name="ce33" table:formula="of:=SUM([.BW9:.BW43])" office:value-type="float" office:value="0" calcext:value-type="float">
            <text:p>0</text:p>
          </table:table-cell>
          <table:table-cell table:style-name="ce33" table:formula="of:=SUM([.BX9:.BX43])" office:value-type="float" office:value="0" calcext:value-type="float">
            <text:p>0</text:p>
          </table:table-cell>
          <table:table-cell table:style-name="ce33" table:formula="of:=SUM([.BY9:.BY43])" office:value-type="float" office:value="0" calcext:value-type="float">
            <text:p>0</text:p>
          </table:table-cell>
          <table:table-cell table:style-name="ce33" table:formula="of:=SUM([.BZ9:.BZ43])" office:value-type="float" office:value="0" calcext:value-type="float">
            <text:p>0</text:p>
          </table:table-cell>
          <table:table-cell table:style-name="ce33" table:formula="of:=SUM([.CA9:.CA43])" office:value-type="float" office:value="0" calcext:value-type="float">
            <text:p>0</text:p>
          </table:table-cell>
          <table:table-cell table:style-name="ce33" table:formula="of:=SUM([.CB9:.CB43])" office:value-type="float" office:value="0" calcext:value-type="float">
            <text:p>0</text:p>
          </table:table-cell>
          <table:table-cell table:style-name="ce54" table:formula="of:=SUM([.D44:.CB44])" office:value-type="float" office:value="0" calcext:value-type="float">
            <text:p>0</text:p>
          </table:table-cell>
          <table:table-cell table:formula="of:=SUM([.CC9:.CC43])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9"/>
          <table:table-cell table:number-columns-repeated="10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7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Default" table:number-columns-repeated="15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12"/>
          <table:table-cell table:number-columns-repeated="1006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/>
          <table:table-cell table:number-columns-repeated="1015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hn_tid" table:style-name="ta1">
        <table:table-column table:style-name="co1" table:default-cell-style-name="ce12"/>
        <table:table-column table:style-name="co2" table:default-cell-style-name="ce12"/>
        <table:table-column table:style-name="co4" table:default-cell-style-name="ce12"/>
        <table:table-column table:style-name="co16" table:number-columns-repeated="22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number-columns-repeated="7" table:default-cell-style-name="ce12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859" table:default-cell-style-name="ce12"/>
        <table:table-column table:style-name="co13" table:number-columns-repeated="56" table:default-cell-style-name="Default"/>
        <table:table-row table:style-name="ro1">
          <table:table-cell table:style-name="ce50" office:value-type="string" calcext:value-type="string" table:number-columns-spanned="81" table:number-rows-spanned="1">
            <text:p>PLANERING</text:p>
          </table:table-cell>
          <table:covered-table-cell table:number-columns-repeated="80"/>
          <table:table-cell/>
          <table:table-cell table:style-name="ce47" table:number-columns-repeated="886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/>
          <table:table-cell table:style-name="ce51" table:number-columns-repeated="79"/>
          <table:table-cell/>
          <table:table-cell table:style-name="ce47" table:number-columns-repeated="886"/>
          <table:table-cell table:number-columns-repeated="56"/>
        </table:table-row>
        <table:table-row table:style-name="ro1">
          <table:table-cell table:style-name="ce59" office:value-type="string" calcext:value-type="string">
            <text:p>Projektgrupp: 6</text:p>
          </table:table-cell>
          <table:table-cell table:style-name="ce59"/>
          <table:table-cell table:style-name="ce3" office:value-type="string" calcext:value-type="string">
            <text:p>Datum: 2014-10-12</text:p>
          </table:table-cell>
          <table:table-cell table:style-name="ce61" table:number-columns-spanned="73" table:number-rows-spanned="3"/>
          <table:covered-table-cell table:number-columns-repeated="6"/>
          <table:covered-table-cell table:number-columns-repeated="8" table:style-name="ce34"/>
          <table:covered-table-cell table:number-columns-repeated="58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/>
          <table:table-cell table:style-name="ce42"/>
          <table:table-cell table:number-columns-repeated="943"/>
        </table:table-row>
        <table:table-row table:style-name="ro1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/>
          <table:table-cell table:style-name="ce4" office:value-type="string" calcext:value-type="string">
            <text:p>Version: 1.2</text:p>
          </table:table-cell>
          <table:covered-table-cell table:number-columns-repeated="7"/>
          <table:covered-table-cell table:number-columns-repeated="8" table:style-name="ce35"/>
          <table:covered-table-cell table:number-columns-repeated="58"/>
          <table:table-cell table:style-name="ce39"/>
          <table:table-cell table:style-name="ce53" table:formula="of:=[#REF!.AB4]" office:value-type="string" office:string-value="" calcext:value-type="error" table:number-columns-spanned="3" table:number-rows-spanned="1">
            <text:p>#REF!</text:p>
          </table:table-cell>
          <table:covered-table-cell table:number-columns-repeated="2"/>
          <table:table-cell table:style-name="ce35"/>
          <table:table-cell table:number-columns-repeated="943"/>
        </table:table-row>
        <table:table-row table:style-name="ro1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/>
          <table:table-cell table:style-name="ce5" office:value-type="string" calcext:value-type="string">
            <text:p>Utfärdare:</text:p>
          </table:table-cell>
          <table:covered-table-cell table:number-columns-repeated="7"/>
          <table:covered-table-cell table:number-columns-repeated="8" table:style-name="ce36"/>
          <table:covered-table-cell table:number-columns-repeated="58"/>
          <table:table-cell table:style-name="ce40" table:number-columns-spanned="5" table:number-rows-spanned="1"/>
          <table:covered-table-cell table:number-columns-repeated="4"/>
          <table:table-cell table:number-columns-repeated="943"/>
        </table:table-row>
        <table:table-row table:style-name="ro1">
          <table:table-cell table:style-name="ce6" office:value-type="string" calcext:value-type="string" table:number-columns-spanned="2" table:number-rows-spanned="1">
            <text:p>AKTIVITETER</text:p>
          </table:table-cell>
          <table:covered-table-cell/>
          <table:table-cell table:style-name="ce23" office:value-type="string" calcext:value-type="string">
            <text:p>VEM</text:p>
          </table:table-cell>
          <table:table-cell table:style-name="ce62"/>
          <table:table-cell table:style-name="ce65" table:number-columns-repeated="6"/>
          <table:table-cell table:style-name="ce60" table:number-columns-repeated="70"/>
          <table:table-cell table:number-columns-repeated="27"/>
          <table:table-cell table:style-name="ce49" table:number-columns-repeated="861"/>
          <table:table-cell table:number-columns-repeated="56"/>
        </table:table-row>
        <table:table-row table:style-name="ro1">
          <table:table-cell table:style-name="ce6"/>
          <table:table-cell table:style-name="ce60"/>
          <table:table-cell table:style-name="ce23"/>
          <table:table-cell table:style-name="ce63" office:value-type="string" calcext:value-type="string">
            <text:p>V.4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D44:.J44])" office:value-type="float" office:value="0" calcext:value-type="float">
            <text:p>0</text:p>
          </table:table-cell>
          <table:table-cell table:style-name="ce63" office:value-type="string" calcext:value-type="string">
            <text:p>V.42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K44:.Q44])" office:value-type="float" office:value="0" calcext:value-type="float">
            <text:p>0</text:p>
          </table:table-cell>
          <table:table-cell table:style-name="ce63" office:value-type="string" calcext:value-type="string">
            <text:p>V.43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R44:.X44])" office:value-type="float" office:value="0" calcext:value-type="float">
            <text:p>0</text:p>
          </table:table-cell>
          <table:table-cell table:style-name="ce63" office:value-type="string" calcext:value-type="string">
            <text:p>V.44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Y44:.AE44])" office:value-type="float" office:value="0" calcext:value-type="float">
            <text:p>0</text:p>
          </table:table-cell>
          <table:table-cell table:style-name="ce63" office:value-type="string" calcext:value-type="string">
            <text:p>V.45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F44:.AL44])" office:value-type="float" office:value="0" calcext:value-type="float">
            <text:p>0</text:p>
          </table:table-cell>
          <table:table-cell table:style-name="ce63" office:value-type="string" calcext:value-type="string">
            <text:p>V.46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M44:.AS44])" office:value-type="float" office:value="0" calcext:value-type="float">
            <text:p>0</text:p>
          </table:table-cell>
          <table:table-cell table:style-name="ce63" office:value-type="string" calcext:value-type="string">
            <text:p>V.47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T44:.AZ44])" office:value-type="float" office:value="0" calcext:value-type="float">
            <text:p>0</text:p>
          </table:table-cell>
          <table:table-cell table:style-name="ce63" office:value-type="string" calcext:value-type="string">
            <text:p>V.48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A44:.BG44])" office:value-type="float" office:value="0" calcext:value-type="float">
            <text:p>0</text:p>
          </table:table-cell>
          <table:table-cell table:style-name="ce63" office:value-type="string" calcext:value-type="string">
            <text:p>V.49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H44:.BN44])" office:value-type="float" office:value="0" calcext:value-type="float">
            <text:p>0</text:p>
          </table:table-cell>
          <table:table-cell table:style-name="ce63" office:value-type="string" calcext:value-type="string">
            <text:p>V.50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O44:.BU44])" office:value-type="float" office:value="0" calcext:value-type="float">
            <text:p>0</text:p>
          </table:table-cell>
          <table:table-cell table:style-name="ce63" office:value-type="string" calcext:value-type="string">
            <text:p>V.5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V44:.CB44])" office:value-type="float" office:value="0" calcext:value-type="float">
            <text:p>0</text:p>
          </table:table-cell>
          <table:table-cell table:number-columns-repeated="27"/>
          <table:table-cell table:style-name="ce49" table:number-columns-repeated="861"/>
          <table:table-cell table:number-columns-repeated="56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0" office:value-type="string" calcext:value-type="string">
            <text:p>Initialer</text:p>
          </table:table-cell>
          <table:table-cell table:style-name="ce64" office:value-type="date" office:date-value="2014-10-06" calcext:value-type="date">
            <text:p>6/10</text:p>
          </table:table-cell>
          <table:table-cell table:style-name="ce64" office:value-type="date" office:date-value="2014-10-07" calcext:value-type="date">
            <text:p>7/10</text:p>
          </table:table-cell>
          <table:table-cell table:style-name="ce64" office:value-type="date" office:date-value="2014-10-08" calcext:value-type="date">
            <text:p>8/10</text:p>
          </table:table-cell>
          <table:table-cell table:style-name="ce64" office:value-type="date" office:date-value="2014-10-09" calcext:value-type="date">
            <text:p>9/10</text:p>
          </table:table-cell>
          <table:table-cell table:style-name="ce64" office:value-type="date" office:date-value="2014-10-10" calcext:value-type="date">
            <text:p>10/10</text:p>
          </table:table-cell>
          <table:table-cell table:style-name="ce64" office:value-type="date" office:date-value="2014-10-11" calcext:value-type="date">
            <text:p>11/10</text:p>
          </table:table-cell>
          <table:table-cell table:style-name="ce64" office:value-type="date" office:date-value="2014-10-12" calcext:value-type="date">
            <text:p>12/10</text:p>
          </table:table-cell>
          <table:table-cell table:style-name="ce64" office:value-type="date" office:date-value="2014-10-13" calcext:value-type="date">
            <text:p>13/10</text:p>
          </table:table-cell>
          <table:table-cell table:style-name="ce64" office:value-type="date" office:date-value="2014-10-14" calcext:value-type="date">
            <text:p>14/10</text:p>
          </table:table-cell>
          <table:table-cell table:style-name="ce64" office:value-type="date" office:date-value="2014-10-15" calcext:value-type="date">
            <text:p>15/10</text:p>
          </table:table-cell>
          <table:table-cell table:style-name="ce64" office:value-type="date" office:date-value="2014-10-16" calcext:value-type="date">
            <text:p>16/10</text:p>
          </table:table-cell>
          <table:table-cell table:style-name="ce64" office:value-type="date" office:date-value="2014-10-17" calcext:value-type="date">
            <text:p>17/10</text:p>
          </table:table-cell>
          <table:table-cell table:style-name="ce64" office:value-type="date" office:date-value="2014-10-18" calcext:value-type="date">
            <text:p>18/10</text:p>
          </table:table-cell>
          <table:table-cell table:style-name="ce64" office:value-type="date" office:date-value="2014-10-19" calcext:value-type="date">
            <text:p>19/10</text:p>
          </table:table-cell>
          <table:table-cell table:style-name="ce64" office:value-type="date" office:date-value="2014-10-20" calcext:value-type="date">
            <text:p>20/10</text:p>
          </table:table-cell>
          <table:table-cell table:style-name="ce64" office:value-type="date" office:date-value="2014-10-21" calcext:value-type="date">
            <text:p>21/10</text:p>
          </table:table-cell>
          <table:table-cell table:style-name="ce64" office:value-type="date" office:date-value="2014-10-22" calcext:value-type="date">
            <text:p>22/10</text:p>
          </table:table-cell>
          <table:table-cell table:style-name="ce64" office:value-type="date" office:date-value="2014-10-23" calcext:value-type="date">
            <text:p>23/10</text:p>
          </table:table-cell>
          <table:table-cell table:style-name="ce64" office:value-type="date" office:date-value="2014-10-24" calcext:value-type="date">
            <text:p>24/10</text:p>
          </table:table-cell>
          <table:table-cell table:style-name="ce64" office:value-type="date" office:date-value="2014-10-25" calcext:value-type="date">
            <text:p>25/10</text:p>
          </table:table-cell>
          <table:table-cell table:style-name="ce64" office:value-type="date" office:date-value="2014-10-26" calcext:value-type="date">
            <text:p>26/10</text:p>
          </table:table-cell>
          <table:table-cell table:style-name="ce64" office:value-type="date" office:date-value="2014-10-27" calcext:value-type="date">
            <text:p>27/10</text:p>
          </table:table-cell>
          <table:table-cell table:style-name="ce64" office:value-type="date" office:date-value="2014-10-28" calcext:value-type="date">
            <text:p>28/10</text:p>
          </table:table-cell>
          <table:table-cell table:style-name="ce64" office:value-type="date" office:date-value="2014-10-29" calcext:value-type="date">
            <text:p>29/10</text:p>
          </table:table-cell>
          <table:table-cell table:style-name="ce64" office:value-type="date" office:date-value="2014-10-30" calcext:value-type="date">
            <text:p>30/10</text:p>
          </table:table-cell>
          <table:table-cell table:style-name="ce64" office:value-type="date" office:date-value="2014-10-31" calcext:value-type="date">
            <text:p>31/10</text:p>
          </table:table-cell>
          <table:table-cell table:style-name="ce64" office:value-type="date" office:date-value="2014-11-01" calcext:value-type="date">
            <text:p>1/11</text:p>
          </table:table-cell>
          <table:table-cell table:style-name="ce64" office:value-type="date" office:date-value="2014-11-02" calcext:value-type="date">
            <text:p>2/11</text:p>
          </table:table-cell>
          <table:table-cell table:style-name="ce64" office:value-type="date" office:date-value="2014-11-03" calcext:value-type="date">
            <text:p>3/11</text:p>
          </table:table-cell>
          <table:table-cell table:style-name="ce64" office:value-type="date" office:date-value="2014-11-04" calcext:value-type="date">
            <text:p>4/11</text:p>
          </table:table-cell>
          <table:table-cell table:style-name="ce64" office:value-type="date" office:date-value="2014-11-05" calcext:value-type="date">
            <text:p>5/11</text:p>
          </table:table-cell>
          <table:table-cell table:style-name="ce64" office:value-type="date" office:date-value="2014-11-06" calcext:value-type="date">
            <text:p>6/11</text:p>
          </table:table-cell>
          <table:table-cell table:style-name="ce64" office:value-type="date" office:date-value="2014-11-07" calcext:value-type="date">
            <text:p>7/11</text:p>
          </table:table-cell>
          <table:table-cell table:style-name="ce64" office:value-type="date" office:date-value="2014-11-08" calcext:value-type="date">
            <text:p>8/11</text:p>
          </table:table-cell>
          <table:table-cell table:style-name="ce64" office:value-type="date" office:date-value="2014-11-09" calcext:value-type="date">
            <text:p>9/11</text:p>
          </table:table-cell>
          <table:table-cell table:style-name="ce64" office:value-type="date" office:date-value="2014-11-10" calcext:value-type="date">
            <text:p>10/11</text:p>
          </table:table-cell>
          <table:table-cell table:style-name="ce64" office:value-type="date" office:date-value="2014-11-11" calcext:value-type="date">
            <text:p>11/11</text:p>
          </table:table-cell>
          <table:table-cell table:style-name="ce64" office:value-type="date" office:date-value="2014-11-12" calcext:value-type="date">
            <text:p>12/11</text:p>
          </table:table-cell>
          <table:table-cell table:style-name="ce64" office:value-type="date" office:date-value="2014-11-13" calcext:value-type="date">
            <text:p>13/11</text:p>
          </table:table-cell>
          <table:table-cell table:style-name="ce64" office:value-type="date" office:date-value="2014-11-14" calcext:value-type="date">
            <text:p>14/11</text:p>
          </table:table-cell>
          <table:table-cell table:style-name="ce64" office:value-type="date" office:date-value="2014-11-15" calcext:value-type="date">
            <text:p>15/11</text:p>
          </table:table-cell>
          <table:table-cell table:style-name="ce64" office:value-type="date" office:date-value="2014-11-16" calcext:value-type="date">
            <text:p>16/11</text:p>
          </table:table-cell>
          <table:table-cell table:style-name="ce64" office:value-type="date" office:date-value="2014-11-17" calcext:value-type="date">
            <text:p>17/11</text:p>
          </table:table-cell>
          <table:table-cell table:style-name="ce64" office:value-type="date" office:date-value="2014-11-18" calcext:value-type="date">
            <text:p>18/11</text:p>
          </table:table-cell>
          <table:table-cell table:style-name="ce64" office:value-type="date" office:date-value="2014-11-19" calcext:value-type="date">
            <text:p>19/11</text:p>
          </table:table-cell>
          <table:table-cell table:style-name="ce64" office:value-type="date" office:date-value="2014-11-20" calcext:value-type="date">
            <text:p>20/11</text:p>
          </table:table-cell>
          <table:table-cell table:style-name="ce64" office:value-type="date" office:date-value="2014-11-21" calcext:value-type="date">
            <text:p>21/11</text:p>
          </table:table-cell>
          <table:table-cell table:style-name="ce64" office:value-type="date" office:date-value="2014-11-22" calcext:value-type="date">
            <text:p>22/11</text:p>
          </table:table-cell>
          <table:table-cell table:style-name="ce64" office:value-type="date" office:date-value="2014-11-23" calcext:value-type="date">
            <text:p>23/11</text:p>
          </table:table-cell>
          <table:table-cell table:style-name="ce64" office:value-type="date" office:date-value="2014-11-24" calcext:value-type="date">
            <text:p>24/11</text:p>
          </table:table-cell>
          <table:table-cell table:style-name="ce64" office:value-type="date" office:date-value="2014-11-25" calcext:value-type="date">
            <text:p>25/11</text:p>
          </table:table-cell>
          <table:table-cell table:style-name="ce64" office:value-type="date" office:date-value="2014-11-26" calcext:value-type="date">
            <text:p>26/11</text:p>
          </table:table-cell>
          <table:table-cell table:style-name="ce64" office:value-type="date" office:date-value="2014-11-27" calcext:value-type="date">
            <text:p>27/11</text:p>
          </table:table-cell>
          <table:table-cell table:style-name="ce64" office:value-type="date" office:date-value="2014-11-28" calcext:value-type="date">
            <text:p>28/11</text:p>
          </table:table-cell>
          <table:table-cell table:style-name="ce64" office:value-type="date" office:date-value="2014-11-29" calcext:value-type="date">
            <text:p>29/11</text:p>
          </table:table-cell>
          <table:table-cell table:style-name="ce64" office:value-type="date" office:date-value="2014-11-30" calcext:value-type="date">
            <text:p>30/11</text:p>
          </table:table-cell>
          <table:table-cell table:style-name="ce64" office:value-type="date" office:date-value="2014-12-01" calcext:value-type="date">
            <text:p>1/12</text:p>
          </table:table-cell>
          <table:table-cell table:style-name="ce64" office:value-type="date" office:date-value="2014-12-02" calcext:value-type="date">
            <text:p>2/12</text:p>
          </table:table-cell>
          <table:table-cell table:style-name="ce64" office:value-type="date" office:date-value="2014-12-03" calcext:value-type="date">
            <text:p>3/12</text:p>
          </table:table-cell>
          <table:table-cell table:style-name="ce64" office:value-type="date" office:date-value="2014-12-04" calcext:value-type="date">
            <text:p>4/12</text:p>
          </table:table-cell>
          <table:table-cell table:style-name="ce64" office:value-type="date" office:date-value="2014-12-05" calcext:value-type="date">
            <text:p>5/12</text:p>
          </table:table-cell>
          <table:table-cell table:style-name="ce64" office:value-type="date" office:date-value="2014-12-06" calcext:value-type="date">
            <text:p>6/12</text:p>
          </table:table-cell>
          <table:table-cell table:style-name="ce64" office:value-type="date" office:date-value="2014-12-07" calcext:value-type="date">
            <text:p>7/12</text:p>
          </table:table-cell>
          <table:table-cell table:style-name="ce64" office:value-type="date" office:date-value="2014-12-08" calcext:value-type="date">
            <text:p>8/12</text:p>
          </table:table-cell>
          <table:table-cell table:style-name="ce64" office:value-type="date" office:date-value="2014-12-09" calcext:value-type="date">
            <text:p>9/12</text:p>
          </table:table-cell>
          <table:table-cell table:style-name="ce64" office:value-type="date" office:date-value="2014-12-10" calcext:value-type="date">
            <text:p>10/12</text:p>
          </table:table-cell>
          <table:table-cell table:style-name="ce64" office:value-type="date" office:date-value="2014-12-11" calcext:value-type="date">
            <text:p>11/12</text:p>
          </table:table-cell>
          <table:table-cell table:style-name="ce64" office:value-type="date" office:date-value="2014-12-12" calcext:value-type="date">
            <text:p>12/12</text:p>
          </table:table-cell>
          <table:table-cell table:style-name="ce64" office:value-type="date" office:date-value="2014-12-13" calcext:value-type="date">
            <text:p>13/12</text:p>
          </table:table-cell>
          <table:table-cell table:style-name="ce64" office:value-type="date" office:date-value="2014-12-14" calcext:value-type="date">
            <text:p>14/12</text:p>
          </table:table-cell>
          <table:table-cell table:style-name="ce64" office:value-type="date" office:date-value="2014-12-15" calcext:value-type="date">
            <text:p>15/12</text:p>
          </table:table-cell>
          <table:table-cell table:style-name="ce64" office:value-type="date" office:date-value="2014-12-16" calcext:value-type="date">
            <text:p>16/12</text:p>
          </table:table-cell>
          <table:table-cell table:style-name="ce64" office:value-type="date" office:date-value="2014-12-17" calcext:value-type="date">
            <text:p>17/12</text:p>
          </table:table-cell>
          <table:table-cell table:style-name="ce64" office:value-type="date" office:date-value="2014-12-18" calcext:value-type="date">
            <text:p>18/12</text:p>
          </table:table-cell>
          <table:table-cell table:style-name="ce64" office:value-type="date" office:date-value="2014-12-19" calcext:value-type="date">
            <text:p>19/12</text:p>
          </table:table-cell>
          <table:table-cell table:style-name="ce64" office:value-type="date" office:date-value="2014-12-20" calcext:value-type="date">
            <text:p>20/12</text:p>
          </table:table-cell>
          <table:table-cell table:style-name="ce64" office:value-type="date" office:date-value="2014-12-21" calcext:value-type="date">
            <text:p>21/12</text:p>
          </table:table-cell>
          <table:table-cell table:style-name="ce8" office:value-type="string" calcext:value-type="string">
            <text:p>Sa</text:p>
          </table:table-cell>
          <table:table-cell table:number-columns-repeated="94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table:formula="of:=[$Basplan.B8]" office:value-type="string" office:string-value="Knappar/brytare" calcext:value-type="string">
            <text:p>Knappar/brytare</text:p>
          </table:table-cell>
          <table:table-cell table:style-name="ce24" table:formula="of:=[$Basplan.D8]" office:value-type="string" office:string-value="Adrian, John" calcext:value-type="string">
            <text:p>Adrian, John</text:p>
          </table:table-cell>
          <table:table-cell table:style-name="ce29" table:number-columns-repeated="77"/>
          <table:table-cell table:style-name="ce43" table:formula="of:=SUM([.D9:.CB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table:formula="of:=[$Basplan.B9]" office:value-type="string" office:string-value="Blåtand hos robot" calcext:value-type="string">
            <text:p>Blåtand hos robot</text:p>
          </table:table-cell>
          <table:table-cell table:style-name="ce24" table:formula="of:=[$Basplan.D9]" office:value-type="string" office:string-value="Anthon, Tommy, Herman" calcext:value-type="string">
            <text:p>Anthon, Tommy, Herman</text:p>
          </table:table-cell>
          <table:table-cell table:style-name="ce29" table:number-columns-repeated="77"/>
          <table:table-cell table:style-name="ce44" table:formula="of:=SUM([.D10:.CB1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table:formula="of:=[$Basplan.B10]" office:value-type="string" office:string-value="Databuss" calcext:value-type="string">
            <text:p>Databuss</text:p>
          </table:table-cell>
          <table:table-cell table:style-name="ce24" table:formula="of:=[$Basplan.D10]" office:value-type="string" office:string-value="Herman, Albert, Johan" calcext:value-type="string">
            <text:p>Herman, Albert, Johan</text:p>
          </table:table-cell>
          <table:table-cell table:style-name="ce29" table:number-columns-repeated="77"/>
          <table:table-cell table:style-name="ce44" table:formula="of:=SUM([.D11:.CB1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table:formula="of:=[$Basplan.B11]" office:value-type="string" office:string-value="Sensordata" calcext:value-type="string">
            <text:p>Sensordata</text:p>
          </table:table-cell>
          <table:table-cell table:style-name="ce24" table:formula="of:=[$Basplan.D11]" office:value-type="string" office:string-value="Albert, Adrian, Herman" calcext:value-type="string">
            <text:p>Albert, Adrian, Herman</text:p>
          </table:table-cell>
          <table:table-cell table:style-name="ce29" table:number-columns-repeated="77"/>
          <table:table-cell table:style-name="ce44" table:formula="of:=SUM([.D12:.CB1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table:formula="of:=[$Basplan.B12]" office:value-type="string" office:string-value="Kommandon" calcext:value-type="string">
            <text:p>Kommandon</text:p>
          </table:table-cell>
          <table:table-cell table:style-name="ce24" table:formula="of:=[$Basplan.D12]" office:value-type="string" office:string-value="Herman, Johan, John" calcext:value-type="string">
            <text:p>Herman, Johan, John</text:p>
          </table:table-cell>
          <table:table-cell table:style-name="ce29" table:number-columns-repeated="77"/>
          <table:table-cell table:style-name="ce44" table:formula="of:=SUM([.D13:.CB1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table:formula="of:=[$Basplan.B13]" office:value-type="string" office:string-value="Korsning" calcext:value-type="string">
            <text:p>Korsning</text:p>
          </table:table-cell>
          <table:table-cell table:style-name="ce24" table:formula="of:=[$Basplan.D13]" office:value-type="string" office:string-value="Herman, Tommy" calcext:value-type="string">
            <text:p>Herman, Tommy</text:p>
          </table:table-cell>
          <table:table-cell table:style-name="ce29" table:number-columns-repeated="77"/>
          <table:table-cell table:style-name="ce44" table:formula="of:=SUM([.D14:.CB1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table:formula="of:=[$Basplan.B14]" office:value-type="string" office:string-value="Återvändsgränd" calcext:value-type="string">
            <text:p>Återvändsgränd</text:p>
          </table:table-cell>
          <table:table-cell table:style-name="ce24" table:formula="of:=[$Basplan.D14]" office:value-type="string" office:string-value="Herman, Tommy" calcext:value-type="string">
            <text:p>Herman, Tommy</text:p>
          </table:table-cell>
          <table:table-cell table:style-name="ce29" table:number-columns-repeated="77"/>
          <table:table-cell table:style-name="ce44" table:formula="of:=SUM([.D15:.CB1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table:formula="of:=[$Basplan.B15]" office:value-type="string" office:string-value="Tejpmarkering" calcext:value-type="string">
            <text:p>Tejpmarkering</text:p>
          </table:table-cell>
          <table:table-cell table:style-name="ce24" table:formula="of:=[$Basplan.D15]" office:value-type="string" office:string-value="Herman, Adrian" calcext:value-type="string">
            <text:p>Herman, Adrian</text:p>
          </table:table-cell>
          <table:table-cell table:style-name="ce29" table:number-columns-repeated="77"/>
          <table:table-cell table:style-name="ce44" table:formula="of:=SUM([.D16:.CB1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table:formula="of:=[$Basplan.B16]" office:value-type="string" office:string-value="Utforskning" calcext:value-type="string">
            <text:p>Utforskning</text:p>
          </table:table-cell>
          <table:table-cell table:style-name="ce24" table:formula="of:=[$Basplan.D16]" office:value-type="string" office:string-value="Herman, Tommy, Anthon" calcext:value-type="string">
            <text:p>Herman, Tommy, Anthon</text:p>
          </table:table-cell>
          <table:table-cell table:style-name="ce29" table:number-columns-repeated="77"/>
          <table:table-cell table:style-name="ce44" table:formula="of:=SUM([.D17:.CB1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table:formula="of:=[$Basplan.B17]" office:value-type="string" office:string-value="Karta" calcext:value-type="string">
            <text:p>Karta</text:p>
          </table:table-cell>
          <table:table-cell table:style-name="ce24" table:formula="of:=[$Basplan.D17]" office:value-type="string" office:string-value="Herman, John, Tommy" calcext:value-type="string">
            <text:p>Herman, John, Tommy</text:p>
          </table:table-cell>
          <table:table-cell table:style-name="ce29" table:number-columns-repeated="77"/>
          <table:table-cell table:style-name="ce44" table:formula="of:=SUM([.D18:.CB1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4" table:formula="of:=[$Basplan.B18]" office:value-type="string" office:string-value="Traversering efter karta" calcext:value-type="string">
            <text:p>Traversering efter karta</text:p>
          </table:table-cell>
          <table:table-cell table:style-name="ce24" table:formula="of:=[$Basplan.D18]" office:value-type="string" office:string-value="Herman, Adrian, Tommy" calcext:value-type="string">
            <text:p>Herman, Adrian, Tommy</text:p>
          </table:table-cell>
          <table:table-cell table:style-name="ce29" table:number-columns-repeated="77"/>
          <table:table-cell table:style-name="ce44" table:formula="of:=SUM([.D19:.CB1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4" table:formula="of:=[$Basplan.B19]" office:value-type="string" office:string-value="Ljussensorer" calcext:value-type="string">
            <text:p>Ljussensorer</text:p>
          </table:table-cell>
          <table:table-cell table:style-name="ce24" table:formula="of:=[$Basplan.D19]" office:value-type="string" office:string-value="Albert, Adrian" calcext:value-type="string">
            <text:p>Albert, Adrian</text:p>
          </table:table-cell>
          <table:table-cell table:style-name="ce29" table:number-columns-repeated="77"/>
          <table:table-cell table:style-name="ce44" table:formula="of:=SUM([.D20:.CB2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4" table:formula="of:=[$Basplan.B20]" office:value-type="string" office:string-value="Avståndssensorer" calcext:value-type="string">
            <text:p>Avståndssensorer</text:p>
          </table:table-cell>
          <table:table-cell table:style-name="ce24" table:formula="of:=[$Basplan.D20]" office:value-type="string" office:string-value="Albert, Adrian" calcext:value-type="string">
            <text:p>Albert, Adrian</text:p>
          </table:table-cell>
          <table:table-cell table:style-name="ce29" table:number-columns-repeated="77"/>
          <table:table-cell table:style-name="ce44" table:formula="of:=SUM([.D21:.CB2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4" table:formula="of:=[$Basplan.B21]" office:value-type="string" office:string-value="Gyro" calcext:value-type="string">
            <text:p>Gyro</text:p>
          </table:table-cell>
          <table:table-cell table:style-name="ce24" table:formula="of:=[$Basplan.D21]" office:value-type="string" office:string-value="Albert, John" calcext:value-type="string">
            <text:p>Albert, John</text:p>
          </table:table-cell>
          <table:table-cell table:style-name="ce29" table:number-columns-repeated="77"/>
          <table:table-cell table:style-name="ce44" table:formula="of:=SUM([.D22:.CB2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4" table:formula="of:=[$Basplan.B22]" office:value-type="string" office:string-value="Avståndsbehandling" calcext:value-type="string">
            <text:p>Avståndsbehandling</text:p>
          </table:table-cell>
          <table:table-cell table:style-name="ce24" table:formula="of:=[$Basplan.D22]" office:value-type="string" office:string-value="Albert, Anthon" calcext:value-type="string">
            <text:p>Albert, Anthon</text:p>
          </table:table-cell>
          <table:table-cell table:style-name="ce30" table:number-columns-repeated="77"/>
          <table:table-cell table:style-name="ce44" table:formula="of:=SUM([.D23:.CB2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4" table:formula="of:=[$Basplan.B23]" office:value-type="string" office:string-value="Kalibrering" calcext:value-type="string">
            <text:p>Kalibrering</text:p>
          </table:table-cell>
          <table:table-cell table:style-name="ce24" table:formula="of:=[$Basplan.D23]" office:value-type="string" office:string-value="Albert, Anthon" calcext:value-type="string">
            <text:p>Albert, Anthon</text:p>
          </table:table-cell>
          <table:table-cell table:style-name="ce29" table:number-columns-repeated="77"/>
          <table:table-cell table:style-name="ce44" table:formula="of:=SUM([.D24:.CB2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table:formula="of:=[$Basplan.B24]" office:value-type="string" office:string-value="LCD" calcext:value-type="string">
            <text:p>LCD</text:p>
          </table:table-cell>
          <table:table-cell table:style-name="ce24" table:formula="of:=[$Basplan.D24]" office:value-type="string" office:string-value="Albert, Adrian" calcext:value-type="string">
            <text:p>Albert, Adrian</text:p>
          </table:table-cell>
          <table:table-cell table:style-name="ce31" table:number-columns-repeated="77"/>
          <table:table-cell table:style-name="ce44" table:formula="of:=SUM([.D25:.CB2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4" table:formula="of:=[$Basplan.B25]" office:value-type="string" office:string-value="Motor/servo" calcext:value-type="string">
            <text:p>Motor/servo</text:p>
          </table:table-cell>
          <table:table-cell table:style-name="ce24" table:formula="of:=[$Basplan.D25]" office:value-type="string" office:string-value="Johan, John" calcext:value-type="string">
            <text:p>Johan, John</text:p>
          </table:table-cell>
          <table:table-cell table:style-name="ce29" table:number-columns-repeated="72"/>
          <table:table-cell table:style-name="ce38"/>
          <table:table-cell table:style-name="ce29" table:number-columns-repeated="4"/>
          <table:table-cell table:style-name="ce44" table:formula="of:=SUM([.D26:.CB2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4" table:formula="of:=[$Basplan.B26]" office:value-type="string" office:string-value="Autonoma kommandon" calcext:value-type="string">
            <text:p>Autonoma kommandon</text:p>
          </table:table-cell>
          <table:table-cell table:style-name="ce24" table:formula="of:=[$Basplan.D26]" office:value-type="string" office:string-value="Johan, John" calcext:value-type="string">
            <text:p>Johan, John</text:p>
          </table:table-cell>
          <table:table-cell table:style-name="ce31" table:number-columns-repeated="77"/>
          <table:table-cell table:style-name="ce44" table:formula="of:=SUM([.D27:.CB2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4" table:formula="of:=[$Basplan.B27]" office:value-type="string" office:string-value="Fjärrkommadon" calcext:value-type="string">
            <text:p>Fjärrkommadon</text:p>
          </table:table-cell>
          <table:table-cell table:style-name="ce24" table:formula="of:=[$Basplan.D27]" office:value-type="string" office:string-value="Johan, John" calcext:value-type="string">
            <text:p>Johan, John</text:p>
          </table:table-cell>
          <table:table-cell table:style-name="ce29" table:number-columns-repeated="72"/>
          <table:table-cell table:style-name="ce38"/>
          <table:table-cell table:style-name="ce29" table:number-columns-repeated="4"/>
          <table:table-cell table:style-name="ce44" table:formula="of:=SUM([.D28:.CB2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4" table:formula="of:=[$Basplan.B28]" office:value-type="string" office:string-value="PD-reglering" calcext:value-type="string">
            <text:p>PD-reglering</text:p>
          </table:table-cell>
          <table:table-cell table:style-name="ce24" table:formula="of:=[$Basplan.D28]" office:value-type="string" office:string-value="Johan, Anthon" calcext:value-type="string">
            <text:p>Johan, Anthon</text:p>
          </table:table-cell>
          <table:table-cell table:style-name="ce29" table:number-columns-repeated="77"/>
          <table:table-cell table:style-name="ce44" table:formula="of:=SUM([.D29:.CB2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4" table:formula="of:=[$Basplan.B29]" office:value-type="string" office:string-value="Tejpföljning" calcext:value-type="string">
            <text:p>Tejpföljning</text:p>
          </table:table-cell>
          <table:table-cell table:style-name="ce24" table:formula="of:=[$Basplan.D29]" office:value-type="string" office:string-value="John, Albert, Johan" calcext:value-type="string">
            <text:p>John, Albert, Johan</text:p>
          </table:table-cell>
          <table:table-cell table:style-name="ce29" table:number-columns-repeated="77"/>
          <table:table-cell table:style-name="ce44" table:formula="of:=SUM([.D30:.CB3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4" table:formula="of:=[$Basplan.B30]" office:value-type="string" office:string-value="Parametrar" calcext:value-type="string">
            <text:p>Parametrar</text:p>
          </table:table-cell>
          <table:table-cell table:style-name="ce24" table:formula="of:=[$Basplan.D30]" office:value-type="string" office:string-value="Anthon, John" calcext:value-type="string">
            <text:p>Anthon, John</text:p>
          </table:table-cell>
          <table:table-cell table:style-name="ce29" table:number-columns-repeated="74"/>
          <table:table-cell/>
          <table:table-cell table:style-name="ce29" table:number-columns-repeated="2"/>
          <table:table-cell table:style-name="ce44" table:formula="of:=SUM([.D31:.CB3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4" table:formula="of:=[$Basplan.B31]" office:value-type="string" office:string-value="Felsökningsdata" calcext:value-type="string">
            <text:p>Felsökningsdata</text:p>
          </table:table-cell>
          <table:table-cell table:style-name="ce24" table:formula="of:=[$Basplan.D31]" office:value-type="string" office:string-value="Tommy" calcext:value-type="string">
            <text:p>Tommy</text:p>
          </table:table-cell>
          <table:table-cell table:style-name="ce29" table:number-columns-repeated="74"/>
          <table:table-cell/>
          <table:table-cell table:style-name="ce29" table:number-columns-repeated="2"/>
          <table:table-cell table:style-name="ce44" table:formula="of:=SUM([.D32:.CB3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4" table:formula="of:=[$Basplan.B32]" office:value-type="string" office:string-value="Bluetooth hos programvara" calcext:value-type="string">
            <text:p>Bluetooth hos programvara</text:p>
          </table:table-cell>
          <table:table-cell table:style-name="ce24" table:formula="of:=[$Basplan.D32]" office:value-type="string" office:string-value="Anthon, Tommy" calcext:value-type="string">
            <text:p>Anthon, Tommy</text:p>
          </table:table-cell>
          <table:table-cell table:style-name="ce29" table:number-columns-repeated="77"/>
          <table:table-cell table:style-name="ce44" table:formula="of:=SUM([.D33:.CB3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4" table:formula="of:=[$Basplan.B33]" office:value-type="string" office:string-value="Bluetooth" calcext:value-type="string">
            <text:p>Bluetooth</text:p>
          </table:table-cell>
          <table:table-cell table:style-name="ce24" table:formula="of:=[$Basplan.D33]" office:value-type="string" office:string-value="Anthon, Tommy, Herman" calcext:value-type="string">
            <text:p>Anthon, Tommy, Herman</text:p>
          </table:table-cell>
          <table:table-cell table:style-name="ce32" table:number-columns-repeated="77"/>
          <table:table-cell table:style-name="ce45" table:formula="of:=SUM([.D34:.CB3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4" table:formula="of:=[$Basplan.B34]" office:value-type="string" office:string-value="GUI" calcext:value-type="string">
            <text:p>GUI</text:p>
          </table:table-cell>
          <table:table-cell table:style-name="ce24" table:formula="of:=[$Basplan.D34]" office:value-type="string" office:string-value="Anthon" calcext:value-type="string">
            <text:p>Anthon</text:p>
          </table:table-cell>
          <table:table-cell table:style-name="ce32" table:number-columns-repeated="77"/>
          <table:table-cell table:style-name="ce45" table:formula="of:=SUM([.D35:.CB3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4" table:formula="of:=[$Basplan.B35]" office:value-type="string" office:string-value="Möte" calcext:value-type="string">
            <text:p>Möte</text:p>
          </table:table-cell>
          <table:table-cell table:style-name="ce24" table:formula="of:=[$Basplan.D35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6:.CB3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4" table:formula="of:=[$Basplan.B36]" office:value-type="string" office:string-value="Designspecifikation" calcext:value-type="string">
            <text:p>Designspecifikation</text:p>
          </table:table-cell>
          <table:table-cell table:style-name="ce24" table:formula="of:=[$Basplan.D36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7:.CB3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4" table:formula="of:=[$Basplan.B37]" office:value-type="string" office:string-value="Redovisning" calcext:value-type="string">
            <text:p>Redovisning</text:p>
          </table:table-cell>
          <table:table-cell table:style-name="ce24" table:formula="of:=[$Basplan.D37]" office:value-type="string" office:string-value="Adrian" calcext:value-type="string">
            <text:p>Adrian</text:p>
          </table:table-cell>
          <table:table-cell table:style-name="ce32" table:number-columns-repeated="77"/>
          <table:table-cell table:style-name="ce44" table:formula="of:=SUM([.D38:.CB3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4" table:formula="of:=[$Basplan.B38]" office:value-type="string" office:string-value="Teknisk dokumentation" calcext:value-type="string">
            <text:p>Teknisk dokumentation</text:p>
          </table:table-cell>
          <table:table-cell table:style-name="ce24" table:formula="of:=[$Basplan.D38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9:.CB3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4" table:formula="of:=[$Basplan.B39]" office:value-type="string" office:string-value="Tid- och statusrapport" calcext:value-type="string">
            <text:p>Tid- och statusrapport</text:p>
          </table:table-cell>
          <table:table-cell table:style-name="ce24" table:formula="of:=[$Basplan.D39]" office:value-type="string" office:string-value="Adrian" calcext:value-type="string">
            <text:p>Adrian</text:p>
          </table:table-cell>
          <table:table-cell table:style-name="ce29" table:number-columns-repeated="77"/>
          <table:table-cell table:style-name="ce44" table:formula="of:=SUM([.D40:.CB4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4" table:formula="of:=[$Basplan.B40]" office:value-type="string" office:string-value="Efterstudie" calcext:value-type="string">
            <text:p>Efterstudie</text:p>
          </table:table-cell>
          <table:table-cell table:style-name="ce24" table:formula="of:=[$Basplan.D40]" office:value-type="string" office:string-value="Alla" calcext:value-type="string">
            <text:p>Alla</text:p>
          </table:table-cell>
          <table:table-cell table:style-name="ce29" table:number-columns-repeated="77"/>
          <table:table-cell table:style-name="ce44" table:formula="of:=SUM([.D41:.CB4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4" table:formula="of:=[$Basplan.B41]" office:value-type="string" office:string-value="Användarhandledning" calcext:value-type="string">
            <text:p>Användarhandledning</text:p>
          </table:table-cell>
          <table:table-cell table:style-name="ce24" table:formula="of:=[$Basplan.D41]" office:value-type="string" office:string-value="John" calcext:value-type="string">
            <text:p>John</text:p>
          </table:table-cell>
          <table:table-cell table:style-name="ce29" table:number-columns-repeated="77"/>
          <table:table-cell table:style-name="ce44" table:formula="of:=SUM([.D42:.CB4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/>
          <table:table-cell table:style-name="ce14" table:formula="of:=[$Basplan.B42]" office:value-type="string" office:string-value="Reservtid" calcext:value-type="string">
            <text:p>Reservtid</text:p>
          </table:table-cell>
          <table:table-cell table:style-name="ce24" table:formula="of:=[$Basplan.D42]" office:value-type="string" office:string-value="Alla" calcext:value-type="string">
            <text:p>Alla</text:p>
          </table:table-cell>
          <table:table-cell table:style-name="ce29" table:number-columns-repeated="77"/>
          <table:table-cell table:style-name="ce44" table:formula="of:=SUM([.D43:.CB4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2"/>
          <table:table-cell table:style-name="ce33" table:formula="of:=SUM([.D9:.D43])" office:value-type="float" office:value="0" calcext:value-type="float">
            <text:p>0</text:p>
          </table:table-cell>
          <table:table-cell table:style-name="ce33" table:formula="of:=SUM([.E9:.E43])" office:value-type="float" office:value="0" calcext:value-type="float">
            <text:p>0</text:p>
          </table:table-cell>
          <table:table-cell table:style-name="ce33" table:formula="of:=SUM([.F9:.F43])" office:value-type="float" office:value="0" calcext:value-type="float">
            <text:p>0</text:p>
          </table:table-cell>
          <table:table-cell table:style-name="ce33" table:formula="of:=SUM([.G9:.G43])" office:value-type="float" office:value="0" calcext:value-type="float">
            <text:p>0</text:p>
          </table:table-cell>
          <table:table-cell table:style-name="ce33" table:formula="of:=SUM([.H9:.H43])" office:value-type="float" office:value="0" calcext:value-type="float">
            <text:p>0</text:p>
          </table:table-cell>
          <table:table-cell table:style-name="ce33" table:formula="of:=SUM([.I9:.I43])" office:value-type="float" office:value="0" calcext:value-type="float">
            <text:p>0</text:p>
          </table:table-cell>
          <table:table-cell table:style-name="ce33" table:formula="of:=SUM([.J9:.J43])" office:value-type="float" office:value="0" calcext:value-type="float">
            <text:p>0</text:p>
          </table:table-cell>
          <table:table-cell table:style-name="ce33" table:formula="of:=SUM([.K9:.K43])" office:value-type="float" office:value="0" calcext:value-type="float">
            <text:p>0</text:p>
          </table:table-cell>
          <table:table-cell table:style-name="ce33" table:formula="of:=SUM([.L9:.L43])" office:value-type="float" office:value="0" calcext:value-type="float">
            <text:p>0</text:p>
          </table:table-cell>
          <table:table-cell table:style-name="ce33" table:formula="of:=SUM([.M9:.M43])" office:value-type="float" office:value="0" calcext:value-type="float">
            <text:p>0</text:p>
          </table:table-cell>
          <table:table-cell table:style-name="ce33" table:formula="of:=SUM([.N9:.N43])" office:value-type="float" office:value="0" calcext:value-type="float">
            <text:p>0</text:p>
          </table:table-cell>
          <table:table-cell table:style-name="ce33" table:formula="of:=SUM([.O9:.O43])" office:value-type="float" office:value="0" calcext:value-type="float">
            <text:p>0</text:p>
          </table:table-cell>
          <table:table-cell table:style-name="ce33" table:formula="of:=SUM([.P9:.P43])" office:value-type="float" office:value="0" calcext:value-type="float">
            <text:p>0</text:p>
          </table:table-cell>
          <table:table-cell table:style-name="ce33" table:formula="of:=SUM([.Q9:.Q43])" office:value-type="float" office:value="0" calcext:value-type="float">
            <text:p>0</text:p>
          </table:table-cell>
          <table:table-cell table:style-name="ce33" table:formula="of:=SUM([.R9:.R43])" office:value-type="float" office:value="0" calcext:value-type="float">
            <text:p>0</text:p>
          </table:table-cell>
          <table:table-cell table:style-name="ce33" table:formula="of:=SUM([.S9:.S43])" office:value-type="float" office:value="0" calcext:value-type="float">
            <text:p>0</text:p>
          </table:table-cell>
          <table:table-cell table:style-name="ce33" table:formula="of:=SUM([.T9:.T43])" office:value-type="float" office:value="0" calcext:value-type="float">
            <text:p>0</text:p>
          </table:table-cell>
          <table:table-cell table:style-name="ce33" table:formula="of:=SUM([.U9:.U43])" office:value-type="float" office:value="0" calcext:value-type="float">
            <text:p>0</text:p>
          </table:table-cell>
          <table:table-cell table:style-name="ce33" table:formula="of:=SUM([.V9:.V43])" office:value-type="float" office:value="0" calcext:value-type="float">
            <text:p>0</text:p>
          </table:table-cell>
          <table:table-cell table:style-name="ce33" table:formula="of:=SUM([.W9:.W43])" office:value-type="float" office:value="0" calcext:value-type="float">
            <text:p>0</text:p>
          </table:table-cell>
          <table:table-cell table:style-name="ce33" table:formula="of:=SUM([.X9:.X43])" office:value-type="float" office:value="0" calcext:value-type="float">
            <text:p>0</text:p>
          </table:table-cell>
          <table:table-cell table:style-name="ce33" table:formula="of:=SUM([.Y9:.Y43])" office:value-type="float" office:value="0" calcext:value-type="float">
            <text:p>0</text:p>
          </table:table-cell>
          <table:table-cell table:style-name="ce33" table:formula="of:=SUM([.Z9:.Z43])" office:value-type="float" office:value="0" calcext:value-type="float">
            <text:p>0</text:p>
          </table:table-cell>
          <table:table-cell table:style-name="ce33" table:formula="of:=SUM([.AA9:.AA43])" office:value-type="float" office:value="0" calcext:value-type="float">
            <text:p>0</text:p>
          </table:table-cell>
          <table:table-cell table:style-name="ce33" table:formula="of:=SUM([.AB9:.AB43])" office:value-type="float" office:value="0" calcext:value-type="float">
            <text:p>0</text:p>
          </table:table-cell>
          <table:table-cell table:style-name="ce33" table:formula="of:=SUM([.AC9:.AC43])" office:value-type="float" office:value="0" calcext:value-type="float">
            <text:p>0</text:p>
          </table:table-cell>
          <table:table-cell table:style-name="ce33" table:formula="of:=SUM([.AD9:.AD43])" office:value-type="float" office:value="0" calcext:value-type="float">
            <text:p>0</text:p>
          </table:table-cell>
          <table:table-cell table:style-name="ce33" table:formula="of:=SUM([.AE9:.AE43])" office:value-type="float" office:value="0" calcext:value-type="float">
            <text:p>0</text:p>
          </table:table-cell>
          <table:table-cell table:style-name="ce33" table:formula="of:=SUM([.AF9:.AF43])" office:value-type="float" office:value="0" calcext:value-type="float">
            <text:p>0</text:p>
          </table:table-cell>
          <table:table-cell table:style-name="ce33" table:formula="of:=SUM([.AG9:.AG43])" office:value-type="float" office:value="0" calcext:value-type="float">
            <text:p>0</text:p>
          </table:table-cell>
          <table:table-cell table:style-name="ce33" table:formula="of:=SUM([.AH9:.AH43])" office:value-type="float" office:value="0" calcext:value-type="float">
            <text:p>0</text:p>
          </table:table-cell>
          <table:table-cell table:style-name="ce33" table:formula="of:=SUM([.AI9:.AI43])" office:value-type="float" office:value="0" calcext:value-type="float">
            <text:p>0</text:p>
          </table:table-cell>
          <table:table-cell table:style-name="ce33" table:formula="of:=SUM([.AJ9:.AJ43])" office:value-type="float" office:value="0" calcext:value-type="float">
            <text:p>0</text:p>
          </table:table-cell>
          <table:table-cell table:style-name="ce33" table:formula="of:=SUM([.AK9:.AK43])" office:value-type="float" office:value="0" calcext:value-type="float">
            <text:p>0</text:p>
          </table:table-cell>
          <table:table-cell table:style-name="ce33" table:formula="of:=SUM([.AL9:.AL43])" office:value-type="float" office:value="0" calcext:value-type="float">
            <text:p>0</text:p>
          </table:table-cell>
          <table:table-cell table:style-name="ce33" table:formula="of:=SUM([.AM9:.AM43])" office:value-type="float" office:value="0" calcext:value-type="float">
            <text:p>0</text:p>
          </table:table-cell>
          <table:table-cell table:style-name="ce33" table:formula="of:=SUM([.AN9:.AN43])" office:value-type="float" office:value="0" calcext:value-type="float">
            <text:p>0</text:p>
          </table:table-cell>
          <table:table-cell table:style-name="ce33" table:formula="of:=SUM([.AO9:.AO43])" office:value-type="float" office:value="0" calcext:value-type="float">
            <text:p>0</text:p>
          </table:table-cell>
          <table:table-cell table:style-name="ce33" table:formula="of:=SUM([.AP9:.AP43])" office:value-type="float" office:value="0" calcext:value-type="float">
            <text:p>0</text:p>
          </table:table-cell>
          <table:table-cell table:style-name="ce33" table:formula="of:=SUM([.AQ9:.AQ43])" office:value-type="float" office:value="0" calcext:value-type="float">
            <text:p>0</text:p>
          </table:table-cell>
          <table:table-cell table:style-name="ce33" table:formula="of:=SUM([.AR9:.AR43])" office:value-type="float" office:value="0" calcext:value-type="float">
            <text:p>0</text:p>
          </table:table-cell>
          <table:table-cell table:style-name="ce33" table:formula="of:=SUM([.AS9:.AS43])" office:value-type="float" office:value="0" calcext:value-type="float">
            <text:p>0</text:p>
          </table:table-cell>
          <table:table-cell table:style-name="ce33" table:formula="of:=SUM([.AT9:.AT43])" office:value-type="float" office:value="0" calcext:value-type="float">
            <text:p>0</text:p>
          </table:table-cell>
          <table:table-cell table:style-name="ce33" table:formula="of:=SUM([.AU9:.AU43])" office:value-type="float" office:value="0" calcext:value-type="float">
            <text:p>0</text:p>
          </table:table-cell>
          <table:table-cell table:style-name="ce33" table:formula="of:=SUM([.AV9:.AV43])" office:value-type="float" office:value="0" calcext:value-type="float">
            <text:p>0</text:p>
          </table:table-cell>
          <table:table-cell table:style-name="ce33" table:formula="of:=SUM([.AW9:.AW43])" office:value-type="float" office:value="0" calcext:value-type="float">
            <text:p>0</text:p>
          </table:table-cell>
          <table:table-cell table:style-name="ce33" table:formula="of:=SUM([.AX9:.AX43])" office:value-type="float" office:value="0" calcext:value-type="float">
            <text:p>0</text:p>
          </table:table-cell>
          <table:table-cell table:style-name="ce33" table:formula="of:=SUM([.AY9:.AY43])" office:value-type="float" office:value="0" calcext:value-type="float">
            <text:p>0</text:p>
          </table:table-cell>
          <table:table-cell table:style-name="ce33" table:formula="of:=SUM([.AZ9:.AZ43])" office:value-type="float" office:value="0" calcext:value-type="float">
            <text:p>0</text:p>
          </table:table-cell>
          <table:table-cell table:style-name="ce33" table:formula="of:=SUM([.BA9:.BA43])" office:value-type="float" office:value="0" calcext:value-type="float">
            <text:p>0</text:p>
          </table:table-cell>
          <table:table-cell table:style-name="ce33" table:formula="of:=SUM([.BB9:.BB43])" office:value-type="float" office:value="0" calcext:value-type="float">
            <text:p>0</text:p>
          </table:table-cell>
          <table:table-cell table:style-name="ce33" table:formula="of:=SUM([.BC9:.BC43])" office:value-type="float" office:value="0" calcext:value-type="float">
            <text:p>0</text:p>
          </table:table-cell>
          <table:table-cell table:style-name="ce33" table:formula="of:=SUM([.BD9:.BD43])" office:value-type="float" office:value="0" calcext:value-type="float">
            <text:p>0</text:p>
          </table:table-cell>
          <table:table-cell table:style-name="ce33" table:formula="of:=SUM([.BE9:.BE43])" office:value-type="float" office:value="0" calcext:value-type="float">
            <text:p>0</text:p>
          </table:table-cell>
          <table:table-cell table:style-name="ce33" table:formula="of:=SUM([.BF9:.BF43])" office:value-type="float" office:value="0" calcext:value-type="float">
            <text:p>0</text:p>
          </table:table-cell>
          <table:table-cell table:style-name="ce33" table:formula="of:=SUM([.BG9:.BG43])" office:value-type="float" office:value="0" calcext:value-type="float">
            <text:p>0</text:p>
          </table:table-cell>
          <table:table-cell table:style-name="ce33" table:formula="of:=SUM([.BH9:.BH43])" office:value-type="float" office:value="0" calcext:value-type="float">
            <text:p>0</text:p>
          </table:table-cell>
          <table:table-cell table:style-name="ce33" table:formula="of:=SUM([.BI9:.BI43])" office:value-type="float" office:value="0" calcext:value-type="float">
            <text:p>0</text:p>
          </table:table-cell>
          <table:table-cell table:style-name="ce33" table:formula="of:=SUM([.BJ9:.BJ43])" office:value-type="float" office:value="0" calcext:value-type="float">
            <text:p>0</text:p>
          </table:table-cell>
          <table:table-cell table:style-name="ce33" table:formula="of:=SUM([.BK9:.BK43])" office:value-type="float" office:value="0" calcext:value-type="float">
            <text:p>0</text:p>
          </table:table-cell>
          <table:table-cell table:style-name="ce33" table:formula="of:=SUM([.BL9:.BL43])" office:value-type="float" office:value="0" calcext:value-type="float">
            <text:p>0</text:p>
          </table:table-cell>
          <table:table-cell table:style-name="ce33" table:formula="of:=SUM([.BM9:.BM43])" office:value-type="float" office:value="0" calcext:value-type="float">
            <text:p>0</text:p>
          </table:table-cell>
          <table:table-cell table:style-name="ce33" table:formula="of:=SUM([.BN9:.BN43])" office:value-type="float" office:value="0" calcext:value-type="float">
            <text:p>0</text:p>
          </table:table-cell>
          <table:table-cell table:style-name="ce33" table:formula="of:=SUM([.BO9:.BO43])" office:value-type="float" office:value="0" calcext:value-type="float">
            <text:p>0</text:p>
          </table:table-cell>
          <table:table-cell table:style-name="ce33" table:formula="of:=SUM([.BP9:.BP43])" office:value-type="float" office:value="0" calcext:value-type="float">
            <text:p>0</text:p>
          </table:table-cell>
          <table:table-cell table:style-name="ce33" table:formula="of:=SUM([.BQ9:.BQ43])" office:value-type="float" office:value="0" calcext:value-type="float">
            <text:p>0</text:p>
          </table:table-cell>
          <table:table-cell table:style-name="ce33" table:formula="of:=SUM([.BR9:.BR43])" office:value-type="float" office:value="0" calcext:value-type="float">
            <text:p>0</text:p>
          </table:table-cell>
          <table:table-cell table:style-name="ce33" table:formula="of:=SUM([.BS9:.BS43])" office:value-type="float" office:value="0" calcext:value-type="float">
            <text:p>0</text:p>
          </table:table-cell>
          <table:table-cell table:style-name="ce33" table:formula="of:=SUM([.BT9:.BT43])" office:value-type="float" office:value="0" calcext:value-type="float">
            <text:p>0</text:p>
          </table:table-cell>
          <table:table-cell table:style-name="ce33" table:formula="of:=SUM([.BU9:.BU43])" office:value-type="float" office:value="0" calcext:value-type="float">
            <text:p>0</text:p>
          </table:table-cell>
          <table:table-cell table:style-name="ce33" table:formula="of:=SUM([.BV9:.BV43])" office:value-type="float" office:value="0" calcext:value-type="float">
            <text:p>0</text:p>
          </table:table-cell>
          <table:table-cell table:style-name="ce33" table:formula="of:=SUM([.BW9:.BW43])" office:value-type="float" office:value="0" calcext:value-type="float">
            <text:p>0</text:p>
          </table:table-cell>
          <table:table-cell table:style-name="ce33" table:formula="of:=SUM([.BX9:.BX43])" office:value-type="float" office:value="0" calcext:value-type="float">
            <text:p>0</text:p>
          </table:table-cell>
          <table:table-cell table:style-name="ce33" table:formula="of:=SUM([.BY9:.BY43])" office:value-type="float" office:value="0" calcext:value-type="float">
            <text:p>0</text:p>
          </table:table-cell>
          <table:table-cell table:style-name="ce33" table:formula="of:=SUM([.BZ9:.BZ43])" office:value-type="float" office:value="0" calcext:value-type="float">
            <text:p>0</text:p>
          </table:table-cell>
          <table:table-cell table:style-name="ce33" table:formula="of:=SUM([.CA9:.CA43])" office:value-type="float" office:value="0" calcext:value-type="float">
            <text:p>0</text:p>
          </table:table-cell>
          <table:table-cell table:style-name="ce33" table:formula="of:=SUM([.CB9:.CB43])" office:value-type="float" office:value="0" calcext:value-type="float">
            <text:p>0</text:p>
          </table:table-cell>
          <table:table-cell table:style-name="ce54" table:formula="of:=SUM([.D44:.CB44])" office:value-type="float" office:value="0" calcext:value-type="float">
            <text:p>0</text:p>
          </table:table-cell>
          <table:table-cell table:formula="of:=SUM([.CC9:.CC43])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9"/>
          <table:table-cell table:number-columns-repeated="10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7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Default" table:number-columns-repeated="15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12"/>
          <table:table-cell table:number-columns-repeated="1006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/>
          <table:table-cell table:number-columns-repeated="1015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mmy_tid" table:style-name="ta1">
        <table:table-column table:style-name="co1" table:default-cell-style-name="ce12"/>
        <table:table-column table:style-name="co2" table:default-cell-style-name="ce12"/>
        <table:table-column table:style-name="co4" table:default-cell-style-name="ce12"/>
        <table:table-column table:style-name="co16" table:number-columns-repeated="22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default-cell-style-name="ce12"/>
        <table:table-column table:style-name="co16" table:visibility="collapse" table:number-columns-repeated="6" table:default-cell-style-name="ce12"/>
        <table:table-column table:style-name="co16" table:number-columns-repeated="7" table:default-cell-style-name="ce12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859" table:default-cell-style-name="ce12"/>
        <table:table-column table:style-name="co13" table:number-columns-repeated="56" table:default-cell-style-name="Default"/>
        <table:table-row table:style-name="ro1">
          <table:table-cell table:style-name="ce50" office:value-type="string" calcext:value-type="string" table:number-columns-spanned="81" table:number-rows-spanned="1">
            <text:p>PLANERING</text:p>
          </table:table-cell>
          <table:covered-table-cell table:number-columns-repeated="80"/>
          <table:table-cell/>
          <table:table-cell table:style-name="ce47" table:number-columns-repeated="886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/>
          <table:table-cell table:style-name="ce51" table:number-columns-repeated="79"/>
          <table:table-cell/>
          <table:table-cell table:style-name="ce47" table:number-columns-repeated="886"/>
          <table:table-cell table:number-columns-repeated="56"/>
        </table:table-row>
        <table:table-row table:style-name="ro1">
          <table:table-cell table:style-name="ce59" office:value-type="string" calcext:value-type="string">
            <text:p>Projektgrupp: 6</text:p>
          </table:table-cell>
          <table:table-cell table:style-name="ce59"/>
          <table:table-cell table:style-name="ce3" office:value-type="string" calcext:value-type="string">
            <text:p>Datum: 2014-10-12</text:p>
          </table:table-cell>
          <table:table-cell table:style-name="ce61" table:number-columns-spanned="73" table:number-rows-spanned="3"/>
          <table:covered-table-cell table:number-columns-repeated="6"/>
          <table:covered-table-cell table:number-columns-repeated="8" table:style-name="ce34"/>
          <table:covered-table-cell table:number-columns-repeated="58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/>
          <table:table-cell table:style-name="ce42"/>
          <table:table-cell table:number-columns-repeated="943"/>
        </table:table-row>
        <table:table-row table:style-name="ro1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/>
          <table:table-cell table:style-name="ce4" office:value-type="string" calcext:value-type="string">
            <text:p>Version: 1.2</text:p>
          </table:table-cell>
          <table:covered-table-cell table:number-columns-repeated="7"/>
          <table:covered-table-cell table:number-columns-repeated="8" table:style-name="ce35"/>
          <table:covered-table-cell table:number-columns-repeated="58"/>
          <table:table-cell table:style-name="ce39"/>
          <table:table-cell table:style-name="ce53" table:formula="of:=[#REF!.AB4]" office:value-type="string" office:string-value="" calcext:value-type="error" table:number-columns-spanned="3" table:number-rows-spanned="1">
            <text:p>#REF!</text:p>
          </table:table-cell>
          <table:covered-table-cell table:number-columns-repeated="2"/>
          <table:table-cell table:style-name="ce35"/>
          <table:table-cell table:number-columns-repeated="943"/>
        </table:table-row>
        <table:table-row table:style-name="ro1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/>
          <table:table-cell table:style-name="ce5" office:value-type="string" calcext:value-type="string">
            <text:p>Utfärdare:</text:p>
          </table:table-cell>
          <table:covered-table-cell table:number-columns-repeated="7"/>
          <table:covered-table-cell table:number-columns-repeated="8" table:style-name="ce36"/>
          <table:covered-table-cell table:number-columns-repeated="58"/>
          <table:table-cell table:style-name="ce40" table:number-columns-spanned="5" table:number-rows-spanned="1"/>
          <table:covered-table-cell table:number-columns-repeated="4"/>
          <table:table-cell table:number-columns-repeated="943"/>
        </table:table-row>
        <table:table-row table:style-name="ro1">
          <table:table-cell table:style-name="ce6" office:value-type="string" calcext:value-type="string" table:number-columns-spanned="2" table:number-rows-spanned="1">
            <text:p>AKTIVITETER</text:p>
          </table:table-cell>
          <table:covered-table-cell/>
          <table:table-cell table:style-name="ce23" office:value-type="string" calcext:value-type="string">
            <text:p>VEM</text:p>
          </table:table-cell>
          <table:table-cell table:style-name="ce62"/>
          <table:table-cell table:style-name="ce65" table:number-columns-repeated="6"/>
          <table:table-cell table:style-name="ce60" table:number-columns-repeated="70"/>
          <table:table-cell table:number-columns-repeated="27"/>
          <table:table-cell table:style-name="ce49" table:number-columns-repeated="861"/>
          <table:table-cell table:number-columns-repeated="56"/>
        </table:table-row>
        <table:table-row table:style-name="ro1">
          <table:table-cell table:style-name="ce6"/>
          <table:table-cell table:style-name="ce60"/>
          <table:table-cell table:style-name="ce23"/>
          <table:table-cell table:style-name="ce63" office:value-type="string" calcext:value-type="string">
            <text:p>V.4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D44:.J44])" office:value-type="float" office:value="0" calcext:value-type="float">
            <text:p>0</text:p>
          </table:table-cell>
          <table:table-cell table:style-name="ce63" office:value-type="string" calcext:value-type="string">
            <text:p>V.42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K44:.Q44])" office:value-type="float" office:value="0" calcext:value-type="float">
            <text:p>0</text:p>
          </table:table-cell>
          <table:table-cell table:style-name="ce63" office:value-type="string" calcext:value-type="string">
            <text:p>V.43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R44:.X44])" office:value-type="float" office:value="0" calcext:value-type="float">
            <text:p>0</text:p>
          </table:table-cell>
          <table:table-cell table:style-name="ce63" office:value-type="string" calcext:value-type="string">
            <text:p>V.44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Y44:.AE44])" office:value-type="float" office:value="0" calcext:value-type="float">
            <text:p>0</text:p>
          </table:table-cell>
          <table:table-cell table:style-name="ce63" office:value-type="string" calcext:value-type="string">
            <text:p>V.45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F44:.AL44])" office:value-type="float" office:value="0" calcext:value-type="float">
            <text:p>0</text:p>
          </table:table-cell>
          <table:table-cell table:style-name="ce63" office:value-type="string" calcext:value-type="string">
            <text:p>V.46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M44:.AS44])" office:value-type="float" office:value="0" calcext:value-type="float">
            <text:p>0</text:p>
          </table:table-cell>
          <table:table-cell table:style-name="ce63" office:value-type="string" calcext:value-type="string">
            <text:p>V.47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AT44:.AZ44])" office:value-type="float" office:value="0" calcext:value-type="float">
            <text:p>0</text:p>
          </table:table-cell>
          <table:table-cell table:style-name="ce63" office:value-type="string" calcext:value-type="string">
            <text:p>V.48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A44:.BG44])" office:value-type="float" office:value="0" calcext:value-type="float">
            <text:p>0</text:p>
          </table:table-cell>
          <table:table-cell table:style-name="ce63" office:value-type="string" calcext:value-type="string">
            <text:p>V.49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H44:.BN44])" office:value-type="float" office:value="0" calcext:value-type="float">
            <text:p>0</text:p>
          </table:table-cell>
          <table:table-cell table:style-name="ce63" office:value-type="string" calcext:value-type="string">
            <text:p>V.50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O44:.BU44])" office:value-type="float" office:value="0" calcext:value-type="float">
            <text:p>0</text:p>
          </table:table-cell>
          <table:table-cell table:style-name="ce63" office:value-type="string" calcext:value-type="string">
            <text:p>V.51</text:p>
          </table:table-cell>
          <table:table-cell table:style-name="ce63" table:number-columns-repeated="2"/>
          <table:table-cell table:style-name="ce6" table:number-columns-repeated="3"/>
          <table:table-cell table:style-name="ce6" table:formula="of:=SUM([.BV44:.CB44])" office:value-type="float" office:value="0" calcext:value-type="float">
            <text:p>0</text:p>
          </table:table-cell>
          <table:table-cell table:number-columns-repeated="27"/>
          <table:table-cell table:style-name="ce49" table:number-columns-repeated="861"/>
          <table:table-cell table:number-columns-repeated="56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0" office:value-type="string" calcext:value-type="string">
            <text:p>Initialer</text:p>
          </table:table-cell>
          <table:table-cell table:style-name="ce64" office:value-type="date" office:date-value="2014-10-06" calcext:value-type="date">
            <text:p>6/10</text:p>
          </table:table-cell>
          <table:table-cell table:style-name="ce64" office:value-type="date" office:date-value="2014-10-07" calcext:value-type="date">
            <text:p>7/10</text:p>
          </table:table-cell>
          <table:table-cell table:style-name="ce64" office:value-type="date" office:date-value="2014-10-08" calcext:value-type="date">
            <text:p>8/10</text:p>
          </table:table-cell>
          <table:table-cell table:style-name="ce64" office:value-type="date" office:date-value="2014-10-09" calcext:value-type="date">
            <text:p>9/10</text:p>
          </table:table-cell>
          <table:table-cell table:style-name="ce64" office:value-type="date" office:date-value="2014-10-10" calcext:value-type="date">
            <text:p>10/10</text:p>
          </table:table-cell>
          <table:table-cell table:style-name="ce64" office:value-type="date" office:date-value="2014-10-11" calcext:value-type="date">
            <text:p>11/10</text:p>
          </table:table-cell>
          <table:table-cell table:style-name="ce64" office:value-type="date" office:date-value="2014-10-12" calcext:value-type="date">
            <text:p>12/10</text:p>
          </table:table-cell>
          <table:table-cell table:style-name="ce64" office:value-type="date" office:date-value="2014-10-13" calcext:value-type="date">
            <text:p>13/10</text:p>
          </table:table-cell>
          <table:table-cell table:style-name="ce64" office:value-type="date" office:date-value="2014-10-14" calcext:value-type="date">
            <text:p>14/10</text:p>
          </table:table-cell>
          <table:table-cell table:style-name="ce64" office:value-type="date" office:date-value="2014-10-15" calcext:value-type="date">
            <text:p>15/10</text:p>
          </table:table-cell>
          <table:table-cell table:style-name="ce64" office:value-type="date" office:date-value="2014-10-16" calcext:value-type="date">
            <text:p>16/10</text:p>
          </table:table-cell>
          <table:table-cell table:style-name="ce64" office:value-type="date" office:date-value="2014-10-17" calcext:value-type="date">
            <text:p>17/10</text:p>
          </table:table-cell>
          <table:table-cell table:style-name="ce64" office:value-type="date" office:date-value="2014-10-18" calcext:value-type="date">
            <text:p>18/10</text:p>
          </table:table-cell>
          <table:table-cell table:style-name="ce64" office:value-type="date" office:date-value="2014-10-19" calcext:value-type="date">
            <text:p>19/10</text:p>
          </table:table-cell>
          <table:table-cell table:style-name="ce64" office:value-type="date" office:date-value="2014-10-20" calcext:value-type="date">
            <text:p>20/10</text:p>
          </table:table-cell>
          <table:table-cell table:style-name="ce64" office:value-type="date" office:date-value="2014-10-21" calcext:value-type="date">
            <text:p>21/10</text:p>
          </table:table-cell>
          <table:table-cell table:style-name="ce64" office:value-type="date" office:date-value="2014-10-22" calcext:value-type="date">
            <text:p>22/10</text:p>
          </table:table-cell>
          <table:table-cell table:style-name="ce64" office:value-type="date" office:date-value="2014-10-23" calcext:value-type="date">
            <text:p>23/10</text:p>
          </table:table-cell>
          <table:table-cell table:style-name="ce64" office:value-type="date" office:date-value="2014-10-24" calcext:value-type="date">
            <text:p>24/10</text:p>
          </table:table-cell>
          <table:table-cell table:style-name="ce64" office:value-type="date" office:date-value="2014-10-25" calcext:value-type="date">
            <text:p>25/10</text:p>
          </table:table-cell>
          <table:table-cell table:style-name="ce64" office:value-type="date" office:date-value="2014-10-26" calcext:value-type="date">
            <text:p>26/10</text:p>
          </table:table-cell>
          <table:table-cell table:style-name="ce64" office:value-type="date" office:date-value="2014-10-27" calcext:value-type="date">
            <text:p>27/10</text:p>
          </table:table-cell>
          <table:table-cell table:style-name="ce64" office:value-type="date" office:date-value="2014-10-28" calcext:value-type="date">
            <text:p>28/10</text:p>
          </table:table-cell>
          <table:table-cell table:style-name="ce64" office:value-type="date" office:date-value="2014-10-29" calcext:value-type="date">
            <text:p>29/10</text:p>
          </table:table-cell>
          <table:table-cell table:style-name="ce64" office:value-type="date" office:date-value="2014-10-30" calcext:value-type="date">
            <text:p>30/10</text:p>
          </table:table-cell>
          <table:table-cell table:style-name="ce64" office:value-type="date" office:date-value="2014-10-31" calcext:value-type="date">
            <text:p>31/10</text:p>
          </table:table-cell>
          <table:table-cell table:style-name="ce64" office:value-type="date" office:date-value="2014-11-01" calcext:value-type="date">
            <text:p>1/11</text:p>
          </table:table-cell>
          <table:table-cell table:style-name="ce64" office:value-type="date" office:date-value="2014-11-02" calcext:value-type="date">
            <text:p>2/11</text:p>
          </table:table-cell>
          <table:table-cell table:style-name="ce64" office:value-type="date" office:date-value="2014-11-03" calcext:value-type="date">
            <text:p>3/11</text:p>
          </table:table-cell>
          <table:table-cell table:style-name="ce64" office:value-type="date" office:date-value="2014-11-04" calcext:value-type="date">
            <text:p>4/11</text:p>
          </table:table-cell>
          <table:table-cell table:style-name="ce64" office:value-type="date" office:date-value="2014-11-05" calcext:value-type="date">
            <text:p>5/11</text:p>
          </table:table-cell>
          <table:table-cell table:style-name="ce64" office:value-type="date" office:date-value="2014-11-06" calcext:value-type="date">
            <text:p>6/11</text:p>
          </table:table-cell>
          <table:table-cell table:style-name="ce64" office:value-type="date" office:date-value="2014-11-07" calcext:value-type="date">
            <text:p>7/11</text:p>
          </table:table-cell>
          <table:table-cell table:style-name="ce64" office:value-type="date" office:date-value="2014-11-08" calcext:value-type="date">
            <text:p>8/11</text:p>
          </table:table-cell>
          <table:table-cell table:style-name="ce64" office:value-type="date" office:date-value="2014-11-09" calcext:value-type="date">
            <text:p>9/11</text:p>
          </table:table-cell>
          <table:table-cell table:style-name="ce64" office:value-type="date" office:date-value="2014-11-10" calcext:value-type="date">
            <text:p>10/11</text:p>
          </table:table-cell>
          <table:table-cell table:style-name="ce64" office:value-type="date" office:date-value="2014-11-11" calcext:value-type="date">
            <text:p>11/11</text:p>
          </table:table-cell>
          <table:table-cell table:style-name="ce64" office:value-type="date" office:date-value="2014-11-12" calcext:value-type="date">
            <text:p>12/11</text:p>
          </table:table-cell>
          <table:table-cell table:style-name="ce64" office:value-type="date" office:date-value="2014-11-13" calcext:value-type="date">
            <text:p>13/11</text:p>
          </table:table-cell>
          <table:table-cell table:style-name="ce64" office:value-type="date" office:date-value="2014-11-14" calcext:value-type="date">
            <text:p>14/11</text:p>
          </table:table-cell>
          <table:table-cell table:style-name="ce64" office:value-type="date" office:date-value="2014-11-15" calcext:value-type="date">
            <text:p>15/11</text:p>
          </table:table-cell>
          <table:table-cell table:style-name="ce64" office:value-type="date" office:date-value="2014-11-16" calcext:value-type="date">
            <text:p>16/11</text:p>
          </table:table-cell>
          <table:table-cell table:style-name="ce64" office:value-type="date" office:date-value="2014-11-17" calcext:value-type="date">
            <text:p>17/11</text:p>
          </table:table-cell>
          <table:table-cell table:style-name="ce64" office:value-type="date" office:date-value="2014-11-18" calcext:value-type="date">
            <text:p>18/11</text:p>
          </table:table-cell>
          <table:table-cell table:style-name="ce64" office:value-type="date" office:date-value="2014-11-19" calcext:value-type="date">
            <text:p>19/11</text:p>
          </table:table-cell>
          <table:table-cell table:style-name="ce64" office:value-type="date" office:date-value="2014-11-20" calcext:value-type="date">
            <text:p>20/11</text:p>
          </table:table-cell>
          <table:table-cell table:style-name="ce64" office:value-type="date" office:date-value="2014-11-21" calcext:value-type="date">
            <text:p>21/11</text:p>
          </table:table-cell>
          <table:table-cell table:style-name="ce64" office:value-type="date" office:date-value="2014-11-22" calcext:value-type="date">
            <text:p>22/11</text:p>
          </table:table-cell>
          <table:table-cell table:style-name="ce64" office:value-type="date" office:date-value="2014-11-23" calcext:value-type="date">
            <text:p>23/11</text:p>
          </table:table-cell>
          <table:table-cell table:style-name="ce64" office:value-type="date" office:date-value="2014-11-24" calcext:value-type="date">
            <text:p>24/11</text:p>
          </table:table-cell>
          <table:table-cell table:style-name="ce64" office:value-type="date" office:date-value="2014-11-25" calcext:value-type="date">
            <text:p>25/11</text:p>
          </table:table-cell>
          <table:table-cell table:style-name="ce64" office:value-type="date" office:date-value="2014-11-26" calcext:value-type="date">
            <text:p>26/11</text:p>
          </table:table-cell>
          <table:table-cell table:style-name="ce64" office:value-type="date" office:date-value="2014-11-27" calcext:value-type="date">
            <text:p>27/11</text:p>
          </table:table-cell>
          <table:table-cell table:style-name="ce64" office:value-type="date" office:date-value="2014-11-28" calcext:value-type="date">
            <text:p>28/11</text:p>
          </table:table-cell>
          <table:table-cell table:style-name="ce64" office:value-type="date" office:date-value="2014-11-29" calcext:value-type="date">
            <text:p>29/11</text:p>
          </table:table-cell>
          <table:table-cell table:style-name="ce64" office:value-type="date" office:date-value="2014-11-30" calcext:value-type="date">
            <text:p>30/11</text:p>
          </table:table-cell>
          <table:table-cell table:style-name="ce64" office:value-type="date" office:date-value="2014-12-01" calcext:value-type="date">
            <text:p>1/12</text:p>
          </table:table-cell>
          <table:table-cell table:style-name="ce64" office:value-type="date" office:date-value="2014-12-02" calcext:value-type="date">
            <text:p>2/12</text:p>
          </table:table-cell>
          <table:table-cell table:style-name="ce64" office:value-type="date" office:date-value="2014-12-03" calcext:value-type="date">
            <text:p>3/12</text:p>
          </table:table-cell>
          <table:table-cell table:style-name="ce64" office:value-type="date" office:date-value="2014-12-04" calcext:value-type="date">
            <text:p>4/12</text:p>
          </table:table-cell>
          <table:table-cell table:style-name="ce64" office:value-type="date" office:date-value="2014-12-05" calcext:value-type="date">
            <text:p>5/12</text:p>
          </table:table-cell>
          <table:table-cell table:style-name="ce64" office:value-type="date" office:date-value="2014-12-06" calcext:value-type="date">
            <text:p>6/12</text:p>
          </table:table-cell>
          <table:table-cell table:style-name="ce64" office:value-type="date" office:date-value="2014-12-07" calcext:value-type="date">
            <text:p>7/12</text:p>
          </table:table-cell>
          <table:table-cell table:style-name="ce64" office:value-type="date" office:date-value="2014-12-08" calcext:value-type="date">
            <text:p>8/12</text:p>
          </table:table-cell>
          <table:table-cell table:style-name="ce64" office:value-type="date" office:date-value="2014-12-09" calcext:value-type="date">
            <text:p>9/12</text:p>
          </table:table-cell>
          <table:table-cell table:style-name="ce64" office:value-type="date" office:date-value="2014-12-10" calcext:value-type="date">
            <text:p>10/12</text:p>
          </table:table-cell>
          <table:table-cell table:style-name="ce64" office:value-type="date" office:date-value="2014-12-11" calcext:value-type="date">
            <text:p>11/12</text:p>
          </table:table-cell>
          <table:table-cell table:style-name="ce64" office:value-type="date" office:date-value="2014-12-12" calcext:value-type="date">
            <text:p>12/12</text:p>
          </table:table-cell>
          <table:table-cell table:style-name="ce64" office:value-type="date" office:date-value="2014-12-13" calcext:value-type="date">
            <text:p>13/12</text:p>
          </table:table-cell>
          <table:table-cell table:style-name="ce64" office:value-type="date" office:date-value="2014-12-14" calcext:value-type="date">
            <text:p>14/12</text:p>
          </table:table-cell>
          <table:table-cell table:style-name="ce64" office:value-type="date" office:date-value="2014-12-15" calcext:value-type="date">
            <text:p>15/12</text:p>
          </table:table-cell>
          <table:table-cell table:style-name="ce64" office:value-type="date" office:date-value="2014-12-16" calcext:value-type="date">
            <text:p>16/12</text:p>
          </table:table-cell>
          <table:table-cell table:style-name="ce64" office:value-type="date" office:date-value="2014-12-17" calcext:value-type="date">
            <text:p>17/12</text:p>
          </table:table-cell>
          <table:table-cell table:style-name="ce64" office:value-type="date" office:date-value="2014-12-18" calcext:value-type="date">
            <text:p>18/12</text:p>
          </table:table-cell>
          <table:table-cell table:style-name="ce64" office:value-type="date" office:date-value="2014-12-19" calcext:value-type="date">
            <text:p>19/12</text:p>
          </table:table-cell>
          <table:table-cell table:style-name="ce64" office:value-type="date" office:date-value="2014-12-20" calcext:value-type="date">
            <text:p>20/12</text:p>
          </table:table-cell>
          <table:table-cell table:style-name="ce64" office:value-type="date" office:date-value="2014-12-21" calcext:value-type="date">
            <text:p>21/12</text:p>
          </table:table-cell>
          <table:table-cell table:style-name="ce8" office:value-type="string" calcext:value-type="string">
            <text:p>Sa</text:p>
          </table:table-cell>
          <table:table-cell table:number-columns-repeated="94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table:formula="of:=[$Basplan.B8]" office:value-type="string" office:string-value="Knappar/brytare" calcext:value-type="string">
            <text:p>Knappar/brytare</text:p>
          </table:table-cell>
          <table:table-cell table:style-name="ce24" table:formula="of:=[$Basplan.D8]" office:value-type="string" office:string-value="Adrian, John" calcext:value-type="string">
            <text:p>Adrian, John</text:p>
          </table:table-cell>
          <table:table-cell table:style-name="ce29" table:number-columns-repeated="77"/>
          <table:table-cell table:style-name="ce43" table:formula="of:=SUM([.D9:.CB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table:formula="of:=[$Basplan.B9]" office:value-type="string" office:string-value="Blåtand hos robot" calcext:value-type="string">
            <text:p>Blåtand hos robot</text:p>
          </table:table-cell>
          <table:table-cell table:style-name="ce24" table:formula="of:=[$Basplan.D9]" office:value-type="string" office:string-value="Anthon, Tommy, Herman" calcext:value-type="string">
            <text:p>Anthon, Tommy, Herman</text:p>
          </table:table-cell>
          <table:table-cell table:style-name="ce29" table:number-columns-repeated="77"/>
          <table:table-cell table:style-name="ce44" table:formula="of:=SUM([.D10:.CB1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4" table:formula="of:=[$Basplan.B10]" office:value-type="string" office:string-value="Databuss" calcext:value-type="string">
            <text:p>Databuss</text:p>
          </table:table-cell>
          <table:table-cell table:style-name="ce24" table:formula="of:=[$Basplan.D10]" office:value-type="string" office:string-value="Herman, Albert, Johan" calcext:value-type="string">
            <text:p>Herman, Albert, Johan</text:p>
          </table:table-cell>
          <table:table-cell table:style-name="ce29" table:number-columns-repeated="77"/>
          <table:table-cell table:style-name="ce44" table:formula="of:=SUM([.D11:.CB1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table:formula="of:=[$Basplan.B11]" office:value-type="string" office:string-value="Sensordata" calcext:value-type="string">
            <text:p>Sensordata</text:p>
          </table:table-cell>
          <table:table-cell table:style-name="ce24" table:formula="of:=[$Basplan.D11]" office:value-type="string" office:string-value="Albert, Adrian, Herman" calcext:value-type="string">
            <text:p>Albert, Adrian, Herman</text:p>
          </table:table-cell>
          <table:table-cell table:style-name="ce29" table:number-columns-repeated="77"/>
          <table:table-cell table:style-name="ce44" table:formula="of:=SUM([.D12:.CB1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4" table:formula="of:=[$Basplan.B12]" office:value-type="string" office:string-value="Kommandon" calcext:value-type="string">
            <text:p>Kommandon</text:p>
          </table:table-cell>
          <table:table-cell table:style-name="ce24" table:formula="of:=[$Basplan.D12]" office:value-type="string" office:string-value="Herman, Johan, John" calcext:value-type="string">
            <text:p>Herman, Johan, John</text:p>
          </table:table-cell>
          <table:table-cell table:style-name="ce29" table:number-columns-repeated="77"/>
          <table:table-cell table:style-name="ce44" table:formula="of:=SUM([.D13:.CB1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table:formula="of:=[$Basplan.B13]" office:value-type="string" office:string-value="Korsning" calcext:value-type="string">
            <text:p>Korsning</text:p>
          </table:table-cell>
          <table:table-cell table:style-name="ce24" table:formula="of:=[$Basplan.D13]" office:value-type="string" office:string-value="Herman, Tommy" calcext:value-type="string">
            <text:p>Herman, Tommy</text:p>
          </table:table-cell>
          <table:table-cell table:style-name="ce29" table:number-columns-repeated="77"/>
          <table:table-cell table:style-name="ce44" table:formula="of:=SUM([.D14:.CB1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4" table:formula="of:=[$Basplan.B14]" office:value-type="string" office:string-value="Återvändsgränd" calcext:value-type="string">
            <text:p>Återvändsgränd</text:p>
          </table:table-cell>
          <table:table-cell table:style-name="ce24" table:formula="of:=[$Basplan.D14]" office:value-type="string" office:string-value="Herman, Tommy" calcext:value-type="string">
            <text:p>Herman, Tommy</text:p>
          </table:table-cell>
          <table:table-cell table:style-name="ce29" table:number-columns-repeated="77"/>
          <table:table-cell table:style-name="ce44" table:formula="of:=SUM([.D15:.CB1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4" table:formula="of:=[$Basplan.B15]" office:value-type="string" office:string-value="Tejpmarkering" calcext:value-type="string">
            <text:p>Tejpmarkering</text:p>
          </table:table-cell>
          <table:table-cell table:style-name="ce24" table:formula="of:=[$Basplan.D15]" office:value-type="string" office:string-value="Herman, Adrian" calcext:value-type="string">
            <text:p>Herman, Adrian</text:p>
          </table:table-cell>
          <table:table-cell table:style-name="ce29" table:number-columns-repeated="77"/>
          <table:table-cell table:style-name="ce44" table:formula="of:=SUM([.D16:.CB1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4" table:formula="of:=[$Basplan.B16]" office:value-type="string" office:string-value="Utforskning" calcext:value-type="string">
            <text:p>Utforskning</text:p>
          </table:table-cell>
          <table:table-cell table:style-name="ce24" table:formula="of:=[$Basplan.D16]" office:value-type="string" office:string-value="Herman, Tommy, Anthon" calcext:value-type="string">
            <text:p>Herman, Tommy, Anthon</text:p>
          </table:table-cell>
          <table:table-cell table:style-name="ce29" table:number-columns-repeated="77"/>
          <table:table-cell table:style-name="ce44" table:formula="of:=SUM([.D17:.CB1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4" table:formula="of:=[$Basplan.B17]" office:value-type="string" office:string-value="Karta" calcext:value-type="string">
            <text:p>Karta</text:p>
          </table:table-cell>
          <table:table-cell table:style-name="ce24" table:formula="of:=[$Basplan.D17]" office:value-type="string" office:string-value="Herman, John, Tommy" calcext:value-type="string">
            <text:p>Herman, John, Tommy</text:p>
          </table:table-cell>
          <table:table-cell table:style-name="ce29" table:number-columns-repeated="77"/>
          <table:table-cell table:style-name="ce44" table:formula="of:=SUM([.D18:.CB1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4" table:formula="of:=[$Basplan.B18]" office:value-type="string" office:string-value="Traversering efter karta" calcext:value-type="string">
            <text:p>Traversering efter karta</text:p>
          </table:table-cell>
          <table:table-cell table:style-name="ce24" table:formula="of:=[$Basplan.D18]" office:value-type="string" office:string-value="Herman, Adrian, Tommy" calcext:value-type="string">
            <text:p>Herman, Adrian, Tommy</text:p>
          </table:table-cell>
          <table:table-cell table:style-name="ce29" table:number-columns-repeated="77"/>
          <table:table-cell table:style-name="ce44" table:formula="of:=SUM([.D19:.CB1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4" table:formula="of:=[$Basplan.B19]" office:value-type="string" office:string-value="Ljussensorer" calcext:value-type="string">
            <text:p>Ljussensorer</text:p>
          </table:table-cell>
          <table:table-cell table:style-name="ce24" table:formula="of:=[$Basplan.D19]" office:value-type="string" office:string-value="Albert, Adrian" calcext:value-type="string">
            <text:p>Albert, Adrian</text:p>
          </table:table-cell>
          <table:table-cell table:style-name="ce29" table:number-columns-repeated="77"/>
          <table:table-cell table:style-name="ce44" table:formula="of:=SUM([.D20:.CB2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4" table:formula="of:=[$Basplan.B20]" office:value-type="string" office:string-value="Avståndssensorer" calcext:value-type="string">
            <text:p>Avståndssensorer</text:p>
          </table:table-cell>
          <table:table-cell table:style-name="ce24" table:formula="of:=[$Basplan.D20]" office:value-type="string" office:string-value="Albert, Adrian" calcext:value-type="string">
            <text:p>Albert, Adrian</text:p>
          </table:table-cell>
          <table:table-cell table:style-name="ce29" table:number-columns-repeated="77"/>
          <table:table-cell table:style-name="ce44" table:formula="of:=SUM([.D21:.CB2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4" table:formula="of:=[$Basplan.B21]" office:value-type="string" office:string-value="Gyro" calcext:value-type="string">
            <text:p>Gyro</text:p>
          </table:table-cell>
          <table:table-cell table:style-name="ce24" table:formula="of:=[$Basplan.D21]" office:value-type="string" office:string-value="Albert, John" calcext:value-type="string">
            <text:p>Albert, John</text:p>
          </table:table-cell>
          <table:table-cell table:style-name="ce29" table:number-columns-repeated="77"/>
          <table:table-cell table:style-name="ce44" table:formula="of:=SUM([.D22:.CB2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4" table:formula="of:=[$Basplan.B22]" office:value-type="string" office:string-value="Avståndsbehandling" calcext:value-type="string">
            <text:p>Avståndsbehandling</text:p>
          </table:table-cell>
          <table:table-cell table:style-name="ce24" table:formula="of:=[$Basplan.D22]" office:value-type="string" office:string-value="Albert, Anthon" calcext:value-type="string">
            <text:p>Albert, Anthon</text:p>
          </table:table-cell>
          <table:table-cell table:style-name="ce30" table:number-columns-repeated="77"/>
          <table:table-cell table:style-name="ce44" table:formula="of:=SUM([.D23:.CB2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4" table:formula="of:=[$Basplan.B23]" office:value-type="string" office:string-value="Kalibrering" calcext:value-type="string">
            <text:p>Kalibrering</text:p>
          </table:table-cell>
          <table:table-cell table:style-name="ce24" table:formula="of:=[$Basplan.D23]" office:value-type="string" office:string-value="Albert, Anthon" calcext:value-type="string">
            <text:p>Albert, Anthon</text:p>
          </table:table-cell>
          <table:table-cell table:style-name="ce29" table:number-columns-repeated="77"/>
          <table:table-cell table:style-name="ce44" table:formula="of:=SUM([.D24:.CB2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table:formula="of:=[$Basplan.B24]" office:value-type="string" office:string-value="LCD" calcext:value-type="string">
            <text:p>LCD</text:p>
          </table:table-cell>
          <table:table-cell table:style-name="ce24" table:formula="of:=[$Basplan.D24]" office:value-type="string" office:string-value="Albert, Adrian" calcext:value-type="string">
            <text:p>Albert, Adrian</text:p>
          </table:table-cell>
          <table:table-cell table:style-name="ce31" table:number-columns-repeated="77"/>
          <table:table-cell table:style-name="ce44" table:formula="of:=SUM([.D25:.CB2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4" table:formula="of:=[$Basplan.B25]" office:value-type="string" office:string-value="Motor/servo" calcext:value-type="string">
            <text:p>Motor/servo</text:p>
          </table:table-cell>
          <table:table-cell table:style-name="ce24" table:formula="of:=[$Basplan.D25]" office:value-type="string" office:string-value="Johan, John" calcext:value-type="string">
            <text:p>Johan, John</text:p>
          </table:table-cell>
          <table:table-cell table:style-name="ce29" table:number-columns-repeated="72"/>
          <table:table-cell table:style-name="ce38"/>
          <table:table-cell table:style-name="ce29" table:number-columns-repeated="4"/>
          <table:table-cell table:style-name="ce44" table:formula="of:=SUM([.D26:.CB2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4" table:formula="of:=[$Basplan.B26]" office:value-type="string" office:string-value="Autonoma kommandon" calcext:value-type="string">
            <text:p>Autonoma kommandon</text:p>
          </table:table-cell>
          <table:table-cell table:style-name="ce24" table:formula="of:=[$Basplan.D26]" office:value-type="string" office:string-value="Johan, John" calcext:value-type="string">
            <text:p>Johan, John</text:p>
          </table:table-cell>
          <table:table-cell table:style-name="ce31" table:number-columns-repeated="77"/>
          <table:table-cell table:style-name="ce44" table:formula="of:=SUM([.D27:.CB2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4" table:formula="of:=[$Basplan.B27]" office:value-type="string" office:string-value="Fjärrkommadon" calcext:value-type="string">
            <text:p>Fjärrkommadon</text:p>
          </table:table-cell>
          <table:table-cell table:style-name="ce24" table:formula="of:=[$Basplan.D27]" office:value-type="string" office:string-value="Johan, John" calcext:value-type="string">
            <text:p>Johan, John</text:p>
          </table:table-cell>
          <table:table-cell table:style-name="ce29" table:number-columns-repeated="72"/>
          <table:table-cell table:style-name="ce38"/>
          <table:table-cell table:style-name="ce29" table:number-columns-repeated="4"/>
          <table:table-cell table:style-name="ce44" table:formula="of:=SUM([.D28:.CB2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4" table:formula="of:=[$Basplan.B28]" office:value-type="string" office:string-value="PD-reglering" calcext:value-type="string">
            <text:p>PD-reglering</text:p>
          </table:table-cell>
          <table:table-cell table:style-name="ce24" table:formula="of:=[$Basplan.D28]" office:value-type="string" office:string-value="Johan, Anthon" calcext:value-type="string">
            <text:p>Johan, Anthon</text:p>
          </table:table-cell>
          <table:table-cell table:style-name="ce29" table:number-columns-repeated="77"/>
          <table:table-cell table:style-name="ce44" table:formula="of:=SUM([.D29:.CB2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4" table:formula="of:=[$Basplan.B29]" office:value-type="string" office:string-value="Tejpföljning" calcext:value-type="string">
            <text:p>Tejpföljning</text:p>
          </table:table-cell>
          <table:table-cell table:style-name="ce24" table:formula="of:=[$Basplan.D29]" office:value-type="string" office:string-value="John, Albert, Johan" calcext:value-type="string">
            <text:p>John, Albert, Johan</text:p>
          </table:table-cell>
          <table:table-cell table:style-name="ce29" table:number-columns-repeated="77"/>
          <table:table-cell table:style-name="ce44" table:formula="of:=SUM([.D30:.CB3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4" table:formula="of:=[$Basplan.B30]" office:value-type="string" office:string-value="Parametrar" calcext:value-type="string">
            <text:p>Parametrar</text:p>
          </table:table-cell>
          <table:table-cell table:style-name="ce24" table:formula="of:=[$Basplan.D30]" office:value-type="string" office:string-value="Anthon, John" calcext:value-type="string">
            <text:p>Anthon, John</text:p>
          </table:table-cell>
          <table:table-cell table:style-name="ce29" table:number-columns-repeated="74"/>
          <table:table-cell/>
          <table:table-cell table:style-name="ce29" table:number-columns-repeated="2"/>
          <table:table-cell table:style-name="ce44" table:formula="of:=SUM([.D31:.CB3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14" table:formula="of:=[$Basplan.B31]" office:value-type="string" office:string-value="Felsökningsdata" calcext:value-type="string">
            <text:p>Felsökningsdata</text:p>
          </table:table-cell>
          <table:table-cell table:style-name="ce24" table:formula="of:=[$Basplan.D31]" office:value-type="string" office:string-value="Tommy" calcext:value-type="string">
            <text:p>Tommy</text:p>
          </table:table-cell>
          <table:table-cell table:style-name="ce29" table:number-columns-repeated="74"/>
          <table:table-cell/>
          <table:table-cell table:style-name="ce29" table:number-columns-repeated="2"/>
          <table:table-cell table:style-name="ce44" table:formula="of:=SUM([.D32:.CB3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4" table:formula="of:=[$Basplan.B32]" office:value-type="string" office:string-value="Bluetooth hos programvara" calcext:value-type="string">
            <text:p>Bluetooth hos programvara</text:p>
          </table:table-cell>
          <table:table-cell table:style-name="ce24" table:formula="of:=[$Basplan.D32]" office:value-type="string" office:string-value="Anthon, Tommy" calcext:value-type="string">
            <text:p>Anthon, Tommy</text:p>
          </table:table-cell>
          <table:table-cell table:style-name="ce29" table:number-columns-repeated="77"/>
          <table:table-cell table:style-name="ce44" table:formula="of:=SUM([.D33:.CB3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4" table:formula="of:=[$Basplan.B33]" office:value-type="string" office:string-value="Bluetooth" calcext:value-type="string">
            <text:p>Bluetooth</text:p>
          </table:table-cell>
          <table:table-cell table:style-name="ce24" table:formula="of:=[$Basplan.D33]" office:value-type="string" office:string-value="Anthon, Tommy, Herman" calcext:value-type="string">
            <text:p>Anthon, Tommy, Herman</text:p>
          </table:table-cell>
          <table:table-cell table:style-name="ce32" table:number-columns-repeated="77"/>
          <table:table-cell table:style-name="ce45" table:formula="of:=SUM([.D34:.CB34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4" table:formula="of:=[$Basplan.B34]" office:value-type="string" office:string-value="GUI" calcext:value-type="string">
            <text:p>GUI</text:p>
          </table:table-cell>
          <table:table-cell table:style-name="ce24" table:formula="of:=[$Basplan.D34]" office:value-type="string" office:string-value="Anthon" calcext:value-type="string">
            <text:p>Anthon</text:p>
          </table:table-cell>
          <table:table-cell table:style-name="ce32" table:number-columns-repeated="77"/>
          <table:table-cell table:style-name="ce45" table:formula="of:=SUM([.D35:.CB35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4" table:formula="of:=[$Basplan.B35]" office:value-type="string" office:string-value="Möte" calcext:value-type="string">
            <text:p>Möte</text:p>
          </table:table-cell>
          <table:table-cell table:style-name="ce24" table:formula="of:=[$Basplan.D35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6:.CB36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4" table:formula="of:=[$Basplan.B36]" office:value-type="string" office:string-value="Designspecifikation" calcext:value-type="string">
            <text:p>Designspecifikation</text:p>
          </table:table-cell>
          <table:table-cell table:style-name="ce24" table:formula="of:=[$Basplan.D36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7:.CB37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4" table:formula="of:=[$Basplan.B37]" office:value-type="string" office:string-value="Redovisning" calcext:value-type="string">
            <text:p>Redovisning</text:p>
          </table:table-cell>
          <table:table-cell table:style-name="ce24" table:formula="of:=[$Basplan.D37]" office:value-type="string" office:string-value="Adrian" calcext:value-type="string">
            <text:p>Adrian</text:p>
          </table:table-cell>
          <table:table-cell table:style-name="ce32" table:number-columns-repeated="77"/>
          <table:table-cell table:style-name="ce44" table:formula="of:=SUM([.D38:.CB38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4" table:formula="of:=[$Basplan.B38]" office:value-type="string" office:string-value="Teknisk dokumentation" calcext:value-type="string">
            <text:p>Teknisk dokumentation</text:p>
          </table:table-cell>
          <table:table-cell table:style-name="ce24" table:formula="of:=[$Basplan.D38]" office:value-type="string" office:string-value="Alla" calcext:value-type="string">
            <text:p>Alla</text:p>
          </table:table-cell>
          <table:table-cell table:style-name="ce32" table:number-columns-repeated="77"/>
          <table:table-cell table:style-name="ce44" table:formula="of:=SUM([.D39:.CB39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4" table:formula="of:=[$Basplan.B39]" office:value-type="string" office:string-value="Tid- och statusrapport" calcext:value-type="string">
            <text:p>Tid- och statusrapport</text:p>
          </table:table-cell>
          <table:table-cell table:style-name="ce24" table:formula="of:=[$Basplan.D39]" office:value-type="string" office:string-value="Adrian" calcext:value-type="string">
            <text:p>Adrian</text:p>
          </table:table-cell>
          <table:table-cell table:style-name="ce29" table:number-columns-repeated="77"/>
          <table:table-cell table:style-name="ce44" table:formula="of:=SUM([.D40:.CB40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4" table:formula="of:=[$Basplan.B40]" office:value-type="string" office:string-value="Efterstudie" calcext:value-type="string">
            <text:p>Efterstudie</text:p>
          </table:table-cell>
          <table:table-cell table:style-name="ce24" table:formula="of:=[$Basplan.D40]" office:value-type="string" office:string-value="Alla" calcext:value-type="string">
            <text:p>Alla</text:p>
          </table:table-cell>
          <table:table-cell table:style-name="ce29" table:number-columns-repeated="77"/>
          <table:table-cell table:style-name="ce44" table:formula="of:=SUM([.D41:.CB41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4" table:formula="of:=[$Basplan.B41]" office:value-type="string" office:string-value="Användarhandledning" calcext:value-type="string">
            <text:p>Användarhandledning</text:p>
          </table:table-cell>
          <table:table-cell table:style-name="ce24" table:formula="of:=[$Basplan.D41]" office:value-type="string" office:string-value="John" calcext:value-type="string">
            <text:p>John</text:p>
          </table:table-cell>
          <table:table-cell table:style-name="ce29" table:number-columns-repeated="77"/>
          <table:table-cell table:style-name="ce44" table:formula="of:=SUM([.D42:.CB42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9"/>
          <table:table-cell table:style-name="ce14" table:formula="of:=[$Basplan.B42]" office:value-type="string" office:string-value="Reservtid" calcext:value-type="string">
            <text:p>Reservtid</text:p>
          </table:table-cell>
          <table:table-cell table:style-name="ce24" table:formula="of:=[$Basplan.D42]" office:value-type="string" office:string-value="Alla" calcext:value-type="string">
            <text:p>Alla</text:p>
          </table:table-cell>
          <table:table-cell table:style-name="ce29" table:number-columns-repeated="77"/>
          <table:table-cell table:style-name="ce44" table:formula="of:=SUM([.D43:.CB43]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2"/>
          <table:table-cell table:style-name="ce33" table:formula="of:=SUM([.D9:.D43])" office:value-type="float" office:value="0" calcext:value-type="float">
            <text:p>0</text:p>
          </table:table-cell>
          <table:table-cell table:style-name="ce33" table:formula="of:=SUM([.E9:.E43])" office:value-type="float" office:value="0" calcext:value-type="float">
            <text:p>0</text:p>
          </table:table-cell>
          <table:table-cell table:style-name="ce33" table:formula="of:=SUM([.F9:.F43])" office:value-type="float" office:value="0" calcext:value-type="float">
            <text:p>0</text:p>
          </table:table-cell>
          <table:table-cell table:style-name="ce33" table:formula="of:=SUM([.G9:.G43])" office:value-type="float" office:value="0" calcext:value-type="float">
            <text:p>0</text:p>
          </table:table-cell>
          <table:table-cell table:style-name="ce33" table:formula="of:=SUM([.H9:.H43])" office:value-type="float" office:value="0" calcext:value-type="float">
            <text:p>0</text:p>
          </table:table-cell>
          <table:table-cell table:style-name="ce33" table:formula="of:=SUM([.I9:.I43])" office:value-type="float" office:value="0" calcext:value-type="float">
            <text:p>0</text:p>
          </table:table-cell>
          <table:table-cell table:style-name="ce33" table:formula="of:=SUM([.J9:.J43])" office:value-type="float" office:value="0" calcext:value-type="float">
            <text:p>0</text:p>
          </table:table-cell>
          <table:table-cell table:style-name="ce33" table:formula="of:=SUM([.K9:.K43])" office:value-type="float" office:value="0" calcext:value-type="float">
            <text:p>0</text:p>
          </table:table-cell>
          <table:table-cell table:style-name="ce33" table:formula="of:=SUM([.L9:.L43])" office:value-type="float" office:value="0" calcext:value-type="float">
            <text:p>0</text:p>
          </table:table-cell>
          <table:table-cell table:style-name="ce33" table:formula="of:=SUM([.M9:.M43])" office:value-type="float" office:value="0" calcext:value-type="float">
            <text:p>0</text:p>
          </table:table-cell>
          <table:table-cell table:style-name="ce33" table:formula="of:=SUM([.N9:.N43])" office:value-type="float" office:value="0" calcext:value-type="float">
            <text:p>0</text:p>
          </table:table-cell>
          <table:table-cell table:style-name="ce33" table:formula="of:=SUM([.O9:.O43])" office:value-type="float" office:value="0" calcext:value-type="float">
            <text:p>0</text:p>
          </table:table-cell>
          <table:table-cell table:style-name="ce33" table:formula="of:=SUM([.P9:.P43])" office:value-type="float" office:value="0" calcext:value-type="float">
            <text:p>0</text:p>
          </table:table-cell>
          <table:table-cell table:style-name="ce33" table:formula="of:=SUM([.Q9:.Q43])" office:value-type="float" office:value="0" calcext:value-type="float">
            <text:p>0</text:p>
          </table:table-cell>
          <table:table-cell table:style-name="ce33" table:formula="of:=SUM([.R9:.R43])" office:value-type="float" office:value="0" calcext:value-type="float">
            <text:p>0</text:p>
          </table:table-cell>
          <table:table-cell table:style-name="ce33" table:formula="of:=SUM([.S9:.S43])" office:value-type="float" office:value="0" calcext:value-type="float">
            <text:p>0</text:p>
          </table:table-cell>
          <table:table-cell table:style-name="ce33" table:formula="of:=SUM([.T9:.T43])" office:value-type="float" office:value="0" calcext:value-type="float">
            <text:p>0</text:p>
          </table:table-cell>
          <table:table-cell table:style-name="ce33" table:formula="of:=SUM([.U9:.U43])" office:value-type="float" office:value="0" calcext:value-type="float">
            <text:p>0</text:p>
          </table:table-cell>
          <table:table-cell table:style-name="ce33" table:formula="of:=SUM([.V9:.V43])" office:value-type="float" office:value="0" calcext:value-type="float">
            <text:p>0</text:p>
          </table:table-cell>
          <table:table-cell table:style-name="ce33" table:formula="of:=SUM([.W9:.W43])" office:value-type="float" office:value="0" calcext:value-type="float">
            <text:p>0</text:p>
          </table:table-cell>
          <table:table-cell table:style-name="ce33" table:formula="of:=SUM([.X9:.X43])" office:value-type="float" office:value="0" calcext:value-type="float">
            <text:p>0</text:p>
          </table:table-cell>
          <table:table-cell table:style-name="ce33" table:formula="of:=SUM([.Y9:.Y43])" office:value-type="float" office:value="0" calcext:value-type="float">
            <text:p>0</text:p>
          </table:table-cell>
          <table:table-cell table:style-name="ce33" table:formula="of:=SUM([.Z9:.Z43])" office:value-type="float" office:value="0" calcext:value-type="float">
            <text:p>0</text:p>
          </table:table-cell>
          <table:table-cell table:style-name="ce33" table:formula="of:=SUM([.AA9:.AA43])" office:value-type="float" office:value="0" calcext:value-type="float">
            <text:p>0</text:p>
          </table:table-cell>
          <table:table-cell table:style-name="ce33" table:formula="of:=SUM([.AB9:.AB43])" office:value-type="float" office:value="0" calcext:value-type="float">
            <text:p>0</text:p>
          </table:table-cell>
          <table:table-cell table:style-name="ce33" table:formula="of:=SUM([.AC9:.AC43])" office:value-type="float" office:value="0" calcext:value-type="float">
            <text:p>0</text:p>
          </table:table-cell>
          <table:table-cell table:style-name="ce33" table:formula="of:=SUM([.AD9:.AD43])" office:value-type="float" office:value="0" calcext:value-type="float">
            <text:p>0</text:p>
          </table:table-cell>
          <table:table-cell table:style-name="ce33" table:formula="of:=SUM([.AE9:.AE43])" office:value-type="float" office:value="0" calcext:value-type="float">
            <text:p>0</text:p>
          </table:table-cell>
          <table:table-cell table:style-name="ce33" table:formula="of:=SUM([.AF9:.AF43])" office:value-type="float" office:value="0" calcext:value-type="float">
            <text:p>0</text:p>
          </table:table-cell>
          <table:table-cell table:style-name="ce33" table:formula="of:=SUM([.AG9:.AG43])" office:value-type="float" office:value="0" calcext:value-type="float">
            <text:p>0</text:p>
          </table:table-cell>
          <table:table-cell table:style-name="ce33" table:formula="of:=SUM([.AH9:.AH43])" office:value-type="float" office:value="0" calcext:value-type="float">
            <text:p>0</text:p>
          </table:table-cell>
          <table:table-cell table:style-name="ce33" table:formula="of:=SUM([.AI9:.AI43])" office:value-type="float" office:value="0" calcext:value-type="float">
            <text:p>0</text:p>
          </table:table-cell>
          <table:table-cell table:style-name="ce33" table:formula="of:=SUM([.AJ9:.AJ43])" office:value-type="float" office:value="0" calcext:value-type="float">
            <text:p>0</text:p>
          </table:table-cell>
          <table:table-cell table:style-name="ce33" table:formula="of:=SUM([.AK9:.AK43])" office:value-type="float" office:value="0" calcext:value-type="float">
            <text:p>0</text:p>
          </table:table-cell>
          <table:table-cell table:style-name="ce33" table:formula="of:=SUM([.AL9:.AL43])" office:value-type="float" office:value="0" calcext:value-type="float">
            <text:p>0</text:p>
          </table:table-cell>
          <table:table-cell table:style-name="ce33" table:formula="of:=SUM([.AM9:.AM43])" office:value-type="float" office:value="0" calcext:value-type="float">
            <text:p>0</text:p>
          </table:table-cell>
          <table:table-cell table:style-name="ce33" table:formula="of:=SUM([.AN9:.AN43])" office:value-type="float" office:value="0" calcext:value-type="float">
            <text:p>0</text:p>
          </table:table-cell>
          <table:table-cell table:style-name="ce33" table:formula="of:=SUM([.AO9:.AO43])" office:value-type="float" office:value="0" calcext:value-type="float">
            <text:p>0</text:p>
          </table:table-cell>
          <table:table-cell table:style-name="ce33" table:formula="of:=SUM([.AP9:.AP43])" office:value-type="float" office:value="0" calcext:value-type="float">
            <text:p>0</text:p>
          </table:table-cell>
          <table:table-cell table:style-name="ce33" table:formula="of:=SUM([.AQ9:.AQ43])" office:value-type="float" office:value="0" calcext:value-type="float">
            <text:p>0</text:p>
          </table:table-cell>
          <table:table-cell table:style-name="ce33" table:formula="of:=SUM([.AR9:.AR43])" office:value-type="float" office:value="0" calcext:value-type="float">
            <text:p>0</text:p>
          </table:table-cell>
          <table:table-cell table:style-name="ce33" table:formula="of:=SUM([.AS9:.AS43])" office:value-type="float" office:value="0" calcext:value-type="float">
            <text:p>0</text:p>
          </table:table-cell>
          <table:table-cell table:style-name="ce33" table:formula="of:=SUM([.AT9:.AT43])" office:value-type="float" office:value="0" calcext:value-type="float">
            <text:p>0</text:p>
          </table:table-cell>
          <table:table-cell table:style-name="ce33" table:formula="of:=SUM([.AU9:.AU43])" office:value-type="float" office:value="0" calcext:value-type="float">
            <text:p>0</text:p>
          </table:table-cell>
          <table:table-cell table:style-name="ce33" table:formula="of:=SUM([.AV9:.AV43])" office:value-type="float" office:value="0" calcext:value-type="float">
            <text:p>0</text:p>
          </table:table-cell>
          <table:table-cell table:style-name="ce33" table:formula="of:=SUM([.AW9:.AW43])" office:value-type="float" office:value="0" calcext:value-type="float">
            <text:p>0</text:p>
          </table:table-cell>
          <table:table-cell table:style-name="ce33" table:formula="of:=SUM([.AX9:.AX43])" office:value-type="float" office:value="0" calcext:value-type="float">
            <text:p>0</text:p>
          </table:table-cell>
          <table:table-cell table:style-name="ce33" table:formula="of:=SUM([.AY9:.AY43])" office:value-type="float" office:value="0" calcext:value-type="float">
            <text:p>0</text:p>
          </table:table-cell>
          <table:table-cell table:style-name="ce33" table:formula="of:=SUM([.AZ9:.AZ43])" office:value-type="float" office:value="0" calcext:value-type="float">
            <text:p>0</text:p>
          </table:table-cell>
          <table:table-cell table:style-name="ce33" table:formula="of:=SUM([.BA9:.BA43])" office:value-type="float" office:value="0" calcext:value-type="float">
            <text:p>0</text:p>
          </table:table-cell>
          <table:table-cell table:style-name="ce33" table:formula="of:=SUM([.BB9:.BB43])" office:value-type="float" office:value="0" calcext:value-type="float">
            <text:p>0</text:p>
          </table:table-cell>
          <table:table-cell table:style-name="ce33" table:formula="of:=SUM([.BC9:.BC43])" office:value-type="float" office:value="0" calcext:value-type="float">
            <text:p>0</text:p>
          </table:table-cell>
          <table:table-cell table:style-name="ce33" table:formula="of:=SUM([.BD9:.BD43])" office:value-type="float" office:value="0" calcext:value-type="float">
            <text:p>0</text:p>
          </table:table-cell>
          <table:table-cell table:style-name="ce33" table:formula="of:=SUM([.BE9:.BE43])" office:value-type="float" office:value="0" calcext:value-type="float">
            <text:p>0</text:p>
          </table:table-cell>
          <table:table-cell table:style-name="ce33" table:formula="of:=SUM([.BF9:.BF43])" office:value-type="float" office:value="0" calcext:value-type="float">
            <text:p>0</text:p>
          </table:table-cell>
          <table:table-cell table:style-name="ce33" table:formula="of:=SUM([.BG9:.BG43])" office:value-type="float" office:value="0" calcext:value-type="float">
            <text:p>0</text:p>
          </table:table-cell>
          <table:table-cell table:style-name="ce33" table:formula="of:=SUM([.BH9:.BH43])" office:value-type="float" office:value="0" calcext:value-type="float">
            <text:p>0</text:p>
          </table:table-cell>
          <table:table-cell table:style-name="ce33" table:formula="of:=SUM([.BI9:.BI43])" office:value-type="float" office:value="0" calcext:value-type="float">
            <text:p>0</text:p>
          </table:table-cell>
          <table:table-cell table:style-name="ce33" table:formula="of:=SUM([.BJ9:.BJ43])" office:value-type="float" office:value="0" calcext:value-type="float">
            <text:p>0</text:p>
          </table:table-cell>
          <table:table-cell table:style-name="ce33" table:formula="of:=SUM([.BK9:.BK43])" office:value-type="float" office:value="0" calcext:value-type="float">
            <text:p>0</text:p>
          </table:table-cell>
          <table:table-cell table:style-name="ce33" table:formula="of:=SUM([.BL9:.BL43])" office:value-type="float" office:value="0" calcext:value-type="float">
            <text:p>0</text:p>
          </table:table-cell>
          <table:table-cell table:style-name="ce33" table:formula="of:=SUM([.BM9:.BM43])" office:value-type="float" office:value="0" calcext:value-type="float">
            <text:p>0</text:p>
          </table:table-cell>
          <table:table-cell table:style-name="ce33" table:formula="of:=SUM([.BN9:.BN43])" office:value-type="float" office:value="0" calcext:value-type="float">
            <text:p>0</text:p>
          </table:table-cell>
          <table:table-cell table:style-name="ce33" table:formula="of:=SUM([.BO9:.BO43])" office:value-type="float" office:value="0" calcext:value-type="float">
            <text:p>0</text:p>
          </table:table-cell>
          <table:table-cell table:style-name="ce33" table:formula="of:=SUM([.BP9:.BP43])" office:value-type="float" office:value="0" calcext:value-type="float">
            <text:p>0</text:p>
          </table:table-cell>
          <table:table-cell table:style-name="ce33" table:formula="of:=SUM([.BQ9:.BQ43])" office:value-type="float" office:value="0" calcext:value-type="float">
            <text:p>0</text:p>
          </table:table-cell>
          <table:table-cell table:style-name="ce33" table:formula="of:=SUM([.BR9:.BR43])" office:value-type="float" office:value="0" calcext:value-type="float">
            <text:p>0</text:p>
          </table:table-cell>
          <table:table-cell table:style-name="ce33" table:formula="of:=SUM([.BS9:.BS43])" office:value-type="float" office:value="0" calcext:value-type="float">
            <text:p>0</text:p>
          </table:table-cell>
          <table:table-cell table:style-name="ce33" table:formula="of:=SUM([.BT9:.BT43])" office:value-type="float" office:value="0" calcext:value-type="float">
            <text:p>0</text:p>
          </table:table-cell>
          <table:table-cell table:style-name="ce33" table:formula="of:=SUM([.BU9:.BU43])" office:value-type="float" office:value="0" calcext:value-type="float">
            <text:p>0</text:p>
          </table:table-cell>
          <table:table-cell table:style-name="ce33" table:formula="of:=SUM([.BV9:.BV43])" office:value-type="float" office:value="0" calcext:value-type="float">
            <text:p>0</text:p>
          </table:table-cell>
          <table:table-cell table:style-name="ce33" table:formula="of:=SUM([.BW9:.BW43])" office:value-type="float" office:value="0" calcext:value-type="float">
            <text:p>0</text:p>
          </table:table-cell>
          <table:table-cell table:style-name="ce33" table:formula="of:=SUM([.BX9:.BX43])" office:value-type="float" office:value="0" calcext:value-type="float">
            <text:p>0</text:p>
          </table:table-cell>
          <table:table-cell table:style-name="ce33" table:formula="of:=SUM([.BY9:.BY43])" office:value-type="float" office:value="0" calcext:value-type="float">
            <text:p>0</text:p>
          </table:table-cell>
          <table:table-cell table:style-name="ce33" table:formula="of:=SUM([.BZ9:.BZ43])" office:value-type="float" office:value="0" calcext:value-type="float">
            <text:p>0</text:p>
          </table:table-cell>
          <table:table-cell table:style-name="ce33" table:formula="of:=SUM([.CA9:.CA43])" office:value-type="float" office:value="0" calcext:value-type="float">
            <text:p>0</text:p>
          </table:table-cell>
          <table:table-cell table:style-name="ce33" table:formula="of:=SUM([.CB9:.CB43])" office:value-type="float" office:value="0" calcext:value-type="float">
            <text:p>0</text:p>
          </table:table-cell>
          <table:table-cell table:style-name="ce54" table:formula="of:=SUM([.D44:.CB44])" office:value-type="float" office:value="0" calcext:value-type="float">
            <text:p>0</text:p>
          </table:table-cell>
          <table:table-cell table:formula="of:=SUM([.CC9:.CC43])" office:value-type="float" office:value="0" calcext:value-type="float">
            <text:p>0</text:p>
          </table:table-cell>
          <table:table-cell table:number-columns-repeated="94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5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9"/>
          <table:table-cell table:number-columns-repeated="10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7"/>
          <table:table-cell table:style-name="Default" table:number-columns-repeated="3"/>
          <table:table-cell table:number-columns-repeated="996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1006"/>
        </table:table-row>
        <table:table-row table:style-name="ro1" table:number-rows-repeated="2">
          <table:table-cell table:number-columns-repeated="3"/>
          <table:table-cell table:style-name="Default" table:number-columns-repeated="15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12"/>
          <table:table-cell table:number-columns-repeated="1006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3"/>
          <table:table-cell table:number-columns-repeated="1011"/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/>
          <table:table-cell table:number-columns-repeated="1015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7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07P0"/>
    </number:currency-style>
    <number:date-style style:name="N106">
      <number:year/>
      <number:text>-</number:text>
      <number:month/>
      <number:text>-</number:text>
      <number:day/>
    </number:date-style>
    <number:number-style style:name="N107">
      <number:number number:decimal-places="1" number:min-integer-digits="1"/>
    </number:number-style>
    <number:date-style style:name="N108">
      <number:day/>
      <number:text>/</number:text>
      <number:month/>
    </number:date-style>
    <number:date-style style:name="N109">
      <number:text>V. </number:text>
      <number:week-of-year/>
    </number:date-style>
    <number:currency-style style:name="N10106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2cm" fo:margin-left="2cm" fo:margin-right="2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landscape" fo:margin-top="2.54cm" fo:margin-bottom="2.54cm" fo:margin-left="1.905cm" fo:margin-right="1.803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00-00-00</text:date>, <text:time style:data-style-name="N2" text:time-value="18:09:39.437007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Tomas Svensson</meta:initial-creator>
    <meta:creation-date>2001-11-01T10:20:24Z</meta:creation-date>
    <dc:date>2014-10-12T18:19:42.152542781</dc:date>
    <meta:print-date>2011-08-23T15:31:06Z</meta:print-date>
    <meta:editing-cycles>22</meta:editing-cycles>
    <meta:editing-duration>PT3H35M15S</meta:editing-duration>
    <meta:document-statistic meta:table-count="10" meta:cell-count="3708" meta:object-count="0"/>
  </office:meta>
</office:document-meta>
</file>